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1.506cm"/>
    </style:style>
    <style:style style:name="co5" style:family="table-column">
      <style:table-column-properties fo:break-before="auto" style:column-width="1.207cm"/>
    </style:style>
    <style:style style:name="co6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1.097cm"/>
    </style:style>
    <style:style style:name="co8" style:family="table-column">
      <style:table-column-properties fo:break-before="auto" style:column-width="3.466cm"/>
    </style:style>
    <style:style style:name="co9" style:family="table-column">
      <style:table-column-properties fo:break-before="auto" style:column-width="0.743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1.369cm"/>
    </style:style>
    <style:style style:name="co12" style:family="table-column">
      <style:table-column-properties fo:break-before="auto" style:column-width="1.833cm"/>
    </style:style>
    <style:style style:name="co13" style:family="table-column">
      <style:table-column-properties fo:break-before="auto" style:column-width="1.723cm"/>
    </style:style>
    <style:style style:name="co14" style:family="table-column">
      <style:table-column-properties fo:break-before="auto" style:column-width="4.12cm"/>
    </style:style>
    <style:style style:name="co15" style:family="table-column">
      <style:table-column-properties fo:break-before="auto" style:column-width="3.249cm"/>
    </style:style>
    <style:style style:name="co16" style:family="table-column">
      <style:table-column-properties fo:break-before="auto" style:column-width="0.878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_speedtest" table:style-name="ta1">
        <table:shapes>
          <draw:frame draw:z-index="0" draw:style-name="gr1" draw:text-style-name="P1" svg:width="15.999cm" svg:height="9.409cm" svg:x="42.034cm" svg:y="0.047cm">
            <draw:object draw:notify-on-update-of-ranges="results_speedtest.A1:results_speedtest.A448 results_speedtest.C1:results_speedtest.C4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9.329cm" svg:x="42.368cm" svg:y="9.769cm">
            <draw:object draw:notify-on-update-of-ranges="results_speedtest.A1:results_speedtest.A448 results_speedtest.F1:results_speedtest.F44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42.391cm" svg:y="19.437cm">
            <draw:object draw:notify-on-update-of-ranges="results_speedtest.A1:results_speedtest.A448 results_speedtest.I1:results_speedtest.I44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9.436cm" svg:x="41.681cm" svg:y="31.895cm">
            <draw:object draw:notify-on-update-of-ranges="results_speedtest.A1:results_speedtest.A448 results_speedtest.L1:results_speedtest.L44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41.678cm" svg:y="42.652cm">
            <draw:object draw:notify-on-update-of-ranges="results_speedtest.A1:results_speedtest.A448 results_speedtest.O1:results_speedtest.O44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2023-01-28 12:34:51</text:p>
          </table:table-cell>
          <table:table-cell office:value-type="string" calcext:value-type="string">
            <text:p>Download:</text:p>
          </table:table-cell>
          <table:table-cell office:value-type="float" office:value="93.52372" calcext:value-type="float">
            <text:p>93,523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0.71068" calcext:value-type="float">
            <text:p>90,710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433" calcext:value-type="float">
            <text:p>0,43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85185185185185" calcext:value-type="float">
            <text:p>1,8518518518518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586" calcext:value-type="float">
            <text:p>2,5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8 12:52:38</text:p>
          </table:table-cell>
          <table:table-cell office:value-type="string" calcext:value-type="string">
            <text:p>Download:</text:p>
          </table:table-cell>
          <table:table-cell office:value-type="float" office:value="93.047232" calcext:value-type="float">
            <text:p>93,0472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7058" calcext:value-type="float">
            <text:p>91,705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8169014084507" calcext:value-type="float">
            <text:p>2,816901408450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465" calcext:value-type="float">
            <text:p>2,46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8 13:10:14</text:p>
          </table:table-cell>
          <table:table-cell office:value-type="string" calcext:value-type="string">
            <text:p>Download:</text:p>
          </table:table-cell>
          <table:table-cell office:value-type="float" office:value="94.186584" calcext:value-type="float">
            <text:p>94,1865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0.280872" calcext:value-type="float">
            <text:p>90,2808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4" calcext:value-type="float">
            <text:p>0,11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8169014084507" calcext:value-type="float">
            <text:p>2,816901408450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325" calcext:value-type="float">
            <text:p>2,32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8 13:27:52</text:p>
          </table:table-cell>
          <table:table-cell office:value-type="string" calcext:value-type="string">
            <text:p>Download:</text:p>
          </table:table-cell>
          <table:table-cell office:value-type="float" office:value="91.916264" calcext:value-type="float">
            <text:p>91,9162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667488" calcext:value-type="float">
            <text:p>91,6674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1" calcext:value-type="float">
            <text:p>0,13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40845070422535" calcext:value-type="float">
            <text:p>1,4084507042253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317" calcext:value-type="float">
            <text:p>2,31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8 13:45:27</text:p>
          </table:table-cell>
          <table:table-cell office:value-type="string" calcext:value-type="string">
            <text:p>Download:</text:p>
          </table:table-cell>
          <table:table-cell office:value-type="float" office:value="93.200216" calcext:value-type="float">
            <text:p>93,2002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209256" calcext:value-type="float">
            <text:p>91,2092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55" calcext:value-type="float">
            <text:p>0,2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3.94736842105263" calcext:value-type="float">
            <text:p>3,9473684210526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741" calcext:value-type="float">
            <text:p>2,7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8 14:03:04</text:p>
          </table:table-cell>
          <table:table-cell office:value-type="string" calcext:value-type="string">
            <text:p>Download:</text:p>
          </table:table-cell>
          <table:table-cell office:value-type="float" office:value="93.527584" calcext:value-type="float">
            <text:p>93,5275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808344" calcext:value-type="float">
            <text:p>91,8083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62" calcext:value-type="float">
            <text:p>0,26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58" calcext:value-type="float">
            <text:p>2,25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8 14:20:38</text:p>
          </table:table-cell>
          <table:table-cell office:value-type="string" calcext:value-type="string">
            <text:p>Download:</text:p>
          </table:table-cell>
          <table:table-cell office:value-type="float" office:value="93.99112" calcext:value-type="float">
            <text:p>93,991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373216" calcext:value-type="float">
            <text:p>92,3732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97" calcext:value-type="float">
            <text:p>0,09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8169014084507" calcext:value-type="float">
            <text:p>2,816901408450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89" calcext:value-type="float">
            <text:p>2,28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8 14:38:50</text:p>
          </table:table-cell>
          <table:table-cell office:value-type="string" calcext:value-type="string">
            <text:p>Download:</text:p>
          </table:table-cell>
          <table:table-cell office:value-type="float" office:value="92.34312" calcext:value-type="float">
            <text:p>92,343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53696" calcext:value-type="float">
            <text:p>91,536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39" calcext:value-type="float">
            <text:p>0,33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66666666666667" calcext:value-type="float">
            <text:p>2,6666666666666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334" calcext:value-type="float">
            <text:p>2,3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8 14:56:28</text:p>
          </table:table-cell>
          <table:table-cell office:value-type="string" calcext:value-type="string">
            <text:p>Download:</text:p>
          </table:table-cell>
          <table:table-cell office:value-type="float" office:value="93.15952" calcext:value-type="float">
            <text:p>93,159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0.081944" calcext:value-type="float">
            <text:p>90,0819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9" calcext:value-type="float">
            <text:p>0,17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367" calcext:value-type="float">
            <text:p>2,36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8 15:14:26</text:p>
          </table:table-cell>
          <table:table-cell office:value-type="string" calcext:value-type="string">
            <text:p>Download:</text:p>
          </table:table-cell>
          <table:table-cell office:value-type="float" office:value="93.676328" calcext:value-type="float">
            <text:p>93,6763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0.74876" calcext:value-type="float">
            <text:p>90,748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7" calcext:value-type="float">
            <text:p>0,20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83" calcext:value-type="float">
            <text:p>2,2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8 16:49:19</text:p>
          </table:table-cell>
          <table:table-cell office:value-type="string" calcext:value-type="string">
            <text:p>Download:</text:p>
          </table:table-cell>
          <table:table-cell office:value-type="float" office:value="93.966536" calcext:value-type="float">
            <text:p>93,9665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457272" calcext:value-type="float">
            <text:p>92,4572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33" calcext:value-type="float">
            <text:p>0,23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66666666666667" calcext:value-type="float">
            <text:p>2,6666666666666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5" calcext:value-type="float">
            <text:p>2,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8 17:06:53</text:p>
          </table:table-cell>
          <table:table-cell office:value-type="string" calcext:value-type="string">
            <text:p>Download:</text:p>
          </table:table-cell>
          <table:table-cell office:value-type="float" office:value="92.816144" calcext:value-type="float">
            <text:p>92,8161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78168" calcext:value-type="float">
            <text:p>93,0781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4" calcext:value-type="float">
            <text:p>0,11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23456790123457" calcext:value-type="float">
            <text:p>1,2345679012345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311" calcext:value-type="float">
            <text:p>2,31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8 17:41:48</text:p>
          </table:table-cell>
          <table:table-cell office:value-type="string" calcext:value-type="string">
            <text:p>Download:</text:p>
          </table:table-cell>
          <table:table-cell office:value-type="float" office:value="93.910592" calcext:value-type="float">
            <text:p>93,9105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196928" calcext:value-type="float">
            <text:p>93,1969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28" calcext:value-type="float">
            <text:p>0,22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40845070422535" calcext:value-type="float">
            <text:p>1,4084507042253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89" calcext:value-type="float">
            <text:p>2,18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8 17:59:24</text:p>
          </table:table-cell>
          <table:table-cell office:value-type="string" calcext:value-type="string">
            <text:p>Download:</text:p>
          </table:table-cell>
          <table:table-cell office:value-type="float" office:value="93.718512" calcext:value-type="float">
            <text:p>93,7185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456224" calcext:value-type="float">
            <text:p>92,4562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6986301369863" calcext:value-type="float">
            <text:p>1,3698630136986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546" calcext:value-type="float">
            <text:p>2,54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8 18:16:56</text:p>
          </table:table-cell>
          <table:table-cell office:value-type="string" calcext:value-type="string">
            <text:p>Download:</text:p>
          </table:table-cell>
          <table:table-cell office:value-type="float" office:value="93.616664" calcext:value-type="float">
            <text:p>93,6166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240264" calcext:value-type="float">
            <text:p>93,2402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41" calcext:value-type="float">
            <text:p>0,3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646" calcext:value-type="float">
            <text:p>2,64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8 18:34:39</text:p>
          </table:table-cell>
          <table:table-cell office:value-type="string" calcext:value-type="string">
            <text:p>Download:</text:p>
          </table:table-cell>
          <table:table-cell office:value-type="float" office:value="93.771952" calcext:value-type="float">
            <text:p>93,7719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546576" calcext:value-type="float">
            <text:p>91,5465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23" calcext:value-type="float">
            <text:p>0,22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983" calcext:value-type="float">
            <text:p>1,9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8 18:52:14</text:p>
          </table:table-cell>
          <table:table-cell office:value-type="string" calcext:value-type="string">
            <text:p>Download:</text:p>
          </table:table-cell>
          <table:table-cell office:value-type="float" office:value="93.961464" calcext:value-type="float">
            <text:p>93,9614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841512" calcext:value-type="float">
            <text:p>92,8415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31" calcext:value-type="float">
            <text:p>0,23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83" calcext:value-type="float">
            <text:p>2,1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8 19:09:49</text:p>
          </table:table-cell>
          <table:table-cell office:value-type="string" calcext:value-type="string">
            <text:p>Download:</text:p>
          </table:table-cell>
          <table:table-cell office:value-type="float" office:value="93.559616" calcext:value-type="float">
            <text:p>93,5596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51432" calcext:value-type="float">
            <text:p>93,351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8" calcext:value-type="float">
            <text:p>0,11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42857142857143" calcext:value-type="float">
            <text:p>1,4285714285714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397" calcext:value-type="float">
            <text:p>2,39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8 19:28:14</text:p>
          </table:table-cell>
          <table:table-cell office:value-type="string" calcext:value-type="string">
            <text:p>Download:</text:p>
          </table:table-cell>
          <table:table-cell office:value-type="float" office:value="93.020216" calcext:value-type="float">
            <text:p>93,0202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258608" calcext:value-type="float">
            <text:p>91,2586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49" calcext:value-type="float">
            <text:p>0,0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94117647058824" calcext:value-type="float">
            <text:p>2,9411764705882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3" calcext:value-type="float">
            <text:p>2,2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8 19:45:51</text:p>
          </table:table-cell>
          <table:table-cell office:value-type="string" calcext:value-type="string">
            <text:p>Download:</text:p>
          </table:table-cell>
          <table:table-cell office:value-type="float" office:value="94.016952" calcext:value-type="float">
            <text:p>94,0169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715152" calcext:value-type="float">
            <text:p>92,7151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97" calcext:value-type="float">
            <text:p>0,39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588" calcext:value-type="float">
            <text:p>2,58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8 20:03:24</text:p>
          </table:table-cell>
          <table:table-cell office:value-type="string" calcext:value-type="string">
            <text:p>Download:</text:p>
          </table:table-cell>
          <table:table-cell office:value-type="float" office:value="94.215392" calcext:value-type="float">
            <text:p>94,2153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4928" calcext:value-type="float">
            <text:p>92,49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13" calcext:value-type="float">
            <text:p>0,21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42" calcext:value-type="float">
            <text:p>2,24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8 20:20:56</text:p>
          </table:table-cell>
          <table:table-cell office:value-type="string" calcext:value-type="string">
            <text:p>Download:</text:p>
          </table:table-cell>
          <table:table-cell office:value-type="float" office:value="93.673016" calcext:value-type="float">
            <text:p>93,6730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512304" calcext:value-type="float">
            <text:p>92,5123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89" calcext:value-type="float">
            <text:p>0,08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8169014084507" calcext:value-type="float">
            <text:p>2,816901408450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074" calcext:value-type="float">
            <text:p>2,07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8 20:38:32</text:p>
          </table:table-cell>
          <table:table-cell office:value-type="string" calcext:value-type="string">
            <text:p>Download:</text:p>
          </table:table-cell>
          <table:table-cell office:value-type="float" office:value="93.335616" calcext:value-type="float">
            <text:p>93,3356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280232" calcext:value-type="float">
            <text:p>92,2802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71" calcext:value-type="float">
            <text:p>0,27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53164556962025" calcext:value-type="float">
            <text:p>2,5316455696202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474" calcext:value-type="float">
            <text:p>2,47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8 20:56:49</text:p>
          </table:table-cell>
          <table:table-cell office:value-type="string" calcext:value-type="string">
            <text:p>Download:</text:p>
          </table:table-cell>
          <table:table-cell office:value-type="float" office:value="93.620496" calcext:value-type="float">
            <text:p>93,6204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999208" calcext:value-type="float">
            <text:p>92,9992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41" calcext:value-type="float">
            <text:p>0,2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4.16666666666667" calcext:value-type="float">
            <text:p>4,1666666666666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727" calcext:value-type="float">
            <text:p>2,72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8 21:14:34</text:p>
          </table:table-cell>
          <table:table-cell office:value-type="string" calcext:value-type="string">
            <text:p>Download:</text:p>
          </table:table-cell>
          <table:table-cell office:value-type="float" office:value="93.352856" calcext:value-type="float">
            <text:p>93,3528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681384" calcext:value-type="float">
            <text:p>91,6813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54" calcext:value-type="float">
            <text:p>0,35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811" calcext:value-type="float">
            <text:p>2,81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8 21:32:08</text:p>
          </table:table-cell>
          <table:table-cell office:value-type="string" calcext:value-type="string">
            <text:p>Download:</text:p>
          </table:table-cell>
          <table:table-cell office:value-type="float" office:value="93.784776" calcext:value-type="float">
            <text:p>93,7847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7938" calcext:value-type="float">
            <text:p>92,793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57" calcext:value-type="float">
            <text:p>0,25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655" calcext:value-type="float">
            <text:p>2,6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8 21:49:42</text:p>
          </table:table-cell>
          <table:table-cell office:value-type="string" calcext:value-type="string">
            <text:p>Download:</text:p>
          </table:table-cell>
          <table:table-cell office:value-type="float" office:value="94.043856" calcext:value-type="float">
            <text:p>94,0438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1086" calcext:value-type="float">
            <text:p>93,108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403" calcext:value-type="float">
            <text:p>0,40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40845070422535" calcext:value-type="float">
            <text:p>1,4084507042253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515" calcext:value-type="float">
            <text:p>2,5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8 22:07:56</text:p>
          </table:table-cell>
          <table:table-cell office:value-type="string" calcext:value-type="string">
            <text:p>Download:</text:p>
          </table:table-cell>
          <table:table-cell office:value-type="float" office:value="93.527656" calcext:value-type="float">
            <text:p>93,5276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589288" calcext:value-type="float">
            <text:p>92,5892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54" calcext:value-type="float">
            <text:p>0,35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5.63380281690141" calcext:value-type="float">
            <text:p>5,6338028169014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861" calcext:value-type="float">
            <text:p>2,86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8 22:25:36</text:p>
          </table:table-cell>
          <table:table-cell office:value-type="string" calcext:value-type="string">
            <text:p>Download:</text:p>
          </table:table-cell>
          <table:table-cell office:value-type="float" office:value="93.743264" calcext:value-type="float">
            <text:p>93,7432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907768" calcext:value-type="float">
            <text:p>92,9077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2" calcext:value-type="float">
            <text:p>0,12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467" calcext:value-type="float">
            <text:p>2,46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8 22:43:10</text:p>
          </table:table-cell>
          <table:table-cell office:value-type="string" calcext:value-type="string">
            <text:p>Download:</text:p>
          </table:table-cell>
          <table:table-cell office:value-type="float" office:value="94.35528" calcext:value-type="float">
            <text:p>94,355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589216" calcext:value-type="float">
            <text:p>92,5892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9" calcext:value-type="float">
            <text:p>0,13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8169014084507" calcext:value-type="float">
            <text:p>2,816901408450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09" calcext:value-type="float">
            <text:p>2,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8 23:00:50</text:p>
          </table:table-cell>
          <table:table-cell office:value-type="string" calcext:value-type="string">
            <text:p>Download:</text:p>
          </table:table-cell>
          <table:table-cell office:value-type="float" office:value="93.231704" calcext:value-type="float">
            <text:p>93,2317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155432" calcext:value-type="float">
            <text:p>93,155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82" calcext:value-type="float">
            <text:p>0,28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5.55555555555556" calcext:value-type="float">
            <text:p>5,5555555555555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378" calcext:value-type="float">
            <text:p>2,37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8 23:19:03</text:p>
          </table:table-cell>
          <table:table-cell office:value-type="string" calcext:value-type="string">
            <text:p>Download:</text:p>
          </table:table-cell>
          <table:table-cell office:value-type="float" office:value="93.3844" calcext:value-type="float">
            <text:p>93,38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760048" calcext:value-type="float">
            <text:p>92,7600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6" calcext:value-type="float">
            <text:p>0,16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15" calcext:value-type="float">
            <text:p>2,2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8 23:36:46</text:p>
          </table:table-cell>
          <table:table-cell office:value-type="string" calcext:value-type="string">
            <text:p>Download:</text:p>
          </table:table-cell>
          <table:table-cell office:value-type="float" office:value="93.957584" calcext:value-type="float">
            <text:p>93,9575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897992" calcext:value-type="float">
            <text:p>92,8979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26" calcext:value-type="float">
            <text:p>0,2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40845070422535" calcext:value-type="float">
            <text:p>1,4084507042253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472" calcext:value-type="float">
            <text:p>2,47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8 23:54:21</text:p>
          </table:table-cell>
          <table:table-cell office:value-type="string" calcext:value-type="string">
            <text:p>Download:</text:p>
          </table:table-cell>
          <table:table-cell office:value-type="float" office:value="93.882848" calcext:value-type="float">
            <text:p>93,8828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17488" calcext:value-type="float">
            <text:p>93,5174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5" calcext:value-type="float">
            <text:p>0,17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4.10958904109589" calcext:value-type="float">
            <text:p>4,109589041095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453" calcext:value-type="float">
            <text:p>2,45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00:11:56</text:p>
          </table:table-cell>
          <table:table-cell office:value-type="string" calcext:value-type="string">
            <text:p>Download:</text:p>
          </table:table-cell>
          <table:table-cell office:value-type="float" office:value="93.931472" calcext:value-type="float">
            <text:p>93,9314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55344" calcext:value-type="float">
            <text:p>93,0553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62" calcext:value-type="float">
            <text:p>0,36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4390243902439" calcext:value-type="float">
            <text:p>2,439024390243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509" calcext:value-type="float">
            <text:p>2,5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00:29:32</text:p>
          </table:table-cell>
          <table:table-cell office:value-type="string" calcext:value-type="string">
            <text:p>Download:</text:p>
          </table:table-cell>
          <table:table-cell office:value-type="float" office:value="93.94052" calcext:value-type="float">
            <text:p>93,940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589152" calcext:value-type="float">
            <text:p>92,5891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02" calcext:value-type="float">
            <text:p>0,10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7777777777778" calcext:value-type="float">
            <text:p>2,777777777777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11" calcext:value-type="float">
            <text:p>2,11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00:47:07</text:p>
          </table:table-cell>
          <table:table-cell office:value-type="string" calcext:value-type="string">
            <text:p>Download:</text:p>
          </table:table-cell>
          <table:table-cell office:value-type="float" office:value="93.686672" calcext:value-type="float">
            <text:p>93,6866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86384" calcext:value-type="float">
            <text:p>92,6863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821" calcext:value-type="float">
            <text:p>1,82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7777777777778" calcext:value-type="float">
            <text:p>2,777777777777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.332" calcext:value-type="float">
            <text:p>3,33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01:04:42</text:p>
          </table:table-cell>
          <table:table-cell office:value-type="string" calcext:value-type="string">
            <text:p>Download:</text:p>
          </table:table-cell>
          <table:table-cell office:value-type="float" office:value="94.179168" calcext:value-type="float">
            <text:p>94,1791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545104" calcext:value-type="float">
            <text:p>92,5451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91" calcext:value-type="float">
            <text:p>2,19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01:22:21</text:p>
          </table:table-cell>
          <table:table-cell office:value-type="string" calcext:value-type="string">
            <text:p>Download:</text:p>
          </table:table-cell>
          <table:table-cell office:value-type="float" office:value="93.832688" calcext:value-type="float">
            <text:p>93,8326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890488" calcext:value-type="float">
            <text:p>92,8904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56" calcext:value-type="float">
            <text:p>0,25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7777777777778" calcext:value-type="float">
            <text:p>2,777777777777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522" calcext:value-type="float">
            <text:p>2,52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01:39:55</text:p>
          </table:table-cell>
          <table:table-cell office:value-type="string" calcext:value-type="string">
            <text:p>Download:</text:p>
          </table:table-cell>
          <table:table-cell office:value-type="float" office:value="93.957464" calcext:value-type="float">
            <text:p>93,9574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223272" calcext:value-type="float">
            <text:p>93,2232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5" calcext:value-type="float">
            <text:p>0,17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63157894736842" calcext:value-type="float">
            <text:p>2,6315789473684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545" calcext:value-type="float">
            <text:p>2,54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01:57:30</text:p>
          </table:table-cell>
          <table:table-cell office:value-type="string" calcext:value-type="string">
            <text:p>Download:</text:p>
          </table:table-cell>
          <table:table-cell office:value-type="float" office:value="94.728328" calcext:value-type="float">
            <text:p>94,7283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061096" calcext:value-type="float">
            <text:p>92,0610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57" calcext:value-type="float">
            <text:p>0,05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03092783505155" calcext:value-type="float">
            <text:p>1,0309278350515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004" calcext:value-type="float">
            <text:p>2,0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02:15:20</text:p>
          </table:table-cell>
          <table:table-cell office:value-type="string" calcext:value-type="string">
            <text:p>Download:</text:p>
          </table:table-cell>
          <table:table-cell office:value-type="float" office:value="94.09856" calcext:value-type="float">
            <text:p>94,098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889224" calcext:value-type="float">
            <text:p>91,8892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76" calcext:value-type="float">
            <text:p>0,27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40845070422535" calcext:value-type="float">
            <text:p>1,4084507042253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341" calcext:value-type="float">
            <text:p>2,3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02:33:16</text:p>
          </table:table-cell>
          <table:table-cell office:value-type="string" calcext:value-type="string">
            <text:p>Download:</text:p>
          </table:table-cell>
          <table:table-cell office:value-type="float" office:value="94.093144" calcext:value-type="float">
            <text:p>94,0931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748752" calcext:value-type="float">
            <text:p>92,7487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701" calcext:value-type="float">
            <text:p>0,7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.208" calcext:value-type="float">
            <text:p>3,20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02:50:55</text:p>
          </table:table-cell>
          <table:table-cell office:value-type="string" calcext:value-type="string">
            <text:p>Download:</text:p>
          </table:table-cell>
          <table:table-cell office:value-type="float" office:value="94.15768" calcext:value-type="float">
            <text:p>94,157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24816" calcext:value-type="float">
            <text:p>92,6248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434" calcext:value-type="float">
            <text:p>0,4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61" calcext:value-type="float">
            <text:p>2,26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03:08:33</text:p>
          </table:table-cell>
          <table:table-cell office:value-type="string" calcext:value-type="string">
            <text:p>Download:</text:p>
          </table:table-cell>
          <table:table-cell office:value-type="float" office:value="93.99396" calcext:value-type="float">
            <text:p>93,993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925136" calcext:value-type="float">
            <text:p>92,9251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1" calcext:value-type="float">
            <text:p>0,16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7777777777778" calcext:value-type="float">
            <text:p>2,777777777777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17" calcext:value-type="float">
            <text:p>2,11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03:26:06</text:p>
          </table:table-cell>
          <table:table-cell office:value-type="string" calcext:value-type="string">
            <text:p>Download:</text:p>
          </table:table-cell>
          <table:table-cell office:value-type="float" office:value="93.520616" calcext:value-type="float">
            <text:p>93,5206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51216" calcext:value-type="float">
            <text:p>92,6512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18" calcext:value-type="float">
            <text:p>0,01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961" calcext:value-type="float">
            <text:p>1,96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03:43:41</text:p>
          </table:table-cell>
          <table:table-cell office:value-type="string" calcext:value-type="string">
            <text:p>Download:</text:p>
          </table:table-cell>
          <table:table-cell office:value-type="float" office:value="94.336728" calcext:value-type="float">
            <text:p>94,3367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519864" calcext:value-type="float">
            <text:p>92,5198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75" calcext:value-type="float">
            <text:p>0,07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974" calcext:value-type="float">
            <text:p>1,97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04:01:16</text:p>
          </table:table-cell>
          <table:table-cell office:value-type="string" calcext:value-type="string">
            <text:p>Download:</text:p>
          </table:table-cell>
          <table:table-cell office:value-type="float" office:value="94.135496" calcext:value-type="float">
            <text:p>94,1354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415584" calcext:value-type="float">
            <text:p>92,4155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7" calcext:value-type="float">
            <text:p>0,11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948" calcext:value-type="float">
            <text:p>1,94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04:18:56</text:p>
          </table:table-cell>
          <table:table-cell office:value-type="string" calcext:value-type="string">
            <text:p>Download:</text:p>
          </table:table-cell>
          <table:table-cell office:value-type="float" office:value="94.12656" calcext:value-type="float">
            <text:p>94,126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53072" calcext:value-type="float">
            <text:p>92,6530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4" calcext:value-type="float">
            <text:p>0,14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28205128205128" calcext:value-type="float">
            <text:p>1,2820512820512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41" calcext:value-type="float">
            <text:p>2,1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04:36:50</text:p>
          </table:table-cell>
          <table:table-cell office:value-type="string" calcext:value-type="string">
            <text:p>Download:</text:p>
          </table:table-cell>
          <table:table-cell office:value-type="float" office:value="93.785096" calcext:value-type="float">
            <text:p>93,7850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0092" calcext:value-type="float">
            <text:p>93,500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94" calcext:value-type="float">
            <text:p>0,09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8.33333333333333" calcext:value-type="float">
            <text:p>8,3333333333333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4" calcext:value-type="float">
            <text:p>2,1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04:54:29</text:p>
          </table:table-cell>
          <table:table-cell office:value-type="string" calcext:value-type="string">
            <text:p>Download:</text:p>
          </table:table-cell>
          <table:table-cell office:value-type="float" office:value="93.971352" calcext:value-type="float">
            <text:p>93,9713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588432" calcext:value-type="float">
            <text:p>92,588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89" calcext:value-type="float">
            <text:p>0,08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52" calcext:value-type="float">
            <text:p>2,2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05:12:06</text:p>
          </table:table-cell>
          <table:table-cell office:value-type="string" calcext:value-type="string">
            <text:p>Download:</text:p>
          </table:table-cell>
          <table:table-cell office:value-type="float" office:value="91.958496" calcext:value-type="float">
            <text:p>91,9584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0.58912" calcext:value-type="float">
            <text:p>90,589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" calcext:value-type="float">
            <text:p>0,1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093" calcext:value-type="float">
            <text:p>2,09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05:29:44</text:p>
          </table:table-cell>
          <table:table-cell office:value-type="string" calcext:value-type="string">
            <text:p>Download:</text:p>
          </table:table-cell>
          <table:table-cell office:value-type="float" office:value="94.34008" calcext:value-type="float">
            <text:p>94,340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905392" calcext:value-type="float">
            <text:p>92,9053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74" calcext:value-type="float">
            <text:p>0,07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4.16666666666667" calcext:value-type="float">
            <text:p>4,1666666666666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051" calcext:value-type="float">
            <text:p>2,05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05:47:22</text:p>
          </table:table-cell>
          <table:table-cell office:value-type="string" calcext:value-type="string">
            <text:p>Download:</text:p>
          </table:table-cell>
          <table:table-cell office:value-type="float" office:value="93.981952" calcext:value-type="float">
            <text:p>93,9819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18108" calcext:value-type="float">
            <text:p>92,181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75" calcext:value-type="float">
            <text:p>0,07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943" calcext:value-type="float">
            <text:p>1,94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06:04:54</text:p>
          </table:table-cell>
          <table:table-cell office:value-type="string" calcext:value-type="string">
            <text:p>Download:</text:p>
          </table:table-cell>
          <table:table-cell office:value-type="float" office:value="94.23152" calcext:value-type="float">
            <text:p>94,231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0044" calcext:value-type="float">
            <text:p>93,300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63" calcext:value-type="float">
            <text:p>0,06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22" calcext:value-type="float">
            <text:p>2,22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06:23:10</text:p>
          </table:table-cell>
          <table:table-cell office:value-type="string" calcext:value-type="string">
            <text:p>Download:</text:p>
          </table:table-cell>
          <table:table-cell office:value-type="float" office:value="93.926936" calcext:value-type="float">
            <text:p>93,9269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77864" calcext:value-type="float">
            <text:p>92,6778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03" calcext:value-type="float">
            <text:p>0,10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359" calcext:value-type="float">
            <text:p>2,35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06:40:57</text:p>
          </table:table-cell>
          <table:table-cell office:value-type="string" calcext:value-type="string">
            <text:p>Download:</text:p>
          </table:table-cell>
          <table:table-cell office:value-type="float" office:value="93.941576" calcext:value-type="float">
            <text:p>93,9415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7832" calcext:value-type="float">
            <text:p>92,678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38" calcext:value-type="float">
            <text:p>0,23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56410256410256" calcext:value-type="float">
            <text:p>2,5641025641025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23" calcext:value-type="float">
            <text:p>2,12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06:58:33</text:p>
          </table:table-cell>
          <table:table-cell office:value-type="string" calcext:value-type="string">
            <text:p>Download:</text:p>
          </table:table-cell>
          <table:table-cell office:value-type="float" office:value="94.015688" calcext:value-type="float">
            <text:p>94,0156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10464" calcext:value-type="float">
            <text:p>93,0104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48" calcext:value-type="float">
            <text:p>0,04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319" calcext:value-type="float">
            <text:p>2,31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07:16:07</text:p>
          </table:table-cell>
          <table:table-cell office:value-type="string" calcext:value-type="string">
            <text:p>Download:</text:p>
          </table:table-cell>
          <table:table-cell office:value-type="float" office:value="93.67716" calcext:value-type="float">
            <text:p>93,677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26976" calcext:value-type="float">
            <text:p>93,3269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86" calcext:value-type="float">
            <text:p>0,0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8169014084507" calcext:value-type="float">
            <text:p>2,816901408450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046" calcext:value-type="float">
            <text:p>2,04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07:33:42</text:p>
          </table:table-cell>
          <table:table-cell office:value-type="string" calcext:value-type="string">
            <text:p>Download:</text:p>
          </table:table-cell>
          <table:table-cell office:value-type="float" office:value="93.346368" calcext:value-type="float">
            <text:p>93,3463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877512" calcext:value-type="float">
            <text:p>92,8775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7777777777778" calcext:value-type="float">
            <text:p>2,777777777777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55" calcext:value-type="float">
            <text:p>2,1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07:51:15</text:p>
          </table:table-cell>
          <table:table-cell office:value-type="string" calcext:value-type="string">
            <text:p>Download:</text:p>
          </table:table-cell>
          <table:table-cell office:value-type="float" office:value="93.534368" calcext:value-type="float">
            <text:p>93,5343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760256" calcext:value-type="float">
            <text:p>91,7602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64" calcext:value-type="float">
            <text:p>0,06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027027027027" calcext:value-type="float">
            <text:p>2,702702702702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379" calcext:value-type="float">
            <text:p>2,37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08:08:50</text:p>
          </table:table-cell>
          <table:table-cell office:value-type="string" calcext:value-type="string">
            <text:p>Download:</text:p>
          </table:table-cell>
          <table:table-cell office:value-type="float" office:value="93.999672" calcext:value-type="float">
            <text:p>93,9996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3024" calcext:value-type="float">
            <text:p>92,630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486" calcext:value-type="float">
            <text:p>0,4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40845070422535" calcext:value-type="float">
            <text:p>1,4084507042253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075" calcext:value-type="float">
            <text:p>2,07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08:26:30</text:p>
          </table:table-cell>
          <table:table-cell office:value-type="string" calcext:value-type="string">
            <text:p>Download:</text:p>
          </table:table-cell>
          <table:table-cell office:value-type="float" office:value="93.089512" calcext:value-type="float">
            <text:p>93,0895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0.726304" calcext:value-type="float">
            <text:p>90,7263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46" calcext:value-type="float">
            <text:p>0,04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4.16666666666667" calcext:value-type="float">
            <text:p>4,1666666666666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064" calcext:value-type="float">
            <text:p>2,06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08:44:03</text:p>
          </table:table-cell>
          <table:table-cell office:value-type="string" calcext:value-type="string">
            <text:p>Download:</text:p>
          </table:table-cell>
          <table:table-cell office:value-type="float" office:value="94.13956" calcext:value-type="float">
            <text:p>94,139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64968" calcext:value-type="float">
            <text:p>93,0649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5" calcext:value-type="float">
            <text:p>0,12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4.16666666666667" calcext:value-type="float">
            <text:p>4,1666666666666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88" calcext:value-type="float">
            <text:p>2,18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09:02:00</text:p>
          </table:table-cell>
          <table:table-cell office:value-type="string" calcext:value-type="string">
            <text:p>Download:</text:p>
          </table:table-cell>
          <table:table-cell office:value-type="float" office:value="93.848304" calcext:value-type="float">
            <text:p>93,8483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24536" calcext:value-type="float">
            <text:p>93,4245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93" calcext:value-type="float">
            <text:p>0,09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56410256410256" calcext:value-type="float">
            <text:p>2,5641025641025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19" calcext:value-type="float">
            <text:p>2,21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10:15:17</text:p>
          </table:table-cell>
          <table:table-cell office:value-type="string" calcext:value-type="string">
            <text:p>Download:</text:p>
          </table:table-cell>
          <table:table-cell office:value-type="float" office:value="94.316608" calcext:value-type="float">
            <text:p>94,3166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415888" calcext:value-type="float">
            <text:p>92,4158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52" calcext:value-type="float">
            <text:p>1,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6.57894736842105" calcext:value-type="float">
            <text:p>6,5789473684210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.303" calcext:value-type="float">
            <text:p>3,30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10:32:52</text:p>
          </table:table-cell>
          <table:table-cell office:value-type="string" calcext:value-type="string">
            <text:p>Download:</text:p>
          </table:table-cell>
          <table:table-cell office:value-type="float" office:value="93.982624" calcext:value-type="float">
            <text:p>93,9826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895528" calcext:value-type="float">
            <text:p>91,8955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09" calcext:value-type="float">
            <text:p>0,1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11111111111111" calcext:value-type="float">
            <text:p>1,1111111111111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612" calcext:value-type="float">
            <text:p>2,61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10:50:27</text:p>
          </table:table-cell>
          <table:table-cell office:value-type="string" calcext:value-type="string">
            <text:p>Download:</text:p>
          </table:table-cell>
          <table:table-cell office:value-type="float" office:value="93.86812" calcext:value-type="float">
            <text:p>93,868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384256" calcext:value-type="float">
            <text:p>92,3842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39" calcext:value-type="float">
            <text:p>0,23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40845070422535" calcext:value-type="float">
            <text:p>1,4084507042253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409" calcext:value-type="float">
            <text:p>2,4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11:59:51</text:p>
          </table:table-cell>
          <table:table-cell office:value-type="string" calcext:value-type="string">
            <text:p>Download:</text:p>
          </table:table-cell>
          <table:table-cell office:value-type="float" office:value="86.124272" calcext:value-type="float">
            <text:p>86,1242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466536" calcext:value-type="float">
            <text:p>92,4665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609" calcext:value-type="float">
            <text:p>1,6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839" calcext:value-type="float">
            <text:p>28,83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Zap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Telecomunicações</text:p>
          </table:table-cell>
          <table:table-cell office:value-type="string" calcext:value-type="string">
            <text:p>ltda</text:p>
          </table:table-cell>
        </table:table-row>
        <table:table-row table:style-name="ro1">
          <table:table-cell office:value-type="string" calcext:value-type="string">
            <text:p>2023-01-29 13:52:53</text:p>
          </table:table-cell>
          <table:table-cell office:value-type="string" calcext:value-type="string">
            <text:p>Download:</text:p>
          </table:table-cell>
          <table:table-cell office:value-type="float" office:value="94.064928" calcext:value-type="float">
            <text:p>94,0649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86904" calcext:value-type="float">
            <text:p>93,5869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96" calcext:value-type="float">
            <text:p>0,09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91" calcext:value-type="float">
            <text:p>2,29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14:12:04</text:p>
          </table:table-cell>
          <table:table-cell office:value-type="string" calcext:value-type="string">
            <text:p>Download:</text:p>
          </table:table-cell>
          <table:table-cell office:value-type="float" office:value="93.940416" calcext:value-type="float">
            <text:p>93,9404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91272" calcext:value-type="float">
            <text:p>93,5912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9" calcext:value-type="float">
            <text:p>0,18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29007633587786" calcext:value-type="float">
            <text:p>2,2900763358778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744" calcext:value-type="float">
            <text:p>2,74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14:31:07</text:p>
          </table:table-cell>
          <table:table-cell office:value-type="string" calcext:value-type="string">
            <text:p>Download:</text:p>
          </table:table-cell>
          <table:table-cell office:value-type="float" office:value="93.885936" calcext:value-type="float">
            <text:p>93,8859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83256" calcext:value-type="float">
            <text:p>93,5832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5" calcext:value-type="float">
            <text:p>0,1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95" calcext:value-type="float">
            <text:p>2,1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14:50:10</text:p>
          </table:table-cell>
          <table:table-cell office:value-type="string" calcext:value-type="string">
            <text:p>Download:</text:p>
          </table:table-cell>
          <table:table-cell office:value-type="float" office:value="93.682256" calcext:value-type="float">
            <text:p>93,6822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667936" calcext:value-type="float">
            <text:p>93,6679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99" calcext:value-type="float">
            <text:p>0,0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836" calcext:value-type="float">
            <text:p>1,83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16:46:36</text:p>
          </table:table-cell>
          <table:table-cell office:value-type="string" calcext:value-type="string">
            <text:p>Download:</text:p>
          </table:table-cell>
          <table:table-cell office:value-type="float" office:value="93.956376" calcext:value-type="float">
            <text:p>93,9563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681952" calcext:value-type="float">
            <text:p>93,6819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111" calcext:value-type="float">
            <text:p>1,11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439" calcext:value-type="float">
            <text:p>2,43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17:04:26</text:p>
          </table:table-cell>
          <table:table-cell office:value-type="string" calcext:value-type="string">
            <text:p>Download:</text:p>
          </table:table-cell>
          <table:table-cell office:value-type="float" office:value="93.8926" calcext:value-type="float">
            <text:p>93,892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82456" calcext:value-type="float">
            <text:p>93,4824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87" calcext:value-type="float">
            <text:p>0,28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3.84615384615385" calcext:value-type="float">
            <text:p>3,8461538461538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95" calcext:value-type="float">
            <text:p>2,1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17:21:59</text:p>
          </table:table-cell>
          <table:table-cell office:value-type="string" calcext:value-type="string">
            <text:p>Download:</text:p>
          </table:table-cell>
          <table:table-cell office:value-type="float" office:value="94.195424" calcext:value-type="float">
            <text:p>94,1954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603664" calcext:value-type="float">
            <text:p>93,6036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76" calcext:value-type="float">
            <text:p>0,07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3" calcext:value-type="float">
            <text:p>2,2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17:39:31</text:p>
          </table:table-cell>
          <table:table-cell office:value-type="string" calcext:value-type="string">
            <text:p>Download:</text:p>
          </table:table-cell>
          <table:table-cell office:value-type="float" office:value="94.0112" calcext:value-type="float">
            <text:p>94,01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604632" calcext:value-type="float">
            <text:p>93,6046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9" calcext:value-type="float">
            <text:p>0,13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40845070422535" calcext:value-type="float">
            <text:p>1,4084507042253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626" calcext:value-type="float">
            <text:p>2,6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17:57:04</text:p>
          </table:table-cell>
          <table:table-cell office:value-type="string" calcext:value-type="string">
            <text:p>Download:</text:p>
          </table:table-cell>
          <table:table-cell office:value-type="float" office:value="93.105432" calcext:value-type="float">
            <text:p>93,105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686824" calcext:value-type="float">
            <text:p>93,6868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41" calcext:value-type="float">
            <text:p>0,3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346" calcext:value-type="float">
            <text:p>2,34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18:14:38</text:p>
          </table:table-cell>
          <table:table-cell office:value-type="string" calcext:value-type="string">
            <text:p>Download:</text:p>
          </table:table-cell>
          <table:table-cell office:value-type="float" office:value="94.232728" calcext:value-type="float">
            <text:p>94,2327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152496" calcext:value-type="float">
            <text:p>93,1524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89" calcext:value-type="float">
            <text:p>0,08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5.55555555555556" calcext:value-type="float">
            <text:p>5,5555555555555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87" calcext:value-type="float">
            <text:p>2,18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18:32:11</text:p>
          </table:table-cell>
          <table:table-cell office:value-type="string" calcext:value-type="string">
            <text:p>Download:</text:p>
          </table:table-cell>
          <table:table-cell office:value-type="float" office:value="93.946656" calcext:value-type="float">
            <text:p>93,9466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659816" calcext:value-type="float">
            <text:p>93,6598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33" calcext:value-type="float">
            <text:p>0,33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57" calcext:value-type="float">
            <text:p>2,25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18:49:50</text:p>
          </table:table-cell>
          <table:table-cell office:value-type="string" calcext:value-type="string">
            <text:p>Download:</text:p>
          </table:table-cell>
          <table:table-cell office:value-type="float" office:value="94.33812" calcext:value-type="float">
            <text:p>94,338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771784" calcext:value-type="float">
            <text:p>93,7717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54" calcext:value-type="float">
            <text:p>0,25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55" calcext:value-type="float">
            <text:p>2,2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19:07:25</text:p>
          </table:table-cell>
          <table:table-cell office:value-type="string" calcext:value-type="string">
            <text:p>Download:</text:p>
          </table:table-cell>
          <table:table-cell office:value-type="float" office:value="93.964712" calcext:value-type="float">
            <text:p>93,9647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701808" calcext:value-type="float">
            <text:p>93,7018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759" calcext:value-type="float">
            <text:p>0,75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449" calcext:value-type="float">
            <text:p>2,4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19:42:49</text:p>
          </table:table-cell>
          <table:table-cell office:value-type="string" calcext:value-type="string">
            <text:p>Download:</text:p>
          </table:table-cell>
          <table:table-cell office:value-type="float" office:value="93.99052" calcext:value-type="float">
            <text:p>93,990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715216" calcext:value-type="float">
            <text:p>93,7152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45" calcext:value-type="float">
            <text:p>0,04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7777777777778" calcext:value-type="float">
            <text:p>2,777777777777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33" calcext:value-type="float">
            <text:p>2,13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20:00:22</text:p>
          </table:table-cell>
          <table:table-cell office:value-type="string" calcext:value-type="string">
            <text:p>Download:</text:p>
          </table:table-cell>
          <table:table-cell office:value-type="float" office:value="94.02096" calcext:value-type="float">
            <text:p>94,020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57584" calcext:value-type="float">
            <text:p>93,4575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42" calcext:value-type="float">
            <text:p>0,24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781" calcext:value-type="float">
            <text:p>2,78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20:17:57</text:p>
          </table:table-cell>
          <table:table-cell office:value-type="string" calcext:value-type="string">
            <text:p>Download:</text:p>
          </table:table-cell>
          <table:table-cell office:value-type="float" office:value="94.033936" calcext:value-type="float">
            <text:p>94,0339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96176" calcext:value-type="float">
            <text:p>93,3961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13" calcext:value-type="float">
            <text:p>0,31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53" calcext:value-type="float">
            <text:p>2,15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20:35:30</text:p>
          </table:table-cell>
          <table:table-cell office:value-type="string" calcext:value-type="string">
            <text:p>Download:</text:p>
          </table:table-cell>
          <table:table-cell office:value-type="float" office:value="93.905128" calcext:value-type="float">
            <text:p>93,9051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44912" calcext:value-type="float">
            <text:p>93,5449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45" calcext:value-type="float">
            <text:p>0,34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1578947368421" calcext:value-type="float">
            <text:p>1,3157894736842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319" calcext:value-type="float">
            <text:p>2,31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20:53:03</text:p>
          </table:table-cell>
          <table:table-cell office:value-type="string" calcext:value-type="string">
            <text:p>Download:</text:p>
          </table:table-cell>
          <table:table-cell office:value-type="float" office:value="93.795976" calcext:value-type="float">
            <text:p>93,7959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1584" calcext:value-type="float">
            <text:p>93,4715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41" calcext:value-type="float">
            <text:p>0,2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549" calcext:value-type="float">
            <text:p>2,5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21:11:26</text:p>
          </table:table-cell>
          <table:table-cell office:value-type="string" calcext:value-type="string">
            <text:p>Download:</text:p>
          </table:table-cell>
          <table:table-cell office:value-type="float" office:value="93.968224" calcext:value-type="float">
            <text:p>93,9682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7704" calcext:value-type="float">
            <text:p>93,4777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3" calcext:value-type="float">
            <text:p>0,12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7777777777778" calcext:value-type="float">
            <text:p>2,777777777777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26" calcext:value-type="float">
            <text:p>2,1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21:29:11</text:p>
          </table:table-cell>
          <table:table-cell office:value-type="string" calcext:value-type="string">
            <text:p>Download:</text:p>
          </table:table-cell>
          <table:table-cell office:value-type="float" office:value="93.973056" calcext:value-type="float">
            <text:p>93,9730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286312" calcext:value-type="float">
            <text:p>93,2863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23" calcext:value-type="float">
            <text:p>0,22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1578947368421" calcext:value-type="float">
            <text:p>1,3157894736842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523" calcext:value-type="float">
            <text:p>2,52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21:46:50</text:p>
          </table:table-cell>
          <table:table-cell office:value-type="string" calcext:value-type="string">
            <text:p>Download:</text:p>
          </table:table-cell>
          <table:table-cell office:value-type="float" office:value="94.320672" calcext:value-type="float">
            <text:p>94,3206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655496" calcext:value-type="float">
            <text:p>93,6554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4" calcext:value-type="float">
            <text:p>0,1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313" calcext:value-type="float">
            <text:p>2,31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22:04:34</text:p>
          </table:table-cell>
          <table:table-cell office:value-type="string" calcext:value-type="string">
            <text:p>Download:</text:p>
          </table:table-cell>
          <table:table-cell office:value-type="float" office:value="93.78548" calcext:value-type="float">
            <text:p>93,785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79624" calcext:value-type="float">
            <text:p>93,5796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13" calcext:value-type="float">
            <text:p>0,21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56410256410256" calcext:value-type="float">
            <text:p>2,5641025641025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78" calcext:value-type="float">
            <text:p>2,17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22:22:07</text:p>
          </table:table-cell>
          <table:table-cell office:value-type="string" calcext:value-type="string">
            <text:p>Download:</text:p>
          </table:table-cell>
          <table:table-cell office:value-type="float" office:value="92.750192" calcext:value-type="float">
            <text:p>92,7501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89912" calcext:value-type="float">
            <text:p>93,0899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84" calcext:value-type="float">
            <text:p>0,38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5135135135135" calcext:value-type="float">
            <text:p>1,3513513513513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84" calcext:value-type="float">
            <text:p>2,18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22:45:05</text:p>
          </table:table-cell>
          <table:table-cell office:value-type="string" calcext:value-type="string">
            <text:p>Download:</text:p>
          </table:table-cell>
          <table:table-cell office:value-type="float" office:value="93.72196" calcext:value-type="float">
            <text:p>93,721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12392" calcext:value-type="float">
            <text:p>93,4123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7777777777778" calcext:value-type="float">
            <text:p>2,777777777777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32" calcext:value-type="float">
            <text:p>2,23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23:02:38</text:p>
          </table:table-cell>
          <table:table-cell office:value-type="string" calcext:value-type="string">
            <text:p>Download:</text:p>
          </table:table-cell>
          <table:table-cell office:value-type="float" office:value="94.066816" calcext:value-type="float">
            <text:p>94,0668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45384" calcext:value-type="float">
            <text:p>93,3453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43" calcext:value-type="float">
            <text:p>0,54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7777777777778" calcext:value-type="float">
            <text:p>2,777777777777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09" calcext:value-type="float">
            <text:p>2,2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23:20:10</text:p>
          </table:table-cell>
          <table:table-cell office:value-type="string" calcext:value-type="string">
            <text:p>Download:</text:p>
          </table:table-cell>
          <table:table-cell office:value-type="float" office:value="93.868696" calcext:value-type="float">
            <text:p>93,8686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691064" calcext:value-type="float">
            <text:p>93,6910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78" calcext:value-type="float">
            <text:p>0,07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992" calcext:value-type="float">
            <text:p>1,99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23:37:48</text:p>
          </table:table-cell>
          <table:table-cell office:value-type="string" calcext:value-type="string">
            <text:p>Download:</text:p>
          </table:table-cell>
          <table:table-cell office:value-type="float" office:value="94.032632" calcext:value-type="float">
            <text:p>94,0326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767744" calcext:value-type="float">
            <text:p>93,7677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72" calcext:value-type="float">
            <text:p>0,27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92" calcext:value-type="float">
            <text:p>2,19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29 23:55:22</text:p>
          </table:table-cell>
          <table:table-cell office:value-type="string" calcext:value-type="string">
            <text:p>Download:</text:p>
          </table:table-cell>
          <table:table-cell office:value-type="float" office:value="93.910136" calcext:value-type="float">
            <text:p>93,9101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729672" calcext:value-type="float">
            <text:p>93,7296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06" calcext:value-type="float">
            <text:p>0,10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378" calcext:value-type="float">
            <text:p>2,37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00:13:34</text:p>
          </table:table-cell>
          <table:table-cell office:value-type="string" calcext:value-type="string">
            <text:p>Download:</text:p>
          </table:table-cell>
          <table:table-cell office:value-type="float" office:value="94.513608" calcext:value-type="float">
            <text:p>94,5136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68324" calcext:value-type="float">
            <text:p>93,683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88" calcext:value-type="float">
            <text:p>0,08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4.16666666666667" calcext:value-type="float">
            <text:p>4,1666666666666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52" calcext:value-type="float">
            <text:p>2,1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00:31:27</text:p>
          </table:table-cell>
          <table:table-cell office:value-type="string" calcext:value-type="string">
            <text:p>Download:</text:p>
          </table:table-cell>
          <table:table-cell office:value-type="float" office:value="93.245392" calcext:value-type="float">
            <text:p>93,2453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297112" calcext:value-type="float">
            <text:p>93,2971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628" calcext:value-type="float">
            <text:p>0,62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409" calcext:value-type="float">
            <text:p>2,4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00:49:02</text:p>
          </table:table-cell>
          <table:table-cell office:value-type="string" calcext:value-type="string">
            <text:p>Download:</text:p>
          </table:table-cell>
          <table:table-cell office:value-type="float" office:value="94.203392" calcext:value-type="float">
            <text:p>94,2033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751248" calcext:value-type="float">
            <text:p>93,7512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08" calcext:value-type="float">
            <text:p>0,10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095" calcext:value-type="float">
            <text:p>2,0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01:06:35</text:p>
          </table:table-cell>
          <table:table-cell office:value-type="string" calcext:value-type="string">
            <text:p>Download:</text:p>
          </table:table-cell>
          <table:table-cell office:value-type="float" office:value="94.099896" calcext:value-type="float">
            <text:p>94,0998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19608" calcext:value-type="float">
            <text:p>93,5196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49" calcext:value-type="float">
            <text:p>2,1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01:24:07</text:p>
          </table:table-cell>
          <table:table-cell office:value-type="string" calcext:value-type="string">
            <text:p>Download:</text:p>
          </table:table-cell>
          <table:table-cell office:value-type="float" office:value="94.151568" calcext:value-type="float">
            <text:p>94,1515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7208" calcext:value-type="float">
            <text:p>93,372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36" calcext:value-type="float">
            <text:p>0,03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7777777777778" calcext:value-type="float">
            <text:p>2,777777777777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997" calcext:value-type="float">
            <text:p>1,99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01:41:45</text:p>
          </table:table-cell>
          <table:table-cell office:value-type="string" calcext:value-type="string">
            <text:p>Download:</text:p>
          </table:table-cell>
          <table:table-cell office:value-type="float" office:value="93.88392" calcext:value-type="float">
            <text:p>93,883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2364" calcext:value-type="float">
            <text:p>93,423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84" calcext:value-type="float">
            <text:p>0,08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7777777777778" calcext:value-type="float">
            <text:p>2,777777777777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071" calcext:value-type="float">
            <text:p>2,07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01:59:22</text:p>
          </table:table-cell>
          <table:table-cell office:value-type="string" calcext:value-type="string">
            <text:p>Download:</text:p>
          </table:table-cell>
          <table:table-cell office:value-type="float" office:value="92.203264" calcext:value-type="float">
            <text:p>92,2032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578312" calcext:value-type="float">
            <text:p>92,5783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71" calcext:value-type="float">
            <text:p>0,07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039" calcext:value-type="float">
            <text:p>2,03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02:16:55</text:p>
          </table:table-cell>
          <table:table-cell office:value-type="string" calcext:value-type="string">
            <text:p>Download:</text:p>
          </table:table-cell>
          <table:table-cell office:value-type="float" office:value="94.034344" calcext:value-type="float">
            <text:p>94,0343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2168" calcext:value-type="float">
            <text:p>93,4621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38" calcext:value-type="float">
            <text:p>0,23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4.16666666666667" calcext:value-type="float">
            <text:p>4,1666666666666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28" calcext:value-type="float">
            <text:p>2,12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02:34:29</text:p>
          </table:table-cell>
          <table:table-cell office:value-type="string" calcext:value-type="string">
            <text:p>Download:</text:p>
          </table:table-cell>
          <table:table-cell office:value-type="float" office:value="93.932712" calcext:value-type="float">
            <text:p>93,9327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558" calcext:value-type="float">
            <text:p>92,55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02" calcext:value-type="float">
            <text:p>0,30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28205128205128" calcext:value-type="float">
            <text:p>1,2820512820512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89" calcext:value-type="float">
            <text:p>2,8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02:52:01</text:p>
          </table:table-cell>
          <table:table-cell office:value-type="string" calcext:value-type="string">
            <text:p>Download:</text:p>
          </table:table-cell>
          <table:table-cell office:value-type="float" office:value="93.966976" calcext:value-type="float">
            <text:p>93,9669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0848" calcext:value-type="float">
            <text:p>93,308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9" calcext:value-type="float">
            <text:p>0,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7777777777778" calcext:value-type="float">
            <text:p>2,777777777777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082" calcext:value-type="float">
            <text:p>2,08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03:09:34</text:p>
          </table:table-cell>
          <table:table-cell office:value-type="string" calcext:value-type="string">
            <text:p>Download:</text:p>
          </table:table-cell>
          <table:table-cell office:value-type="float" office:value="94.01224" calcext:value-type="float">
            <text:p>94,012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648624" calcext:value-type="float">
            <text:p>93,6486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4" calcext:value-type="float">
            <text:p>0,1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7777777777778" calcext:value-type="float">
            <text:p>2,777777777777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069" calcext:value-type="float">
            <text:p>2,06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03:27:07</text:p>
          </table:table-cell>
          <table:table-cell office:value-type="string" calcext:value-type="string">
            <text:p>Download:</text:p>
          </table:table-cell>
          <table:table-cell office:value-type="float" office:value="94.177384" calcext:value-type="float">
            <text:p>94,1773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638904" calcext:value-type="float">
            <text:p>93,6389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67" calcext:value-type="float">
            <text:p>0,06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063" calcext:value-type="float">
            <text:p>2,06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03:44:40</text:p>
          </table:table-cell>
          <table:table-cell office:value-type="string" calcext:value-type="string">
            <text:p>Download:</text:p>
          </table:table-cell>
          <table:table-cell office:value-type="float" office:value="94.082736" calcext:value-type="float">
            <text:p>94,0827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709608" calcext:value-type="float">
            <text:p>92,7096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57" calcext:value-type="float">
            <text:p>0,05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408" calcext:value-type="float">
            <text:p>2,40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04:02:13</text:p>
          </table:table-cell>
          <table:table-cell office:value-type="string" calcext:value-type="string">
            <text:p>Download:</text:p>
          </table:table-cell>
          <table:table-cell office:value-type="float" office:value="94.071408" calcext:value-type="float">
            <text:p>94,0714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2444" calcext:value-type="float">
            <text:p>93,524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654" calcext:value-type="float">
            <text:p>0,65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7777777777778" calcext:value-type="float">
            <text:p>2,777777777777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809" calcext:value-type="float">
            <text:p>2,8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04:19:48</text:p>
          </table:table-cell>
          <table:table-cell office:value-type="string" calcext:value-type="string">
            <text:p>Download:</text:p>
          </table:table-cell>
          <table:table-cell office:value-type="float" office:value="94.192272" calcext:value-type="float">
            <text:p>94,1922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691568" calcext:value-type="float">
            <text:p>93,6915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7777777777778" calcext:value-type="float">
            <text:p>2,777777777777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07" calcext:value-type="float">
            <text:p>2,10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04:37:21</text:p>
          </table:table-cell>
          <table:table-cell office:value-type="string" calcext:value-type="string">
            <text:p>Download:</text:p>
          </table:table-cell>
          <table:table-cell office:value-type="float" office:value="93.899712" calcext:value-type="float">
            <text:p>93,8997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621912" calcext:value-type="float">
            <text:p>93,6219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43" calcext:value-type="float">
            <text:p>0,04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4.16666666666667" calcext:value-type="float">
            <text:p>4,1666666666666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04:54:55</text:p>
          </table:table-cell>
          <table:table-cell office:value-type="string" calcext:value-type="string">
            <text:p>Download:</text:p>
          </table:table-cell>
          <table:table-cell office:value-type="float" office:value="93.965016" calcext:value-type="float">
            <text:p>93,9650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33248" calcext:value-type="float">
            <text:p>93,3332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76" calcext:value-type="float">
            <text:p>0,07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886" calcext:value-type="float">
            <text:p>1,8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05:12:27</text:p>
          </table:table-cell>
          <table:table-cell office:value-type="string" calcext:value-type="string">
            <text:p>Download:</text:p>
          </table:table-cell>
          <table:table-cell office:value-type="float" office:value="94.24028" calcext:value-type="float">
            <text:p>94,240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736184" calcext:value-type="float">
            <text:p>93,7361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93" calcext:value-type="float">
            <text:p>0,09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06" calcext:value-type="float">
            <text:p>2,0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05:30:45</text:p>
          </table:table-cell>
          <table:table-cell office:value-type="string" calcext:value-type="string">
            <text:p>Download:</text:p>
          </table:table-cell>
          <table:table-cell office:value-type="float" office:value="93.619568" calcext:value-type="float">
            <text:p>93,6195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34688" calcext:value-type="float">
            <text:p>93,5346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37" calcext:value-type="float">
            <text:p>0,33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4.05405405405405" calcext:value-type="float">
            <text:p>4,0540540540540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381" calcext:value-type="float">
            <text:p>2,38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05:48:52</text:p>
          </table:table-cell>
          <table:table-cell office:value-type="string" calcext:value-type="string">
            <text:p>Download:</text:p>
          </table:table-cell>
          <table:table-cell office:value-type="float" office:value="94.06484" calcext:value-type="float">
            <text:p>94,064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620856" calcext:value-type="float">
            <text:p>93,6208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307" calcext:value-type="float">
            <text:p>2,30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06:06:26</text:p>
          </table:table-cell>
          <table:table-cell office:value-type="string" calcext:value-type="string">
            <text:p>Download:</text:p>
          </table:table-cell>
          <table:table-cell office:value-type="float" office:value="94.19464" calcext:value-type="float">
            <text:p>94,194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696672" calcext:value-type="float">
            <text:p>93,6966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62" calcext:value-type="float">
            <text:p>0,06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7777777777778" calcext:value-type="float">
            <text:p>2,777777777777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46" calcext:value-type="float">
            <text:p>2,14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06:23:59</text:p>
          </table:table-cell>
          <table:table-cell office:value-type="string" calcext:value-type="string">
            <text:p>Download:</text:p>
          </table:table-cell>
          <table:table-cell office:value-type="float" office:value="94.01212" calcext:value-type="float">
            <text:p>94,012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706024" calcext:value-type="float">
            <text:p>93,7060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056" calcext:value-type="float">
            <text:p>2,05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06:41:32</text:p>
          </table:table-cell>
          <table:table-cell office:value-type="string" calcext:value-type="string">
            <text:p>Download:</text:p>
          </table:table-cell>
          <table:table-cell office:value-type="float" office:value="94.005688" calcext:value-type="float">
            <text:p>94,0056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663784" calcext:value-type="float">
            <text:p>93,6637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4" calcext:value-type="float">
            <text:p>0,16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05" calcext:value-type="float">
            <text:p>2,2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06:59:11</text:p>
          </table:table-cell>
          <table:table-cell office:value-type="string" calcext:value-type="string">
            <text:p>Download:</text:p>
          </table:table-cell>
          <table:table-cell office:value-type="float" office:value="93.410264" calcext:value-type="float">
            <text:p>93,4102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80992" calcext:value-type="float">
            <text:p>92,6809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66" calcext:value-type="float">
            <text:p>0,06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5.55555555555556" calcext:value-type="float">
            <text:p>5,5555555555555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967" calcext:value-type="float">
            <text:p>1,96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07:16:45</text:p>
          </table:table-cell>
          <table:table-cell office:value-type="string" calcext:value-type="string">
            <text:p>Download:</text:p>
          </table:table-cell>
          <table:table-cell office:value-type="float" office:value="94.131144" calcext:value-type="float">
            <text:p>94,1311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657968" calcext:value-type="float">
            <text:p>93,6579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23" calcext:value-type="float">
            <text:p>0,02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4.16666666666667" calcext:value-type="float">
            <text:p>4,1666666666666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057" calcext:value-type="float">
            <text:p>2,05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07:35:05</text:p>
          </table:table-cell>
          <table:table-cell office:value-type="string" calcext:value-type="string">
            <text:p>Download:</text:p>
          </table:table-cell>
          <table:table-cell office:value-type="float" office:value="93.997632" calcext:value-type="float">
            <text:p>93,9976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724416" calcext:value-type="float">
            <text:p>93,7244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094" calcext:value-type="float">
            <text:p>2,09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07:52:51</text:p>
          </table:table-cell>
          <table:table-cell office:value-type="string" calcext:value-type="string">
            <text:p>Download:</text:p>
          </table:table-cell>
          <table:table-cell office:value-type="float" office:value="94.17352" calcext:value-type="float">
            <text:p>94,173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703" calcext:value-type="float">
            <text:p>93,70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7" calcext:value-type="float">
            <text:p>0,19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76" calcext:value-type="float">
            <text:p>2,17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08:10:25</text:p>
          </table:table-cell>
          <table:table-cell office:value-type="string" calcext:value-type="string">
            <text:p>Download:</text:p>
          </table:table-cell>
          <table:table-cell office:value-type="float" office:value="94.196304" calcext:value-type="float">
            <text:p>94,1963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56508" calcext:value-type="float">
            <text:p>91,565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4" calcext:value-type="float">
            <text:p>0,15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5.47945205479452" calcext:value-type="float">
            <text:p>5,4794520547945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16" calcext:value-type="float">
            <text:p>2,21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08:27:58</text:p>
          </table:table-cell>
          <table:table-cell office:value-type="string" calcext:value-type="string">
            <text:p>Download:</text:p>
          </table:table-cell>
          <table:table-cell office:value-type="float" office:value="94.013624" calcext:value-type="float">
            <text:p>94,0136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647896" calcext:value-type="float">
            <text:p>91,6478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21" calcext:value-type="float">
            <text:p>0,22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3.65853658536585" calcext:value-type="float">
            <text:p>3,6585365853658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488" calcext:value-type="float">
            <text:p>2,48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08:45:32</text:p>
          </table:table-cell>
          <table:table-cell office:value-type="string" calcext:value-type="string">
            <text:p>Download:</text:p>
          </table:table-cell>
          <table:table-cell office:value-type="float" office:value="93.744128" calcext:value-type="float">
            <text:p>93,7441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730248" calcext:value-type="float">
            <text:p>92,7302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3" calcext:value-type="float">
            <text:p>0,15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4.16666666666667" calcext:value-type="float">
            <text:p>4,1666666666666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77" calcext:value-type="float">
            <text:p>2,27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09:03:51</text:p>
          </table:table-cell>
          <table:table-cell office:value-type="string" calcext:value-type="string">
            <text:p>Download:</text:p>
          </table:table-cell>
          <table:table-cell office:value-type="float" office:value="94.30156" calcext:value-type="float">
            <text:p>94,301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259112" calcext:value-type="float">
            <text:p>92,2591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6" calcext:value-type="float">
            <text:p>0,17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313" calcext:value-type="float">
            <text:p>2,31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09:19:48</text:p>
          </table:table-cell>
          <table:table-cell office:value-type="string" calcext:value-type="string">
            <text:p>Download:</text:p>
          </table:table-cell>
          <table:table-cell office:value-type="float" office:value="94.129576" calcext:value-type="float">
            <text:p>94,1295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9966" calcext:value-type="float">
            <text:p>92,996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93" calcext:value-type="float">
            <text:p>0,29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071" calcext:value-type="float">
            <text:p>2,07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09:38:32</text:p>
          </table:table-cell>
          <table:table-cell office:value-type="string" calcext:value-type="string">
            <text:p>Download:</text:p>
          </table:table-cell>
          <table:table-cell office:value-type="float" office:value="93.912232" calcext:value-type="float">
            <text:p>93,9122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71664" calcext:value-type="float">
            <text:p>92,6716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7" calcext:value-type="float">
            <text:p>0,14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5135135135135" calcext:value-type="float">
            <text:p>1,3513513513513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35" calcext:value-type="float">
            <text:p>2,23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09:57:38</text:p>
          </table:table-cell>
          <table:table-cell office:value-type="string" calcext:value-type="string">
            <text:p>Download:</text:p>
          </table:table-cell>
          <table:table-cell office:value-type="float" office:value="94.10864" calcext:value-type="float">
            <text:p>94,108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837112" calcext:value-type="float">
            <text:p>92,8371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36" calcext:value-type="float">
            <text:p>0,23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7777777777778" calcext:value-type="float">
            <text:p>2,777777777777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306" calcext:value-type="float">
            <text:p>2,30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10:16:41</text:p>
          </table:table-cell>
          <table:table-cell office:value-type="string" calcext:value-type="string">
            <text:p>Download:</text:p>
          </table:table-cell>
          <table:table-cell office:value-type="float" office:value="93.50432" calcext:value-type="float">
            <text:p>93,50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37008" calcext:value-type="float">
            <text:p>92,370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8" calcext:value-type="float">
            <text:p>0,12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55" calcext:value-type="float">
            <text:p>2,1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10:35:42</text:p>
          </table:table-cell>
          <table:table-cell office:value-type="string" calcext:value-type="string">
            <text:p>Download:</text:p>
          </table:table-cell>
          <table:table-cell office:value-type="float" office:value="93.880408" calcext:value-type="float">
            <text:p>93,8804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380968" calcext:value-type="float">
            <text:p>92,3809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01" calcext:value-type="float">
            <text:p>0,3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7777777777778" calcext:value-type="float">
            <text:p>2,777777777777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76" calcext:value-type="float">
            <text:p>2,27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10:54:43</text:p>
          </table:table-cell>
          <table:table-cell office:value-type="string" calcext:value-type="string">
            <text:p>Download:</text:p>
          </table:table-cell>
          <table:table-cell office:value-type="float" office:value="94.05616" calcext:value-type="float">
            <text:p>94,056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67032" calcext:value-type="float">
            <text:p>92,6670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5" calcext:value-type="float">
            <text:p>0,1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5.55555555555556" calcext:value-type="float">
            <text:p>5,5555555555555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361" calcext:value-type="float">
            <text:p>2,36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11:13:49</text:p>
          </table:table-cell>
          <table:table-cell office:value-type="string" calcext:value-type="string">
            <text:p>Download:</text:p>
          </table:table-cell>
          <table:table-cell office:value-type="float" office:value="93.95064" calcext:value-type="float">
            <text:p>93,950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1038" calcext:value-type="float">
            <text:p>93,103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5" calcext:value-type="float">
            <text:p>0,1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4.16666666666667" calcext:value-type="float">
            <text:p>4,1666666666666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366" calcext:value-type="float">
            <text:p>2,36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11:32:57</text:p>
          </table:table-cell>
          <table:table-cell office:value-type="string" calcext:value-type="string">
            <text:p>Download:</text:p>
          </table:table-cell>
          <table:table-cell office:value-type="float" office:value="93.882488" calcext:value-type="float">
            <text:p>93,8824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80872" calcext:value-type="float">
            <text:p>91,808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84" calcext:value-type="float">
            <text:p>0,08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40845070422535" calcext:value-type="float">
            <text:p>1,4084507042253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368" calcext:value-type="float">
            <text:p>2,36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11:51:57</text:p>
          </table:table-cell>
          <table:table-cell office:value-type="string" calcext:value-type="string">
            <text:p>Download:</text:p>
          </table:table-cell>
          <table:table-cell office:value-type="float" office:value="93.490184" calcext:value-type="float">
            <text:p>93,4901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45532" calcext:value-type="float">
            <text:p>91,455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5.1948051948052" calcext:value-type="float">
            <text:p>5,194805194805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828" calcext:value-type="float">
            <text:p>2,82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12:10:59</text:p>
          </table:table-cell>
          <table:table-cell office:value-type="string" calcext:value-type="string">
            <text:p>Download:</text:p>
          </table:table-cell>
          <table:table-cell office:value-type="float" office:value="93.501208" calcext:value-type="float">
            <text:p>93,5012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811256" calcext:value-type="float">
            <text:p>92,8112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458" calcext:value-type="float">
            <text:p>0,45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5974025974026" calcext:value-type="float">
            <text:p>2,597402597402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59" calcext:value-type="float">
            <text:p>2,15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12:30:00</text:p>
          </table:table-cell>
          <table:table-cell office:value-type="string" calcext:value-type="string">
            <text:p>Download:</text:p>
          </table:table-cell>
          <table:table-cell office:value-type="float" office:value="93.521472" calcext:value-type="float">
            <text:p>93,5214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11932" calcext:value-type="float">
            <text:p>91,119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9" calcext:value-type="float">
            <text:p>0,12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4.22535211267606" calcext:value-type="float">
            <text:p>4,2253521126760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982" calcext:value-type="float">
            <text:p>2,98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13:08:02</text:p>
          </table:table-cell>
          <table:table-cell office:value-type="string" calcext:value-type="string">
            <text:p>Download:</text:p>
          </table:table-cell>
          <table:table-cell office:value-type="float" office:value="92.123712" calcext:value-type="float">
            <text:p>92,1237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724112" calcext:value-type="float">
            <text:p>91,7241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7" calcext:value-type="float">
            <text:p>0,17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667" calcext:value-type="float">
            <text:p>2,66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13:15:39</text:p>
          </table:table-cell>
          <table:table-cell office:value-type="string" calcext:value-type="string">
            <text:p>Download:</text:p>
          </table:table-cell>
          <table:table-cell office:value-type="float" office:value="94.240744" calcext:value-type="float">
            <text:p>94,2407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176512" calcext:value-type="float">
            <text:p>93,1765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3" calcext:value-type="float">
            <text:p>0,16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6.94444444444444" calcext:value-type="float">
            <text:p>6,9444444444444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534" calcext:value-type="float">
            <text:p>2,5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13:33:12</text:p>
          </table:table-cell>
          <table:table-cell office:value-type="string" calcext:value-type="string">
            <text:p>Download:</text:p>
          </table:table-cell>
          <table:table-cell office:value-type="float" office:value="93.951392" calcext:value-type="float">
            <text:p>93,9513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101464" calcext:value-type="float">
            <text:p>92,1014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3" calcext:value-type="float">
            <text:p>0,14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683" calcext:value-type="float">
            <text:p>2,6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13:50:54</text:p>
          </table:table-cell>
          <table:table-cell office:value-type="string" calcext:value-type="string">
            <text:p>Download:</text:p>
          </table:table-cell>
          <table:table-cell office:value-type="float" office:value="94.092136" calcext:value-type="float">
            <text:p>94,0921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5864" calcext:value-type="float">
            <text:p>93,058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16" calcext:value-type="float">
            <text:p>0,51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3.8961038961039" calcext:value-type="float">
            <text:p>3,896103896103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596" calcext:value-type="float">
            <text:p>2,59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14:08:27</text:p>
          </table:table-cell>
          <table:table-cell office:value-type="string" calcext:value-type="string">
            <text:p>Download:</text:p>
          </table:table-cell>
          <table:table-cell office:value-type="float" office:value="93.450584" calcext:value-type="float">
            <text:p>93,4505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916848" calcext:value-type="float">
            <text:p>92,9168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9" calcext:value-type="float">
            <text:p>0,1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4.22535211267606" calcext:value-type="float">
            <text:p>4,2253521126760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758" calcext:value-type="float">
            <text:p>2,75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14:26:01</text:p>
          </table:table-cell>
          <table:table-cell office:value-type="string" calcext:value-type="string">
            <text:p>Download:</text:p>
          </table:table-cell>
          <table:table-cell office:value-type="float" office:value="93.9868" calcext:value-type="float">
            <text:p>93,98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958424" calcext:value-type="float">
            <text:p>92,9584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349" calcext:value-type="float">
            <text:p>2,3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14:43:36</text:p>
          </table:table-cell>
          <table:table-cell office:value-type="string" calcext:value-type="string">
            <text:p>Download:</text:p>
          </table:table-cell>
          <table:table-cell office:value-type="float" office:value="93.873456" calcext:value-type="float">
            <text:p>93,8734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89664" calcext:value-type="float">
            <text:p>93,0896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34" calcext:value-type="float">
            <text:p>0,0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7777777777778" calcext:value-type="float">
            <text:p>2,777777777777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53" calcext:value-type="float">
            <text:p>2,25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15:01:51</text:p>
          </table:table-cell>
          <table:table-cell office:value-type="string" calcext:value-type="string">
            <text:p>Download:</text:p>
          </table:table-cell>
          <table:table-cell office:value-type="float" office:value="94.182768" calcext:value-type="float">
            <text:p>94,1827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764016" calcext:value-type="float">
            <text:p>92,7640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5" calcext:value-type="float">
            <text:p>0,1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40845070422535" calcext:value-type="float">
            <text:p>1,4084507042253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995" calcext:value-type="float">
            <text:p>1,9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15:19:24</text:p>
          </table:table-cell>
          <table:table-cell office:value-type="string" calcext:value-type="string">
            <text:p>Download:</text:p>
          </table:table-cell>
          <table:table-cell office:value-type="float" office:value="93.159328" calcext:value-type="float">
            <text:p>93,1593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66544" calcext:value-type="float">
            <text:p>93,0665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07" calcext:value-type="float">
            <text:p>0,10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7777777777778" calcext:value-type="float">
            <text:p>2,777777777777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6" calcext:value-type="float">
            <text:p>2,1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15:37:37</text:p>
          </table:table-cell>
          <table:table-cell office:value-type="string" calcext:value-type="string">
            <text:p>Download:</text:p>
          </table:table-cell>
          <table:table-cell office:value-type="float" office:value="93.924448" calcext:value-type="float">
            <text:p>93,9244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236728" calcext:value-type="float">
            <text:p>93,2367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7" calcext:value-type="float">
            <text:p>0,14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8169014084507" calcext:value-type="float">
            <text:p>2,816901408450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76" calcext:value-type="float">
            <text:p>2,17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15:55:20</text:p>
          </table:table-cell>
          <table:table-cell office:value-type="string" calcext:value-type="string">
            <text:p>Download:</text:p>
          </table:table-cell>
          <table:table-cell office:value-type="float" office:value="93.659648" calcext:value-type="float">
            <text:p>93,6596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992808" calcext:value-type="float">
            <text:p>92,9928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455" calcext:value-type="float">
            <text:p>0,4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3333333333333" calcext:value-type="float">
            <text:p>1,3333333333333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438" calcext:value-type="float">
            <text:p>2,43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16:13:33</text:p>
          </table:table-cell>
          <table:table-cell office:value-type="string" calcext:value-type="string">
            <text:p>Download:</text:p>
          </table:table-cell>
          <table:table-cell office:value-type="float" office:value="93.89272" calcext:value-type="float">
            <text:p>93,892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300272" calcext:value-type="float">
            <text:p>92,3002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31" calcext:value-type="float">
            <text:p>0,33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5.55555555555556" calcext:value-type="float">
            <text:p>5,5555555555555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91" calcext:value-type="float">
            <text:p>2,29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16:31:40</text:p>
          </table:table-cell>
          <table:table-cell office:value-type="string" calcext:value-type="string">
            <text:p>Download:</text:p>
          </table:table-cell>
          <table:table-cell office:value-type="float" office:value="93.73412" calcext:value-type="float">
            <text:p>93,734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296512" calcext:value-type="float">
            <text:p>92,2965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6" calcext:value-type="float">
            <text:p>0,13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319" calcext:value-type="float">
            <text:p>2,31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16:49:14</text:p>
          </table:table-cell>
          <table:table-cell office:value-type="string" calcext:value-type="string">
            <text:p>Download:</text:p>
          </table:table-cell>
          <table:table-cell office:value-type="float" office:value="93.968832" calcext:value-type="float">
            <text:p>93,9688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063728" calcext:value-type="float">
            <text:p>92,0637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8" calcext:value-type="float">
            <text:p>0,18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054" calcext:value-type="float">
            <text:p>2,05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17:06:49</text:p>
          </table:table-cell>
          <table:table-cell office:value-type="string" calcext:value-type="string">
            <text:p>Download:</text:p>
          </table:table-cell>
          <table:table-cell office:value-type="float" office:value="93.92616" calcext:value-type="float">
            <text:p>93,926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594456" calcext:value-type="float">
            <text:p>92,5944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435" calcext:value-type="float">
            <text:p>0,43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3.94736842105263" calcext:value-type="float">
            <text:p>3,9473684210526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506" calcext:value-type="float">
            <text:p>2,50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17:24:24</text:p>
          </table:table-cell>
          <table:table-cell office:value-type="string" calcext:value-type="string">
            <text:p>Download:</text:p>
          </table:table-cell>
          <table:table-cell office:value-type="float" office:value="92.734248" calcext:value-type="float">
            <text:p>92,7342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429888" calcext:value-type="float">
            <text:p>92,4298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54" calcext:value-type="float">
            <text:p>0,55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658" calcext:value-type="float">
            <text:p>2,65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17:42:42</text:p>
          </table:table-cell>
          <table:table-cell office:value-type="string" calcext:value-type="string">
            <text:p>Download:</text:p>
          </table:table-cell>
          <table:table-cell office:value-type="float" office:value="94.343368" calcext:value-type="float">
            <text:p>94,3433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159736" calcext:value-type="float">
            <text:p>93,1597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79" calcext:value-type="float">
            <text:p>0,27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529" calcext:value-type="float">
            <text:p>2,52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18:00:33</text:p>
          </table:table-cell>
          <table:table-cell office:value-type="string" calcext:value-type="string">
            <text:p>Download:</text:p>
          </table:table-cell>
          <table:table-cell office:value-type="float" office:value="93.92896" calcext:value-type="float">
            <text:p>93,928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962608" calcext:value-type="float">
            <text:p>92,9626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71" calcext:value-type="float">
            <text:p>0,07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472" calcext:value-type="float">
            <text:p>2,47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18:18:05</text:p>
          </table:table-cell>
          <table:table-cell office:value-type="string" calcext:value-type="string">
            <text:p>Download:</text:p>
          </table:table-cell>
          <table:table-cell office:value-type="float" office:value="93.420536" calcext:value-type="float">
            <text:p>93,4205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7262" calcext:value-type="float">
            <text:p>92,726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611" calcext:value-type="float">
            <text:p>0,61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40845070422535" calcext:value-type="float">
            <text:p>1,4084507042253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727" calcext:value-type="float">
            <text:p>2,72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18:35:44</text:p>
          </table:table-cell>
          <table:table-cell office:value-type="string" calcext:value-type="string">
            <text:p>Download:</text:p>
          </table:table-cell>
          <table:table-cell office:value-type="float" office:value="94.04748" calcext:value-type="float">
            <text:p>94,047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21336" calcext:value-type="float">
            <text:p>92,6213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53" calcext:value-type="float">
            <text:p>0,25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372" calcext:value-type="float">
            <text:p>2,37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18:53:17</text:p>
          </table:table-cell>
          <table:table-cell office:value-type="string" calcext:value-type="string">
            <text:p>Download:</text:p>
          </table:table-cell>
          <table:table-cell office:value-type="float" office:value="93.918936" calcext:value-type="float">
            <text:p>93,9189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37752" calcext:value-type="float">
            <text:p>92,377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5" calcext:value-type="float">
            <text:p>0,16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5.63380281690141" calcext:value-type="float">
            <text:p>5,6338028169014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391" calcext:value-type="float">
            <text:p>2,39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19:11:31</text:p>
          </table:table-cell>
          <table:table-cell office:value-type="string" calcext:value-type="string">
            <text:p>Download:</text:p>
          </table:table-cell>
          <table:table-cell office:value-type="float" office:value="93.6218" calcext:value-type="float">
            <text:p>93,621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920064" calcext:value-type="float">
            <text:p>92,9200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94" calcext:value-type="float">
            <text:p>0,09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5.55555555555556" calcext:value-type="float">
            <text:p>5,5555555555555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67" calcext:value-type="float">
            <text:p>2,26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19:31:39</text:p>
          </table:table-cell>
          <table:table-cell office:value-type="string" calcext:value-type="string">
            <text:p>Download:</text:p>
          </table:table-cell>
          <table:table-cell office:value-type="float" office:value="92.855848" calcext:value-type="float">
            <text:p>92,8558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02744" calcext:value-type="float">
            <text:p>92,027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76" calcext:value-type="float">
            <text:p>0,27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40963855421687" calcext:value-type="float">
            <text:p>2,4096385542168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528" calcext:value-type="float">
            <text:p>2,52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19:41:48</text:p>
          </table:table-cell>
          <table:table-cell office:value-type="string" calcext:value-type="string">
            <text:p>Download:</text:p>
          </table:table-cell>
          <table:table-cell office:value-type="float" office:value="93.413152" calcext:value-type="float">
            <text:p>93,4131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573232" calcext:value-type="float">
            <text:p>91,5732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875" calcext:value-type="float">
            <text:p>0,87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4.08163265306122" calcext:value-type="float">
            <text:p>4,0816326530612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.172" calcext:value-type="float">
            <text:p>3,17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19:59:25</text:p>
          </table:table-cell>
          <table:table-cell office:value-type="string" calcext:value-type="string">
            <text:p>Download:</text:p>
          </table:table-cell>
          <table:table-cell office:value-type="float" office:value="92.187752" calcext:value-type="float">
            <text:p>92,1877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964408" calcext:value-type="float">
            <text:p>91,9644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474" calcext:value-type="float">
            <text:p>0,47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961538461538462" calcext:value-type="float">
            <text:p>0,96153846153846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407" calcext:value-type="float">
            <text:p>2,40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20:17:46</text:p>
          </table:table-cell>
          <table:table-cell office:value-type="string" calcext:value-type="string">
            <text:p>Download:</text:p>
          </table:table-cell>
          <table:table-cell office:value-type="float" office:value="92.248728" calcext:value-type="float">
            <text:p>92,2487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0.546592" calcext:value-type="float">
            <text:p>90,5465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433" calcext:value-type="float">
            <text:p>0,43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645" calcext:value-type="float">
            <text:p>2,64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20:35:44</text:p>
          </table:table-cell>
          <table:table-cell office:value-type="string" calcext:value-type="string">
            <text:p>Download:</text:p>
          </table:table-cell>
          <table:table-cell office:value-type="float" office:value="93.717432" calcext:value-type="float">
            <text:p>93,717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69.276928" calcext:value-type="float">
            <text:p>69,2769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4" calcext:value-type="float">
            <text:p>0,19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28205128205128" calcext:value-type="float">
            <text:p>1,2820512820512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353" calcext:value-type="float">
            <text:p>2,35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20:53:21</text:p>
          </table:table-cell>
          <table:table-cell office:value-type="string" calcext:value-type="string">
            <text:p>Download:</text:p>
          </table:table-cell>
          <table:table-cell office:value-type="float" office:value="93.63032" calcext:value-type="float">
            <text:p>93,630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141576" calcext:value-type="float">
            <text:p>92,1415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84" calcext:value-type="float">
            <text:p>0,38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027027027027" calcext:value-type="float">
            <text:p>2,702702702702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812" calcext:value-type="float">
            <text:p>2,81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21:10:57</text:p>
          </table:table-cell>
          <table:table-cell office:value-type="string" calcext:value-type="string">
            <text:p>Download:</text:p>
          </table:table-cell>
          <table:table-cell office:value-type="float" office:value="92.297296" calcext:value-type="float">
            <text:p>92,2972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17652" calcext:value-type="float">
            <text:p>92,176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99" calcext:value-type="float">
            <text:p>0,2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21951219512195" calcext:value-type="float">
            <text:p>1,2195121951219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776" calcext:value-type="float">
            <text:p>2,77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21:28:35</text:p>
          </table:table-cell>
          <table:table-cell office:value-type="string" calcext:value-type="string">
            <text:p>Download:</text:p>
          </table:table-cell>
          <table:table-cell office:value-type="float" office:value="93.604976" calcext:value-type="float">
            <text:p>93,6049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2616" calcext:value-type="float">
            <text:p>92,626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79" calcext:value-type="float">
            <text:p>0,27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356" calcext:value-type="float">
            <text:p>2,35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21:46:29</text:p>
          </table:table-cell>
          <table:table-cell office:value-type="string" calcext:value-type="string">
            <text:p>Download:</text:p>
          </table:table-cell>
          <table:table-cell office:value-type="float" office:value="93.681248" calcext:value-type="float">
            <text:p>93,6812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316032" calcext:value-type="float">
            <text:p>92,3160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16" calcext:value-type="float">
            <text:p>0,21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53164556962025" calcext:value-type="float">
            <text:p>2,5316455696202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86" calcext:value-type="float">
            <text:p>2,2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22:04:14</text:p>
          </table:table-cell>
          <table:table-cell office:value-type="string" calcext:value-type="string">
            <text:p>Download:</text:p>
          </table:table-cell>
          <table:table-cell office:value-type="float" office:value="93.579024" calcext:value-type="float">
            <text:p>93,5790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8.413016" calcext:value-type="float">
            <text:p>88,4130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01" calcext:value-type="float">
            <text:p>0,3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2987012987013" calcext:value-type="float">
            <text:p>1,298701298701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767" calcext:value-type="float">
            <text:p>2,76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22:21:50</text:p>
          </table:table-cell>
          <table:table-cell office:value-type="string" calcext:value-type="string">
            <text:p>Download:</text:p>
          </table:table-cell>
          <table:table-cell office:value-type="float" office:value="93.279016" calcext:value-type="float">
            <text:p>93,2790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2522" calcext:value-type="float">
            <text:p>91,252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74" calcext:value-type="float">
            <text:p>0,37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.166" calcext:value-type="float">
            <text:p>3,16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22:40:08</text:p>
          </table:table-cell>
          <table:table-cell office:value-type="string" calcext:value-type="string">
            <text:p>Download:</text:p>
          </table:table-cell>
          <table:table-cell office:value-type="float" office:value="91.720392" calcext:value-type="float">
            <text:p>91,7203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64336" calcext:value-type="float">
            <text:p>93,0643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651" calcext:value-type="float">
            <text:p>0,65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75" calcext:value-type="float">
            <text:p>2,27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22:57:58</text:p>
          </table:table-cell>
          <table:table-cell office:value-type="string" calcext:value-type="string">
            <text:p>Download:</text:p>
          </table:table-cell>
          <table:table-cell office:value-type="float" office:value="93.952552" calcext:value-type="float">
            <text:p>93,9525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856776" calcext:value-type="float">
            <text:p>92,8567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3" calcext:value-type="float">
            <text:p>0,16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8169014084507" calcext:value-type="float">
            <text:p>2,816901408450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483" calcext:value-type="float">
            <text:p>2,4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23:15:33</text:p>
          </table:table-cell>
          <table:table-cell office:value-type="string" calcext:value-type="string">
            <text:p>Download:</text:p>
          </table:table-cell>
          <table:table-cell office:value-type="float" office:value="93.966704" calcext:value-type="float">
            <text:p>93,9667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188944" calcext:value-type="float">
            <text:p>93,1889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05" calcext:value-type="float">
            <text:p>0,3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63" calcext:value-type="float">
            <text:p>2,6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23:33:09</text:p>
          </table:table-cell>
          <table:table-cell office:value-type="string" calcext:value-type="string">
            <text:p>Download:</text:p>
          </table:table-cell>
          <table:table-cell office:value-type="float" office:value="94.06012" calcext:value-type="float">
            <text:p>94,060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234912" calcext:value-type="float">
            <text:p>92,2349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26" calcext:value-type="float">
            <text:p>0,3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5135135135135" calcext:value-type="float">
            <text:p>1,3513513513513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42" calcext:value-type="float">
            <text:p>2,4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0 23:50:46</text:p>
          </table:table-cell>
          <table:table-cell office:value-type="string" calcext:value-type="string">
            <text:p>Download:</text:p>
          </table:table-cell>
          <table:table-cell office:value-type="float" office:value="93.890928" calcext:value-type="float">
            <text:p>93,8909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22652" calcext:value-type="float">
            <text:p>93,226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85" calcext:value-type="float">
            <text:p>0,38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984" calcext:value-type="float">
            <text:p>2,98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00:09:03</text:p>
          </table:table-cell>
          <table:table-cell office:value-type="string" calcext:value-type="string">
            <text:p>Download:</text:p>
          </table:table-cell>
          <table:table-cell office:value-type="float" office:value="93.804344" calcext:value-type="float">
            <text:p>93,8043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85992" calcext:value-type="float">
            <text:p>92,859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41" calcext:value-type="float">
            <text:p>0,3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28205128205128" calcext:value-type="float">
            <text:p>1,2820512820512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463" calcext:value-type="float">
            <text:p>2,46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00:27:40</text:p>
          </table:table-cell>
          <table:table-cell office:value-type="string" calcext:value-type="string">
            <text:p>Download:</text:p>
          </table:table-cell>
          <table:table-cell office:value-type="float" office:value="94.075456" calcext:value-type="float">
            <text:p>94,0754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759584" calcext:value-type="float">
            <text:p>92,7595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0979020979021" calcext:value-type="float">
            <text:p>2,097902097902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068" calcext:value-type="float">
            <text:p>2,06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00:46:09</text:p>
          </table:table-cell>
          <table:table-cell office:value-type="string" calcext:value-type="string">
            <text:p>Download:</text:p>
          </table:table-cell>
          <table:table-cell office:value-type="float" office:value="93.908816" calcext:value-type="float">
            <text:p>93,9088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930264" calcext:value-type="float">
            <text:p>92,9302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9" calcext:value-type="float">
            <text:p>0,11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4.16666666666667" calcext:value-type="float">
            <text:p>4,1666666666666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3" calcext:value-type="float">
            <text:p>2,1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01:04:04</text:p>
          </table:table-cell>
          <table:table-cell office:value-type="string" calcext:value-type="string">
            <text:p>Download:</text:p>
          </table:table-cell>
          <table:table-cell office:value-type="float" office:value="94.334456" calcext:value-type="float">
            <text:p>94,3344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95232" calcext:value-type="float">
            <text:p>92,952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76" calcext:value-type="float">
            <text:p>0,07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07" calcext:value-type="float">
            <text:p>2,10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01:21:40</text:p>
          </table:table-cell>
          <table:table-cell office:value-type="string" calcext:value-type="string">
            <text:p>Download:</text:p>
          </table:table-cell>
          <table:table-cell office:value-type="float" office:value="93.923648" calcext:value-type="float">
            <text:p>93,9236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201496" calcext:value-type="float">
            <text:p>93,2014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69" calcext:value-type="float">
            <text:p>0,06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44" calcext:value-type="float">
            <text:p>2,14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01:39:16</text:p>
          </table:table-cell>
          <table:table-cell office:value-type="string" calcext:value-type="string">
            <text:p>Download:</text:p>
          </table:table-cell>
          <table:table-cell office:value-type="float" office:value="93.884144" calcext:value-type="float">
            <text:p>93,8841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01592" calcext:value-type="float">
            <text:p>93,0015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991" calcext:value-type="float">
            <text:p>0,99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552" calcext:value-type="float">
            <text:p>2,5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01:56:52</text:p>
          </table:table-cell>
          <table:table-cell office:value-type="string" calcext:value-type="string">
            <text:p>Download:</text:p>
          </table:table-cell>
          <table:table-cell office:value-type="float" office:value="94.293264" calcext:value-type="float">
            <text:p>94,2932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483944" calcext:value-type="float">
            <text:p>92,4839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14" calcext:value-type="float">
            <text:p>0,21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42" calcext:value-type="float">
            <text:p>2,14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02:15:08</text:p>
          </table:table-cell>
          <table:table-cell office:value-type="string" calcext:value-type="string">
            <text:p>Download:</text:p>
          </table:table-cell>
          <table:table-cell office:value-type="float" office:value="93.849864" calcext:value-type="float">
            <text:p>93,8498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240136" calcext:value-type="float">
            <text:p>92,2401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54" calcext:value-type="float">
            <text:p>0,35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7777777777778" calcext:value-type="float">
            <text:p>2,777777777777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02:33:02</text:p>
          </table:table-cell>
          <table:table-cell office:value-type="string" calcext:value-type="string">
            <text:p>Download:</text:p>
          </table:table-cell>
          <table:table-cell office:value-type="float" office:value="93.870936" calcext:value-type="float">
            <text:p>93,8709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901464" calcext:value-type="float">
            <text:p>92,9014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3" calcext:value-type="float">
            <text:p>0,15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14" calcext:value-type="float">
            <text:p>2,21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02:50:42</text:p>
          </table:table-cell>
          <table:table-cell office:value-type="string" calcext:value-type="string">
            <text:p>Download:</text:p>
          </table:table-cell>
          <table:table-cell office:value-type="float" office:value="94.1834" calcext:value-type="float">
            <text:p>94,183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26284" calcext:value-type="float">
            <text:p>93,262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3" calcext:value-type="float">
            <text:p>0,16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7777777777778" calcext:value-type="float">
            <text:p>2,777777777777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498" calcext:value-type="float">
            <text:p>2,4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03:08:18</text:p>
          </table:table-cell>
          <table:table-cell office:value-type="string" calcext:value-type="string">
            <text:p>Download:</text:p>
          </table:table-cell>
          <table:table-cell office:value-type="float" office:value="93.624288" calcext:value-type="float">
            <text:p>93,6242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19072" calcext:value-type="float">
            <text:p>93,5190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712" calcext:value-type="float">
            <text:p>0,71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4.05405405405405" calcext:value-type="float">
            <text:p>4,0540540540540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375" calcext:value-type="float">
            <text:p>2,37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03:25:54</text:p>
          </table:table-cell>
          <table:table-cell office:value-type="string" calcext:value-type="string">
            <text:p>Download:</text:p>
          </table:table-cell>
          <table:table-cell office:value-type="float" office:value="93.96304" calcext:value-type="float">
            <text:p>93,963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92444" calcext:value-type="float">
            <text:p>92,924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53" calcext:value-type="float">
            <text:p>2,15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03:43:33</text:p>
          </table:table-cell>
          <table:table-cell office:value-type="string" calcext:value-type="string">
            <text:p>Download:</text:p>
          </table:table-cell>
          <table:table-cell office:value-type="float" office:value="93.748608" calcext:value-type="float">
            <text:p>93,7486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154744" calcext:value-type="float">
            <text:p>93,1547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19" calcext:value-type="float">
            <text:p>0,31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17" calcext:value-type="float">
            <text:p>2,11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04:01:11</text:p>
          </table:table-cell>
          <table:table-cell office:value-type="string" calcext:value-type="string">
            <text:p>Download:</text:p>
          </table:table-cell>
          <table:table-cell office:value-type="float" office:value="93.952616" calcext:value-type="float">
            <text:p>93,9526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754968" calcext:value-type="float">
            <text:p>92,7549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55" calcext:value-type="float">
            <text:p>0,0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5135135135135" calcext:value-type="float">
            <text:p>1,3513513513513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034" calcext:value-type="float">
            <text:p>2,0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04:18:48</text:p>
          </table:table-cell>
          <table:table-cell office:value-type="string" calcext:value-type="string">
            <text:p>Download:</text:p>
          </table:table-cell>
          <table:table-cell office:value-type="float" office:value="94.067696" calcext:value-type="float">
            <text:p>94,0676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929152" calcext:value-type="float">
            <text:p>92,9291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86" calcext:value-type="float">
            <text:p>0,5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63157894736842" calcext:value-type="float">
            <text:p>2,6315789473684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716" calcext:value-type="float">
            <text:p>2,71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04:36:23</text:p>
          </table:table-cell>
          <table:table-cell office:value-type="string" calcext:value-type="string">
            <text:p>Download:</text:p>
          </table:table-cell>
          <table:table-cell office:value-type="float" office:value="93.951696" calcext:value-type="float">
            <text:p>93,9516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99812" calcext:value-type="float">
            <text:p>91,998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7" calcext:value-type="float">
            <text:p>0,11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6.94444444444444" calcext:value-type="float">
            <text:p>6,9444444444444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615" calcext:value-type="float">
            <text:p>2,6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04:54:41</text:p>
          </table:table-cell>
          <table:table-cell office:value-type="string" calcext:value-type="string">
            <text:p>Download:</text:p>
          </table:table-cell>
          <table:table-cell office:value-type="float" office:value="93.646432" calcext:value-type="float">
            <text:p>93,646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73104" calcext:value-type="float">
            <text:p>92,731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86" calcext:value-type="float">
            <text:p>0,0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3.79746835443038" calcext:value-type="float">
            <text:p>3,7974683544303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76" calcext:value-type="float">
            <text:p>2,17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05:11:50</text:p>
          </table:table-cell>
          <table:table-cell office:value-type="string" calcext:value-type="string">
            <text:p>Download:</text:p>
          </table:table-cell>
          <table:table-cell office:value-type="float" office:value="94.132848" calcext:value-type="float">
            <text:p>94,1328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72996" calcext:value-type="float">
            <text:p>92,729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04" calcext:value-type="float">
            <text:p>2,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05:31:14</text:p>
          </table:table-cell>
          <table:table-cell office:value-type="string" calcext:value-type="string">
            <text:p>Download:</text:p>
          </table:table-cell>
          <table:table-cell office:value-type="float" office:value="93.916208" calcext:value-type="float">
            <text:p>93,9162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216" calcext:value-type="float">
            <text:p>92,2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54" calcext:value-type="float">
            <text:p>0,05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56410256410256" calcext:value-type="float">
            <text:p>2,5641025641025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002" calcext:value-type="float">
            <text:p>2,00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05:48:49</text:p>
          </table:table-cell>
          <table:table-cell office:value-type="string" calcext:value-type="string">
            <text:p>Download:</text:p>
          </table:table-cell>
          <table:table-cell office:value-type="float" office:value="94.320352" calcext:value-type="float">
            <text:p>94,3203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190624" calcext:value-type="float">
            <text:p>93,1906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92" calcext:value-type="float">
            <text:p>0,09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314" calcext:value-type="float">
            <text:p>2,31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06:07:04</text:p>
          </table:table-cell>
          <table:table-cell office:value-type="string" calcext:value-type="string">
            <text:p>Download:</text:p>
          </table:table-cell>
          <table:table-cell office:value-type="float" office:value="93.280888" calcext:value-type="float">
            <text:p>93,2808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15476" calcext:value-type="float">
            <text:p>93,154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1" calcext:value-type="float">
            <text:p>0,11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006" calcext:value-type="float">
            <text:p>2,00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06:24:54</text:p>
          </table:table-cell>
          <table:table-cell office:value-type="string" calcext:value-type="string">
            <text:p>Download:</text:p>
          </table:table-cell>
          <table:table-cell office:value-type="float" office:value="93.74516" calcext:value-type="float">
            <text:p>93,745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997072" calcext:value-type="float">
            <text:p>92,9970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7" calcext:value-type="float">
            <text:p>0,11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425" calcext:value-type="float">
            <text:p>2,42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06:42:30</text:p>
          </table:table-cell>
          <table:table-cell office:value-type="string" calcext:value-type="string">
            <text:p>Download:</text:p>
          </table:table-cell>
          <table:table-cell office:value-type="float" office:value="94.283872" calcext:value-type="float">
            <text:p>94,2838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710096" calcext:value-type="float">
            <text:p>92,7100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47" calcext:value-type="float">
            <text:p>0,04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95" calcext:value-type="float">
            <text:p>2,1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07:00:11</text:p>
          </table:table-cell>
          <table:table-cell office:value-type="string" calcext:value-type="string">
            <text:p>Download:</text:p>
          </table:table-cell>
          <table:table-cell office:value-type="float" office:value="94.384216" calcext:value-type="float">
            <text:p>94,3842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42624" calcext:value-type="float">
            <text:p>92,6426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4.16666666666667" calcext:value-type="float">
            <text:p>4,1666666666666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45" calcext:value-type="float">
            <text:p>2,24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07:17:46</text:p>
          </table:table-cell>
          <table:table-cell office:value-type="string" calcext:value-type="string">
            <text:p>Download:</text:p>
          </table:table-cell>
          <table:table-cell office:value-type="float" office:value="93.759424" calcext:value-type="float">
            <text:p>93,7594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13512" calcext:value-type="float">
            <text:p>93,135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4.16666666666667" calcext:value-type="float">
            <text:p>4,1666666666666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069" calcext:value-type="float">
            <text:p>2,06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07:35:26</text:p>
          </table:table-cell>
          <table:table-cell office:value-type="string" calcext:value-type="string">
            <text:p>Download:</text:p>
          </table:table-cell>
          <table:table-cell office:value-type="float" office:value="94.183288" calcext:value-type="float">
            <text:p>94,1832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83624" calcext:value-type="float">
            <text:p>92,836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2" calcext:value-type="float">
            <text:p>0,14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4.16666666666667" calcext:value-type="float">
            <text:p>4,1666666666666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83" calcext:value-type="float">
            <text:p>2,1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07:53:06</text:p>
          </table:table-cell>
          <table:table-cell office:value-type="string" calcext:value-type="string">
            <text:p>Download:</text:p>
          </table:table-cell>
          <table:table-cell office:value-type="float" office:value="94.2552" calcext:value-type="float">
            <text:p>94,25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13948" calcext:value-type="float">
            <text:p>93,139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6" calcext:value-type="float">
            <text:p>0,20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4.22535211267606" calcext:value-type="float">
            <text:p>4,2253521126760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099" calcext:value-type="float">
            <text:p>2,0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08:10:47</text:p>
          </table:table-cell>
          <table:table-cell office:value-type="string" calcext:value-type="string">
            <text:p>Download:</text:p>
          </table:table-cell>
          <table:table-cell office:value-type="float" office:value="94.56156" calcext:value-type="float">
            <text:p>94,561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6716" calcext:value-type="float">
            <text:p>93,367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4" calcext:value-type="float">
            <text:p>0,16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7777777777778" calcext:value-type="float">
            <text:p>2,777777777777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422" calcext:value-type="float">
            <text:p>2,42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08:28:27</text:p>
          </table:table-cell>
          <table:table-cell office:value-type="string" calcext:value-type="string">
            <text:p>Download:</text:p>
          </table:table-cell>
          <table:table-cell office:value-type="float" office:value="94.193216" calcext:value-type="float">
            <text:p>94,1932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663664" calcext:value-type="float">
            <text:p>93,6636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6" calcext:value-type="float">
            <text:p>0,15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7777777777778" calcext:value-type="float">
            <text:p>2,777777777777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342" calcext:value-type="float">
            <text:p>2,34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08:46:07</text:p>
          </table:table-cell>
          <table:table-cell office:value-type="string" calcext:value-type="string">
            <text:p>Download:</text:p>
          </table:table-cell>
          <table:table-cell office:value-type="float" office:value="93.754864" calcext:value-type="float">
            <text:p>93,7548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60688" calcext:value-type="float">
            <text:p>93,5606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8" calcext:value-type="float">
            <text:p>0,12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5.26315789473684" calcext:value-type="float">
            <text:p>5,2631578947368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569" calcext:value-type="float">
            <text:p>2,56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09:03:47</text:p>
          </table:table-cell>
          <table:table-cell office:value-type="string" calcext:value-type="string">
            <text:p>Download:</text:p>
          </table:table-cell>
          <table:table-cell office:value-type="float" office:value="94.026304" calcext:value-type="float">
            <text:p>94,0263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8284" calcext:value-type="float">
            <text:p>93,382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92" calcext:value-type="float">
            <text:p>0,09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3.75" calcext:value-type="float">
            <text:p>3,7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097" calcext:value-type="float">
            <text:p>2,09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09:22:06</text:p>
          </table:table-cell>
          <table:table-cell office:value-type="string" calcext:value-type="string">
            <text:p>Download:</text:p>
          </table:table-cell>
          <table:table-cell office:value-type="float" office:value="94.054576" calcext:value-type="float">
            <text:p>94,0545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87864" calcext:value-type="float">
            <text:p>93,878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01" calcext:value-type="float">
            <text:p>0,1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4.16666666666667" calcext:value-type="float">
            <text:p>4,1666666666666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59" calcext:value-type="float">
            <text:p>2,15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09:40:40</text:p>
          </table:table-cell>
          <table:table-cell office:value-type="string" calcext:value-type="string">
            <text:p>Download:</text:p>
          </table:table-cell>
          <table:table-cell office:value-type="float" office:value="94.381416" calcext:value-type="float">
            <text:p>94,3814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01168" calcext:value-type="float">
            <text:p>93,5011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94" calcext:value-type="float">
            <text:p>0,09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7777777777778" calcext:value-type="float">
            <text:p>2,777777777777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392" calcext:value-type="float">
            <text:p>2,39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09:57:49</text:p>
          </table:table-cell>
          <table:table-cell office:value-type="string" calcext:value-type="string">
            <text:p>Download:</text:p>
          </table:table-cell>
          <table:table-cell office:value-type="float" office:value="93.264216" calcext:value-type="float">
            <text:p>93,2642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880776" calcext:value-type="float">
            <text:p>92,8807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9" calcext:value-type="float">
            <text:p>0,13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021" calcext:value-type="float">
            <text:p>2,02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10:16:51</text:p>
          </table:table-cell>
          <table:table-cell office:value-type="string" calcext:value-type="string">
            <text:p>Download:</text:p>
          </table:table-cell>
          <table:table-cell office:value-type="float" office:value="93.877296" calcext:value-type="float">
            <text:p>93,8772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0096" calcext:value-type="float">
            <text:p>93,500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112" calcext:value-type="float">
            <text:p>1,11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27" calcext:value-type="float">
            <text:p>2,12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10:34:27</text:p>
          </table:table-cell>
          <table:table-cell office:value-type="string" calcext:value-type="string">
            <text:p>Download:</text:p>
          </table:table-cell>
          <table:table-cell office:value-type="float" office:value="93.62252" calcext:value-type="float">
            <text:p>93,622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19176" calcext:value-type="float">
            <text:p>93,4191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84" calcext:value-type="float">
            <text:p>0,08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7777777777778" calcext:value-type="float">
            <text:p>2,777777777777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3" calcext:value-type="float">
            <text:p>2,2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10:52:02</text:p>
          </table:table-cell>
          <table:table-cell office:value-type="string" calcext:value-type="string">
            <text:p>Download:</text:p>
          </table:table-cell>
          <table:table-cell office:value-type="float" office:value="94.121768" calcext:value-type="float">
            <text:p>94,1217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6452" calcext:value-type="float">
            <text:p>93,64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9" calcext:value-type="float">
            <text:p>0,13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975" calcext:value-type="float">
            <text:p>1,97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11:09:37</text:p>
          </table:table-cell>
          <table:table-cell office:value-type="string" calcext:value-type="string">
            <text:p>Download:</text:p>
          </table:table-cell>
          <table:table-cell office:value-type="float" office:value="94.128704" calcext:value-type="float">
            <text:p>94,1287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201744" calcext:value-type="float">
            <text:p>93,2017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77" calcext:value-type="float">
            <text:p>2,27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11:27:11</text:p>
          </table:table-cell>
          <table:table-cell office:value-type="string" calcext:value-type="string">
            <text:p>Download:</text:p>
          </table:table-cell>
          <table:table-cell office:value-type="float" office:value="94.161832" calcext:value-type="float">
            <text:p>94,1618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732104" calcext:value-type="float">
            <text:p>92,7321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7777777777778" calcext:value-type="float">
            <text:p>2,777777777777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39" calcext:value-type="float">
            <text:p>2,23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11:45:27</text:p>
          </table:table-cell>
          <table:table-cell office:value-type="string" calcext:value-type="string">
            <text:p>Download:</text:p>
          </table:table-cell>
          <table:table-cell office:value-type="float" office:value="94.014968" calcext:value-type="float">
            <text:p>94,0149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51352" calcext:value-type="float">
            <text:p>93,4513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9" calcext:value-type="float">
            <text:p>0,18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05" calcext:value-type="float">
            <text:p>2,2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12:03:19</text:p>
          </table:table-cell>
          <table:table-cell office:value-type="string" calcext:value-type="string">
            <text:p>Download:</text:p>
          </table:table-cell>
          <table:table-cell office:value-type="float" office:value="94.272104" calcext:value-type="float">
            <text:p>94,2721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01384" calcext:value-type="float">
            <text:p>93,4013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467" calcext:value-type="float">
            <text:p>2,46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12:20:54</text:p>
          </table:table-cell>
          <table:table-cell office:value-type="string" calcext:value-type="string">
            <text:p>Download:</text:p>
          </table:table-cell>
          <table:table-cell office:value-type="float" office:value="93.866304" calcext:value-type="float">
            <text:p>93,8663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84456" calcext:value-type="float">
            <text:p>93,3844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3" calcext:value-type="float">
            <text:p>0,11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35" calcext:value-type="float">
            <text:p>2,13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12:38:32</text:p>
          </table:table-cell>
          <table:table-cell office:value-type="string" calcext:value-type="string">
            <text:p>Download:</text:p>
          </table:table-cell>
          <table:table-cell office:value-type="float" office:value="93.836432" calcext:value-type="float">
            <text:p>93,836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410752" calcext:value-type="float">
            <text:p>92,4107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02" calcext:value-type="float">
            <text:p>0,10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022" calcext:value-type="float">
            <text:p>2,02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12:56:10</text:p>
          </table:table-cell>
          <table:table-cell office:value-type="string" calcext:value-type="string">
            <text:p>Download:</text:p>
          </table:table-cell>
          <table:table-cell office:value-type="float" office:value="94.140752" calcext:value-type="float">
            <text:p>94,1407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866856" calcext:value-type="float">
            <text:p>92,8668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6" calcext:value-type="float">
            <text:p>0,14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386" calcext:value-type="float">
            <text:p>2,3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13:13:49</text:p>
          </table:table-cell>
          <table:table-cell office:value-type="string" calcext:value-type="string">
            <text:p>Download:</text:p>
          </table:table-cell>
          <table:table-cell office:value-type="float" office:value="94.270776" calcext:value-type="float">
            <text:p>94,2707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80072" calcext:value-type="float">
            <text:p>93,5800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85" calcext:value-type="float">
            <text:p>0,08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40845070422535" calcext:value-type="float">
            <text:p>1,4084507042253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56" calcext:value-type="float">
            <text:p>2,15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13:31:26</text:p>
          </table:table-cell>
          <table:table-cell office:value-type="string" calcext:value-type="string">
            <text:p>Download:</text:p>
          </table:table-cell>
          <table:table-cell office:value-type="float" office:value="93.428776" calcext:value-type="float">
            <text:p>93,4287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673856" calcext:value-type="float">
            <text:p>93,6738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14" calcext:value-type="float">
            <text:p>0,21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970873786407767" calcext:value-type="float">
            <text:p>0,97087378640776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66" calcext:value-type="float">
            <text:p>2,26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13:49:35</text:p>
          </table:table-cell>
          <table:table-cell office:value-type="string" calcext:value-type="string">
            <text:p>Download:</text:p>
          </table:table-cell>
          <table:table-cell office:value-type="float" office:value="94.234272" calcext:value-type="float">
            <text:p>94,2342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264168" calcext:value-type="float">
            <text:p>93,2641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7777777777778" calcext:value-type="float">
            <text:p>2,777777777777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96" calcext:value-type="float">
            <text:p>2,19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14:07:48</text:p>
          </table:table-cell>
          <table:table-cell office:value-type="string" calcext:value-type="string">
            <text:p>Download:</text:p>
          </table:table-cell>
          <table:table-cell office:value-type="float" office:value="93.034632" calcext:value-type="float">
            <text:p>93,0346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618136" calcext:value-type="float">
            <text:p>93,6181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673" calcext:value-type="float">
            <text:p>0,67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32558139534884" calcext:value-type="float">
            <text:p>2,3255813953488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56" calcext:value-type="float">
            <text:p>2,15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14:25:22</text:p>
          </table:table-cell>
          <table:table-cell office:value-type="string" calcext:value-type="string">
            <text:p>Download:</text:p>
          </table:table-cell>
          <table:table-cell office:value-type="float" office:value="94.184944" calcext:value-type="float">
            <text:p>94,1849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47664" calcext:value-type="float">
            <text:p>93,3476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3" calcext:value-type="float">
            <text:p>0,11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7777777777778" calcext:value-type="float">
            <text:p>2,777777777777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984" calcext:value-type="float">
            <text:p>1,98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14:43:07</text:p>
          </table:table-cell>
          <table:table-cell office:value-type="string" calcext:value-type="string">
            <text:p>Download:</text:p>
          </table:table-cell>
          <table:table-cell office:value-type="float" office:value="94.173608" calcext:value-type="float">
            <text:p>94,1736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74864" calcext:value-type="float">
            <text:p>93,5748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05" calcext:value-type="float">
            <text:p>0,3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497" calcext:value-type="float">
            <text:p>2,49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15:01:27</text:p>
          </table:table-cell>
          <table:table-cell office:value-type="string" calcext:value-type="string">
            <text:p>Download:</text:p>
          </table:table-cell>
          <table:table-cell office:value-type="float" office:value="94.214824" calcext:value-type="float">
            <text:p>94,2148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07096" calcext:value-type="float">
            <text:p>93,4070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56410256410256" calcext:value-type="float">
            <text:p>2,5641025641025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14" calcext:value-type="float">
            <text:p>2,11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15:19:17</text:p>
          </table:table-cell>
          <table:table-cell office:value-type="string" calcext:value-type="string">
            <text:p>Download:</text:p>
          </table:table-cell>
          <table:table-cell office:value-type="float" office:value="94.016296" calcext:value-type="float">
            <text:p>94,0162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642064" calcext:value-type="float">
            <text:p>93,6420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951" calcext:value-type="float">
            <text:p>0,95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839" calcext:value-type="float">
            <text:p>2,83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15:36:53</text:p>
          </table:table-cell>
          <table:table-cell office:value-type="string" calcext:value-type="string">
            <text:p>Download:</text:p>
          </table:table-cell>
          <table:table-cell office:value-type="float" office:value="94.028512" calcext:value-type="float">
            <text:p>94,0285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31064" calcext:value-type="float">
            <text:p>93,4310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038" calcext:value-type="float">
            <text:p>2,03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15:54:32</text:p>
          </table:table-cell>
          <table:table-cell office:value-type="string" calcext:value-type="string">
            <text:p>Download:</text:p>
          </table:table-cell>
          <table:table-cell office:value-type="float" office:value="93.582632" calcext:value-type="float">
            <text:p>93,5826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0692" calcext:value-type="float">
            <text:p>93,406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3" calcext:value-type="float">
            <text:p>0,16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4.05405405405405" calcext:value-type="float">
            <text:p>4,0540540540540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604" calcext:value-type="float">
            <text:p>2,6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16:12:07</text:p>
          </table:table-cell>
          <table:table-cell office:value-type="string" calcext:value-type="string">
            <text:p>Download:</text:p>
          </table:table-cell>
          <table:table-cell office:value-type="float" office:value="94.106824" calcext:value-type="float">
            <text:p>94,1068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3792" calcext:value-type="float">
            <text:p>93,4637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48" calcext:value-type="float">
            <text:p>0,34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93" calcext:value-type="float">
            <text:p>2,29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16:29:47</text:p>
          </table:table-cell>
          <table:table-cell office:value-type="string" calcext:value-type="string">
            <text:p>Download:</text:p>
          </table:table-cell>
          <table:table-cell office:value-type="float" office:value="94.160264" calcext:value-type="float">
            <text:p>94,1602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48352" calcext:value-type="float">
            <text:p>93,5483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6" calcext:value-type="float">
            <text:p>0,16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4.16666666666667" calcext:value-type="float">
            <text:p>4,1666666666666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994" calcext:value-type="float">
            <text:p>1,99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16:47:40</text:p>
          </table:table-cell>
          <table:table-cell office:value-type="string" calcext:value-type="string">
            <text:p>Download:</text:p>
          </table:table-cell>
          <table:table-cell office:value-type="float" office:value="94.095512" calcext:value-type="float">
            <text:p>94,0955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58288" calcext:value-type="float">
            <text:p>93,3582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55" calcext:value-type="float">
            <text:p>0,2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5135135135135" calcext:value-type="float">
            <text:p>1,3513513513513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09" calcext:value-type="float">
            <text:p>2,1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17:05:18</text:p>
          </table:table-cell>
          <table:table-cell office:value-type="string" calcext:value-type="string">
            <text:p>Download:</text:p>
          </table:table-cell>
          <table:table-cell office:value-type="float" office:value="92.379616" calcext:value-type="float">
            <text:p>92,3796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765288" calcext:value-type="float">
            <text:p>92,7652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3" calcext:value-type="float">
            <text:p>0,14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3.2520325203252" calcext:value-type="float">
            <text:p>3,252032520325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27" calcext:value-type="float">
            <text:p>2,22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17:22:59</text:p>
          </table:table-cell>
          <table:table-cell office:value-type="string" calcext:value-type="string">
            <text:p>Download:</text:p>
          </table:table-cell>
          <table:table-cell office:value-type="float" office:value="93.703352" calcext:value-type="float">
            <text:p>93,7033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231696" calcext:value-type="float">
            <text:p>93,2316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4" calcext:value-type="float">
            <text:p>0,15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65" calcext:value-type="float">
            <text:p>2,26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17:41:14</text:p>
          </table:table-cell>
          <table:table-cell office:value-type="string" calcext:value-type="string">
            <text:p>Download:</text:p>
          </table:table-cell>
          <table:table-cell office:value-type="float" office:value="94.070976" calcext:value-type="float">
            <text:p>94,0709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7112" calcext:value-type="float">
            <text:p>93,4671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62" calcext:value-type="float">
            <text:p>0,06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045" calcext:value-type="float">
            <text:p>2,04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17:58:50</text:p>
          </table:table-cell>
          <table:table-cell office:value-type="string" calcext:value-type="string">
            <text:p>Download:</text:p>
          </table:table-cell>
          <table:table-cell office:value-type="float" office:value="94.155992" calcext:value-type="float">
            <text:p>94,1559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61984" calcext:value-type="float">
            <text:p>93,619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1" calcext:value-type="float">
            <text:p>0,11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653" calcext:value-type="float">
            <text:p>2,65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18:16:24</text:p>
          </table:table-cell>
          <table:table-cell office:value-type="string" calcext:value-type="string">
            <text:p>Download:</text:p>
          </table:table-cell>
          <table:table-cell office:value-type="float" office:value="93.89708" calcext:value-type="float">
            <text:p>93,897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182" calcext:value-type="float">
            <text:p>93,518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22" calcext:value-type="float">
            <text:p>0,22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52" calcext:value-type="float">
            <text:p>2,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18:34:40</text:p>
          </table:table-cell>
          <table:table-cell office:value-type="string" calcext:value-type="string">
            <text:p>Download:</text:p>
          </table:table-cell>
          <table:table-cell office:value-type="float" office:value="94.16196" calcext:value-type="float">
            <text:p>94,161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63752" calcext:value-type="float">
            <text:p>93,3637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4" calcext:value-type="float">
            <text:p>0,11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4.05405405405405" calcext:value-type="float">
            <text:p>4,0540540540540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037" calcext:value-type="float">
            <text:p>2,03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18:52:16</text:p>
          </table:table-cell>
          <table:table-cell office:value-type="string" calcext:value-type="string">
            <text:p>Download:</text:p>
          </table:table-cell>
          <table:table-cell office:value-type="float" office:value="94.03324" calcext:value-type="float">
            <text:p>94,033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70692" calcext:value-type="float">
            <text:p>93,706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9" calcext:value-type="float">
            <text:p>0,17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66666666666667" calcext:value-type="float">
            <text:p>2,6666666666666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63" calcext:value-type="float">
            <text:p>2,16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19:09:51</text:p>
          </table:table-cell>
          <table:table-cell office:value-type="string" calcext:value-type="string">
            <text:p>Download:</text:p>
          </table:table-cell>
          <table:table-cell office:value-type="float" office:value="93.584584" calcext:value-type="float">
            <text:p>93,5845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184968" calcext:value-type="float">
            <text:p>93,1849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81" calcext:value-type="float">
            <text:p>0,28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805" calcext:value-type="float">
            <text:p>2,8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19:27:28</text:p>
          </table:table-cell>
          <table:table-cell office:value-type="string" calcext:value-type="string">
            <text:p>Download:</text:p>
          </table:table-cell>
          <table:table-cell office:value-type="float" office:value="92.774808" calcext:value-type="float">
            <text:p>92,7748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398168" calcext:value-type="float">
            <text:p>91,3981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25" calcext:value-type="float">
            <text:p>0,22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8169014084507" calcext:value-type="float">
            <text:p>2,816901408450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466" calcext:value-type="float">
            <text:p>2,46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19:45:03</text:p>
          </table:table-cell>
          <table:table-cell office:value-type="string" calcext:value-type="string">
            <text:p>Download:</text:p>
          </table:table-cell>
          <table:table-cell office:value-type="float" office:value="93.857984" calcext:value-type="float">
            <text:p>93,8579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74296" calcext:value-type="float">
            <text:p>92,6742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2" calcext:value-type="float">
            <text:p>0,13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40845070422535" calcext:value-type="float">
            <text:p>1,4084507042253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9" calcext:value-type="float">
            <text:p>2,1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20:02:42</text:p>
          </table:table-cell>
          <table:table-cell office:value-type="string" calcext:value-type="string">
            <text:p>Download:</text:p>
          </table:table-cell>
          <table:table-cell office:value-type="float" office:value="94.024312" calcext:value-type="float">
            <text:p>94,0243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82096" calcext:value-type="float">
            <text:p>93,5820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453" calcext:value-type="float">
            <text:p>0,45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4.16666666666667" calcext:value-type="float">
            <text:p>4,1666666666666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517" calcext:value-type="float">
            <text:p>2,51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20:20:16</text:p>
          </table:table-cell>
          <table:table-cell office:value-type="string" calcext:value-type="string">
            <text:p>Download:</text:p>
          </table:table-cell>
          <table:table-cell office:value-type="float" office:value="93.696248" calcext:value-type="float">
            <text:p>93,6962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204576" calcext:value-type="float">
            <text:p>93,2045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64" calcext:value-type="float">
            <text:p>0,36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7777777777778" calcext:value-type="float">
            <text:p>2,777777777777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03" calcext:value-type="float">
            <text:p>2,20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20:37:54</text:p>
          </table:table-cell>
          <table:table-cell office:value-type="string" calcext:value-type="string">
            <text:p>Download:</text:p>
          </table:table-cell>
          <table:table-cell office:value-type="float" office:value="94.04116" calcext:value-type="float">
            <text:p>94,041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977072" calcext:value-type="float">
            <text:p>92,9770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94" calcext:value-type="float">
            <text:p>0,29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4.16666666666667" calcext:value-type="float">
            <text:p>4,1666666666666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31" calcext:value-type="float">
            <text:p>2,23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20:55:34</text:p>
          </table:table-cell>
          <table:table-cell office:value-type="string" calcext:value-type="string">
            <text:p>Download:</text:p>
          </table:table-cell>
          <table:table-cell office:value-type="float" office:value="94.119688" calcext:value-type="float">
            <text:p>94,1196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217416" calcext:value-type="float">
            <text:p>93,2174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4" calcext:value-type="float">
            <text:p>0,11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63157894736842" calcext:value-type="float">
            <text:p>2,6315789473684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21:13:21</text:p>
          </table:table-cell>
          <table:table-cell office:value-type="string" calcext:value-type="string">
            <text:p>Download:</text:p>
          </table:table-cell>
          <table:table-cell office:value-type="float" office:value="93.41624" calcext:value-type="float">
            <text:p>93,416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66.83148" calcext:value-type="float">
            <text:p>66,831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67" calcext:value-type="float">
            <text:p>0,26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6.25" calcext:value-type="float">
            <text:p>6,2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7.499" calcext:value-type="float">
            <text:p>7,4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21:31:03</text:p>
          </table:table-cell>
          <table:table-cell office:value-type="string" calcext:value-type="string">
            <text:p>Download:</text:p>
          </table:table-cell>
          <table:table-cell office:value-type="float" office:value="93.861032" calcext:value-type="float">
            <text:p>93,8610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639432" calcext:value-type="float">
            <text:p>91,639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08" calcext:value-type="float">
            <text:p>1,0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.023" calcext:value-type="float">
            <text:p>3,02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21:48:42</text:p>
          </table:table-cell>
          <table:table-cell office:value-type="string" calcext:value-type="string">
            <text:p>Download:</text:p>
          </table:table-cell>
          <table:table-cell office:value-type="float" office:value="93.981616" calcext:value-type="float">
            <text:p>93,9816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99844" calcext:value-type="float">
            <text:p>92,998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53" calcext:value-type="float">
            <text:p>0,35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4.16666666666667" calcext:value-type="float">
            <text:p>4,1666666666666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53" calcext:value-type="float">
            <text:p>2,25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22:06:17</text:p>
          </table:table-cell>
          <table:table-cell office:value-type="string" calcext:value-type="string">
            <text:p>Download:</text:p>
          </table:table-cell>
          <table:table-cell office:value-type="float" office:value="93.598912" calcext:value-type="float">
            <text:p>93,5989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13856" calcext:value-type="float">
            <text:p>93,4138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404" calcext:value-type="float">
            <text:p>0,4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63157894736842" calcext:value-type="float">
            <text:p>2,6315789473684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512" calcext:value-type="float">
            <text:p>2,51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22:23:54</text:p>
          </table:table-cell>
          <table:table-cell office:value-type="string" calcext:value-type="string">
            <text:p>Download:</text:p>
          </table:table-cell>
          <table:table-cell office:value-type="float" office:value="94.215392" calcext:value-type="float">
            <text:p>94,2153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19488" calcext:value-type="float">
            <text:p>93,4194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71" calcext:value-type="float">
            <text:p>0,27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81" calcext:value-type="float">
            <text:p>2,18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22:41:37</text:p>
          </table:table-cell>
          <table:table-cell office:value-type="string" calcext:value-type="string">
            <text:p>Download:</text:p>
          </table:table-cell>
          <table:table-cell office:value-type="float" office:value="93.328184" calcext:value-type="float">
            <text:p>93,3281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92008" calcext:value-type="float">
            <text:p>93,4920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734" calcext:value-type="float">
            <text:p>2,7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22:59:11</text:p>
          </table:table-cell>
          <table:table-cell office:value-type="string" calcext:value-type="string">
            <text:p>Download:</text:p>
          </table:table-cell>
          <table:table-cell office:value-type="float" office:value="93.819888" calcext:value-type="float">
            <text:p>93,8198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867056" calcext:value-type="float">
            <text:p>92,8670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95" calcext:value-type="float">
            <text:p>0,2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5.55555555555556" calcext:value-type="float">
            <text:p>5,5555555555555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356" calcext:value-type="float">
            <text:p>2,35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23:16:46</text:p>
          </table:table-cell>
          <table:table-cell office:value-type="string" calcext:value-type="string">
            <text:p>Download:</text:p>
          </table:table-cell>
          <table:table-cell office:value-type="float" office:value="93.946856" calcext:value-type="float">
            <text:p>93,9468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643568" calcext:value-type="float">
            <text:p>93,6435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7" calcext:value-type="float">
            <text:p>0,15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38" calcext:value-type="float">
            <text:p>2,23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1-31 23:34:22</text:p>
          </table:table-cell>
          <table:table-cell office:value-type="string" calcext:value-type="string">
            <text:p>Download:</text:p>
          </table:table-cell>
          <table:table-cell office:value-type="float" office:value="94.006776" calcext:value-type="float">
            <text:p>94,0067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57928" calcext:value-type="float">
            <text:p>93,5579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09" calcext:value-type="float">
            <text:p>0,1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7777777777778" calcext:value-type="float">
            <text:p>2,777777777777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57" calcext:value-type="float">
            <text:p>2,5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06:31:50</text:p>
          </table:table-cell>
          <table:table-cell office:value-type="string" calcext:value-type="string">
            <text:p>Download:</text:p>
          </table:table-cell>
          <table:table-cell office:value-type="float" office:value="93.338704" calcext:value-type="float">
            <text:p>93,3387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95608" calcext:value-type="float">
            <text:p>93,3956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6" calcext:value-type="float">
            <text:p>0,1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14" calcext:value-type="float">
            <text:p>2,11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06:49:34</text:p>
          </table:table-cell>
          <table:table-cell office:value-type="string" calcext:value-type="string">
            <text:p>Download:</text:p>
          </table:table-cell>
          <table:table-cell office:value-type="float" office:value="94.183544" calcext:value-type="float">
            <text:p>94,1835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685312" calcext:value-type="float">
            <text:p>93,6853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37" calcext:value-type="float">
            <text:p>0,03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15" calcext:value-type="float">
            <text:p>2,1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07:07:17</text:p>
          </table:table-cell>
          <table:table-cell office:value-type="string" calcext:value-type="string">
            <text:p>Download:</text:p>
          </table:table-cell>
          <table:table-cell office:value-type="float" office:value="93.98796" calcext:value-type="float">
            <text:p>93,987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91952" calcext:value-type="float">
            <text:p>93,5919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3" calcext:value-type="float">
            <text:p>0,14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75" calcext:value-type="float">
            <text:p>2,17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07:25:01</text:p>
          </table:table-cell>
          <table:table-cell office:value-type="string" calcext:value-type="string">
            <text:p>Download:</text:p>
          </table:table-cell>
          <table:table-cell office:value-type="float" office:value="94.047448" calcext:value-type="float">
            <text:p>94,0474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21528" calcext:value-type="float">
            <text:p>93,4215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85" calcext:value-type="float">
            <text:p>0,28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029" calcext:value-type="float">
            <text:p>2,02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07:42:50</text:p>
          </table:table-cell>
          <table:table-cell office:value-type="string" calcext:value-type="string">
            <text:p>Download:</text:p>
          </table:table-cell>
          <table:table-cell office:value-type="float" office:value="94.3164" calcext:value-type="float">
            <text:p>94,31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643584" calcext:value-type="float">
            <text:p>93,6435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5" calcext:value-type="float">
            <text:p>0,1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5.55555555555556" calcext:value-type="float">
            <text:p>5,5555555555555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05" calcext:value-type="float">
            <text:p>2,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08:00:28</text:p>
          </table:table-cell>
          <table:table-cell office:value-type="string" calcext:value-type="string">
            <text:p>Download:</text:p>
          </table:table-cell>
          <table:table-cell office:value-type="float" office:value="93.866024" calcext:value-type="float">
            <text:p>93,8660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82304" calcext:value-type="float">
            <text:p>93,5823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4.16666666666667" calcext:value-type="float">
            <text:p>4,1666666666666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99" calcext:value-type="float">
            <text:p>2,1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08:18:06</text:p>
          </table:table-cell>
          <table:table-cell office:value-type="string" calcext:value-type="string">
            <text:p>Download:</text:p>
          </table:table-cell>
          <table:table-cell office:value-type="float" office:value="94.084168" calcext:value-type="float">
            <text:p>94,0841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678464" calcext:value-type="float">
            <text:p>93,6784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11" calcext:value-type="float">
            <text:p>0,21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7777777777778" calcext:value-type="float">
            <text:p>2,777777777777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26" calcext:value-type="float">
            <text:p>2,2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08:35:51</text:p>
          </table:table-cell>
          <table:table-cell office:value-type="string" calcext:value-type="string">
            <text:p>Download:</text:p>
          </table:table-cell>
          <table:table-cell office:value-type="float" office:value="94.085616" calcext:value-type="float">
            <text:p>94,0856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65072" calcext:value-type="float">
            <text:p>93,650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4" calcext:value-type="float">
            <text:p>0,12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7777777777778" calcext:value-type="float">
            <text:p>2,777777777777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55" calcext:value-type="float">
            <text:p>2,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08:53:35</text:p>
          </table:table-cell>
          <table:table-cell office:value-type="string" calcext:value-type="string">
            <text:p>Download:</text:p>
          </table:table-cell>
          <table:table-cell office:value-type="float" office:value="94.377664" calcext:value-type="float">
            <text:p>94,3776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686272" calcext:value-type="float">
            <text:p>93,6862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05" calcext:value-type="float">
            <text:p>0,3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7777777777778" calcext:value-type="float">
            <text:p>2,777777777777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359" calcext:value-type="float">
            <text:p>2,35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09:11:18</text:p>
          </table:table-cell>
          <table:table-cell office:value-type="string" calcext:value-type="string">
            <text:p>Download:</text:p>
          </table:table-cell>
          <table:table-cell office:value-type="float" office:value="94.077168" calcext:value-type="float">
            <text:p>94,0771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712256" calcext:value-type="float">
            <text:p>93,7122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9" calcext:value-type="float">
            <text:p>0,15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7777777777778" calcext:value-type="float">
            <text:p>2,777777777777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53" calcext:value-type="float">
            <text:p>2,15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09:29:03</text:p>
          </table:table-cell>
          <table:table-cell office:value-type="string" calcext:value-type="string">
            <text:p>Download:</text:p>
          </table:table-cell>
          <table:table-cell office:value-type="float" office:value="93.956864" calcext:value-type="float">
            <text:p>93,9568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4272" calcext:value-type="float">
            <text:p>93,442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51" calcext:value-type="float">
            <text:p>0,05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611" calcext:value-type="float">
            <text:p>2,61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09:46:50</text:p>
          </table:table-cell>
          <table:table-cell office:value-type="string" calcext:value-type="string">
            <text:p>Download:</text:p>
          </table:table-cell>
          <table:table-cell office:value-type="float" office:value="94.16756" calcext:value-type="float">
            <text:p>94,167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140312" calcext:value-type="float">
            <text:p>93,1403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01" calcext:value-type="float">
            <text:p>0,1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8169014084507" calcext:value-type="float">
            <text:p>2,816901408450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62" calcext:value-type="float">
            <text:p>2,16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10:04:27</text:p>
          </table:table-cell>
          <table:table-cell office:value-type="string" calcext:value-type="string">
            <text:p>Download:</text:p>
          </table:table-cell>
          <table:table-cell office:value-type="float" office:value="94.196744" calcext:value-type="float">
            <text:p>94,1967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971904" calcext:value-type="float">
            <text:p>92,9719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6" calcext:value-type="float">
            <text:p>0,13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38" calcext:value-type="float">
            <text:p>2,13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10:22:12</text:p>
          </table:table-cell>
          <table:table-cell office:value-type="string" calcext:value-type="string">
            <text:p>Download:</text:p>
          </table:table-cell>
          <table:table-cell office:value-type="float" office:value="94.119032" calcext:value-type="float">
            <text:p>94,1190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734944" calcext:value-type="float">
            <text:p>93,7349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1" calcext:value-type="float">
            <text:p>0,16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4.05405405405405" calcext:value-type="float">
            <text:p>4,0540540540540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078" calcext:value-type="float">
            <text:p>2,07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10:39:57</text:p>
          </table:table-cell>
          <table:table-cell office:value-type="string" calcext:value-type="string">
            <text:p>Download:</text:p>
          </table:table-cell>
          <table:table-cell office:value-type="float" office:value="94.053552" calcext:value-type="float">
            <text:p>94,0535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4112" calcext:value-type="float">
            <text:p>93,341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4.22535211267606" calcext:value-type="float">
            <text:p>4,2253521126760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562" calcext:value-type="float">
            <text:p>2,56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10:57:42</text:p>
          </table:table-cell>
          <table:table-cell office:value-type="string" calcext:value-type="string">
            <text:p>Download:</text:p>
          </table:table-cell>
          <table:table-cell office:value-type="float" office:value="93.91192" calcext:value-type="float">
            <text:p>93,911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28824" calcext:value-type="float">
            <text:p>93,4288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7" calcext:value-type="float">
            <text:p>0,12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36" calcext:value-type="float">
            <text:p>2,23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11:15:28</text:p>
          </table:table-cell>
          <table:table-cell office:value-type="string" calcext:value-type="string">
            <text:p>Download:</text:p>
          </table:table-cell>
          <table:table-cell office:value-type="float" office:value="93.878048" calcext:value-type="float">
            <text:p>93,8780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80232" calcext:value-type="float">
            <text:p>93,5802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3" calcext:value-type="float">
            <text:p>0,1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422" calcext:value-type="float">
            <text:p>2,42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11:33:13</text:p>
          </table:table-cell>
          <table:table-cell office:value-type="string" calcext:value-type="string">
            <text:p>Download:</text:p>
          </table:table-cell>
          <table:table-cell office:value-type="float" office:value="93.950176" calcext:value-type="float">
            <text:p>93,9501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299368" calcext:value-type="float">
            <text:p>93,2993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75" calcext:value-type="float">
            <text:p>0,07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7777777777778" calcext:value-type="float">
            <text:p>2,777777777777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022" calcext:value-type="float">
            <text:p>2,02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11:50:58</text:p>
          </table:table-cell>
          <table:table-cell office:value-type="string" calcext:value-type="string">
            <text:p>Download:</text:p>
          </table:table-cell>
          <table:table-cell office:value-type="float" office:value="94.360888" calcext:value-type="float">
            <text:p>94,3608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70568" calcext:value-type="float">
            <text:p>93,5705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6" calcext:value-type="float">
            <text:p>0,16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7777777777778" calcext:value-type="float">
            <text:p>2,777777777777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91" calcext:value-type="float">
            <text:p>2,19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12:08:49</text:p>
          </table:table-cell>
          <table:table-cell office:value-type="string" calcext:value-type="string">
            <text:p>Download:</text:p>
          </table:table-cell>
          <table:table-cell office:value-type="float" office:value="94.009912" calcext:value-type="float">
            <text:p>94,0099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721112" calcext:value-type="float">
            <text:p>92,7211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7" calcext:value-type="float">
            <text:p>0,11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34" calcext:value-type="float">
            <text:p>2,1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12:26:39</text:p>
          </table:table-cell>
          <table:table-cell office:value-type="string" calcext:value-type="string">
            <text:p>Download:</text:p>
          </table:table-cell>
          <table:table-cell office:value-type="float" office:value="93.720232" calcext:value-type="float">
            <text:p>93,7202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74184" calcext:value-type="float">
            <text:p>93,5741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5.037" calcext:value-type="float">
            <text:p>5,03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91" calcext:value-type="float">
            <text:p>2,9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12:44:19</text:p>
          </table:table-cell>
          <table:table-cell office:value-type="string" calcext:value-type="string">
            <text:p>Download:</text:p>
          </table:table-cell>
          <table:table-cell office:value-type="float" office:value="93.673208" calcext:value-type="float">
            <text:p>93,6732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619968" calcext:value-type="float">
            <text:p>93,6199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7" calcext:value-type="float">
            <text:p>0,13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56410256410256" calcext:value-type="float">
            <text:p>2,5641025641025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55" calcext:value-type="float">
            <text:p>2,2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13:02:00</text:p>
          </table:table-cell>
          <table:table-cell office:value-type="string" calcext:value-type="string">
            <text:p>Download:</text:p>
          </table:table-cell>
          <table:table-cell office:value-type="float" office:value="93.913728" calcext:value-type="float">
            <text:p>93,9137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94048" calcext:value-type="float">
            <text:p>93,5940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48" calcext:value-type="float">
            <text:p>0,24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7777777777778" calcext:value-type="float">
            <text:p>2,777777777777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549" calcext:value-type="float">
            <text:p>2,5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13:19:46</text:p>
          </table:table-cell>
          <table:table-cell office:value-type="string" calcext:value-type="string">
            <text:p>Download:</text:p>
          </table:table-cell>
          <table:table-cell office:value-type="float" office:value="93.829696" calcext:value-type="float">
            <text:p>93,8296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43816" calcext:value-type="float">
            <text:p>93,4438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6" calcext:value-type="float">
            <text:p>0,13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5.55555555555556" calcext:value-type="float">
            <text:p>5,5555555555555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01" calcext:value-type="float">
            <text:p>2,2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13:37:19</text:p>
          </table:table-cell>
          <table:table-cell office:value-type="string" calcext:value-type="string">
            <text:p>Download:</text:p>
          </table:table-cell>
          <table:table-cell office:value-type="float" office:value="94.127584" calcext:value-type="float">
            <text:p>94,1275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602032" calcext:value-type="float">
            <text:p>93,6020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34" calcext:value-type="float">
            <text:p>0,0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5.55555555555556" calcext:value-type="float">
            <text:p>5,5555555555555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06" calcext:value-type="float">
            <text:p>2,0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13:53:19</text:p>
          </table:table-cell>
          <table:table-cell office:value-type="string" calcext:value-type="string">
            <text:p>Download:</text:p>
          </table:table-cell>
          <table:table-cell office:value-type="float" office:value="94.23664" calcext:value-type="float">
            <text:p>94,236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54368" calcext:value-type="float">
            <text:p>93,4543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23" calcext:value-type="float">
            <text:p>0,22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817" calcext:value-type="float">
            <text:p>2,81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14:12:27</text:p>
          </table:table-cell>
          <table:table-cell office:value-type="string" calcext:value-type="string">
            <text:p>Download:</text:p>
          </table:table-cell>
          <table:table-cell office:value-type="float" office:value="93.875872" calcext:value-type="float">
            <text:p>93,8758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55808" calcext:value-type="float">
            <text:p>93,5558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5" calcext:value-type="float">
            <text:p>0,1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35" calcext:value-type="float">
            <text:p>2,13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14:31:15</text:p>
          </table:table-cell>
          <table:table-cell office:value-type="string" calcext:value-type="string">
            <text:p>Download:</text:p>
          </table:table-cell>
          <table:table-cell office:value-type="float" office:value="94.056664" calcext:value-type="float">
            <text:p>94,0566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73024" calcext:value-type="float">
            <text:p>93,3730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55" calcext:value-type="float">
            <text:p>2,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14:50:27</text:p>
          </table:table-cell>
          <table:table-cell office:value-type="string" calcext:value-type="string">
            <text:p>Download:</text:p>
          </table:table-cell>
          <table:table-cell office:value-type="float" office:value="94.192056" calcext:value-type="float">
            <text:p>94,1920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39832" calcext:value-type="float">
            <text:p>93,0398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3" calcext:value-type="float">
            <text:p>0,19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36" calcext:value-type="float">
            <text:p>2,3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15:09:59</text:p>
          </table:table-cell>
          <table:table-cell office:value-type="string" calcext:value-type="string">
            <text:p>Download:</text:p>
          </table:table-cell>
          <table:table-cell office:value-type="float" office:value="94.080112" calcext:value-type="float">
            <text:p>94,0801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625656" calcext:value-type="float">
            <text:p>93,6256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953" calcext:value-type="float">
            <text:p>1,95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15:28:52</text:p>
          </table:table-cell>
          <table:table-cell office:value-type="string" calcext:value-type="string">
            <text:p>Download:</text:p>
          </table:table-cell>
          <table:table-cell office:value-type="float" office:value="94.372312" calcext:value-type="float">
            <text:p>94,3723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53208" calcext:value-type="float">
            <text:p>93,5532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3" calcext:value-type="float">
            <text:p>0,12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77777777777778" calcext:value-type="float">
            <text:p>2,777777777777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94" calcext:value-type="float">
            <text:p>2,19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15:48:15</text:p>
          </table:table-cell>
          <table:table-cell office:value-type="string" calcext:value-type="string">
            <text:p>Download:</text:p>
          </table:table-cell>
          <table:table-cell office:value-type="float" office:value="93.797488" calcext:value-type="float">
            <text:p>93,7974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728" calcext:value-type="float">
            <text:p>93,57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32" calcext:value-type="float">
            <text:p>0,23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5.55555555555556" calcext:value-type="float">
            <text:p>5,5555555555555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21" calcext:value-type="float">
            <text:p>2,22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16:07:10</text:p>
          </table:table-cell>
          <table:table-cell office:value-type="string" calcext:value-type="string">
            <text:p>Download:</text:p>
          </table:table-cell>
          <table:table-cell office:value-type="float" office:value="94.114016" calcext:value-type="float">
            <text:p>94,1140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438832" calcext:value-type="float">
            <text:p>92,4388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6" calcext:value-type="float">
            <text:p>0,19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8.33333333333333" calcext:value-type="float">
            <text:p>8,3333333333333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711" calcext:value-type="float">
            <text:p>2,71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16:26:17</text:p>
          </table:table-cell>
          <table:table-cell office:value-type="string" calcext:value-type="string">
            <text:p>Download:</text:p>
          </table:table-cell>
          <table:table-cell office:value-type="float" office:value="94.028488" calcext:value-type="float">
            <text:p>94,0284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274552" calcext:value-type="float">
            <text:p>92,2745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48" calcext:value-type="float">
            <text:p>0,04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049" calcext:value-type="float">
            <text:p>2,0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16:45:24</text:p>
          </table:table-cell>
          <table:table-cell office:value-type="string" calcext:value-type="string">
            <text:p>Download:</text:p>
          </table:table-cell>
          <table:table-cell office:value-type="float" office:value="94.086176" calcext:value-type="float">
            <text:p>94,0861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324" calcext:value-type="float">
            <text:p>93,43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9" calcext:value-type="float">
            <text:p>0,13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01" calcext:value-type="float">
            <text:p>2,1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17:04:36</text:p>
          </table:table-cell>
          <table:table-cell office:value-type="string" calcext:value-type="string">
            <text:p>Download:</text:p>
          </table:table-cell>
          <table:table-cell office:value-type="float" office:value="93.543488" calcext:value-type="float">
            <text:p>93,5434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250904" calcext:value-type="float">
            <text:p>93,2509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4" calcext:value-type="float">
            <text:p>0,17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22" calcext:value-type="float">
            <text:p>2,22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17:23:46</text:p>
          </table:table-cell>
          <table:table-cell office:value-type="string" calcext:value-type="string">
            <text:p>Download:</text:p>
          </table:table-cell>
          <table:table-cell office:value-type="float" office:value="94.179464" calcext:value-type="float">
            <text:p>94,1794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70072" calcext:value-type="float">
            <text:p>93,3700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54" calcext:value-type="float">
            <text:p>0,25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1578947368421" calcext:value-type="float">
            <text:p>1,3157894736842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.389" calcext:value-type="float">
            <text:p>3,38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18:56:47</text:p>
          </table:table-cell>
          <table:table-cell office:value-type="string" calcext:value-type="string">
            <text:p>Download:</text:p>
          </table:table-cell>
          <table:table-cell office:value-type="float" office:value="93.703296" calcext:value-type="float">
            <text:p>93,7032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984" calcext:value-type="float">
            <text:p>93,469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06" calcext:value-type="float">
            <text:p>0,10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048" calcext:value-type="float">
            <text:p>2,04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19:01:50</text:p>
          </table:table-cell>
          <table:table-cell office:value-type="string" calcext:value-type="string">
            <text:p>Download:</text:p>
          </table:table-cell>
          <table:table-cell office:value-type="float" office:value="93.340992" calcext:value-type="float">
            <text:p>93,3409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202304" calcext:value-type="float">
            <text:p>91,2023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8" calcext:value-type="float">
            <text:p>0,18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5135135135135" calcext:value-type="float">
            <text:p>1,3513513513513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586" calcext:value-type="float">
            <text:p>2,5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19:19:28</text:p>
          </table:table-cell>
          <table:table-cell office:value-type="string" calcext:value-type="string">
            <text:p>Download:</text:p>
          </table:table-cell>
          <table:table-cell office:value-type="float" office:value="93.899872" calcext:value-type="float">
            <text:p>93,8998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042" calcext:value-type="float">
            <text:p>93,004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3" calcext:value-type="float">
            <text:p>0,20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19" calcext:value-type="float">
            <text:p>2,21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19:37:08</text:p>
          </table:table-cell>
          <table:table-cell office:value-type="string" calcext:value-type="string">
            <text:p>Download:</text:p>
          </table:table-cell>
          <table:table-cell office:value-type="float" office:value="93.758328" calcext:value-type="float">
            <text:p>93,7583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196184" calcext:value-type="float">
            <text:p>93,1961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86" calcext:value-type="float">
            <text:p>0,0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047" calcext:value-type="float">
            <text:p>2,04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19:55:02</text:p>
          </table:table-cell>
          <table:table-cell office:value-type="string" calcext:value-type="string">
            <text:p>Download:</text:p>
          </table:table-cell>
          <table:table-cell office:value-type="float" office:value="94.099752" calcext:value-type="float">
            <text:p>94,0997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287544" calcext:value-type="float">
            <text:p>93,2875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4" calcext:value-type="float">
            <text:p>0,18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4.16666666666667" calcext:value-type="float">
            <text:p>4,1666666666666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29" calcext:value-type="float">
            <text:p>2,12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20:12:54</text:p>
          </table:table-cell>
          <table:table-cell office:value-type="string" calcext:value-type="string">
            <text:p>Download:</text:p>
          </table:table-cell>
          <table:table-cell office:value-type="float" office:value="94.040584" calcext:value-type="float">
            <text:p>94,0405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153408" calcext:value-type="float">
            <text:p>93,1534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27" calcext:value-type="float">
            <text:p>0,22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5.55555555555556" calcext:value-type="float">
            <text:p>5,5555555555555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445" calcext:value-type="float">
            <text:p>2,44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20:30:49</text:p>
          </table:table-cell>
          <table:table-cell office:value-type="string" calcext:value-type="string">
            <text:p>Download:</text:p>
          </table:table-cell>
          <table:table-cell office:value-type="float" office:value="93.7826" calcext:value-type="float">
            <text:p>93,782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26392" calcext:value-type="float">
            <text:p>93,0263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602" calcext:value-type="float">
            <text:p>0,60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8169014084507" calcext:value-type="float">
            <text:p>2,816901408450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652" calcext:value-type="float">
            <text:p>2,6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20:48:30</text:p>
          </table:table-cell>
          <table:table-cell office:value-type="string" calcext:value-type="string">
            <text:p>Download:</text:p>
          </table:table-cell>
          <table:table-cell office:value-type="float" office:value="93.953248" calcext:value-type="float">
            <text:p>93,9532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70384" calcext:value-type="float">
            <text:p>93,0703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8169014084507" calcext:value-type="float">
            <text:p>2,816901408450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376" calcext:value-type="float">
            <text:p>2,37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21:07:03</text:p>
          </table:table-cell>
          <table:table-cell office:value-type="string" calcext:value-type="string">
            <text:p>Download:</text:p>
          </table:table-cell>
          <table:table-cell office:value-type="float" office:value="94.126712" calcext:value-type="float">
            <text:p>94,1267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30656" calcext:value-type="float">
            <text:p>92,306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97" calcext:value-type="float">
            <text:p>0,29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4.16666666666667" calcext:value-type="float">
            <text:p>4,1666666666666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95" calcext:value-type="float">
            <text:p>2,2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21:25:49</text:p>
          </table:table-cell>
          <table:table-cell office:value-type="string" calcext:value-type="string">
            <text:p>Download:</text:p>
          </table:table-cell>
          <table:table-cell office:value-type="float" office:value="92.974832" calcext:value-type="float">
            <text:p>92,9748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891144" calcext:value-type="float">
            <text:p>92,8911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09" calcext:value-type="float">
            <text:p>0,1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8888888888889" calcext:value-type="float">
            <text:p>1,388888888888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36" calcext:value-type="float">
            <text:p>2,23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21:43:32</text:p>
          </table:table-cell>
          <table:table-cell office:value-type="string" calcext:value-type="string">
            <text:p>Download:</text:p>
          </table:table-cell>
          <table:table-cell office:value-type="float" office:value="93.81788" calcext:value-type="float">
            <text:p>93,817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274488" calcext:value-type="float">
            <text:p>92,2744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53846153846154" calcext:value-type="float">
            <text:p>1,5384615384615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491" calcext:value-type="float">
            <text:p>2,49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22:03:26</text:p>
          </table:table-cell>
          <table:table-cell office:value-type="string" calcext:value-type="string">
            <text:p>Download:</text:p>
          </table:table-cell>
          <table:table-cell office:value-type="float" office:value="94.12364" calcext:value-type="float">
            <text:p>94,123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80144" calcext:value-type="float">
            <text:p>92,6801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35" calcext:value-type="float">
            <text:p>0,53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36986301369863" calcext:value-type="float">
            <text:p>1,3698630136986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226" calcext:value-type="float">
            <text:p>2,2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22:21:21</text:p>
          </table:table-cell>
          <table:table-cell office:value-type="string" calcext:value-type="string">
            <text:p>Download:</text:p>
          </table:table-cell>
          <table:table-cell office:value-type="float" office:value="93.921" calcext:value-type="float">
            <text:p>93,92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70744" calcext:value-type="float">
            <text:p>92,707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261" calcext:value-type="float">
            <text:p>1,26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069" calcext:value-type="float">
            <text:p>18,06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SEMPRE</text:p>
          </table:table-cell>
          <table:table-cell office:value-type="string" calcext:value-type="string">
            <text:p>TELECOMUNICAÇÕES</text:p>
          </table:table-cell>
          <table:table-cell office:value-type="string" calcext:value-type="string">
            <text:p>LTDA</text:p>
          </table:table-cell>
          <table:table-cell/>
        </table:table-row>
        <table:table-row table:style-name="ro1">
          <table:table-cell office:value-type="string" calcext:value-type="string">
            <text:p>2023-02-01 22:40:33</text:p>
          </table:table-cell>
          <table:table-cell office:value-type="string" calcext:value-type="string">
            <text:p>Download:</text:p>
          </table:table-cell>
          <table:table-cell office:value-type="float" office:value="94.107888" calcext:value-type="float">
            <text:p>94,1078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948248" calcext:value-type="float">
            <text:p>91,9482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11.722" calcext:value-type="float">
            <text:p>111,72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8.283" calcext:value-type="float">
            <text:p>18,2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SEMPRE</text:p>
          </table:table-cell>
          <table:table-cell office:value-type="string" calcext:value-type="string">
            <text:p>TELECOMUNICAÇÕES</text:p>
          </table:table-cell>
          <table:table-cell office:value-type="string" calcext:value-type="string">
            <text:p>LTDA</text:p>
          </table:table-cell>
          <table:table-cell/>
        </table:table-row>
        <table:table-row table:style-name="ro1">
          <table:table-cell office:value-type="string" calcext:value-type="string">
            <text:p>2023-02-01 22:58:23</text:p>
          </table:table-cell>
          <table:table-cell office:value-type="string" calcext:value-type="string">
            <text:p>Download:</text:p>
          </table:table-cell>
          <table:table-cell office:value-type="float" office:value="94.0228" calcext:value-type="float">
            <text:p>94,02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6.763032" calcext:value-type="float">
            <text:p>86,7630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444" calcext:value-type="float">
            <text:p>1,44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89655172413793" calcext:value-type="float">
            <text:p>0,68965517241379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307" calcext:value-type="float">
            <text:p>17,30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SEMPRE</text:p>
          </table:table-cell>
          <table:table-cell office:value-type="string" calcext:value-type="string">
            <text:p>TELECOMUNICAÇÕES</text:p>
          </table:table-cell>
          <table:table-cell office:value-type="string" calcext:value-type="string">
            <text:p>LTDA</text:p>
          </table:table-cell>
          <table:table-cell/>
        </table:table-row>
        <table:table-row table:style-name="ro1">
          <table:table-cell office:value-type="string" calcext:value-type="string">
            <text:p>2023-02-01 23:16:06</text:p>
          </table:table-cell>
          <table:table-cell office:value-type="string" calcext:value-type="string">
            <text:p>Download:</text:p>
          </table:table-cell>
          <table:table-cell office:value-type="float" office:value="94.144136" calcext:value-type="float">
            <text:p>94,1441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119248" calcext:value-type="float">
            <text:p>92,1192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529" calcext:value-type="float">
            <text:p>1,52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123" calcext:value-type="float">
            <text:p>14,12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23:33:45</text:p>
          </table:table-cell>
          <table:table-cell office:value-type="string" calcext:value-type="string">
            <text:p>Download:</text:p>
          </table:table-cell>
          <table:table-cell office:value-type="float" office:value="94.046704" calcext:value-type="float">
            <text:p>94,0467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740112" calcext:value-type="float">
            <text:p>92,7401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412" calcext:value-type="float">
            <text:p>1,41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302" calcext:value-type="float">
            <text:p>14,30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1 23:51:25</text:p>
          </table:table-cell>
          <table:table-cell office:value-type="string" calcext:value-type="string">
            <text:p>Download:</text:p>
          </table:table-cell>
          <table:table-cell office:value-type="float" office:value="93.710568" calcext:value-type="float">
            <text:p>93,7105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35924" calcext:value-type="float">
            <text:p>92,359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046" calcext:value-type="float">
            <text:p>1,04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52100840336134" calcext:value-type="float">
            <text:p>2,5210084033613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3.341" calcext:value-type="float">
            <text:p>13,3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00:09:04</text:p>
          </table:table-cell>
          <table:table-cell office:value-type="string" calcext:value-type="string">
            <text:p>Download:</text:p>
          </table:table-cell>
          <table:table-cell office:value-type="float" office:value="93.923896" calcext:value-type="float">
            <text:p>93,9238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172208" calcext:value-type="float">
            <text:p>93,1722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068" calcext:value-type="float">
            <text:p>1,06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826446280991735" calcext:value-type="float">
            <text:p>0,82644628099173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3.926" calcext:value-type="float">
            <text:p>13,9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00:26:42</text:p>
          </table:table-cell>
          <table:table-cell office:value-type="string" calcext:value-type="string">
            <text:p>Download:</text:p>
          </table:table-cell>
          <table:table-cell office:value-type="float" office:value="92.40928" calcext:value-type="float">
            <text:p>92,409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57888" calcext:value-type="float">
            <text:p>92,578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599" calcext:value-type="float">
            <text:p>1,5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9047619047619" calcext:value-type="float">
            <text:p>1,904761904761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3.96" calcext:value-type="float">
            <text:p>13,9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00:44:20</text:p>
          </table:table-cell>
          <table:table-cell office:value-type="string" calcext:value-type="string">
            <text:p>Download:</text:p>
          </table:table-cell>
          <table:table-cell office:value-type="float" office:value="94.196104" calcext:value-type="float">
            <text:p>94,1961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118464" calcext:value-type="float">
            <text:p>93,1184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128" calcext:value-type="float">
            <text:p>1,12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775193798449612" calcext:value-type="float">
            <text:p>0,77519379844961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711" calcext:value-type="float">
            <text:p>14,71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01:02:02</text:p>
          </table:table-cell>
          <table:table-cell office:value-type="string" calcext:value-type="string">
            <text:p>Download:</text:p>
          </table:table-cell>
          <table:table-cell office:value-type="float" office:value="93.880936" calcext:value-type="float">
            <text:p>93,8809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17648" calcext:value-type="float">
            <text:p>93,176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04" calcext:value-type="float">
            <text:p>0,3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842" calcext:value-type="float">
            <text:p>14,84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01:19:50</text:p>
          </table:table-cell>
          <table:table-cell office:value-type="string" calcext:value-type="string">
            <text:p>Download:</text:p>
          </table:table-cell>
          <table:table-cell office:value-type="float" office:value="92.788" calcext:value-type="float">
            <text:p>92,7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455816" calcext:value-type="float">
            <text:p>92,4558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962" calcext:value-type="float">
            <text:p>0,96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961538461538462" calcext:value-type="float">
            <text:p>0,96153846153846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2.853" calcext:value-type="float">
            <text:p>12,85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01:37:28</text:p>
          </table:table-cell>
          <table:table-cell office:value-type="string" calcext:value-type="string">
            <text:p>Download:</text:p>
          </table:table-cell>
          <table:table-cell office:value-type="float" office:value="92.892248" calcext:value-type="float">
            <text:p>92,8922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836" calcext:value-type="float">
            <text:p>92,68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795" calcext:value-type="float">
            <text:p>1,7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21951219512195" calcext:value-type="float">
            <text:p>1,2195121951219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728" calcext:value-type="float">
            <text:p>14,72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01:55:15</text:p>
          </table:table-cell>
          <table:table-cell office:value-type="string" calcext:value-type="string">
            <text:p>Download:</text:p>
          </table:table-cell>
          <table:table-cell office:value-type="float" office:value="93.903888" calcext:value-type="float">
            <text:p>93,9038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6504" calcext:value-type="float">
            <text:p>93,4665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292" calcext:value-type="float">
            <text:p>1,29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3.47826086956522" calcext:value-type="float">
            <text:p>3,4782608695652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3.935" calcext:value-type="float">
            <text:p>13,93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02:13:02</text:p>
          </table:table-cell>
          <table:table-cell office:value-type="string" calcext:value-type="string">
            <text:p>Download:</text:p>
          </table:table-cell>
          <table:table-cell office:value-type="float" office:value="93.828416" calcext:value-type="float">
            <text:p>93,8284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88376" calcext:value-type="float">
            <text:p>92,883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73" calcext:value-type="float">
            <text:p>0,57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654" calcext:value-type="float">
            <text:p>14,65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02:30:41</text:p>
          </table:table-cell>
          <table:table-cell office:value-type="string" calcext:value-type="string">
            <text:p>Download:</text:p>
          </table:table-cell>
          <table:table-cell office:value-type="float" office:value="94.274792" calcext:value-type="float">
            <text:p>94,2747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35968" calcext:value-type="float">
            <text:p>92,359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48" calcext:value-type="float">
            <text:p>0,54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763358778625954" calcext:value-type="float">
            <text:p>0,76335877862595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2.918" calcext:value-type="float">
            <text:p>12,91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02:48:21</text:p>
          </table:table-cell>
          <table:table-cell office:value-type="string" calcext:value-type="string">
            <text:p>Download:</text:p>
          </table:table-cell>
          <table:table-cell office:value-type="float" office:value="94.058872" calcext:value-type="float">
            <text:p>94,0588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220136" calcext:value-type="float">
            <text:p>93,2201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825" calcext:value-type="float">
            <text:p>0,82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50375939849624" calcext:value-type="float">
            <text:p>1,5037593984962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476" calcext:value-type="float">
            <text:p>14,47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03:06:03</text:p>
          </table:table-cell>
          <table:table-cell office:value-type="string" calcext:value-type="string">
            <text:p>Download:</text:p>
          </table:table-cell>
          <table:table-cell office:value-type="float" office:value="93.677384" calcext:value-type="float">
            <text:p>93,6773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64888" calcext:value-type="float">
            <text:p>93,0648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948" calcext:value-type="float">
            <text:p>0,94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4390243902439" calcext:value-type="float">
            <text:p>2,439024390243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221" calcext:value-type="float">
            <text:p>14,22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03:23:51</text:p>
          </table:table-cell>
          <table:table-cell office:value-type="string" calcext:value-type="string">
            <text:p>Download:</text:p>
          </table:table-cell>
          <table:table-cell office:value-type="float" office:value="94.072144" calcext:value-type="float">
            <text:p>94,0721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32448" calcext:value-type="float">
            <text:p>93,0324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103" calcext:value-type="float">
            <text:p>1,10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763358778625954" calcext:value-type="float">
            <text:p>0,76335877862595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174" calcext:value-type="float">
            <text:p>14,17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03:41:33</text:p>
          </table:table-cell>
          <table:table-cell office:value-type="string" calcext:value-type="string">
            <text:p>Download:</text:p>
          </table:table-cell>
          <table:table-cell office:value-type="float" office:value="94.23816" calcext:value-type="float">
            <text:p>94,238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56712" calcext:value-type="float">
            <text:p>92,6567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01" calcext:value-type="float">
            <text:p>0,1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763358778625954" calcext:value-type="float">
            <text:p>0,76335877862595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866" calcext:value-type="float">
            <text:p>14,86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03:59:13</text:p>
          </table:table-cell>
          <table:table-cell office:value-type="string" calcext:value-type="string">
            <text:p>Download:</text:p>
          </table:table-cell>
          <table:table-cell office:value-type="float" office:value="93.75236" calcext:value-type="float">
            <text:p>93,752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845056" calcext:value-type="float">
            <text:p>92,8450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83" calcext:value-type="float">
            <text:p>0,2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68067226890756" calcext:value-type="float">
            <text:p>1,6806722689075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252" calcext:value-type="float">
            <text:p>14,2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04:16:53</text:p>
          </table:table-cell>
          <table:table-cell office:value-type="string" calcext:value-type="string">
            <text:p>Download:</text:p>
          </table:table-cell>
          <table:table-cell office:value-type="float" office:value="93.902168" calcext:value-type="float">
            <text:p>93,9021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802" calcext:value-type="float">
            <text:p>92,680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3" calcext:value-type="float">
            <text:p>0,11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864" calcext:value-type="float">
            <text:p>14,86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04:34:32</text:p>
          </table:table-cell>
          <table:table-cell office:value-type="string" calcext:value-type="string">
            <text:p>Download:</text:p>
          </table:table-cell>
          <table:table-cell office:value-type="float" office:value="93.916448" calcext:value-type="float">
            <text:p>93,9164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72936" calcext:value-type="float">
            <text:p>92,729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68" calcext:value-type="float">
            <text:p>0,56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3.902" calcext:value-type="float">
            <text:p>13,90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04:52:10</text:p>
          </table:table-cell>
          <table:table-cell office:value-type="string" calcext:value-type="string">
            <text:p>Download:</text:p>
          </table:table-cell>
          <table:table-cell office:value-type="float" office:value="94.254664" calcext:value-type="float">
            <text:p>94,2546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673568" calcext:value-type="float">
            <text:p>91,6735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198" calcext:value-type="float">
            <text:p>1,1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89855072463768" calcext:value-type="float">
            <text:p>2,8985507246376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553" calcext:value-type="float">
            <text:p>14,55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05:09:52</text:p>
          </table:table-cell>
          <table:table-cell office:value-type="string" calcext:value-type="string">
            <text:p>Download:</text:p>
          </table:table-cell>
          <table:table-cell office:value-type="float" office:value="93.802528" calcext:value-type="float">
            <text:p>93,8025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534248" calcext:value-type="float">
            <text:p>92,5342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758" calcext:value-type="float">
            <text:p>0,75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52671755725191" calcext:value-type="float">
            <text:p>1,5267175572519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844" calcext:value-type="float">
            <text:p>14,84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05:27:31</text:p>
          </table:table-cell>
          <table:table-cell office:value-type="string" calcext:value-type="string">
            <text:p>Download:</text:p>
          </table:table-cell>
          <table:table-cell office:value-type="float" office:value="93.980176" calcext:value-type="float">
            <text:p>93,9801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9816" calcext:value-type="float">
            <text:p>93,098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862" calcext:value-type="float">
            <text:p>0,86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22222222222222" calcext:value-type="float">
            <text:p>2,2222222222222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032" calcext:value-type="float">
            <text:p>14,03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05:45:15</text:p>
          </table:table-cell>
          <table:table-cell office:value-type="string" calcext:value-type="string">
            <text:p>Download:</text:p>
          </table:table-cell>
          <table:table-cell office:value-type="float" office:value="93.89028" calcext:value-type="float">
            <text:p>93,890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08296" calcext:value-type="float">
            <text:p>93,0082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42" calcext:value-type="float">
            <text:p>0,24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82" calcext:value-type="float">
            <text:p>14,8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06:02:52</text:p>
          </table:table-cell>
          <table:table-cell office:value-type="string" calcext:value-type="string">
            <text:p>Download:</text:p>
          </table:table-cell>
          <table:table-cell office:value-type="float" office:value="91.317592" calcext:value-type="float">
            <text:p>91,3175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749104" calcext:value-type="float">
            <text:p>91,7491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99" calcext:value-type="float">
            <text:p>0,2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97029702970297" calcext:value-type="float">
            <text:p>2,9702970297029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763" calcext:value-type="float">
            <text:p>14,76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06:20:33</text:p>
          </table:table-cell>
          <table:table-cell office:value-type="string" calcext:value-type="string">
            <text:p>Download:</text:p>
          </table:table-cell>
          <table:table-cell office:value-type="float" office:value="94.03144" calcext:value-type="float">
            <text:p>94,031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897384" calcext:value-type="float">
            <text:p>92,8973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47" calcext:value-type="float">
            <text:p>0,24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006" calcext:value-type="float">
            <text:p>14,00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06:38:12</text:p>
          </table:table-cell>
          <table:table-cell office:value-type="string" calcext:value-type="string">
            <text:p>Download:</text:p>
          </table:table-cell>
          <table:table-cell office:value-type="float" office:value="94.015136" calcext:value-type="float">
            <text:p>94,0151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72736" calcext:value-type="float">
            <text:p>93,0727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97" calcext:value-type="float">
            <text:p>0,09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3.05343511450382" calcext:value-type="float">
            <text:p>3,0534351145038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919" calcext:value-type="float">
            <text:p>14,91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06:55:58</text:p>
          </table:table-cell>
          <table:table-cell office:value-type="string" calcext:value-type="string">
            <text:p>Download:</text:p>
          </table:table-cell>
          <table:table-cell office:value-type="float" office:value="93.98928" calcext:value-type="float">
            <text:p>93,989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23816" calcext:value-type="float">
            <text:p>93,3238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913" calcext:value-type="float">
            <text:p>0,91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0979020979021" calcext:value-type="float">
            <text:p>2,097902097902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3.976" calcext:value-type="float">
            <text:p>13,97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07:13:36</text:p>
          </table:table-cell>
          <table:table-cell office:value-type="string" calcext:value-type="string">
            <text:p>Download:</text:p>
          </table:table-cell>
          <table:table-cell office:value-type="float" office:value="92.78116" calcext:value-type="float">
            <text:p>92,781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753808" calcext:value-type="float">
            <text:p>92,7538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27" calcext:value-type="float">
            <text:p>0,52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884955752212389" calcext:value-type="float">
            <text:p>0,8849557522123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5.126" calcext:value-type="float">
            <text:p>15,1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07:31:17</text:p>
          </table:table-cell>
          <table:table-cell office:value-type="string" calcext:value-type="string">
            <text:p>Download:</text:p>
          </table:table-cell>
          <table:table-cell office:value-type="float" office:value="93.77592" calcext:value-type="float">
            <text:p>93,775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276536" calcext:value-type="float">
            <text:p>92,2765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848" calcext:value-type="float">
            <text:p>0,84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719424460431654" calcext:value-type="float">
            <text:p>0,71942446043165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68" calcext:value-type="float">
            <text:p>14,6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07:48:57</text:p>
          </table:table-cell>
          <table:table-cell office:value-type="string" calcext:value-type="string">
            <text:p>Download:</text:p>
          </table:table-cell>
          <table:table-cell office:value-type="float" office:value="93.889424" calcext:value-type="float">
            <text:p>93,8894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325896" calcext:value-type="float">
            <text:p>92,3258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46" calcext:value-type="float">
            <text:p>0,54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5625" calcext:value-type="float">
            <text:p>1,562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3.944" calcext:value-type="float">
            <text:p>13,94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08:06:37</text:p>
          </table:table-cell>
          <table:table-cell office:value-type="string" calcext:value-type="string">
            <text:p>Download:</text:p>
          </table:table-cell>
          <table:table-cell office:value-type="float" office:value="93.879664" calcext:value-type="float">
            <text:p>93,8796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861768" calcext:value-type="float">
            <text:p>91,8617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652" calcext:value-type="float">
            <text:p>0,6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49253731343284" calcext:value-type="float">
            <text:p>1,4925373134328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348" calcext:value-type="float">
            <text:p>14,34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08:24:22</text:p>
          </table:table-cell>
          <table:table-cell office:value-type="string" calcext:value-type="string">
            <text:p>Download:</text:p>
          </table:table-cell>
          <table:table-cell office:value-type="float" office:value="93.94984" calcext:value-type="float">
            <text:p>93,949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12768" calcext:value-type="float">
            <text:p>93,127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546" calcext:value-type="float">
            <text:p>14,54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08:42:07</text:p>
          </table:table-cell>
          <table:table-cell office:value-type="string" calcext:value-type="string">
            <text:p>Download:</text:p>
          </table:table-cell>
          <table:table-cell office:value-type="float" office:value="94.058504" calcext:value-type="float">
            <text:p>94,0585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10764" calcext:value-type="float">
            <text:p>93,107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85" calcext:value-type="float">
            <text:p>0,28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727" calcext:value-type="float">
            <text:p>14,72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08:59:53</text:p>
          </table:table-cell>
          <table:table-cell office:value-type="string" calcext:value-type="string">
            <text:p>Download:</text:p>
          </table:table-cell>
          <table:table-cell office:value-type="float" office:value="93.806208" calcext:value-type="float">
            <text:p>93,8062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88448" calcext:value-type="float">
            <text:p>93,0884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812" calcext:value-type="float">
            <text:p>0,81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45985401459854" calcext:value-type="float">
            <text:p>1,4598540145985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09:17:41</text:p>
          </table:table-cell>
          <table:table-cell office:value-type="string" calcext:value-type="string">
            <text:p>Download:</text:p>
          </table:table-cell>
          <table:table-cell office:value-type="float" office:value="93.8516" calcext:value-type="float">
            <text:p>93,85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929872" calcext:value-type="float">
            <text:p>92,9298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7" calcext:value-type="float">
            <text:p>0,18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793650793650794" calcext:value-type="float">
            <text:p>0,79365079365079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5.043" calcext:value-type="float">
            <text:p>15,04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09:35:26</text:p>
          </table:table-cell>
          <table:table-cell office:value-type="string" calcext:value-type="string">
            <text:p>Download:</text:p>
          </table:table-cell>
          <table:table-cell office:value-type="float" office:value="93.920264" calcext:value-type="float">
            <text:p>93,9202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9836" calcext:value-type="float">
            <text:p>92,98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846" calcext:value-type="float">
            <text:p>0,84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55038759689923" calcext:value-type="float">
            <text:p>1,5503875968992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342" calcext:value-type="float">
            <text:p>14,34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09:53:05</text:p>
          </table:table-cell>
          <table:table-cell office:value-type="string" calcext:value-type="string">
            <text:p>Download:</text:p>
          </table:table-cell>
          <table:table-cell office:value-type="float" office:value="94.036712" calcext:value-type="float">
            <text:p>94,0367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903" calcext:value-type="float">
            <text:p>92,90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27272727272727" calcext:value-type="float">
            <text:p>2,2727272727272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458" calcext:value-type="float">
            <text:p>14,45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10:10:42</text:p>
          </table:table-cell>
          <table:table-cell office:value-type="string" calcext:value-type="string">
            <text:p>Download:</text:p>
          </table:table-cell>
          <table:table-cell office:value-type="float" office:value="93.796568" calcext:value-type="float">
            <text:p>93,7965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278096" calcext:value-type="float">
            <text:p>93,2780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476" calcext:value-type="float">
            <text:p>0,47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4390243902439" calcext:value-type="float">
            <text:p>2,439024390243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434" calcext:value-type="float">
            <text:p>14,4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10:28:32</text:p>
          </table:table-cell>
          <table:table-cell office:value-type="string" calcext:value-type="string">
            <text:p>Download:</text:p>
          </table:table-cell>
          <table:table-cell office:value-type="float" office:value="93.859448" calcext:value-type="float">
            <text:p>93,8594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05272" calcext:value-type="float">
            <text:p>93,0052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737" calcext:value-type="float">
            <text:p>0,73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62251655629139" calcext:value-type="float">
            <text:p>0,66225165562913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2.986" calcext:value-type="float">
            <text:p>12,9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10:46:16</text:p>
          </table:table-cell>
          <table:table-cell office:value-type="string" calcext:value-type="string">
            <text:p>Download:</text:p>
          </table:table-cell>
          <table:table-cell office:value-type="float" office:value="93.53004" calcext:value-type="float">
            <text:p>93,530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569552" calcext:value-type="float">
            <text:p>92,5695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493" calcext:value-type="float">
            <text:p>1,49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3.496" calcext:value-type="float">
            <text:p>13,49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11:04:04</text:p>
          </table:table-cell>
          <table:table-cell office:value-type="string" calcext:value-type="string">
            <text:p>Download:</text:p>
          </table:table-cell>
          <table:table-cell office:value-type="float" office:value="51.487832" calcext:value-type="float">
            <text:p>51,4878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3396" calcext:value-type="float">
            <text:p>93,333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7" calcext:value-type="float">
            <text:p>0,20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3.108" calcext:value-type="float">
            <text:p>13,10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11:21:43</text:p>
          </table:table-cell>
          <table:table-cell office:value-type="string" calcext:value-type="string">
            <text:p>Download:</text:p>
          </table:table-cell>
          <table:table-cell office:value-type="float" office:value="93.913672" calcext:value-type="float">
            <text:p>93,9136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837688" calcext:value-type="float">
            <text:p>92,8376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466" calcext:value-type="float">
            <text:p>0,46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3.10077519379845" calcext:value-type="float">
            <text:p>3,1007751937984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864" calcext:value-type="float">
            <text:p>14,86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11:39:31</text:p>
          </table:table-cell>
          <table:table-cell office:value-type="string" calcext:value-type="string">
            <text:p>Download:</text:p>
          </table:table-cell>
          <table:table-cell office:value-type="float" office:value="92.408304" calcext:value-type="float">
            <text:p>92,4083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0.652616" calcext:value-type="float">
            <text:p>90,6526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452" calcext:value-type="float">
            <text:p>0,4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77" calcext:value-type="float">
            <text:p>14,7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11:57:13</text:p>
          </table:table-cell>
          <table:table-cell office:value-type="string" calcext:value-type="string">
            <text:p>Download:</text:p>
          </table:table-cell>
          <table:table-cell office:value-type="float" office:value="94.076024" calcext:value-type="float">
            <text:p>94,0760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25848" calcext:value-type="float">
            <text:p>93,3258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456" calcext:value-type="float">
            <text:p>1,45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42857142857143" calcext:value-type="float">
            <text:p>1,4285714285714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161" calcext:value-type="float">
            <text:p>14,16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12:15:00</text:p>
          </table:table-cell>
          <table:table-cell office:value-type="string" calcext:value-type="string">
            <text:p>Download:</text:p>
          </table:table-cell>
          <table:table-cell office:value-type="float" office:value="93.756056" calcext:value-type="float">
            <text:p>93,7560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784464" calcext:value-type="float">
            <text:p>92,7844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637" calcext:value-type="float">
            <text:p>0,63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719424460431654" calcext:value-type="float">
            <text:p>0,71942446043165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558" calcext:value-type="float">
            <text:p>17,55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SEMPRE</text:p>
          </table:table-cell>
          <table:table-cell office:value-type="string" calcext:value-type="string">
            <text:p>TELECOMUNICAÇÕES</text:p>
          </table:table-cell>
          <table:table-cell office:value-type="string" calcext:value-type="string">
            <text:p>LTDA</text:p>
          </table:table-cell>
          <table:table-cell/>
        </table:table-row>
        <table:table-row table:style-name="ro1">
          <table:table-cell office:value-type="string" calcext:value-type="string">
            <text:p>2023-02-02 12:32:43</text:p>
          </table:table-cell>
          <table:table-cell office:value-type="string" calcext:value-type="string">
            <text:p>Download:</text:p>
          </table:table-cell>
          <table:table-cell office:value-type="float" office:value="93.995832" calcext:value-type="float">
            <text:p>93,9958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149688" calcext:value-type="float">
            <text:p>93,1496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4" calcext:value-type="float">
            <text:p>0,17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36220472440945" calcext:value-type="float">
            <text:p>2,3622047244094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941" calcext:value-type="float">
            <text:p>14,9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12:50:20</text:p>
          </table:table-cell>
          <table:table-cell office:value-type="string" calcext:value-type="string">
            <text:p>Download:</text:p>
          </table:table-cell>
          <table:table-cell office:value-type="float" office:value="94.13332" calcext:value-type="float">
            <text:p>94,133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905296" calcext:value-type="float">
            <text:p>92,9052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3" calcext:value-type="float">
            <text:p>0,1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66666666666667" calcext:value-type="float">
            <text:p>1,6666666666666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777" calcext:value-type="float">
            <text:p>14,77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13:08:01</text:p>
          </table:table-cell>
          <table:table-cell office:value-type="string" calcext:value-type="string">
            <text:p>Download:</text:p>
          </table:table-cell>
          <table:table-cell office:value-type="float" office:value="93.6368" calcext:value-type="float">
            <text:p>93,63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928392" calcext:value-type="float">
            <text:p>91,9283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39" calcext:value-type="float">
            <text:p>0,33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53846153846154" calcext:value-type="float">
            <text:p>1,5384615384615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988" calcext:value-type="float">
            <text:p>14,98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13:25:44</text:p>
          </table:table-cell>
          <table:table-cell office:value-type="string" calcext:value-type="string">
            <text:p>Download:</text:p>
          </table:table-cell>
          <table:table-cell office:value-type="float" office:value="93.462664" calcext:value-type="float">
            <text:p>93,4626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29072" calcext:value-type="float">
            <text:p>92,290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89" calcext:value-type="float">
            <text:p>0,08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84931506849315" calcext:value-type="float">
            <text:p>0,68493150684931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9.831" calcext:value-type="float">
            <text:p>19,83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13:43:24</text:p>
          </table:table-cell>
          <table:table-cell office:value-type="string" calcext:value-type="string">
            <text:p>Download:</text:p>
          </table:table-cell>
          <table:table-cell office:value-type="float" office:value="93.89028" calcext:value-type="float">
            <text:p>93,890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48916" calcext:value-type="float">
            <text:p>92,489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77" calcext:value-type="float">
            <text:p>0,07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7.667" calcext:value-type="float">
            <text:p>17,66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14:01:10</text:p>
          </table:table-cell>
          <table:table-cell office:value-type="string" calcext:value-type="string">
            <text:p>Download:</text:p>
          </table:table-cell>
          <table:table-cell office:value-type="float" office:value="92.861368" calcext:value-type="float">
            <text:p>92,8613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868528" calcext:value-type="float">
            <text:p>91,8685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7" calcext:value-type="float">
            <text:p>0,17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9.88" calcext:value-type="float">
            <text:p>19,8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14:18:51</text:p>
          </table:table-cell>
          <table:table-cell office:value-type="string" calcext:value-type="string">
            <text:p>Download:</text:p>
          </table:table-cell>
          <table:table-cell office:value-type="float" office:value="94.030336" calcext:value-type="float">
            <text:p>94,0303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262344" calcext:value-type="float">
            <text:p>92,2623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33" calcext:value-type="float">
            <text:p>0,53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48148148148148" calcext:value-type="float">
            <text:p>1,4814814814814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3.692" calcext:value-type="float">
            <text:p>13,69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14:36:31</text:p>
          </table:table-cell>
          <table:table-cell office:value-type="string" calcext:value-type="string">
            <text:p>Download:</text:p>
          </table:table-cell>
          <table:table-cell office:value-type="float" office:value="94.082104" calcext:value-type="float">
            <text:p>94,0821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67288" calcext:value-type="float">
            <text:p>93,0672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65" calcext:value-type="float">
            <text:p>0,26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50375939849624" calcext:value-type="float">
            <text:p>1,5037593984962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865" calcext:value-type="float">
            <text:p>14,86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14:54:16</text:p>
          </table:table-cell>
          <table:table-cell office:value-type="string" calcext:value-type="string">
            <text:p>Download:</text:p>
          </table:table-cell>
          <table:table-cell office:value-type="float" office:value="93.39124" calcext:value-type="float">
            <text:p>93,391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04984" calcext:value-type="float">
            <text:p>92,6049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83" calcext:value-type="float">
            <text:p>0,2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49253731343284" calcext:value-type="float">
            <text:p>1,4925373134328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799" calcext:value-type="float">
            <text:p>14,7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15:11:56</text:p>
          </table:table-cell>
          <table:table-cell office:value-type="string" calcext:value-type="string">
            <text:p>Download:</text:p>
          </table:table-cell>
          <table:table-cell office:value-type="float" office:value="93.936824" calcext:value-type="float">
            <text:p>93,9368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4376" calcext:value-type="float">
            <text:p>93,043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5.064" calcext:value-type="float">
            <text:p>15,06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15:29:34</text:p>
          </table:table-cell>
          <table:table-cell office:value-type="string" calcext:value-type="string">
            <text:p>Download:</text:p>
          </table:table-cell>
          <table:table-cell office:value-type="float" office:value="94.228464" calcext:value-type="float">
            <text:p>94,2284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70224" calcext:value-type="float">
            <text:p>93,0702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55038759689923" calcext:value-type="float">
            <text:p>1,5503875968992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1" calcext:value-type="float">
            <text:p>14,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15:47:13</text:p>
          </table:table-cell>
          <table:table-cell office:value-type="string" calcext:value-type="string">
            <text:p>Download:</text:p>
          </table:table-cell>
          <table:table-cell office:value-type="float" office:value="94.08768" calcext:value-type="float">
            <text:p>94,087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0.951464" calcext:value-type="float">
            <text:p>90,9514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87" calcext:value-type="float">
            <text:p>0,58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785" calcext:value-type="float">
            <text:p>14,78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16:05:02</text:p>
          </table:table-cell>
          <table:table-cell office:value-type="string" calcext:value-type="string">
            <text:p>Download:</text:p>
          </table:table-cell>
          <table:table-cell office:value-type="float" office:value="94.021272" calcext:value-type="float">
            <text:p>94,0212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80076" calcext:value-type="float">
            <text:p>92,800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12765957446808" calcext:value-type="float">
            <text:p>2,1276595744680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34" calcext:value-type="float">
            <text:p>14,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16:23:27</text:p>
          </table:table-cell>
          <table:table-cell office:value-type="string" calcext:value-type="string">
            <text:p>Download:</text:p>
          </table:table-cell>
          <table:table-cell office:value-type="float" office:value="93.751056" calcext:value-type="float">
            <text:p>93,7510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229592" calcext:value-type="float">
            <text:p>91,2295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3.407" calcext:value-type="float">
            <text:p>13,40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16:41:25</text:p>
          </table:table-cell>
          <table:table-cell office:value-type="string" calcext:value-type="string">
            <text:p>Download:</text:p>
          </table:table-cell>
          <table:table-cell office:value-type="float" office:value="93.995992" calcext:value-type="float">
            <text:p>93,9959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8.335128" calcext:value-type="float">
            <text:p>88,3351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922" calcext:value-type="float">
            <text:p>0,92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3.30578512396694" calcext:value-type="float">
            <text:p>3,3057851239669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291" calcext:value-type="float">
            <text:p>14,29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16:58:36</text:p>
          </table:table-cell>
          <table:table-cell office:value-type="string" calcext:value-type="string">
            <text:p>Download:</text:p>
          </table:table-cell>
          <table:table-cell office:value-type="float" office:value="92.344536" calcext:value-type="float">
            <text:p>92,3445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9.160184" calcext:value-type="float">
            <text:p>89,1601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628" calcext:value-type="float">
            <text:p>0,62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94444444444444" calcext:value-type="float">
            <text:p>0,69444444444444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5.465" calcext:value-type="float">
            <text:p>15,46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17:15:08</text:p>
          </table:table-cell>
          <table:table-cell office:value-type="string" calcext:value-type="string">
            <text:p>Download:</text:p>
          </table:table-cell>
          <table:table-cell office:value-type="float" office:value="93.824792" calcext:value-type="float">
            <text:p>93,8247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304776" calcext:value-type="float">
            <text:p>91,3047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409" calcext:value-type="float">
            <text:p>14,4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17:36:16</text:p>
          </table:table-cell>
          <table:table-cell office:value-type="string" calcext:value-type="string">
            <text:p>Download:</text:p>
          </table:table-cell>
          <table:table-cell office:value-type="float" office:value="91.467424" calcext:value-type="float">
            <text:p>91,4674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9.751304" calcext:value-type="float">
            <text:p>89,7513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12" calcext:value-type="float">
            <text:p>0,51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89655172413793" calcext:value-type="float">
            <text:p>0,68965517241379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337" calcext:value-type="float">
            <text:p>14,33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17:54:02</text:p>
          </table:table-cell>
          <table:table-cell office:value-type="string" calcext:value-type="string">
            <text:p>Download:</text:p>
          </table:table-cell>
          <table:table-cell office:value-type="float" office:value="92.827792" calcext:value-type="float">
            <text:p>92,8277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9.751728" calcext:value-type="float">
            <text:p>89,7517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954" calcext:value-type="float">
            <text:p>0,95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778" calcext:value-type="float">
            <text:p>14,77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18:11:51</text:p>
          </table:table-cell>
          <table:table-cell office:value-type="string" calcext:value-type="string">
            <text:p>Download:</text:p>
          </table:table-cell>
          <table:table-cell office:value-type="float" office:value="93.659136" calcext:value-type="float">
            <text:p>93,6591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216128" calcext:value-type="float">
            <text:p>91,2161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829" calcext:value-type="float">
            <text:p>0,82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54237288135593" calcext:value-type="float">
            <text:p>2,5423728813559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234" calcext:value-type="float">
            <text:p>14,2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18:29:33</text:p>
          </table:table-cell>
          <table:table-cell office:value-type="string" calcext:value-type="string">
            <text:p>Download:</text:p>
          </table:table-cell>
          <table:table-cell office:value-type="float" office:value="93.933152" calcext:value-type="float">
            <text:p>93,9331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720192" calcext:value-type="float">
            <text:p>91,7201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929" calcext:value-type="float">
            <text:p>0,92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154" calcext:value-type="float">
            <text:p>14,15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18:47:22</text:p>
          </table:table-cell>
          <table:table-cell office:value-type="string" calcext:value-type="string">
            <text:p>Download:</text:p>
          </table:table-cell>
          <table:table-cell office:value-type="float" office:value="93.685016" calcext:value-type="float">
            <text:p>93,6850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659144" calcext:value-type="float">
            <text:p>91,6591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33" calcext:value-type="float">
            <text:p>0,53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757575757575758" calcext:value-type="float">
            <text:p>0,75757575757575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3.218" calcext:value-type="float">
            <text:p>13,21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19:05:13</text:p>
          </table:table-cell>
          <table:table-cell office:value-type="string" calcext:value-type="string">
            <text:p>Download:</text:p>
          </table:table-cell>
          <table:table-cell office:value-type="float" office:value="93.887832" calcext:value-type="float">
            <text:p>93,8878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842464" calcext:value-type="float">
            <text:p>92,8424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524" calcext:value-type="float">
            <text:p>1,52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48148148148148" calcext:value-type="float">
            <text:p>1,4814814814814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487" calcext:value-type="float">
            <text:p>14,48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19:22:56</text:p>
          </table:table-cell>
          <table:table-cell office:value-type="string" calcext:value-type="string">
            <text:p>Download:</text:p>
          </table:table-cell>
          <table:table-cell office:value-type="float" office:value="92.11944" calcext:value-type="float">
            <text:p>92,119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74176" calcext:value-type="float">
            <text:p>91,741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212" calcext:value-type="float">
            <text:p>1,21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8018018018018" calcext:value-type="float">
            <text:p>1,801801801801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286" calcext:value-type="float">
            <text:p>14,2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19:40:43</text:p>
          </table:table-cell>
          <table:table-cell office:value-type="string" calcext:value-type="string">
            <text:p>Download:</text:p>
          </table:table-cell>
          <table:table-cell office:value-type="float" office:value="93.518352" calcext:value-type="float">
            <text:p>93,5183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0.47972" calcext:value-type="float">
            <text:p>90,479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23456790123457" calcext:value-type="float">
            <text:p>1,2345679012345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3.065" calcext:value-type="float">
            <text:p>13,06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19:58:29</text:p>
          </table:table-cell>
          <table:table-cell office:value-type="string" calcext:value-type="string">
            <text:p>Download:</text:p>
          </table:table-cell>
          <table:table-cell office:value-type="float" office:value="93.76512" calcext:value-type="float">
            <text:p>93,765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986992" calcext:value-type="float">
            <text:p>91,9869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65" calcext:value-type="float">
            <text:p>0,56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769230769230769" calcext:value-type="float">
            <text:p>0,76923076923076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067" calcext:value-type="float">
            <text:p>14,06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20:35:24</text:p>
          </table:table-cell>
          <table:table-cell office:value-type="string" calcext:value-type="string">
            <text:p>Download:</text:p>
          </table:table-cell>
          <table:table-cell office:value-type="float" office:value="93.951744" calcext:value-type="float">
            <text:p>93,9517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58.452344" calcext:value-type="float">
            <text:p>58,4523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836" calcext:value-type="float">
            <text:p>0,83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41025641025641" calcext:value-type="float">
            <text:p>0,64102564102564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3.963" calcext:value-type="float">
            <text:p>13,96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20:53:04</text:p>
          </table:table-cell>
          <table:table-cell office:value-type="string" calcext:value-type="string">
            <text:p>Download:</text:p>
          </table:table-cell>
          <table:table-cell office:value-type="float" office:value="91.855712" calcext:value-type="float">
            <text:p>91,8557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52.900864" calcext:value-type="float">
            <text:p>52,9008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643" calcext:value-type="float">
            <text:p>1,64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80272108843537" calcext:value-type="float">
            <text:p>0,68027210884353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6.556" calcext:value-type="float">
            <text:p>16,55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21:11:01</text:p>
          </table:table-cell>
          <table:table-cell office:value-type="string" calcext:value-type="string">
            <text:p>Download:</text:p>
          </table:table-cell>
          <table:table-cell office:value-type="float" office:value="93.8498" calcext:value-type="float">
            <text:p>93,849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70.741672" calcext:value-type="float">
            <text:p>70,7416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724" calcext:value-type="float">
            <text:p>0,72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38095238095238" calcext:value-type="float">
            <text:p>2,3809523809523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5.528" calcext:value-type="float">
            <text:p>15,52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21:28:49</text:p>
          </table:table-cell>
          <table:table-cell office:value-type="string" calcext:value-type="string">
            <text:p>Download:</text:p>
          </table:table-cell>
          <table:table-cell office:value-type="float" office:value="93.689416" calcext:value-type="float">
            <text:p>93,6894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63.598056" calcext:value-type="float">
            <text:p>63,5980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56" calcext:value-type="float">
            <text:p>0,35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21951219512195" calcext:value-type="float">
            <text:p>1,2195121951219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3.252" calcext:value-type="float">
            <text:p>13,2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21:46:45</text:p>
          </table:table-cell>
          <table:table-cell office:value-type="string" calcext:value-type="string">
            <text:p>Download:</text:p>
          </table:table-cell>
          <table:table-cell office:value-type="float" office:value="93.745648" calcext:value-type="float">
            <text:p>93,7456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6.030744" calcext:value-type="float">
            <text:p>86,0307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4" calcext:value-type="float">
            <text:p>0,19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5748031496063" calcext:value-type="float">
            <text:p>1,574803149606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3.126" calcext:value-type="float">
            <text:p>13,1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22:04:27</text:p>
          </table:table-cell>
          <table:table-cell office:value-type="string" calcext:value-type="string">
            <text:p>Download:</text:p>
          </table:table-cell>
          <table:table-cell office:value-type="float" office:value="94.018784" calcext:value-type="float">
            <text:p>94,0187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9.017432" calcext:value-type="float">
            <text:p>89,017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37" calcext:value-type="float">
            <text:p>0,23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746268656716418" calcext:value-type="float">
            <text:p>0,74626865671641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2.658" calcext:value-type="float">
            <text:p>12,65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22:22:27</text:p>
          </table:table-cell>
          <table:table-cell office:value-type="string" calcext:value-type="string">
            <text:p>Download:</text:p>
          </table:table-cell>
          <table:table-cell office:value-type="float" office:value="93.75612" calcext:value-type="float">
            <text:p>93,756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7.787496" calcext:value-type="float">
            <text:p>87,7874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55" calcext:value-type="float">
            <text:p>0,2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2.794" calcext:value-type="float">
            <text:p>12,79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2 22:40:10</text:p>
          </table:table-cell>
          <table:table-cell office:value-type="string" calcext:value-type="string">
            <text:p>Download:</text:p>
          </table:table-cell>
          <table:table-cell office:value-type="float" office:value="93.180128" calcext:value-type="float">
            <text:p>93,1801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0.889448" calcext:value-type="float">
            <text:p>90,8894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39" calcext:value-type="float">
            <text:p>0,33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3.058" calcext:value-type="float">
            <text:p>13,05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02:48:47</text:p>
          </table:table-cell>
          <table:table-cell office:value-type="string" calcext:value-type="string">
            <text:p>Download:</text:p>
          </table:table-cell>
          <table:table-cell office:value-type="float" office:value="94.03404" calcext:value-type="float">
            <text:p>94,034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41304" calcext:value-type="float">
            <text:p>93,5413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3" calcext:value-type="float">
            <text:p>0,14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32558139534884" calcext:value-type="float">
            <text:p>2,3255813953488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908" calcext:value-type="float">
            <text:p>14,90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03:06:31</text:p>
          </table:table-cell>
          <table:table-cell office:value-type="string" calcext:value-type="string">
            <text:p>Download:</text:p>
          </table:table-cell>
          <table:table-cell office:value-type="float" office:value="93.968544" calcext:value-type="float">
            <text:p>93,9685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12832" calcext:value-type="float">
            <text:p>93,0128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927" calcext:value-type="float">
            <text:p>0,92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75187969924812" calcext:value-type="float">
            <text:p>0,7518796992481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207" calcext:value-type="float">
            <text:p>14,20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03:24:10</text:p>
          </table:table-cell>
          <table:table-cell office:value-type="string" calcext:value-type="string">
            <text:p>Download:</text:p>
          </table:table-cell>
          <table:table-cell office:value-type="float" office:value="93.993776" calcext:value-type="float">
            <text:p>93,9937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46504" calcext:value-type="float">
            <text:p>93,3465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66" calcext:value-type="float">
            <text:p>0,36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75187969924812" calcext:value-type="float">
            <text:p>0,7518796992481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723" calcext:value-type="float">
            <text:p>14,72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03:41:50</text:p>
          </table:table-cell>
          <table:table-cell office:value-type="string" calcext:value-type="string">
            <text:p>Download:</text:p>
          </table:table-cell>
          <table:table-cell office:value-type="float" office:value="94.153096" calcext:value-type="float">
            <text:p>94,1530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16912" calcext:value-type="float">
            <text:p>93,169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426" calcext:value-type="float">
            <text:p>0,4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48148148148148" calcext:value-type="float">
            <text:p>1,4814814814814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652" calcext:value-type="float">
            <text:p>14,6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03:59:27</text:p>
          </table:table-cell>
          <table:table-cell office:value-type="string" calcext:value-type="string">
            <text:p>Download:</text:p>
          </table:table-cell>
          <table:table-cell office:value-type="float" office:value="94.01872" calcext:value-type="float">
            <text:p>94,018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04632" calcext:value-type="float">
            <text:p>93,0046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663" calcext:value-type="float">
            <text:p>0,66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840336134453782" calcext:value-type="float">
            <text:p>0,84033613445378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26" calcext:value-type="float">
            <text:p>14,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04:17:16</text:p>
          </table:table-cell>
          <table:table-cell office:value-type="string" calcext:value-type="string">
            <text:p>Download:</text:p>
          </table:table-cell>
          <table:table-cell office:value-type="float" office:value="94.008896" calcext:value-type="float">
            <text:p>94,0088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11368" calcext:value-type="float">
            <text:p>93,3113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93" calcext:value-type="float">
            <text:p>0,29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763358778625954" calcext:value-type="float">
            <text:p>0,76335877862595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875" calcext:value-type="float">
            <text:p>14,87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04:34:55</text:p>
          </table:table-cell>
          <table:table-cell office:value-type="string" calcext:value-type="string">
            <text:p>Download:</text:p>
          </table:table-cell>
          <table:table-cell office:value-type="float" office:value="93.291768" calcext:value-type="float">
            <text:p>93,2917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121016" calcext:value-type="float">
            <text:p>92,1210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671" calcext:value-type="float">
            <text:p>0,67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672" calcext:value-type="float">
            <text:p>14,67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04:52:34</text:p>
          </table:table-cell>
          <table:table-cell office:value-type="string" calcext:value-type="string">
            <text:p>Download:</text:p>
          </table:table-cell>
          <table:table-cell office:value-type="float" office:value="93.90004" calcext:value-type="float">
            <text:p>93,900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1696" calcext:value-type="float">
            <text:p>92,16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89" calcext:value-type="float">
            <text:p>0,08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924" calcext:value-type="float">
            <text:p>14,92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05:10:13</text:p>
          </table:table-cell>
          <table:table-cell office:value-type="string" calcext:value-type="string">
            <text:p>Download:</text:p>
          </table:table-cell>
          <table:table-cell office:value-type="float" office:value="93.875208" calcext:value-type="float">
            <text:p>93,8752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771632" calcext:value-type="float">
            <text:p>92,7716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026" calcext:value-type="float">
            <text:p>1,0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50375939849624" calcext:value-type="float">
            <text:p>1,5037593984962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526" calcext:value-type="float">
            <text:p>14,5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05:27:54</text:p>
          </table:table-cell>
          <table:table-cell office:value-type="string" calcext:value-type="string">
            <text:p>Download:</text:p>
          </table:table-cell>
          <table:table-cell office:value-type="float" office:value="93.956" calcext:value-type="float">
            <text:p>93,9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294744" calcext:value-type="float">
            <text:p>93,2947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902" calcext:value-type="float">
            <text:p>0,90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72992700729927" calcext:value-type="float">
            <text:p>0,7299270072992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134" calcext:value-type="float">
            <text:p>14,1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05:45:38</text:p>
          </table:table-cell>
          <table:table-cell office:value-type="string" calcext:value-type="string">
            <text:p>Download:</text:p>
          </table:table-cell>
          <table:table-cell office:value-type="float" office:value="93.969248" calcext:value-type="float">
            <text:p>93,9692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908664" calcext:value-type="float">
            <text:p>92,9086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71" calcext:value-type="float">
            <text:p>0,57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72992700729927" calcext:value-type="float">
            <text:p>0,7299270072992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221" calcext:value-type="float">
            <text:p>14,22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06:03:17</text:p>
          </table:table-cell>
          <table:table-cell office:value-type="string" calcext:value-type="string">
            <text:p>Download:</text:p>
          </table:table-cell>
          <table:table-cell office:value-type="float" office:value="94.12536" calcext:value-type="float">
            <text:p>94,125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20376" calcext:value-type="float">
            <text:p>93,203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559" calcext:value-type="float">
            <text:p>1,55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233" calcext:value-type="float">
            <text:p>14,23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06:20:56</text:p>
          </table:table-cell>
          <table:table-cell office:value-type="string" calcext:value-type="string">
            <text:p>Download:</text:p>
          </table:table-cell>
          <table:table-cell office:value-type="float" office:value="93.948992" calcext:value-type="float">
            <text:p>93,9489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34808" calcext:value-type="float">
            <text:p>93,0348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273" calcext:value-type="float">
            <text:p>1,27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18978102189781" calcext:value-type="float">
            <text:p>2,1897810218978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54" calcext:value-type="float">
            <text:p>14,5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06:38:36</text:p>
          </table:table-cell>
          <table:table-cell office:value-type="string" calcext:value-type="string">
            <text:p>Download:</text:p>
          </table:table-cell>
          <table:table-cell office:value-type="float" office:value="94.116448" calcext:value-type="float">
            <text:p>94,1164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208888" calcext:value-type="float">
            <text:p>93,2088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415" calcext:value-type="float">
            <text:p>1,4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75187969924812" calcext:value-type="float">
            <text:p>0,7518796992481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3.221" calcext:value-type="float">
            <text:p>13,22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06:56:15</text:p>
          </table:table-cell>
          <table:table-cell office:value-type="string" calcext:value-type="string">
            <text:p>Download:</text:p>
          </table:table-cell>
          <table:table-cell office:value-type="float" office:value="94.15568" calcext:value-type="float">
            <text:p>94,155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893528" calcext:value-type="float">
            <text:p>92,8935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791" calcext:value-type="float">
            <text:p>0,79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832" calcext:value-type="float">
            <text:p>14,83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07:13:55</text:p>
          </table:table-cell>
          <table:table-cell office:value-type="string" calcext:value-type="string">
            <text:p>Download:</text:p>
          </table:table-cell>
          <table:table-cell office:value-type="float" office:value="93.768" calcext:value-type="float">
            <text:p>93,7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207016" calcext:value-type="float">
            <text:p>93,2070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887" calcext:value-type="float">
            <text:p>0,88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775193798449612" calcext:value-type="float">
            <text:p>0,77519379844961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3.24" calcext:value-type="float">
            <text:p>13,2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07:31:34</text:p>
          </table:table-cell>
          <table:table-cell office:value-type="string" calcext:value-type="string">
            <text:p>Download:</text:p>
          </table:table-cell>
          <table:table-cell office:value-type="float" office:value="94.001528" calcext:value-type="float">
            <text:p>94,0015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75096" calcext:value-type="float">
            <text:p>93,3750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75" calcext:value-type="float">
            <text:p>0,27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29007633587786" calcext:value-type="float">
            <text:p>2,2900763358778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882" calcext:value-type="float">
            <text:p>14,88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07:49:15</text:p>
          </table:table-cell>
          <table:table-cell office:value-type="string" calcext:value-type="string">
            <text:p>Download:</text:p>
          </table:table-cell>
          <table:table-cell office:value-type="float" office:value="93.688328" calcext:value-type="float">
            <text:p>93,6883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280128" calcext:value-type="float">
            <text:p>92,2801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131" calcext:value-type="float">
            <text:p>1,13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43884892086331" calcext:value-type="float">
            <text:p>1,4388489208633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45" calcext:value-type="float">
            <text:p>14,4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08:06:54</text:p>
          </table:table-cell>
          <table:table-cell office:value-type="string" calcext:value-type="string">
            <text:p>Download:</text:p>
          </table:table-cell>
          <table:table-cell office:value-type="float" office:value="94.096616" calcext:value-type="float">
            <text:p>94,0966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251536" calcext:value-type="float">
            <text:p>93,2515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775193798449612" calcext:value-type="float">
            <text:p>0,77519379844961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933" calcext:value-type="float">
            <text:p>14,93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08:24:35</text:p>
          </table:table-cell>
          <table:table-cell office:value-type="string" calcext:value-type="string">
            <text:p>Download:</text:p>
          </table:table-cell>
          <table:table-cell office:value-type="float" office:value="93.908736" calcext:value-type="float">
            <text:p>93,9087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579432" calcext:value-type="float">
            <text:p>92,579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414" calcext:value-type="float">
            <text:p>0,41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775193798449612" calcext:value-type="float">
            <text:p>0,77519379844961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349" calcext:value-type="float">
            <text:p>14,3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08:42:14</text:p>
          </table:table-cell>
          <table:table-cell office:value-type="string" calcext:value-type="string">
            <text:p>Download:</text:p>
          </table:table-cell>
          <table:table-cell office:value-type="float" office:value="94.064648" calcext:value-type="float">
            <text:p>94,0646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50816" calcext:value-type="float">
            <text:p>93,3508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39" calcext:value-type="float">
            <text:p>0,03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2.54" calcext:value-type="float">
            <text:p>12,5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08:59:54</text:p>
          </table:table-cell>
          <table:table-cell office:value-type="string" calcext:value-type="string">
            <text:p>Download:</text:p>
          </table:table-cell>
          <table:table-cell office:value-type="float" office:value="94.056432" calcext:value-type="float">
            <text:p>94,056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238176" calcext:value-type="float">
            <text:p>93,2381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45" calcext:value-type="float">
            <text:p>0,54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465" calcext:value-type="float">
            <text:p>14,46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09:17:33</text:p>
          </table:table-cell>
          <table:table-cell office:value-type="string" calcext:value-type="string">
            <text:p>Download:</text:p>
          </table:table-cell>
          <table:table-cell office:value-type="float" office:value="94.027208" calcext:value-type="float">
            <text:p>94,0272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98512" calcext:value-type="float">
            <text:p>93,4985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494" calcext:value-type="float">
            <text:p>0,49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72992700729927" calcext:value-type="float">
            <text:p>0,7299270072992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3.994" calcext:value-type="float">
            <text:p>13,99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09:35:13</text:p>
          </table:table-cell>
          <table:table-cell office:value-type="string" calcext:value-type="string">
            <text:p>Download:</text:p>
          </table:table-cell>
          <table:table-cell office:value-type="float" office:value="93.990384" calcext:value-type="float">
            <text:p>93,9903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227136" calcext:value-type="float">
            <text:p>93,2271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12" calcext:value-type="float">
            <text:p>0,31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75187969924812" calcext:value-type="float">
            <text:p>0,7518796992481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967" calcext:value-type="float">
            <text:p>14,96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09:52:52</text:p>
          </table:table-cell>
          <table:table-cell office:value-type="string" calcext:value-type="string">
            <text:p>Download:</text:p>
          </table:table-cell>
          <table:table-cell office:value-type="float" office:value="93.957992" calcext:value-type="float">
            <text:p>93,9579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98616" calcext:value-type="float">
            <text:p>93,3986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845" calcext:value-type="float">
            <text:p>0,84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78740157480315" calcext:value-type="float">
            <text:p>0,7874015748031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736" calcext:value-type="float">
            <text:p>14,73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10:10:33</text:p>
          </table:table-cell>
          <table:table-cell office:value-type="string" calcext:value-type="string">
            <text:p>Download:</text:p>
          </table:table-cell>
          <table:table-cell office:value-type="float" office:value="93.693688" calcext:value-type="float">
            <text:p>93,6936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23064" calcext:value-type="float">
            <text:p>93,4230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2" calcext:value-type="float">
            <text:p>0,20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52671755725191" calcext:value-type="float">
            <text:p>1,5267175572519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974" calcext:value-type="float">
            <text:p>14,97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10:28:13</text:p>
          </table:table-cell>
          <table:table-cell office:value-type="string" calcext:value-type="string">
            <text:p>Download:</text:p>
          </table:table-cell>
          <table:table-cell office:value-type="float" office:value="93.278656" calcext:value-type="float">
            <text:p>93,2786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262448" calcext:value-type="float">
            <text:p>93,2624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42" calcext:value-type="float">
            <text:p>0,34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50375939849624" calcext:value-type="float">
            <text:p>1,5037593984962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001" calcext:value-type="float">
            <text:p>14,0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10:45:52</text:p>
          </table:table-cell>
          <table:table-cell office:value-type="string" calcext:value-type="string">
            <text:p>Download:</text:p>
          </table:table-cell>
          <table:table-cell office:value-type="float" office:value="94.119448" calcext:value-type="float">
            <text:p>94,1194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0.679464" calcext:value-type="float">
            <text:p>90,6794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817" calcext:value-type="float">
            <text:p>0,81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775193798449612" calcext:value-type="float">
            <text:p>0,77519379844961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724" calcext:value-type="float">
            <text:p>14,72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11:03:42</text:p>
          </table:table-cell>
          <table:table-cell office:value-type="string" calcext:value-type="string">
            <text:p>Download:</text:p>
          </table:table-cell>
          <table:table-cell office:value-type="float" office:value="93.954712" calcext:value-type="float">
            <text:p>93,9547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14936" calcext:value-type="float">
            <text:p>93,4149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34" calcext:value-type="float">
            <text:p>0,2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974" calcext:value-type="float">
            <text:p>14,97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11:21:21</text:p>
          </table:table-cell>
          <table:table-cell office:value-type="string" calcext:value-type="string">
            <text:p>Download:</text:p>
          </table:table-cell>
          <table:table-cell office:value-type="float" office:value="93.925824" calcext:value-type="float">
            <text:p>93,9258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972752" calcext:value-type="float">
            <text:p>92,9727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9" calcext:value-type="float">
            <text:p>0,2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813008130081301" calcext:value-type="float">
            <text:p>0,81300813008130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897" calcext:value-type="float">
            <text:p>14,89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11:39:02</text:p>
          </table:table-cell>
          <table:table-cell office:value-type="string" calcext:value-type="string">
            <text:p>Download:</text:p>
          </table:table-cell>
          <table:table-cell office:value-type="float" office:value="93.083456" calcext:value-type="float">
            <text:p>93,0834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472296" calcext:value-type="float">
            <text:p>92,4722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8" calcext:value-type="float">
            <text:p>0,17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775193798449612" calcext:value-type="float">
            <text:p>0,77519379844961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947" calcext:value-type="float">
            <text:p>14,94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11:56:41</text:p>
          </table:table-cell>
          <table:table-cell office:value-type="string" calcext:value-type="string">
            <text:p>Download:</text:p>
          </table:table-cell>
          <table:table-cell office:value-type="float" office:value="92.905776" calcext:value-type="float">
            <text:p>92,9057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871152" calcext:value-type="float">
            <text:p>91,8711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62" calcext:value-type="float">
            <text:p>0,26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8018018018018" calcext:value-type="float">
            <text:p>1,801801801801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817" calcext:value-type="float">
            <text:p>14,81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12:14:36</text:p>
          </table:table-cell>
          <table:table-cell office:value-type="string" calcext:value-type="string">
            <text:p>Download:</text:p>
          </table:table-cell>
          <table:table-cell office:value-type="float" office:value="91.376624" calcext:value-type="float">
            <text:p>91,3766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9.480216" calcext:value-type="float">
            <text:p>89,4802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935" calcext:value-type="float">
            <text:p>1,93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561797752808989" calcext:value-type="float">
            <text:p>0,5617977528089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0.231" calcext:value-type="float">
            <text:p>20,23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12:32:13</text:p>
          </table:table-cell>
          <table:table-cell office:value-type="string" calcext:value-type="string">
            <text:p>Download:</text:p>
          </table:table-cell>
          <table:table-cell office:value-type="float" office:value="93.75592" calcext:value-type="float">
            <text:p>93,755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20352" calcext:value-type="float">
            <text:p>93,0203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73" calcext:value-type="float">
            <text:p>0,37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52671755725191" calcext:value-type="float">
            <text:p>1,5267175572519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798" calcext:value-type="float">
            <text:p>14,7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12:49:53</text:p>
          </table:table-cell>
          <table:table-cell office:value-type="string" calcext:value-type="string">
            <text:p>Download:</text:p>
          </table:table-cell>
          <table:table-cell office:value-type="float" office:value="94.09656" calcext:value-type="float">
            <text:p>94,096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12696" calcext:value-type="float">
            <text:p>93,126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601" calcext:value-type="float">
            <text:p>0,6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793650793650794" calcext:value-type="float">
            <text:p>0,79365079365079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873" calcext:value-type="float">
            <text:p>14,87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13:07:32</text:p>
          </table:table-cell>
          <table:table-cell office:value-type="string" calcext:value-type="string">
            <text:p>Download:</text:p>
          </table:table-cell>
          <table:table-cell office:value-type="float" office:value="93.90372" calcext:value-type="float">
            <text:p>93,903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31064" calcext:value-type="float">
            <text:p>93,4310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1" calcext:value-type="float">
            <text:p>0,1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51515151515152" calcext:value-type="float">
            <text:p>1,5151515151515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887" calcext:value-type="float">
            <text:p>14,88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13:25:12</text:p>
          </table:table-cell>
          <table:table-cell office:value-type="string" calcext:value-type="string">
            <text:p>Download:</text:p>
          </table:table-cell>
          <table:table-cell office:value-type="float" office:value="93.823584" calcext:value-type="float">
            <text:p>93,8235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5128" calcext:value-type="float">
            <text:p>93,551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402" calcext:value-type="float">
            <text:p>0,40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786" calcext:value-type="float">
            <text:p>14,7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13:42:52</text:p>
          </table:table-cell>
          <table:table-cell office:value-type="string" calcext:value-type="string">
            <text:p>Download:</text:p>
          </table:table-cell>
          <table:table-cell office:value-type="float" office:value="94.024832" calcext:value-type="float">
            <text:p>94,0248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146416" calcext:value-type="float">
            <text:p>93,1464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729" calcext:value-type="float">
            <text:p>0,72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883" calcext:value-type="float">
            <text:p>14,8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14:00:33</text:p>
          </table:table-cell>
          <table:table-cell office:value-type="string" calcext:value-type="string">
            <text:p>Download:</text:p>
          </table:table-cell>
          <table:table-cell office:value-type="float" office:value="93.766752" calcext:value-type="float">
            <text:p>93,7667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19216" calcext:value-type="float">
            <text:p>93,4192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05" calcext:value-type="float">
            <text:p>0,3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52671755725191" calcext:value-type="float">
            <text:p>1,5267175572519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849" calcext:value-type="float">
            <text:p>14,8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14:18:52</text:p>
          </table:table-cell>
          <table:table-cell office:value-type="string" calcext:value-type="string">
            <text:p>Download:</text:p>
          </table:table-cell>
          <table:table-cell office:value-type="float" office:value="94.008656" calcext:value-type="float">
            <text:p>94,0086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8896" calcext:value-type="float">
            <text:p>93,4688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973" calcext:value-type="float">
            <text:p>0,97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719424460431654" calcext:value-type="float">
            <text:p>0,71942446043165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5.03" calcext:value-type="float">
            <text:p>15,0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14:36:31</text:p>
          </table:table-cell>
          <table:table-cell office:value-type="string" calcext:value-type="string">
            <text:p>Download:</text:p>
          </table:table-cell>
          <table:table-cell office:value-type="float" office:value="94.102392" calcext:value-type="float">
            <text:p>94,1023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16172" calcext:value-type="float">
            <text:p>93,161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904" calcext:value-type="float">
            <text:p>0,9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14:54:15</text:p>
          </table:table-cell>
          <table:table-cell office:value-type="string" calcext:value-type="string">
            <text:p>Download:</text:p>
          </table:table-cell>
          <table:table-cell office:value-type="float" office:value="94.014784" calcext:value-type="float">
            <text:p>94,0147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8.888152" calcext:value-type="float">
            <text:p>88,8881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3" calcext:value-type="float">
            <text:p>0,13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889" calcext:value-type="float">
            <text:p>14,88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15:12:01</text:p>
          </table:table-cell>
          <table:table-cell office:value-type="string" calcext:value-type="string">
            <text:p>Download:</text:p>
          </table:table-cell>
          <table:table-cell office:value-type="float" office:value="93.854984" calcext:value-type="float">
            <text:p>93,8549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771632" calcext:value-type="float">
            <text:p>92,7716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018" calcext:value-type="float">
            <text:p>1,01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58730158730159" calcext:value-type="float">
            <text:p>1,5873015873015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619" calcext:value-type="float">
            <text:p>14,61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15:29:50</text:p>
          </table:table-cell>
          <table:table-cell office:value-type="string" calcext:value-type="string">
            <text:p>Download:</text:p>
          </table:table-cell>
          <table:table-cell office:value-type="float" office:value="94.074064" calcext:value-type="float">
            <text:p>94,0740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84.301648" calcext:value-type="float">
            <text:p>84,3016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699" calcext:value-type="float">
            <text:p>0,6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724" calcext:value-type="float">
            <text:p>14,72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15:47:33</text:p>
          </table:table-cell>
          <table:table-cell office:value-type="string" calcext:value-type="string">
            <text:p>Download:</text:p>
          </table:table-cell>
          <table:table-cell office:value-type="float" office:value="94.039224" calcext:value-type="float">
            <text:p>94,0392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688744" calcext:value-type="float">
            <text:p>92,6887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412" calcext:value-type="float">
            <text:p>0,41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2.77" calcext:value-type="float">
            <text:p>12,7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16:05:13</text:p>
          </table:table-cell>
          <table:table-cell office:value-type="string" calcext:value-type="string">
            <text:p>Download:</text:p>
          </table:table-cell>
          <table:table-cell office:value-type="float" office:value="93.98636" calcext:value-type="float">
            <text:p>93,986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174416" calcext:value-type="float">
            <text:p>93,1744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737" calcext:value-type="float">
            <text:p>0,73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763358778625954" calcext:value-type="float">
            <text:p>0,76335877862595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808" calcext:value-type="float">
            <text:p>14,80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16:22:54</text:p>
          </table:table-cell>
          <table:table-cell office:value-type="string" calcext:value-type="string">
            <text:p>Download:</text:p>
          </table:table-cell>
          <table:table-cell office:value-type="float" office:value="93.707024" calcext:value-type="float">
            <text:p>93,7070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98344" calcext:value-type="float">
            <text:p>92,983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61" calcext:value-type="float">
            <text:p>0,6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826446280991735" calcext:value-type="float">
            <text:p>0,82644628099173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16:40:34</text:p>
          </table:table-cell>
          <table:table-cell office:value-type="string" calcext:value-type="string">
            <text:p>Download:</text:p>
          </table:table-cell>
          <table:table-cell office:value-type="float" office:value="94.401256" calcext:value-type="float">
            <text:p>94,4012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05976" calcext:value-type="float">
            <text:p>91,059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481" calcext:value-type="float">
            <text:p>1,48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75438596491228" calcext:value-type="float">
            <text:p>1,7543859649122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16:58:16</text:p>
          </table:table-cell>
          <table:table-cell office:value-type="string" calcext:value-type="string">
            <text:p>Download:</text:p>
          </table:table-cell>
          <table:table-cell office:value-type="float" office:value="93.975824" calcext:value-type="float">
            <text:p>93,9758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0.952848" calcext:value-type="float">
            <text:p>90,9528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3" calcext:value-type="float">
            <text:p>0,1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23880597014925" calcext:value-type="float">
            <text:p>2,2388059701492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2.831" calcext:value-type="float">
            <text:p>12,83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17:15:52</text:p>
          </table:table-cell>
          <table:table-cell office:value-type="string" calcext:value-type="string">
            <text:p>Download:</text:p>
          </table:table-cell>
          <table:table-cell office:value-type="float" office:value="92.795544" calcext:value-type="float">
            <text:p>92,7955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0.464608" calcext:value-type="float">
            <text:p>90,4646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452" calcext:value-type="float">
            <text:p>0,4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06185567010309" calcext:value-type="float">
            <text:p>2,0618556701030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799" calcext:value-type="float">
            <text:p>14,7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17:33:42</text:p>
          </table:table-cell>
          <table:table-cell office:value-type="string" calcext:value-type="string">
            <text:p>Download:</text:p>
          </table:table-cell>
          <table:table-cell office:value-type="float" office:value="93.964312" calcext:value-type="float">
            <text:p>93,9643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9648" calcext:value-type="float">
            <text:p>92,96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58" calcext:value-type="float">
            <text:p>0,55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52671755725191" calcext:value-type="float">
            <text:p>1,5267175572519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502" calcext:value-type="float">
            <text:p>14,50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17:51:31</text:p>
          </table:table-cell>
          <table:table-cell office:value-type="string" calcext:value-type="string">
            <text:p>Download:</text:p>
          </table:table-cell>
          <table:table-cell office:value-type="float" office:value="94.00228" calcext:value-type="float">
            <text:p>94,002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016176" calcext:value-type="float">
            <text:p>93,0161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3" calcext:value-type="float">
            <text:p>0,11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905" calcext:value-type="float">
            <text:p>14,9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18:09:16</text:p>
          </table:table-cell>
          <table:table-cell office:value-type="string" calcext:value-type="string">
            <text:p>Download:</text:p>
          </table:table-cell>
          <table:table-cell office:value-type="float" office:value="93.97216" calcext:value-type="float">
            <text:p>93,972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88084" calcext:value-type="float">
            <text:p>92,880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05" calcext:value-type="float">
            <text:p>0,3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58730158730159" calcext:value-type="float">
            <text:p>1,5873015873015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393" calcext:value-type="float">
            <text:p>14,39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18:26:52</text:p>
          </table:table-cell>
          <table:table-cell office:value-type="string" calcext:value-type="string">
            <text:p>Download:</text:p>
          </table:table-cell>
          <table:table-cell office:value-type="float" office:value="92.862792" calcext:value-type="float">
            <text:p>92,8627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90068" calcext:value-type="float">
            <text:p>92,900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028" calcext:value-type="float">
            <text:p>1,02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56410256410256" calcext:value-type="float">
            <text:p>2,5641025641025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2.821" calcext:value-type="float">
            <text:p>12,82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18:44:35</text:p>
          </table:table-cell>
          <table:table-cell office:value-type="string" calcext:value-type="string">
            <text:p>Download:</text:p>
          </table:table-cell>
          <table:table-cell office:value-type="float" office:value="93.930528" calcext:value-type="float">
            <text:p>93,9305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80008" calcext:value-type="float">
            <text:p>92,800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7" calcext:value-type="float">
            <text:p>0,15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58730158730159" calcext:value-type="float">
            <text:p>1,5873015873015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896" calcext:value-type="float">
            <text:p>14,89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19:02:14</text:p>
          </table:table-cell>
          <table:table-cell office:value-type="string" calcext:value-type="string">
            <text:p>Download:</text:p>
          </table:table-cell>
          <table:table-cell office:value-type="float" office:value="93.92984" calcext:value-type="float">
            <text:p>93,929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282496" calcext:value-type="float">
            <text:p>92,2824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694" calcext:value-type="float">
            <text:p>0,69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4390243902439" calcext:value-type="float">
            <text:p>2,439024390243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162" calcext:value-type="float">
            <text:p>14,16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19:19:54</text:p>
          </table:table-cell>
          <table:table-cell office:value-type="string" calcext:value-type="string">
            <text:p>Download:</text:p>
          </table:table-cell>
          <table:table-cell office:value-type="float" office:value="94.172904" calcext:value-type="float">
            <text:p>94,1729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415048" calcext:value-type="float">
            <text:p>92,4150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331" calcext:value-type="float">
            <text:p>1,33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199" calcext:value-type="float">
            <text:p>14,1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19:37:34</text:p>
          </table:table-cell>
          <table:table-cell office:value-type="string" calcext:value-type="string">
            <text:p>Download:</text:p>
          </table:table-cell>
          <table:table-cell office:value-type="float" office:value="93.816096" calcext:value-type="float">
            <text:p>93,8160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1.03412" calcext:value-type="float">
            <text:p>91,034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73" calcext:value-type="float">
            <text:p>0,57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58730158730159" calcext:value-type="float">
            <text:p>1,5873015873015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3.093" calcext:value-type="float">
            <text:p>13,09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19:55:11</text:p>
          </table:table-cell>
          <table:table-cell office:value-type="string" calcext:value-type="string">
            <text:p>Download:</text:p>
          </table:table-cell>
          <table:table-cell office:value-type="float" office:value="92.551712" calcext:value-type="float">
            <text:p>92,5517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948408" calcext:value-type="float">
            <text:p>92,9484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3.456" calcext:value-type="float">
            <text:p>3,45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38095238095238" calcext:value-type="float">
            <text:p>2,3809523809523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.558" calcext:value-type="float">
            <text:p>14,55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2-03 20:13:31</text:p>
          </table:table-cell>
          <table:table-cell office:value-type="string" calcext:value-type="string">
            <text:p>Download:</text:p>
          </table:table-cell>
          <table:table-cell office:value-type="float" office:value="93.933776" calcext:value-type="float">
            <text:p>93,9337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208456" calcext:value-type="float">
            <text:p>93,2084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756" calcext:value-type="float">
            <text:p>0,75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2.809" calcext:value-type="float">
            <text:p>12,8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Wi-max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TECNOLOGIA</text:p>
          </table:table-cell>
          <table:table-cell table:number-columns-repeated="2"/>
        </table:table-row>
        <table:table-row table:style-name="ro1" table:number-rows-repeated="1048127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  <table:database-ranges>
        <table:database-range table:name="__Anonymous_Sheet_DB__0" table:target-range-address="results_speedtest.A1:results_speedtest.Y44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4">00/00/0000</text:date>, <text:time style:data-style-name="N2" text:time-value="08:30:59.1654854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4T08:32:55.623578475</dc:date>
    <meta:editing-duration>PT1H18M59S</meta:editing-duration>
    <meta:editing-cycles>5</meta:editing-cycles>
    <meta:generator>LibreOffice/6.4.7.2$Linux_X86_64 LibreOffice_project/40$Build-2</meta:generator>
    <meta:document-statistic meta:table-count="1" meta:cell-count="10310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41cm" xlink:href=".." xlink:type="simple" chart:class="chart:bar" chart:style-name="ch1">
        <chart:title svg:x="5.297cm" svg:y="0.324cm" chart:style-name="ch2">
          <text:p>Download Speedtest (RPI)</text:p>
        </chart:title>
        <chart:subtitle svg:x="5.879cm" svg:y="1.291cm" chart:style-name="ch3">
          <text:p>Servidor Vip Tecnologia</text:p>
        </chart:subtitle>
        <chart:legend chart:legend-position="end" svg:x="13.816cm" svg:y="4.406cm" style:legend-expansion="high" chart:style-name="ch4"/>
        <chart:plot-area chart:style-name="ch5" table:cell-range-address="results_speedtest.A1:results_speedtest.A448 results_speedtest.C1:results_speedtest.C448" chart:data-source-has-labels="both" svg:x="1.331cm" svg:y="2.162cm" svg:width="12.165cm" svg:height="7.06cm">
          <chartooo:coordinate-region svg:x="3.67cm" svg:y="2.162cm" svg:width="9.826cm" svg:height="4.122cm"/>
          <chart:axis chart:dimension="x" chart:name="primary-x" chart:style-name="ch6" chartooo:axis-type="auto">
            <chartooo:date-scale/>
            <chart:categories table:cell-range-address="results_speedtest.A1:results_speedtest.A448"/>
          </chart:axis>
          <chart:axis chart:dimension="y" chart:name="primary-y" chart:style-name="ch7">
            <chart:title svg:x="0.451cm" svg:y="6.252cm" chart:style-name="ch8">
              <text:p>Mbits/s</text:p>
            </chart:title>
            <chart:grid chart:style-name="ch9" chart:class="major"/>
          </chart:axis>
          <chart:series chart:style-name="ch10" chart:values-cell-range-address="results_speedtest.C1:results_speedtest.C448" loext:label-string="download" chart:class="chart:bar">
            <chart:data-point chart:repeated="4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wnload</text:p>
              </table:table-cell>
            </table:table-row>
          </table:table-header-rows>
          <table:table-rows>
            <table:table-row>
              <table:table-cell office:value-type="string">
                <text:p>2023-01-28 12:34:51</text:p>
                <draw:g>
                  <svg:desc>results_speedtest.A1:results_speedtest.A448</svg:desc>
                </draw:g>
              </table:table-cell>
              <table:table-cell office:value-type="float" office:value="93.52372">
                <text:p>93.52372</text:p>
                <draw:g>
                  <svg:desc>results_speedtest.C1:results_speedtest.C448</svg:desc>
                </draw:g>
              </table:table-cell>
            </table:table-row>
            <table:table-row>
              <table:table-cell office:value-type="string">
                <text:p>2023-01-28 12:52:38</text:p>
              </table:table-cell>
              <table:table-cell office:value-type="float" office:value="93.047232">
                <text:p>93.047232</text:p>
              </table:table-cell>
            </table:table-row>
            <table:table-row>
              <table:table-cell office:value-type="string">
                <text:p>2023-01-28 13:10:14</text:p>
              </table:table-cell>
              <table:table-cell office:value-type="float" office:value="94.186584">
                <text:p>94.186584</text:p>
              </table:table-cell>
            </table:table-row>
            <table:table-row>
              <table:table-cell office:value-type="string">
                <text:p>2023-01-28 13:27:52</text:p>
              </table:table-cell>
              <table:table-cell office:value-type="float" office:value="91.916264">
                <text:p>91.916264</text:p>
              </table:table-cell>
            </table:table-row>
            <table:table-row>
              <table:table-cell office:value-type="string">
                <text:p>2023-01-28 13:45:27</text:p>
              </table:table-cell>
              <table:table-cell office:value-type="float" office:value="93.200216">
                <text:p>93.200216</text:p>
              </table:table-cell>
            </table:table-row>
            <table:table-row>
              <table:table-cell office:value-type="string">
                <text:p>2023-01-28 14:03:04</text:p>
              </table:table-cell>
              <table:table-cell office:value-type="float" office:value="93.527584">
                <text:p>93.527584</text:p>
              </table:table-cell>
            </table:table-row>
            <table:table-row>
              <table:table-cell office:value-type="string">
                <text:p>2023-01-28 14:20:38</text:p>
              </table:table-cell>
              <table:table-cell office:value-type="float" office:value="93.99112">
                <text:p>93.99112</text:p>
              </table:table-cell>
            </table:table-row>
            <table:table-row>
              <table:table-cell office:value-type="string">
                <text:p>2023-01-28 14:38:50</text:p>
              </table:table-cell>
              <table:table-cell office:value-type="float" office:value="92.34312">
                <text:p>92.34312</text:p>
              </table:table-cell>
            </table:table-row>
            <table:table-row>
              <table:table-cell office:value-type="string">
                <text:p>2023-01-28 14:56:28</text:p>
              </table:table-cell>
              <table:table-cell office:value-type="float" office:value="93.15952">
                <text:p>93.15952</text:p>
              </table:table-cell>
            </table:table-row>
            <table:table-row>
              <table:table-cell office:value-type="string">
                <text:p>2023-01-28 15:14:26</text:p>
              </table:table-cell>
              <table:table-cell office:value-type="float" office:value="93.676328">
                <text:p>93.676328</text:p>
              </table:table-cell>
            </table:table-row>
            <table:table-row>
              <table:table-cell office:value-type="string">
                <text:p>2023-01-28 16:49:19</text:p>
              </table:table-cell>
              <table:table-cell office:value-type="float" office:value="93.966536">
                <text:p>93.966536</text:p>
              </table:table-cell>
            </table:table-row>
            <table:table-row>
              <table:table-cell office:value-type="string">
                <text:p>2023-01-28 17:06:53</text:p>
              </table:table-cell>
              <table:table-cell office:value-type="float" office:value="92.816144">
                <text:p>92.816144</text:p>
              </table:table-cell>
            </table:table-row>
            <table:table-row>
              <table:table-cell office:value-type="string">
                <text:p>2023-01-28 17:41:48</text:p>
              </table:table-cell>
              <table:table-cell office:value-type="float" office:value="93.910592">
                <text:p>93.910592</text:p>
              </table:table-cell>
            </table:table-row>
            <table:table-row>
              <table:table-cell office:value-type="string">
                <text:p>2023-01-28 17:59:24</text:p>
              </table:table-cell>
              <table:table-cell office:value-type="float" office:value="93.718512">
                <text:p>93.718512</text:p>
              </table:table-cell>
            </table:table-row>
            <table:table-row>
              <table:table-cell office:value-type="string">
                <text:p>2023-01-28 18:16:56</text:p>
              </table:table-cell>
              <table:table-cell office:value-type="float" office:value="93.616664">
                <text:p>93.616664</text:p>
              </table:table-cell>
            </table:table-row>
            <table:table-row>
              <table:table-cell office:value-type="string">
                <text:p>2023-01-28 18:34:39</text:p>
              </table:table-cell>
              <table:table-cell office:value-type="float" office:value="93.771952">
                <text:p>93.771952</text:p>
              </table:table-cell>
            </table:table-row>
            <table:table-row>
              <table:table-cell office:value-type="string">
                <text:p>2023-01-28 18:52:14</text:p>
              </table:table-cell>
              <table:table-cell office:value-type="float" office:value="93.961464">
                <text:p>93.961464</text:p>
              </table:table-cell>
            </table:table-row>
            <table:table-row>
              <table:table-cell office:value-type="string">
                <text:p>2023-01-28 19:09:49</text:p>
              </table:table-cell>
              <table:table-cell office:value-type="float" office:value="93.559616">
                <text:p>93.559616</text:p>
              </table:table-cell>
            </table:table-row>
            <table:table-row>
              <table:table-cell office:value-type="string">
                <text:p>2023-01-28 19:28:14</text:p>
              </table:table-cell>
              <table:table-cell office:value-type="float" office:value="93.020216">
                <text:p>93.020216</text:p>
              </table:table-cell>
            </table:table-row>
            <table:table-row>
              <table:table-cell office:value-type="string">
                <text:p>2023-01-28 19:45:51</text:p>
              </table:table-cell>
              <table:table-cell office:value-type="float" office:value="94.016952">
                <text:p>94.016952</text:p>
              </table:table-cell>
            </table:table-row>
            <table:table-row>
              <table:table-cell office:value-type="string">
                <text:p>2023-01-28 20:03:24</text:p>
              </table:table-cell>
              <table:table-cell office:value-type="float" office:value="94.215392">
                <text:p>94.215392</text:p>
              </table:table-cell>
            </table:table-row>
            <table:table-row>
              <table:table-cell office:value-type="string">
                <text:p>2023-01-28 20:20:56</text:p>
              </table:table-cell>
              <table:table-cell office:value-type="float" office:value="93.673016">
                <text:p>93.673016</text:p>
              </table:table-cell>
            </table:table-row>
            <table:table-row>
              <table:table-cell office:value-type="string">
                <text:p>2023-01-28 20:38:32</text:p>
              </table:table-cell>
              <table:table-cell office:value-type="float" office:value="93.335616">
                <text:p>93.335616</text:p>
              </table:table-cell>
            </table:table-row>
            <table:table-row>
              <table:table-cell office:value-type="string">
                <text:p>2023-01-28 20:56:49</text:p>
              </table:table-cell>
              <table:table-cell office:value-type="float" office:value="93.620496">
                <text:p>93.620496</text:p>
              </table:table-cell>
            </table:table-row>
            <table:table-row>
              <table:table-cell office:value-type="string">
                <text:p>2023-01-28 21:14:34</text:p>
              </table:table-cell>
              <table:table-cell office:value-type="float" office:value="93.352856">
                <text:p>93.352856</text:p>
              </table:table-cell>
            </table:table-row>
            <table:table-row>
              <table:table-cell office:value-type="string">
                <text:p>2023-01-28 21:32:08</text:p>
              </table:table-cell>
              <table:table-cell office:value-type="float" office:value="93.784776">
                <text:p>93.784776</text:p>
              </table:table-cell>
            </table:table-row>
            <table:table-row>
              <table:table-cell office:value-type="string">
                <text:p>2023-01-28 21:49:42</text:p>
              </table:table-cell>
              <table:table-cell office:value-type="float" office:value="94.043856">
                <text:p>94.043856</text:p>
              </table:table-cell>
            </table:table-row>
            <table:table-row>
              <table:table-cell office:value-type="string">
                <text:p>2023-01-28 22:07:56</text:p>
              </table:table-cell>
              <table:table-cell office:value-type="float" office:value="93.527656">
                <text:p>93.527656</text:p>
              </table:table-cell>
            </table:table-row>
            <table:table-row>
              <table:table-cell office:value-type="string">
                <text:p>2023-01-28 22:25:36</text:p>
              </table:table-cell>
              <table:table-cell office:value-type="float" office:value="93.743264">
                <text:p>93.743264</text:p>
              </table:table-cell>
            </table:table-row>
            <table:table-row>
              <table:table-cell office:value-type="string">
                <text:p>2023-01-28 22:43:10</text:p>
              </table:table-cell>
              <table:table-cell office:value-type="float" office:value="94.35528">
                <text:p>94.35528</text:p>
              </table:table-cell>
            </table:table-row>
            <table:table-row>
              <table:table-cell office:value-type="string">
                <text:p>2023-01-28 23:00:50</text:p>
              </table:table-cell>
              <table:table-cell office:value-type="float" office:value="93.231704">
                <text:p>93.231704</text:p>
              </table:table-cell>
            </table:table-row>
            <table:table-row>
              <table:table-cell office:value-type="string">
                <text:p>2023-01-28 23:19:03</text:p>
              </table:table-cell>
              <table:table-cell office:value-type="float" office:value="93.3844">
                <text:p>93.3844</text:p>
              </table:table-cell>
            </table:table-row>
            <table:table-row>
              <table:table-cell office:value-type="string">
                <text:p>2023-01-28 23:36:46</text:p>
              </table:table-cell>
              <table:table-cell office:value-type="float" office:value="93.957584">
                <text:p>93.957584</text:p>
              </table:table-cell>
            </table:table-row>
            <table:table-row>
              <table:table-cell office:value-type="string">
                <text:p>2023-01-28 23:54:21</text:p>
              </table:table-cell>
              <table:table-cell office:value-type="float" office:value="93.882848">
                <text:p>93.882848</text:p>
              </table:table-cell>
            </table:table-row>
            <table:table-row>
              <table:table-cell office:value-type="string">
                <text:p>2023-01-29 00:11:56</text:p>
              </table:table-cell>
              <table:table-cell office:value-type="float" office:value="93.931472">
                <text:p>93.931472</text:p>
              </table:table-cell>
            </table:table-row>
            <table:table-row>
              <table:table-cell office:value-type="string">
                <text:p>2023-01-29 00:29:32</text:p>
              </table:table-cell>
              <table:table-cell office:value-type="float" office:value="93.94052">
                <text:p>93.94052</text:p>
              </table:table-cell>
            </table:table-row>
            <table:table-row>
              <table:table-cell office:value-type="string">
                <text:p>2023-01-29 00:47:07</text:p>
              </table:table-cell>
              <table:table-cell office:value-type="float" office:value="93.686672">
                <text:p>93.686672</text:p>
              </table:table-cell>
            </table:table-row>
            <table:table-row>
              <table:table-cell office:value-type="string">
                <text:p>2023-01-29 01:04:42</text:p>
              </table:table-cell>
              <table:table-cell office:value-type="float" office:value="94.179168">
                <text:p>94.179168</text:p>
              </table:table-cell>
            </table:table-row>
            <table:table-row>
              <table:table-cell office:value-type="string">
                <text:p>2023-01-29 01:22:21</text:p>
              </table:table-cell>
              <table:table-cell office:value-type="float" office:value="93.832688">
                <text:p>93.832688</text:p>
              </table:table-cell>
            </table:table-row>
            <table:table-row>
              <table:table-cell office:value-type="string">
                <text:p>2023-01-29 01:39:55</text:p>
              </table:table-cell>
              <table:table-cell office:value-type="float" office:value="93.957464">
                <text:p>93.957464</text:p>
              </table:table-cell>
            </table:table-row>
            <table:table-row>
              <table:table-cell office:value-type="string">
                <text:p>2023-01-29 01:57:30</text:p>
              </table:table-cell>
              <table:table-cell office:value-type="float" office:value="94.728328">
                <text:p>94.728328</text:p>
              </table:table-cell>
            </table:table-row>
            <table:table-row>
              <table:table-cell office:value-type="string">
                <text:p>2023-01-29 02:15:20</text:p>
              </table:table-cell>
              <table:table-cell office:value-type="float" office:value="94.09856">
                <text:p>94.09856</text:p>
              </table:table-cell>
            </table:table-row>
            <table:table-row>
              <table:table-cell office:value-type="string">
                <text:p>2023-01-29 02:33:16</text:p>
              </table:table-cell>
              <table:table-cell office:value-type="float" office:value="94.093144">
                <text:p>94.093144</text:p>
              </table:table-cell>
            </table:table-row>
            <table:table-row>
              <table:table-cell office:value-type="string">
                <text:p>2023-01-29 02:50:55</text:p>
              </table:table-cell>
              <table:table-cell office:value-type="float" office:value="94.15768">
                <text:p>94.15768</text:p>
              </table:table-cell>
            </table:table-row>
            <table:table-row>
              <table:table-cell office:value-type="string">
                <text:p>2023-01-29 03:08:33</text:p>
              </table:table-cell>
              <table:table-cell office:value-type="float" office:value="93.99396">
                <text:p>93.99396</text:p>
              </table:table-cell>
            </table:table-row>
            <table:table-row>
              <table:table-cell office:value-type="string">
                <text:p>2023-01-29 03:26:06</text:p>
              </table:table-cell>
              <table:table-cell office:value-type="float" office:value="93.520616">
                <text:p>93.520616</text:p>
              </table:table-cell>
            </table:table-row>
            <table:table-row>
              <table:table-cell office:value-type="string">
                <text:p>2023-01-29 03:43:41</text:p>
              </table:table-cell>
              <table:table-cell office:value-type="float" office:value="94.336728">
                <text:p>94.336728</text:p>
              </table:table-cell>
            </table:table-row>
            <table:table-row>
              <table:table-cell office:value-type="string">
                <text:p>2023-01-29 04:01:16</text:p>
              </table:table-cell>
              <table:table-cell office:value-type="float" office:value="94.135496">
                <text:p>94.135496</text:p>
              </table:table-cell>
            </table:table-row>
            <table:table-row>
              <table:table-cell office:value-type="string">
                <text:p>2023-01-29 04:18:56</text:p>
              </table:table-cell>
              <table:table-cell office:value-type="float" office:value="94.12656">
                <text:p>94.12656</text:p>
              </table:table-cell>
            </table:table-row>
            <table:table-row>
              <table:table-cell office:value-type="string">
                <text:p>2023-01-29 04:36:50</text:p>
              </table:table-cell>
              <table:table-cell office:value-type="float" office:value="93.785096">
                <text:p>93.785096</text:p>
              </table:table-cell>
            </table:table-row>
            <table:table-row>
              <table:table-cell office:value-type="string">
                <text:p>2023-01-29 04:54:29</text:p>
              </table:table-cell>
              <table:table-cell office:value-type="float" office:value="93.971352">
                <text:p>93.971352</text:p>
              </table:table-cell>
            </table:table-row>
            <table:table-row>
              <table:table-cell office:value-type="string">
                <text:p>2023-01-29 05:12:06</text:p>
              </table:table-cell>
              <table:table-cell office:value-type="float" office:value="91.958496">
                <text:p>91.958496</text:p>
              </table:table-cell>
            </table:table-row>
            <table:table-row>
              <table:table-cell office:value-type="string">
                <text:p>2023-01-29 05:29:44</text:p>
              </table:table-cell>
              <table:table-cell office:value-type="float" office:value="94.34008">
                <text:p>94.34008</text:p>
              </table:table-cell>
            </table:table-row>
            <table:table-row>
              <table:table-cell office:value-type="string">
                <text:p>2023-01-29 05:47:22</text:p>
              </table:table-cell>
              <table:table-cell office:value-type="float" office:value="93.981952">
                <text:p>93.981952</text:p>
              </table:table-cell>
            </table:table-row>
            <table:table-row>
              <table:table-cell office:value-type="string">
                <text:p>2023-01-29 06:04:54</text:p>
              </table:table-cell>
              <table:table-cell office:value-type="float" office:value="94.23152">
                <text:p>94.23152</text:p>
              </table:table-cell>
            </table:table-row>
            <table:table-row>
              <table:table-cell office:value-type="string">
                <text:p>2023-01-29 06:23:10</text:p>
              </table:table-cell>
              <table:table-cell office:value-type="float" office:value="93.926936">
                <text:p>93.926936</text:p>
              </table:table-cell>
            </table:table-row>
            <table:table-row>
              <table:table-cell office:value-type="string">
                <text:p>2023-01-29 06:40:57</text:p>
              </table:table-cell>
              <table:table-cell office:value-type="float" office:value="93.941576">
                <text:p>93.941576</text:p>
              </table:table-cell>
            </table:table-row>
            <table:table-row>
              <table:table-cell office:value-type="string">
                <text:p>2023-01-29 06:58:33</text:p>
              </table:table-cell>
              <table:table-cell office:value-type="float" office:value="94.015688">
                <text:p>94.015688</text:p>
              </table:table-cell>
            </table:table-row>
            <table:table-row>
              <table:table-cell office:value-type="string">
                <text:p>2023-01-29 07:16:07</text:p>
              </table:table-cell>
              <table:table-cell office:value-type="float" office:value="93.67716">
                <text:p>93.67716</text:p>
              </table:table-cell>
            </table:table-row>
            <table:table-row>
              <table:table-cell office:value-type="string">
                <text:p>2023-01-29 07:33:42</text:p>
              </table:table-cell>
              <table:table-cell office:value-type="float" office:value="93.346368">
                <text:p>93.346368</text:p>
              </table:table-cell>
            </table:table-row>
            <table:table-row>
              <table:table-cell office:value-type="string">
                <text:p>2023-01-29 07:51:15</text:p>
              </table:table-cell>
              <table:table-cell office:value-type="float" office:value="93.534368">
                <text:p>93.534368</text:p>
              </table:table-cell>
            </table:table-row>
            <table:table-row>
              <table:table-cell office:value-type="string">
                <text:p>2023-01-29 08:08:50</text:p>
              </table:table-cell>
              <table:table-cell office:value-type="float" office:value="93.999672">
                <text:p>93.999672</text:p>
              </table:table-cell>
            </table:table-row>
            <table:table-row>
              <table:table-cell office:value-type="string">
                <text:p>2023-01-29 08:26:30</text:p>
              </table:table-cell>
              <table:table-cell office:value-type="float" office:value="93.089512">
                <text:p>93.089512</text:p>
              </table:table-cell>
            </table:table-row>
            <table:table-row>
              <table:table-cell office:value-type="string">
                <text:p>2023-01-29 08:44:03</text:p>
              </table:table-cell>
              <table:table-cell office:value-type="float" office:value="94.13956">
                <text:p>94.13956</text:p>
              </table:table-cell>
            </table:table-row>
            <table:table-row>
              <table:table-cell office:value-type="string">
                <text:p>2023-01-29 09:02:00</text:p>
              </table:table-cell>
              <table:table-cell office:value-type="float" office:value="93.848304">
                <text:p>93.848304</text:p>
              </table:table-cell>
            </table:table-row>
            <table:table-row>
              <table:table-cell office:value-type="string">
                <text:p>2023-01-29 10:15:17</text:p>
              </table:table-cell>
              <table:table-cell office:value-type="float" office:value="94.316608">
                <text:p>94.316608</text:p>
              </table:table-cell>
            </table:table-row>
            <table:table-row>
              <table:table-cell office:value-type="string">
                <text:p>2023-01-29 10:32:52</text:p>
              </table:table-cell>
              <table:table-cell office:value-type="float" office:value="93.982624">
                <text:p>93.982624</text:p>
              </table:table-cell>
            </table:table-row>
            <table:table-row>
              <table:table-cell office:value-type="string">
                <text:p>2023-01-29 10:50:27</text:p>
              </table:table-cell>
              <table:table-cell office:value-type="float" office:value="93.86812">
                <text:p>93.86812</text:p>
              </table:table-cell>
            </table:table-row>
            <table:table-row>
              <table:table-cell office:value-type="string">
                <text:p>2023-01-29 11:59:51</text:p>
              </table:table-cell>
              <table:table-cell office:value-type="float" office:value="86.124272">
                <text:p>86.124272</text:p>
              </table:table-cell>
            </table:table-row>
            <table:table-row>
              <table:table-cell office:value-type="string">
                <text:p>2023-01-29 13:52:53</text:p>
              </table:table-cell>
              <table:table-cell office:value-type="float" office:value="94.064928">
                <text:p>94.064928</text:p>
              </table:table-cell>
            </table:table-row>
            <table:table-row>
              <table:table-cell office:value-type="string">
                <text:p>2023-01-29 14:12:04</text:p>
              </table:table-cell>
              <table:table-cell office:value-type="float" office:value="93.940416">
                <text:p>93.940416</text:p>
              </table:table-cell>
            </table:table-row>
            <table:table-row>
              <table:table-cell office:value-type="string">
                <text:p>2023-01-29 14:31:07</text:p>
              </table:table-cell>
              <table:table-cell office:value-type="float" office:value="93.885936">
                <text:p>93.885936</text:p>
              </table:table-cell>
            </table:table-row>
            <table:table-row>
              <table:table-cell office:value-type="string">
                <text:p>2023-01-29 14:50:10</text:p>
              </table:table-cell>
              <table:table-cell office:value-type="float" office:value="93.682256">
                <text:p>93.682256</text:p>
              </table:table-cell>
            </table:table-row>
            <table:table-row>
              <table:table-cell office:value-type="string">
                <text:p>2023-01-29 16:46:36</text:p>
              </table:table-cell>
              <table:table-cell office:value-type="float" office:value="93.956376">
                <text:p>93.956376</text:p>
              </table:table-cell>
            </table:table-row>
            <table:table-row>
              <table:table-cell office:value-type="string">
                <text:p>2023-01-29 17:04:26</text:p>
              </table:table-cell>
              <table:table-cell office:value-type="float" office:value="93.8926">
                <text:p>93.8926</text:p>
              </table:table-cell>
            </table:table-row>
            <table:table-row>
              <table:table-cell office:value-type="string">
                <text:p>2023-01-29 17:21:59</text:p>
              </table:table-cell>
              <table:table-cell office:value-type="float" office:value="94.195424">
                <text:p>94.195424</text:p>
              </table:table-cell>
            </table:table-row>
            <table:table-row>
              <table:table-cell office:value-type="string">
                <text:p>2023-01-29 17:39:31</text:p>
              </table:table-cell>
              <table:table-cell office:value-type="float" office:value="94.0112">
                <text:p>94.0112</text:p>
              </table:table-cell>
            </table:table-row>
            <table:table-row>
              <table:table-cell office:value-type="string">
                <text:p>2023-01-29 17:57:04</text:p>
              </table:table-cell>
              <table:table-cell office:value-type="float" office:value="93.105432">
                <text:p>93.105432</text:p>
              </table:table-cell>
            </table:table-row>
            <table:table-row>
              <table:table-cell office:value-type="string">
                <text:p>2023-01-29 18:14:38</text:p>
              </table:table-cell>
              <table:table-cell office:value-type="float" office:value="94.232728">
                <text:p>94.232728</text:p>
              </table:table-cell>
            </table:table-row>
            <table:table-row>
              <table:table-cell office:value-type="string">
                <text:p>2023-01-29 18:32:11</text:p>
              </table:table-cell>
              <table:table-cell office:value-type="float" office:value="93.946656">
                <text:p>93.946656</text:p>
              </table:table-cell>
            </table:table-row>
            <table:table-row>
              <table:table-cell office:value-type="string">
                <text:p>2023-01-29 18:49:50</text:p>
              </table:table-cell>
              <table:table-cell office:value-type="float" office:value="94.33812">
                <text:p>94.33812</text:p>
              </table:table-cell>
            </table:table-row>
            <table:table-row>
              <table:table-cell office:value-type="string">
                <text:p>2023-01-29 19:07:25</text:p>
              </table:table-cell>
              <table:table-cell office:value-type="float" office:value="93.964712">
                <text:p>93.964712</text:p>
              </table:table-cell>
            </table:table-row>
            <table:table-row>
              <table:table-cell office:value-type="string">
                <text:p>2023-01-29 19:42:49</text:p>
              </table:table-cell>
              <table:table-cell office:value-type="float" office:value="93.99052">
                <text:p>93.99052</text:p>
              </table:table-cell>
            </table:table-row>
            <table:table-row>
              <table:table-cell office:value-type="string">
                <text:p>2023-01-29 20:00:22</text:p>
              </table:table-cell>
              <table:table-cell office:value-type="float" office:value="94.02096">
                <text:p>94.02096</text:p>
              </table:table-cell>
            </table:table-row>
            <table:table-row>
              <table:table-cell office:value-type="string">
                <text:p>2023-01-29 20:17:57</text:p>
              </table:table-cell>
              <table:table-cell office:value-type="float" office:value="94.033936">
                <text:p>94.033936</text:p>
              </table:table-cell>
            </table:table-row>
            <table:table-row>
              <table:table-cell office:value-type="string">
                <text:p>2023-01-29 20:35:30</text:p>
              </table:table-cell>
              <table:table-cell office:value-type="float" office:value="93.905128">
                <text:p>93.905128</text:p>
              </table:table-cell>
            </table:table-row>
            <table:table-row>
              <table:table-cell office:value-type="string">
                <text:p>2023-01-29 20:53:03</text:p>
              </table:table-cell>
              <table:table-cell office:value-type="float" office:value="93.795976">
                <text:p>93.795976</text:p>
              </table:table-cell>
            </table:table-row>
            <table:table-row>
              <table:table-cell office:value-type="string">
                <text:p>2023-01-29 21:11:26</text:p>
              </table:table-cell>
              <table:table-cell office:value-type="float" office:value="93.968224">
                <text:p>93.968224</text:p>
              </table:table-cell>
            </table:table-row>
            <table:table-row>
              <table:table-cell office:value-type="string">
                <text:p>2023-01-29 21:29:11</text:p>
              </table:table-cell>
              <table:table-cell office:value-type="float" office:value="93.973056">
                <text:p>93.973056</text:p>
              </table:table-cell>
            </table:table-row>
            <table:table-row>
              <table:table-cell office:value-type="string">
                <text:p>2023-01-29 21:46:50</text:p>
              </table:table-cell>
              <table:table-cell office:value-type="float" office:value="94.320672">
                <text:p>94.320672</text:p>
              </table:table-cell>
            </table:table-row>
            <table:table-row>
              <table:table-cell office:value-type="string">
                <text:p>2023-01-29 22:04:34</text:p>
              </table:table-cell>
              <table:table-cell office:value-type="float" office:value="93.78548">
                <text:p>93.78548</text:p>
              </table:table-cell>
            </table:table-row>
            <table:table-row>
              <table:table-cell office:value-type="string">
                <text:p>2023-01-29 22:22:07</text:p>
              </table:table-cell>
              <table:table-cell office:value-type="float" office:value="92.750192">
                <text:p>92.750192</text:p>
              </table:table-cell>
            </table:table-row>
            <table:table-row>
              <table:table-cell office:value-type="string">
                <text:p>2023-01-29 22:45:05</text:p>
              </table:table-cell>
              <table:table-cell office:value-type="float" office:value="93.72196">
                <text:p>93.72196</text:p>
              </table:table-cell>
            </table:table-row>
            <table:table-row>
              <table:table-cell office:value-type="string">
                <text:p>2023-01-29 23:02:38</text:p>
              </table:table-cell>
              <table:table-cell office:value-type="float" office:value="94.066816">
                <text:p>94.066816</text:p>
              </table:table-cell>
            </table:table-row>
            <table:table-row>
              <table:table-cell office:value-type="string">
                <text:p>2023-01-29 23:20:10</text:p>
              </table:table-cell>
              <table:table-cell office:value-type="float" office:value="93.868696">
                <text:p>93.868696</text:p>
              </table:table-cell>
            </table:table-row>
            <table:table-row>
              <table:table-cell office:value-type="string">
                <text:p>2023-01-29 23:37:48</text:p>
              </table:table-cell>
              <table:table-cell office:value-type="float" office:value="94.032632">
                <text:p>94.032632</text:p>
              </table:table-cell>
            </table:table-row>
            <table:table-row>
              <table:table-cell office:value-type="string">
                <text:p>2023-01-29 23:55:22</text:p>
              </table:table-cell>
              <table:table-cell office:value-type="float" office:value="93.910136">
                <text:p>93.910136</text:p>
              </table:table-cell>
            </table:table-row>
            <table:table-row>
              <table:table-cell office:value-type="string">
                <text:p>2023-01-30 00:13:34</text:p>
              </table:table-cell>
              <table:table-cell office:value-type="float" office:value="94.513608">
                <text:p>94.513608</text:p>
              </table:table-cell>
            </table:table-row>
            <table:table-row>
              <table:table-cell office:value-type="string">
                <text:p>2023-01-30 00:31:27</text:p>
              </table:table-cell>
              <table:table-cell office:value-type="float" office:value="93.245392">
                <text:p>93.245392</text:p>
              </table:table-cell>
            </table:table-row>
            <table:table-row>
              <table:table-cell office:value-type="string">
                <text:p>2023-01-30 00:49:02</text:p>
              </table:table-cell>
              <table:table-cell office:value-type="float" office:value="94.203392">
                <text:p>94.203392</text:p>
              </table:table-cell>
            </table:table-row>
            <table:table-row>
              <table:table-cell office:value-type="string">
                <text:p>2023-01-30 01:06:35</text:p>
              </table:table-cell>
              <table:table-cell office:value-type="float" office:value="94.099896">
                <text:p>94.099896</text:p>
              </table:table-cell>
            </table:table-row>
            <table:table-row>
              <table:table-cell office:value-type="string">
                <text:p>2023-01-30 01:24:07</text:p>
              </table:table-cell>
              <table:table-cell office:value-type="float" office:value="94.151568">
                <text:p>94.151568</text:p>
              </table:table-cell>
            </table:table-row>
            <table:table-row>
              <table:table-cell office:value-type="string">
                <text:p>2023-01-30 01:41:45</text:p>
              </table:table-cell>
              <table:table-cell office:value-type="float" office:value="93.88392">
                <text:p>93.88392</text:p>
              </table:table-cell>
            </table:table-row>
            <table:table-row>
              <table:table-cell office:value-type="string">
                <text:p>2023-01-30 01:59:22</text:p>
              </table:table-cell>
              <table:table-cell office:value-type="float" office:value="92.203264">
                <text:p>92.203264</text:p>
              </table:table-cell>
            </table:table-row>
            <table:table-row>
              <table:table-cell office:value-type="string">
                <text:p>2023-01-30 02:16:55</text:p>
              </table:table-cell>
              <table:table-cell office:value-type="float" office:value="94.034344">
                <text:p>94.034344</text:p>
              </table:table-cell>
            </table:table-row>
            <table:table-row>
              <table:table-cell office:value-type="string">
                <text:p>2023-01-30 02:34:29</text:p>
              </table:table-cell>
              <table:table-cell office:value-type="float" office:value="93.932712">
                <text:p>93.932712</text:p>
              </table:table-cell>
            </table:table-row>
            <table:table-row>
              <table:table-cell office:value-type="string">
                <text:p>2023-01-30 02:52:01</text:p>
              </table:table-cell>
              <table:table-cell office:value-type="float" office:value="93.966976">
                <text:p>93.966976</text:p>
              </table:table-cell>
            </table:table-row>
            <table:table-row>
              <table:table-cell office:value-type="string">
                <text:p>2023-01-30 03:09:34</text:p>
              </table:table-cell>
              <table:table-cell office:value-type="float" office:value="94.01224">
                <text:p>94.01224</text:p>
              </table:table-cell>
            </table:table-row>
            <table:table-row>
              <table:table-cell office:value-type="string">
                <text:p>2023-01-30 03:27:07</text:p>
              </table:table-cell>
              <table:table-cell office:value-type="float" office:value="94.177384">
                <text:p>94.177384</text:p>
              </table:table-cell>
            </table:table-row>
            <table:table-row>
              <table:table-cell office:value-type="string">
                <text:p>2023-01-30 03:44:40</text:p>
              </table:table-cell>
              <table:table-cell office:value-type="float" office:value="94.082736">
                <text:p>94.082736</text:p>
              </table:table-cell>
            </table:table-row>
            <table:table-row>
              <table:table-cell office:value-type="string">
                <text:p>2023-01-30 04:02:13</text:p>
              </table:table-cell>
              <table:table-cell office:value-type="float" office:value="94.071408">
                <text:p>94.071408</text:p>
              </table:table-cell>
            </table:table-row>
            <table:table-row>
              <table:table-cell office:value-type="string">
                <text:p>2023-01-30 04:19:48</text:p>
              </table:table-cell>
              <table:table-cell office:value-type="float" office:value="94.192272">
                <text:p>94.192272</text:p>
              </table:table-cell>
            </table:table-row>
            <table:table-row>
              <table:table-cell office:value-type="string">
                <text:p>2023-01-30 04:37:21</text:p>
              </table:table-cell>
              <table:table-cell office:value-type="float" office:value="93.899712">
                <text:p>93.899712</text:p>
              </table:table-cell>
            </table:table-row>
            <table:table-row>
              <table:table-cell office:value-type="string">
                <text:p>2023-01-30 04:54:55</text:p>
              </table:table-cell>
              <table:table-cell office:value-type="float" office:value="93.965016">
                <text:p>93.965016</text:p>
              </table:table-cell>
            </table:table-row>
            <table:table-row>
              <table:table-cell office:value-type="string">
                <text:p>2023-01-30 05:12:27</text:p>
              </table:table-cell>
              <table:table-cell office:value-type="float" office:value="94.24028">
                <text:p>94.24028</text:p>
              </table:table-cell>
            </table:table-row>
            <table:table-row>
              <table:table-cell office:value-type="string">
                <text:p>2023-01-30 05:30:45</text:p>
              </table:table-cell>
              <table:table-cell office:value-type="float" office:value="93.619568">
                <text:p>93.619568</text:p>
              </table:table-cell>
            </table:table-row>
            <table:table-row>
              <table:table-cell office:value-type="string">
                <text:p>2023-01-30 05:48:52</text:p>
              </table:table-cell>
              <table:table-cell office:value-type="float" office:value="94.06484">
                <text:p>94.06484</text:p>
              </table:table-cell>
            </table:table-row>
            <table:table-row>
              <table:table-cell office:value-type="string">
                <text:p>2023-01-30 06:06:26</text:p>
              </table:table-cell>
              <table:table-cell office:value-type="float" office:value="94.19464">
                <text:p>94.19464</text:p>
              </table:table-cell>
            </table:table-row>
            <table:table-row>
              <table:table-cell office:value-type="string">
                <text:p>2023-01-30 06:23:59</text:p>
              </table:table-cell>
              <table:table-cell office:value-type="float" office:value="94.01212">
                <text:p>94.01212</text:p>
              </table:table-cell>
            </table:table-row>
            <table:table-row>
              <table:table-cell office:value-type="string">
                <text:p>2023-01-30 06:41:32</text:p>
              </table:table-cell>
              <table:table-cell office:value-type="float" office:value="94.005688">
                <text:p>94.005688</text:p>
              </table:table-cell>
            </table:table-row>
            <table:table-row>
              <table:table-cell office:value-type="string">
                <text:p>2023-01-30 06:59:11</text:p>
              </table:table-cell>
              <table:table-cell office:value-type="float" office:value="93.410264">
                <text:p>93.410264</text:p>
              </table:table-cell>
            </table:table-row>
            <table:table-row>
              <table:table-cell office:value-type="string">
                <text:p>2023-01-30 07:16:45</text:p>
              </table:table-cell>
              <table:table-cell office:value-type="float" office:value="94.131144">
                <text:p>94.131144</text:p>
              </table:table-cell>
            </table:table-row>
            <table:table-row>
              <table:table-cell office:value-type="string">
                <text:p>2023-01-30 07:35:05</text:p>
              </table:table-cell>
              <table:table-cell office:value-type="float" office:value="93.997632">
                <text:p>93.997632</text:p>
              </table:table-cell>
            </table:table-row>
            <table:table-row>
              <table:table-cell office:value-type="string">
                <text:p>2023-01-30 07:52:51</text:p>
              </table:table-cell>
              <table:table-cell office:value-type="float" office:value="94.17352">
                <text:p>94.17352</text:p>
              </table:table-cell>
            </table:table-row>
            <table:table-row>
              <table:table-cell office:value-type="string">
                <text:p>2023-01-30 08:10:25</text:p>
              </table:table-cell>
              <table:table-cell office:value-type="float" office:value="94.196304">
                <text:p>94.196304</text:p>
              </table:table-cell>
            </table:table-row>
            <table:table-row>
              <table:table-cell office:value-type="string">
                <text:p>2023-01-30 08:27:58</text:p>
              </table:table-cell>
              <table:table-cell office:value-type="float" office:value="94.013624">
                <text:p>94.013624</text:p>
              </table:table-cell>
            </table:table-row>
            <table:table-row>
              <table:table-cell office:value-type="string">
                <text:p>2023-01-30 08:45:32</text:p>
              </table:table-cell>
              <table:table-cell office:value-type="float" office:value="93.744128">
                <text:p>93.744128</text:p>
              </table:table-cell>
            </table:table-row>
            <table:table-row>
              <table:table-cell office:value-type="string">
                <text:p>2023-01-30 09:03:51</text:p>
              </table:table-cell>
              <table:table-cell office:value-type="float" office:value="94.30156">
                <text:p>94.30156</text:p>
              </table:table-cell>
            </table:table-row>
            <table:table-row>
              <table:table-cell office:value-type="string">
                <text:p>2023-01-30 09:19:48</text:p>
              </table:table-cell>
              <table:table-cell office:value-type="float" office:value="94.129576">
                <text:p>94.129576</text:p>
              </table:table-cell>
            </table:table-row>
            <table:table-row>
              <table:table-cell office:value-type="string">
                <text:p>2023-01-30 09:38:32</text:p>
              </table:table-cell>
              <table:table-cell office:value-type="float" office:value="93.912232">
                <text:p>93.912232</text:p>
              </table:table-cell>
            </table:table-row>
            <table:table-row>
              <table:table-cell office:value-type="string">
                <text:p>2023-01-30 09:57:38</text:p>
              </table:table-cell>
              <table:table-cell office:value-type="float" office:value="94.10864">
                <text:p>94.10864</text:p>
              </table:table-cell>
            </table:table-row>
            <table:table-row>
              <table:table-cell office:value-type="string">
                <text:p>2023-01-30 10:16:41</text:p>
              </table:table-cell>
              <table:table-cell office:value-type="float" office:value="93.50432">
                <text:p>93.50432</text:p>
              </table:table-cell>
            </table:table-row>
            <table:table-row>
              <table:table-cell office:value-type="string">
                <text:p>2023-01-30 10:35:42</text:p>
              </table:table-cell>
              <table:table-cell office:value-type="float" office:value="93.880408">
                <text:p>93.880408</text:p>
              </table:table-cell>
            </table:table-row>
            <table:table-row>
              <table:table-cell office:value-type="string">
                <text:p>2023-01-30 10:54:43</text:p>
              </table:table-cell>
              <table:table-cell office:value-type="float" office:value="94.05616">
                <text:p>94.05616</text:p>
              </table:table-cell>
            </table:table-row>
            <table:table-row>
              <table:table-cell office:value-type="string">
                <text:p>2023-01-30 11:13:49</text:p>
              </table:table-cell>
              <table:table-cell office:value-type="float" office:value="93.95064">
                <text:p>93.95064</text:p>
              </table:table-cell>
            </table:table-row>
            <table:table-row>
              <table:table-cell office:value-type="string">
                <text:p>2023-01-30 11:32:57</text:p>
              </table:table-cell>
              <table:table-cell office:value-type="float" office:value="93.882488">
                <text:p>93.882488</text:p>
              </table:table-cell>
            </table:table-row>
            <table:table-row>
              <table:table-cell office:value-type="string">
                <text:p>2023-01-30 11:51:57</text:p>
              </table:table-cell>
              <table:table-cell office:value-type="float" office:value="93.490184">
                <text:p>93.490184</text:p>
              </table:table-cell>
            </table:table-row>
            <table:table-row>
              <table:table-cell office:value-type="string">
                <text:p>2023-01-30 12:10:59</text:p>
              </table:table-cell>
              <table:table-cell office:value-type="float" office:value="93.501208">
                <text:p>93.501208</text:p>
              </table:table-cell>
            </table:table-row>
            <table:table-row>
              <table:table-cell office:value-type="string">
                <text:p>2023-01-30 12:30:00</text:p>
              </table:table-cell>
              <table:table-cell office:value-type="float" office:value="93.521472">
                <text:p>93.521472</text:p>
              </table:table-cell>
            </table:table-row>
            <table:table-row>
              <table:table-cell office:value-type="string">
                <text:p>2023-01-30 13:08:02</text:p>
              </table:table-cell>
              <table:table-cell office:value-type="float" office:value="92.123712">
                <text:p>92.123712</text:p>
              </table:table-cell>
            </table:table-row>
            <table:table-row>
              <table:table-cell office:value-type="string">
                <text:p>2023-01-30 13:15:39</text:p>
              </table:table-cell>
              <table:table-cell office:value-type="float" office:value="94.240744">
                <text:p>94.240744</text:p>
              </table:table-cell>
            </table:table-row>
            <table:table-row>
              <table:table-cell office:value-type="string">
                <text:p>2023-01-30 13:33:12</text:p>
              </table:table-cell>
              <table:table-cell office:value-type="float" office:value="93.951392">
                <text:p>93.951392</text:p>
              </table:table-cell>
            </table:table-row>
            <table:table-row>
              <table:table-cell office:value-type="string">
                <text:p>2023-01-30 13:50:54</text:p>
              </table:table-cell>
              <table:table-cell office:value-type="float" office:value="94.092136">
                <text:p>94.092136</text:p>
              </table:table-cell>
            </table:table-row>
            <table:table-row>
              <table:table-cell office:value-type="string">
                <text:p>2023-01-30 14:08:27</text:p>
              </table:table-cell>
              <table:table-cell office:value-type="float" office:value="93.450584">
                <text:p>93.450584</text:p>
              </table:table-cell>
            </table:table-row>
            <table:table-row>
              <table:table-cell office:value-type="string">
                <text:p>2023-01-30 14:26:01</text:p>
              </table:table-cell>
              <table:table-cell office:value-type="float" office:value="93.9868">
                <text:p>93.9868</text:p>
              </table:table-cell>
            </table:table-row>
            <table:table-row>
              <table:table-cell office:value-type="string">
                <text:p>2023-01-30 14:43:36</text:p>
              </table:table-cell>
              <table:table-cell office:value-type="float" office:value="93.873456">
                <text:p>93.873456</text:p>
              </table:table-cell>
            </table:table-row>
            <table:table-row>
              <table:table-cell office:value-type="string">
                <text:p>2023-01-30 15:01:51</text:p>
              </table:table-cell>
              <table:table-cell office:value-type="float" office:value="94.182768">
                <text:p>94.182768</text:p>
              </table:table-cell>
            </table:table-row>
            <table:table-row>
              <table:table-cell office:value-type="string">
                <text:p>2023-01-30 15:19:24</text:p>
              </table:table-cell>
              <table:table-cell office:value-type="float" office:value="93.159328">
                <text:p>93.159328</text:p>
              </table:table-cell>
            </table:table-row>
            <table:table-row>
              <table:table-cell office:value-type="string">
                <text:p>2023-01-30 15:37:37</text:p>
              </table:table-cell>
              <table:table-cell office:value-type="float" office:value="93.924448">
                <text:p>93.924448</text:p>
              </table:table-cell>
            </table:table-row>
            <table:table-row>
              <table:table-cell office:value-type="string">
                <text:p>2023-01-30 15:55:20</text:p>
              </table:table-cell>
              <table:table-cell office:value-type="float" office:value="93.659648">
                <text:p>93.659648</text:p>
              </table:table-cell>
            </table:table-row>
            <table:table-row>
              <table:table-cell office:value-type="string">
                <text:p>2023-01-30 16:13:33</text:p>
              </table:table-cell>
              <table:table-cell office:value-type="float" office:value="93.89272">
                <text:p>93.89272</text:p>
              </table:table-cell>
            </table:table-row>
            <table:table-row>
              <table:table-cell office:value-type="string">
                <text:p>2023-01-30 16:31:40</text:p>
              </table:table-cell>
              <table:table-cell office:value-type="float" office:value="93.73412">
                <text:p>93.73412</text:p>
              </table:table-cell>
            </table:table-row>
            <table:table-row>
              <table:table-cell office:value-type="string">
                <text:p>2023-01-30 16:49:14</text:p>
              </table:table-cell>
              <table:table-cell office:value-type="float" office:value="93.968832">
                <text:p>93.968832</text:p>
              </table:table-cell>
            </table:table-row>
            <table:table-row>
              <table:table-cell office:value-type="string">
                <text:p>2023-01-30 17:06:49</text:p>
              </table:table-cell>
              <table:table-cell office:value-type="float" office:value="93.92616">
                <text:p>93.92616</text:p>
              </table:table-cell>
            </table:table-row>
            <table:table-row>
              <table:table-cell office:value-type="string">
                <text:p>2023-01-30 17:24:24</text:p>
              </table:table-cell>
              <table:table-cell office:value-type="float" office:value="92.734248">
                <text:p>92.734248</text:p>
              </table:table-cell>
            </table:table-row>
            <table:table-row>
              <table:table-cell office:value-type="string">
                <text:p>2023-01-30 17:42:42</text:p>
              </table:table-cell>
              <table:table-cell office:value-type="float" office:value="94.343368">
                <text:p>94.343368</text:p>
              </table:table-cell>
            </table:table-row>
            <table:table-row>
              <table:table-cell office:value-type="string">
                <text:p>2023-01-30 18:00:33</text:p>
              </table:table-cell>
              <table:table-cell office:value-type="float" office:value="93.92896">
                <text:p>93.92896</text:p>
              </table:table-cell>
            </table:table-row>
            <table:table-row>
              <table:table-cell office:value-type="string">
                <text:p>2023-01-30 18:18:05</text:p>
              </table:table-cell>
              <table:table-cell office:value-type="float" office:value="93.420536">
                <text:p>93.420536</text:p>
              </table:table-cell>
            </table:table-row>
            <table:table-row>
              <table:table-cell office:value-type="string">
                <text:p>2023-01-30 18:35:44</text:p>
              </table:table-cell>
              <table:table-cell office:value-type="float" office:value="94.04748">
                <text:p>94.04748</text:p>
              </table:table-cell>
            </table:table-row>
            <table:table-row>
              <table:table-cell office:value-type="string">
                <text:p>2023-01-30 18:53:17</text:p>
              </table:table-cell>
              <table:table-cell office:value-type="float" office:value="93.918936">
                <text:p>93.918936</text:p>
              </table:table-cell>
            </table:table-row>
            <table:table-row>
              <table:table-cell office:value-type="string">
                <text:p>2023-01-30 19:11:31</text:p>
              </table:table-cell>
              <table:table-cell office:value-type="float" office:value="93.6218">
                <text:p>93.6218</text:p>
              </table:table-cell>
            </table:table-row>
            <table:table-row>
              <table:table-cell office:value-type="string">
                <text:p>2023-01-30 19:31:39</text:p>
              </table:table-cell>
              <table:table-cell office:value-type="float" office:value="92.855848">
                <text:p>92.855848</text:p>
              </table:table-cell>
            </table:table-row>
            <table:table-row>
              <table:table-cell office:value-type="string">
                <text:p>2023-01-30 19:41:48</text:p>
              </table:table-cell>
              <table:table-cell office:value-type="float" office:value="93.413152">
                <text:p>93.413152</text:p>
              </table:table-cell>
            </table:table-row>
            <table:table-row>
              <table:table-cell office:value-type="string">
                <text:p>2023-01-30 19:59:25</text:p>
              </table:table-cell>
              <table:table-cell office:value-type="float" office:value="92.187752">
                <text:p>92.187752</text:p>
              </table:table-cell>
            </table:table-row>
            <table:table-row>
              <table:table-cell office:value-type="string">
                <text:p>2023-01-30 20:17:46</text:p>
              </table:table-cell>
              <table:table-cell office:value-type="float" office:value="92.248728">
                <text:p>92.248728</text:p>
              </table:table-cell>
            </table:table-row>
            <table:table-row>
              <table:table-cell office:value-type="string">
                <text:p>2023-01-30 20:35:44</text:p>
              </table:table-cell>
              <table:table-cell office:value-type="float" office:value="93.717432">
                <text:p>93.717432</text:p>
              </table:table-cell>
            </table:table-row>
            <table:table-row>
              <table:table-cell office:value-type="string">
                <text:p>2023-01-30 20:53:21</text:p>
              </table:table-cell>
              <table:table-cell office:value-type="float" office:value="93.63032">
                <text:p>93.63032</text:p>
              </table:table-cell>
            </table:table-row>
            <table:table-row>
              <table:table-cell office:value-type="string">
                <text:p>2023-01-30 21:10:57</text:p>
              </table:table-cell>
              <table:table-cell office:value-type="float" office:value="92.297296">
                <text:p>92.297296</text:p>
              </table:table-cell>
            </table:table-row>
            <table:table-row>
              <table:table-cell office:value-type="string">
                <text:p>2023-01-30 21:28:35</text:p>
              </table:table-cell>
              <table:table-cell office:value-type="float" office:value="93.604976">
                <text:p>93.604976</text:p>
              </table:table-cell>
            </table:table-row>
            <table:table-row>
              <table:table-cell office:value-type="string">
                <text:p>2023-01-30 21:46:29</text:p>
              </table:table-cell>
              <table:table-cell office:value-type="float" office:value="93.681248">
                <text:p>93.681248</text:p>
              </table:table-cell>
            </table:table-row>
            <table:table-row>
              <table:table-cell office:value-type="string">
                <text:p>2023-01-30 22:04:14</text:p>
              </table:table-cell>
              <table:table-cell office:value-type="float" office:value="93.579024">
                <text:p>93.579024</text:p>
              </table:table-cell>
            </table:table-row>
            <table:table-row>
              <table:table-cell office:value-type="string">
                <text:p>2023-01-30 22:21:50</text:p>
              </table:table-cell>
              <table:table-cell office:value-type="float" office:value="93.279016">
                <text:p>93.279016</text:p>
              </table:table-cell>
            </table:table-row>
            <table:table-row>
              <table:table-cell office:value-type="string">
                <text:p>2023-01-30 22:40:08</text:p>
              </table:table-cell>
              <table:table-cell office:value-type="float" office:value="91.720392">
                <text:p>91.720392</text:p>
              </table:table-cell>
            </table:table-row>
            <table:table-row>
              <table:table-cell office:value-type="string">
                <text:p>2023-01-30 22:57:58</text:p>
              </table:table-cell>
              <table:table-cell office:value-type="float" office:value="93.952552">
                <text:p>93.952552</text:p>
              </table:table-cell>
            </table:table-row>
            <table:table-row>
              <table:table-cell office:value-type="string">
                <text:p>2023-01-30 23:15:33</text:p>
              </table:table-cell>
              <table:table-cell office:value-type="float" office:value="93.966704">
                <text:p>93.966704</text:p>
              </table:table-cell>
            </table:table-row>
            <table:table-row>
              <table:table-cell office:value-type="string">
                <text:p>2023-01-30 23:33:09</text:p>
              </table:table-cell>
              <table:table-cell office:value-type="float" office:value="94.06012">
                <text:p>94.06012</text:p>
              </table:table-cell>
            </table:table-row>
            <table:table-row>
              <table:table-cell office:value-type="string">
                <text:p>2023-01-30 23:50:46</text:p>
              </table:table-cell>
              <table:table-cell office:value-type="float" office:value="93.890928">
                <text:p>93.890928</text:p>
              </table:table-cell>
            </table:table-row>
            <table:table-row>
              <table:table-cell office:value-type="string">
                <text:p>2023-01-31 00:09:03</text:p>
              </table:table-cell>
              <table:table-cell office:value-type="float" office:value="93.804344">
                <text:p>93.804344</text:p>
              </table:table-cell>
            </table:table-row>
            <table:table-row>
              <table:table-cell office:value-type="string">
                <text:p>2023-01-31 00:27:40</text:p>
              </table:table-cell>
              <table:table-cell office:value-type="float" office:value="94.075456">
                <text:p>94.075456</text:p>
              </table:table-cell>
            </table:table-row>
            <table:table-row>
              <table:table-cell office:value-type="string">
                <text:p>2023-01-31 00:46:09</text:p>
              </table:table-cell>
              <table:table-cell office:value-type="float" office:value="93.908816">
                <text:p>93.908816</text:p>
              </table:table-cell>
            </table:table-row>
            <table:table-row>
              <table:table-cell office:value-type="string">
                <text:p>2023-01-31 01:04:04</text:p>
              </table:table-cell>
              <table:table-cell office:value-type="float" office:value="94.334456">
                <text:p>94.334456</text:p>
              </table:table-cell>
            </table:table-row>
            <table:table-row>
              <table:table-cell office:value-type="string">
                <text:p>2023-01-31 01:21:40</text:p>
              </table:table-cell>
              <table:table-cell office:value-type="float" office:value="93.923648">
                <text:p>93.923648</text:p>
              </table:table-cell>
            </table:table-row>
            <table:table-row>
              <table:table-cell office:value-type="string">
                <text:p>2023-01-31 01:39:16</text:p>
              </table:table-cell>
              <table:table-cell office:value-type="float" office:value="93.884144">
                <text:p>93.884144</text:p>
              </table:table-cell>
            </table:table-row>
            <table:table-row>
              <table:table-cell office:value-type="string">
                <text:p>2023-01-31 01:56:52</text:p>
              </table:table-cell>
              <table:table-cell office:value-type="float" office:value="94.293264">
                <text:p>94.293264</text:p>
              </table:table-cell>
            </table:table-row>
            <table:table-row>
              <table:table-cell office:value-type="string">
                <text:p>2023-01-31 02:15:08</text:p>
              </table:table-cell>
              <table:table-cell office:value-type="float" office:value="93.849864">
                <text:p>93.849864</text:p>
              </table:table-cell>
            </table:table-row>
            <table:table-row>
              <table:table-cell office:value-type="string">
                <text:p>2023-01-31 02:33:02</text:p>
              </table:table-cell>
              <table:table-cell office:value-type="float" office:value="93.870936">
                <text:p>93.870936</text:p>
              </table:table-cell>
            </table:table-row>
            <table:table-row>
              <table:table-cell office:value-type="string">
                <text:p>2023-01-31 02:50:42</text:p>
              </table:table-cell>
              <table:table-cell office:value-type="float" office:value="94.1834">
                <text:p>94.1834</text:p>
              </table:table-cell>
            </table:table-row>
            <table:table-row>
              <table:table-cell office:value-type="string">
                <text:p>2023-01-31 03:08:18</text:p>
              </table:table-cell>
              <table:table-cell office:value-type="float" office:value="93.624288">
                <text:p>93.624288</text:p>
              </table:table-cell>
            </table:table-row>
            <table:table-row>
              <table:table-cell office:value-type="string">
                <text:p>2023-01-31 03:25:54</text:p>
              </table:table-cell>
              <table:table-cell office:value-type="float" office:value="93.96304">
                <text:p>93.96304</text:p>
              </table:table-cell>
            </table:table-row>
            <table:table-row>
              <table:table-cell office:value-type="string">
                <text:p>2023-01-31 03:43:33</text:p>
              </table:table-cell>
              <table:table-cell office:value-type="float" office:value="93.748608">
                <text:p>93.748608</text:p>
              </table:table-cell>
            </table:table-row>
            <table:table-row>
              <table:table-cell office:value-type="string">
                <text:p>2023-01-31 04:01:11</text:p>
              </table:table-cell>
              <table:table-cell office:value-type="float" office:value="93.952616">
                <text:p>93.952616</text:p>
              </table:table-cell>
            </table:table-row>
            <table:table-row>
              <table:table-cell office:value-type="string">
                <text:p>2023-01-31 04:18:48</text:p>
              </table:table-cell>
              <table:table-cell office:value-type="float" office:value="94.067696">
                <text:p>94.067696</text:p>
              </table:table-cell>
            </table:table-row>
            <table:table-row>
              <table:table-cell office:value-type="string">
                <text:p>2023-01-31 04:36:23</text:p>
              </table:table-cell>
              <table:table-cell office:value-type="float" office:value="93.951696">
                <text:p>93.951696</text:p>
              </table:table-cell>
            </table:table-row>
            <table:table-row>
              <table:table-cell office:value-type="string">
                <text:p>2023-01-31 04:54:41</text:p>
              </table:table-cell>
              <table:table-cell office:value-type="float" office:value="93.646432">
                <text:p>93.646432</text:p>
              </table:table-cell>
            </table:table-row>
            <table:table-row>
              <table:table-cell office:value-type="string">
                <text:p>2023-01-31 05:11:50</text:p>
              </table:table-cell>
              <table:table-cell office:value-type="float" office:value="94.132848">
                <text:p>94.132848</text:p>
              </table:table-cell>
            </table:table-row>
            <table:table-row>
              <table:table-cell office:value-type="string">
                <text:p>2023-01-31 05:31:14</text:p>
              </table:table-cell>
              <table:table-cell office:value-type="float" office:value="93.916208">
                <text:p>93.916208</text:p>
              </table:table-cell>
            </table:table-row>
            <table:table-row>
              <table:table-cell office:value-type="string">
                <text:p>2023-01-31 05:48:49</text:p>
              </table:table-cell>
              <table:table-cell office:value-type="float" office:value="94.320352">
                <text:p>94.320352</text:p>
              </table:table-cell>
            </table:table-row>
            <table:table-row>
              <table:table-cell office:value-type="string">
                <text:p>2023-01-31 06:07:04</text:p>
              </table:table-cell>
              <table:table-cell office:value-type="float" office:value="93.280888">
                <text:p>93.280888</text:p>
              </table:table-cell>
            </table:table-row>
            <table:table-row>
              <table:table-cell office:value-type="string">
                <text:p>2023-01-31 06:24:54</text:p>
              </table:table-cell>
              <table:table-cell office:value-type="float" office:value="93.74516">
                <text:p>93.74516</text:p>
              </table:table-cell>
            </table:table-row>
            <table:table-row>
              <table:table-cell office:value-type="string">
                <text:p>2023-01-31 06:42:30</text:p>
              </table:table-cell>
              <table:table-cell office:value-type="float" office:value="94.283872">
                <text:p>94.283872</text:p>
              </table:table-cell>
            </table:table-row>
            <table:table-row>
              <table:table-cell office:value-type="string">
                <text:p>2023-01-31 07:00:11</text:p>
              </table:table-cell>
              <table:table-cell office:value-type="float" office:value="94.384216">
                <text:p>94.384216</text:p>
              </table:table-cell>
            </table:table-row>
            <table:table-row>
              <table:table-cell office:value-type="string">
                <text:p>2023-01-31 07:17:46</text:p>
              </table:table-cell>
              <table:table-cell office:value-type="float" office:value="93.759424">
                <text:p>93.759424</text:p>
              </table:table-cell>
            </table:table-row>
            <table:table-row>
              <table:table-cell office:value-type="string">
                <text:p>2023-01-31 07:35:26</text:p>
              </table:table-cell>
              <table:table-cell office:value-type="float" office:value="94.183288">
                <text:p>94.183288</text:p>
              </table:table-cell>
            </table:table-row>
            <table:table-row>
              <table:table-cell office:value-type="string">
                <text:p>2023-01-31 07:53:06</text:p>
              </table:table-cell>
              <table:table-cell office:value-type="float" office:value="94.2552">
                <text:p>94.2552</text:p>
              </table:table-cell>
            </table:table-row>
            <table:table-row>
              <table:table-cell office:value-type="string">
                <text:p>2023-01-31 08:10:47</text:p>
              </table:table-cell>
              <table:table-cell office:value-type="float" office:value="94.56156">
                <text:p>94.56156</text:p>
              </table:table-cell>
            </table:table-row>
            <table:table-row>
              <table:table-cell office:value-type="string">
                <text:p>2023-01-31 08:28:27</text:p>
              </table:table-cell>
              <table:table-cell office:value-type="float" office:value="94.193216">
                <text:p>94.193216</text:p>
              </table:table-cell>
            </table:table-row>
            <table:table-row>
              <table:table-cell office:value-type="string">
                <text:p>2023-01-31 08:46:07</text:p>
              </table:table-cell>
              <table:table-cell office:value-type="float" office:value="93.754864">
                <text:p>93.754864</text:p>
              </table:table-cell>
            </table:table-row>
            <table:table-row>
              <table:table-cell office:value-type="string">
                <text:p>2023-01-31 09:03:47</text:p>
              </table:table-cell>
              <table:table-cell office:value-type="float" office:value="94.026304">
                <text:p>94.026304</text:p>
              </table:table-cell>
            </table:table-row>
            <table:table-row>
              <table:table-cell office:value-type="string">
                <text:p>2023-01-31 09:22:06</text:p>
              </table:table-cell>
              <table:table-cell office:value-type="float" office:value="94.054576">
                <text:p>94.054576</text:p>
              </table:table-cell>
            </table:table-row>
            <table:table-row>
              <table:table-cell office:value-type="string">
                <text:p>2023-01-31 09:40:40</text:p>
              </table:table-cell>
              <table:table-cell office:value-type="float" office:value="94.381416">
                <text:p>94.381416</text:p>
              </table:table-cell>
            </table:table-row>
            <table:table-row>
              <table:table-cell office:value-type="string">
                <text:p>2023-01-31 09:57:49</text:p>
              </table:table-cell>
              <table:table-cell office:value-type="float" office:value="93.264216">
                <text:p>93.264216</text:p>
              </table:table-cell>
            </table:table-row>
            <table:table-row>
              <table:table-cell office:value-type="string">
                <text:p>2023-01-31 10:16:51</text:p>
              </table:table-cell>
              <table:table-cell office:value-type="float" office:value="93.877296">
                <text:p>93.877296</text:p>
              </table:table-cell>
            </table:table-row>
            <table:table-row>
              <table:table-cell office:value-type="string">
                <text:p>2023-01-31 10:34:27</text:p>
              </table:table-cell>
              <table:table-cell office:value-type="float" office:value="93.62252">
                <text:p>93.62252</text:p>
              </table:table-cell>
            </table:table-row>
            <table:table-row>
              <table:table-cell office:value-type="string">
                <text:p>2023-01-31 10:52:02</text:p>
              </table:table-cell>
              <table:table-cell office:value-type="float" office:value="94.121768">
                <text:p>94.121768</text:p>
              </table:table-cell>
            </table:table-row>
            <table:table-row>
              <table:table-cell office:value-type="string">
                <text:p>2023-01-31 11:09:37</text:p>
              </table:table-cell>
              <table:table-cell office:value-type="float" office:value="94.128704">
                <text:p>94.128704</text:p>
              </table:table-cell>
            </table:table-row>
            <table:table-row>
              <table:table-cell office:value-type="string">
                <text:p>2023-01-31 11:27:11</text:p>
              </table:table-cell>
              <table:table-cell office:value-type="float" office:value="94.161832">
                <text:p>94.161832</text:p>
              </table:table-cell>
            </table:table-row>
            <table:table-row>
              <table:table-cell office:value-type="string">
                <text:p>2023-01-31 11:45:27</text:p>
              </table:table-cell>
              <table:table-cell office:value-type="float" office:value="94.014968">
                <text:p>94.014968</text:p>
              </table:table-cell>
            </table:table-row>
            <table:table-row>
              <table:table-cell office:value-type="string">
                <text:p>2023-01-31 12:03:19</text:p>
              </table:table-cell>
              <table:table-cell office:value-type="float" office:value="94.272104">
                <text:p>94.272104</text:p>
              </table:table-cell>
            </table:table-row>
            <table:table-row>
              <table:table-cell office:value-type="string">
                <text:p>2023-01-31 12:20:54</text:p>
              </table:table-cell>
              <table:table-cell office:value-type="float" office:value="93.866304">
                <text:p>93.866304</text:p>
              </table:table-cell>
            </table:table-row>
            <table:table-row>
              <table:table-cell office:value-type="string">
                <text:p>2023-01-31 12:38:32</text:p>
              </table:table-cell>
              <table:table-cell office:value-type="float" office:value="93.836432">
                <text:p>93.836432</text:p>
              </table:table-cell>
            </table:table-row>
            <table:table-row>
              <table:table-cell office:value-type="string">
                <text:p>2023-01-31 12:56:10</text:p>
              </table:table-cell>
              <table:table-cell office:value-type="float" office:value="94.140752">
                <text:p>94.140752</text:p>
              </table:table-cell>
            </table:table-row>
            <table:table-row>
              <table:table-cell office:value-type="string">
                <text:p>2023-01-31 13:13:49</text:p>
              </table:table-cell>
              <table:table-cell office:value-type="float" office:value="94.270776">
                <text:p>94.270776</text:p>
              </table:table-cell>
            </table:table-row>
            <table:table-row>
              <table:table-cell office:value-type="string">
                <text:p>2023-01-31 13:31:26</text:p>
              </table:table-cell>
              <table:table-cell office:value-type="float" office:value="93.428776">
                <text:p>93.428776</text:p>
              </table:table-cell>
            </table:table-row>
            <table:table-row>
              <table:table-cell office:value-type="string">
                <text:p>2023-01-31 13:49:35</text:p>
              </table:table-cell>
              <table:table-cell office:value-type="float" office:value="94.234272">
                <text:p>94.234272</text:p>
              </table:table-cell>
            </table:table-row>
            <table:table-row>
              <table:table-cell office:value-type="string">
                <text:p>2023-01-31 14:07:48</text:p>
              </table:table-cell>
              <table:table-cell office:value-type="float" office:value="93.034632">
                <text:p>93.034632</text:p>
              </table:table-cell>
            </table:table-row>
            <table:table-row>
              <table:table-cell office:value-type="string">
                <text:p>2023-01-31 14:25:22</text:p>
              </table:table-cell>
              <table:table-cell office:value-type="float" office:value="94.184944">
                <text:p>94.184944</text:p>
              </table:table-cell>
            </table:table-row>
            <table:table-row>
              <table:table-cell office:value-type="string">
                <text:p>2023-01-31 14:43:07</text:p>
              </table:table-cell>
              <table:table-cell office:value-type="float" office:value="94.173608">
                <text:p>94.173608</text:p>
              </table:table-cell>
            </table:table-row>
            <table:table-row>
              <table:table-cell office:value-type="string">
                <text:p>2023-01-31 15:01:27</text:p>
              </table:table-cell>
              <table:table-cell office:value-type="float" office:value="94.214824">
                <text:p>94.214824</text:p>
              </table:table-cell>
            </table:table-row>
            <table:table-row>
              <table:table-cell office:value-type="string">
                <text:p>2023-01-31 15:19:17</text:p>
              </table:table-cell>
              <table:table-cell office:value-type="float" office:value="94.016296">
                <text:p>94.016296</text:p>
              </table:table-cell>
            </table:table-row>
            <table:table-row>
              <table:table-cell office:value-type="string">
                <text:p>2023-01-31 15:36:53</text:p>
              </table:table-cell>
              <table:table-cell office:value-type="float" office:value="94.028512">
                <text:p>94.028512</text:p>
              </table:table-cell>
            </table:table-row>
            <table:table-row>
              <table:table-cell office:value-type="string">
                <text:p>2023-01-31 15:54:32</text:p>
              </table:table-cell>
              <table:table-cell office:value-type="float" office:value="93.582632">
                <text:p>93.582632</text:p>
              </table:table-cell>
            </table:table-row>
            <table:table-row>
              <table:table-cell office:value-type="string">
                <text:p>2023-01-31 16:12:07</text:p>
              </table:table-cell>
              <table:table-cell office:value-type="float" office:value="94.106824">
                <text:p>94.106824</text:p>
              </table:table-cell>
            </table:table-row>
            <table:table-row>
              <table:table-cell office:value-type="string">
                <text:p>2023-01-31 16:29:47</text:p>
              </table:table-cell>
              <table:table-cell office:value-type="float" office:value="94.160264">
                <text:p>94.160264</text:p>
              </table:table-cell>
            </table:table-row>
            <table:table-row>
              <table:table-cell office:value-type="string">
                <text:p>2023-01-31 16:47:40</text:p>
              </table:table-cell>
              <table:table-cell office:value-type="float" office:value="94.095512">
                <text:p>94.095512</text:p>
              </table:table-cell>
            </table:table-row>
            <table:table-row>
              <table:table-cell office:value-type="string">
                <text:p>2023-01-31 17:05:18</text:p>
              </table:table-cell>
              <table:table-cell office:value-type="float" office:value="92.379616">
                <text:p>92.379616</text:p>
              </table:table-cell>
            </table:table-row>
            <table:table-row>
              <table:table-cell office:value-type="string">
                <text:p>2023-01-31 17:22:59</text:p>
              </table:table-cell>
              <table:table-cell office:value-type="float" office:value="93.703352">
                <text:p>93.703352</text:p>
              </table:table-cell>
            </table:table-row>
            <table:table-row>
              <table:table-cell office:value-type="string">
                <text:p>2023-01-31 17:41:14</text:p>
              </table:table-cell>
              <table:table-cell office:value-type="float" office:value="94.070976">
                <text:p>94.070976</text:p>
              </table:table-cell>
            </table:table-row>
            <table:table-row>
              <table:table-cell office:value-type="string">
                <text:p>2023-01-31 17:58:50</text:p>
              </table:table-cell>
              <table:table-cell office:value-type="float" office:value="94.155992">
                <text:p>94.155992</text:p>
              </table:table-cell>
            </table:table-row>
            <table:table-row>
              <table:table-cell office:value-type="string">
                <text:p>2023-01-31 18:16:24</text:p>
              </table:table-cell>
              <table:table-cell office:value-type="float" office:value="93.89708">
                <text:p>93.89708</text:p>
              </table:table-cell>
            </table:table-row>
            <table:table-row>
              <table:table-cell office:value-type="string">
                <text:p>2023-01-31 18:34:40</text:p>
              </table:table-cell>
              <table:table-cell office:value-type="float" office:value="94.16196">
                <text:p>94.16196</text:p>
              </table:table-cell>
            </table:table-row>
            <table:table-row>
              <table:table-cell office:value-type="string">
                <text:p>2023-01-31 18:52:16</text:p>
              </table:table-cell>
              <table:table-cell office:value-type="float" office:value="94.03324">
                <text:p>94.03324</text:p>
              </table:table-cell>
            </table:table-row>
            <table:table-row>
              <table:table-cell office:value-type="string">
                <text:p>2023-01-31 19:09:51</text:p>
              </table:table-cell>
              <table:table-cell office:value-type="float" office:value="93.584584">
                <text:p>93.584584</text:p>
              </table:table-cell>
            </table:table-row>
            <table:table-row>
              <table:table-cell office:value-type="string">
                <text:p>2023-01-31 19:27:28</text:p>
              </table:table-cell>
              <table:table-cell office:value-type="float" office:value="92.774808">
                <text:p>92.774808</text:p>
              </table:table-cell>
            </table:table-row>
            <table:table-row>
              <table:table-cell office:value-type="string">
                <text:p>2023-01-31 19:45:03</text:p>
              </table:table-cell>
              <table:table-cell office:value-type="float" office:value="93.857984">
                <text:p>93.857984</text:p>
              </table:table-cell>
            </table:table-row>
            <table:table-row>
              <table:table-cell office:value-type="string">
                <text:p>2023-01-31 20:02:42</text:p>
              </table:table-cell>
              <table:table-cell office:value-type="float" office:value="94.024312">
                <text:p>94.024312</text:p>
              </table:table-cell>
            </table:table-row>
            <table:table-row>
              <table:table-cell office:value-type="string">
                <text:p>2023-01-31 20:20:16</text:p>
              </table:table-cell>
              <table:table-cell office:value-type="float" office:value="93.696248">
                <text:p>93.696248</text:p>
              </table:table-cell>
            </table:table-row>
            <table:table-row>
              <table:table-cell office:value-type="string">
                <text:p>2023-01-31 20:37:54</text:p>
              </table:table-cell>
              <table:table-cell office:value-type="float" office:value="94.04116">
                <text:p>94.04116</text:p>
              </table:table-cell>
            </table:table-row>
            <table:table-row>
              <table:table-cell office:value-type="string">
                <text:p>2023-01-31 20:55:34</text:p>
              </table:table-cell>
              <table:table-cell office:value-type="float" office:value="94.119688">
                <text:p>94.119688</text:p>
              </table:table-cell>
            </table:table-row>
            <table:table-row>
              <table:table-cell office:value-type="string">
                <text:p>2023-01-31 21:13:21</text:p>
              </table:table-cell>
              <table:table-cell office:value-type="float" office:value="93.41624">
                <text:p>93.41624</text:p>
              </table:table-cell>
            </table:table-row>
            <table:table-row>
              <table:table-cell office:value-type="string">
                <text:p>2023-01-31 21:31:03</text:p>
              </table:table-cell>
              <table:table-cell office:value-type="float" office:value="93.861032">
                <text:p>93.861032</text:p>
              </table:table-cell>
            </table:table-row>
            <table:table-row>
              <table:table-cell office:value-type="string">
                <text:p>2023-01-31 21:48:42</text:p>
              </table:table-cell>
              <table:table-cell office:value-type="float" office:value="93.981616">
                <text:p>93.981616</text:p>
              </table:table-cell>
            </table:table-row>
            <table:table-row>
              <table:table-cell office:value-type="string">
                <text:p>2023-01-31 22:06:17</text:p>
              </table:table-cell>
              <table:table-cell office:value-type="float" office:value="93.598912">
                <text:p>93.598912</text:p>
              </table:table-cell>
            </table:table-row>
            <table:table-row>
              <table:table-cell office:value-type="string">
                <text:p>2023-01-31 22:23:54</text:p>
              </table:table-cell>
              <table:table-cell office:value-type="float" office:value="94.215392">
                <text:p>94.215392</text:p>
              </table:table-cell>
            </table:table-row>
            <table:table-row>
              <table:table-cell office:value-type="string">
                <text:p>2023-01-31 22:41:37</text:p>
              </table:table-cell>
              <table:table-cell office:value-type="float" office:value="93.328184">
                <text:p>93.328184</text:p>
              </table:table-cell>
            </table:table-row>
            <table:table-row>
              <table:table-cell office:value-type="string">
                <text:p>2023-01-31 22:59:11</text:p>
              </table:table-cell>
              <table:table-cell office:value-type="float" office:value="93.819888">
                <text:p>93.819888</text:p>
              </table:table-cell>
            </table:table-row>
            <table:table-row>
              <table:table-cell office:value-type="string">
                <text:p>2023-01-31 23:16:46</text:p>
              </table:table-cell>
              <table:table-cell office:value-type="float" office:value="93.946856">
                <text:p>93.946856</text:p>
              </table:table-cell>
            </table:table-row>
            <table:table-row>
              <table:table-cell office:value-type="string">
                <text:p>2023-01-31 23:34:22</text:p>
              </table:table-cell>
              <table:table-cell office:value-type="float" office:value="94.006776">
                <text:p>94.006776</text:p>
              </table:table-cell>
            </table:table-row>
            <table:table-row>
              <table:table-cell office:value-type="string">
                <text:p>2023-02-01 06:31:50</text:p>
              </table:table-cell>
              <table:table-cell office:value-type="float" office:value="93.338704">
                <text:p>93.338704</text:p>
              </table:table-cell>
            </table:table-row>
            <table:table-row>
              <table:table-cell office:value-type="string">
                <text:p>2023-02-01 06:49:34</text:p>
              </table:table-cell>
              <table:table-cell office:value-type="float" office:value="94.183544">
                <text:p>94.183544</text:p>
              </table:table-cell>
            </table:table-row>
            <table:table-row>
              <table:table-cell office:value-type="string">
                <text:p>2023-02-01 07:07:17</text:p>
              </table:table-cell>
              <table:table-cell office:value-type="float" office:value="93.98796">
                <text:p>93.98796</text:p>
              </table:table-cell>
            </table:table-row>
            <table:table-row>
              <table:table-cell office:value-type="string">
                <text:p>2023-02-01 07:25:01</text:p>
              </table:table-cell>
              <table:table-cell office:value-type="float" office:value="94.047448">
                <text:p>94.047448</text:p>
              </table:table-cell>
            </table:table-row>
            <table:table-row>
              <table:table-cell office:value-type="string">
                <text:p>2023-02-01 07:42:50</text:p>
              </table:table-cell>
              <table:table-cell office:value-type="float" office:value="94.3164">
                <text:p>94.3164</text:p>
              </table:table-cell>
            </table:table-row>
            <table:table-row>
              <table:table-cell office:value-type="string">
                <text:p>2023-02-01 08:00:28</text:p>
              </table:table-cell>
              <table:table-cell office:value-type="float" office:value="93.866024">
                <text:p>93.866024</text:p>
              </table:table-cell>
            </table:table-row>
            <table:table-row>
              <table:table-cell office:value-type="string">
                <text:p>2023-02-01 08:18:06</text:p>
              </table:table-cell>
              <table:table-cell office:value-type="float" office:value="94.084168">
                <text:p>94.084168</text:p>
              </table:table-cell>
            </table:table-row>
            <table:table-row>
              <table:table-cell office:value-type="string">
                <text:p>2023-02-01 08:35:51</text:p>
              </table:table-cell>
              <table:table-cell office:value-type="float" office:value="94.085616">
                <text:p>94.085616</text:p>
              </table:table-cell>
            </table:table-row>
            <table:table-row>
              <table:table-cell office:value-type="string">
                <text:p>2023-02-01 08:53:35</text:p>
              </table:table-cell>
              <table:table-cell office:value-type="float" office:value="94.377664">
                <text:p>94.377664</text:p>
              </table:table-cell>
            </table:table-row>
            <table:table-row>
              <table:table-cell office:value-type="string">
                <text:p>2023-02-01 09:11:18</text:p>
              </table:table-cell>
              <table:table-cell office:value-type="float" office:value="94.077168">
                <text:p>94.077168</text:p>
              </table:table-cell>
            </table:table-row>
            <table:table-row>
              <table:table-cell office:value-type="string">
                <text:p>2023-02-01 09:29:03</text:p>
              </table:table-cell>
              <table:table-cell office:value-type="float" office:value="93.956864">
                <text:p>93.956864</text:p>
              </table:table-cell>
            </table:table-row>
            <table:table-row>
              <table:table-cell office:value-type="string">
                <text:p>2023-02-01 09:46:50</text:p>
              </table:table-cell>
              <table:table-cell office:value-type="float" office:value="94.16756">
                <text:p>94.16756</text:p>
              </table:table-cell>
            </table:table-row>
            <table:table-row>
              <table:table-cell office:value-type="string">
                <text:p>2023-02-01 10:04:27</text:p>
              </table:table-cell>
              <table:table-cell office:value-type="float" office:value="94.196744">
                <text:p>94.196744</text:p>
              </table:table-cell>
            </table:table-row>
            <table:table-row>
              <table:table-cell office:value-type="string">
                <text:p>2023-02-01 10:22:12</text:p>
              </table:table-cell>
              <table:table-cell office:value-type="float" office:value="94.119032">
                <text:p>94.119032</text:p>
              </table:table-cell>
            </table:table-row>
            <table:table-row>
              <table:table-cell office:value-type="string">
                <text:p>2023-02-01 10:39:57</text:p>
              </table:table-cell>
              <table:table-cell office:value-type="float" office:value="94.053552">
                <text:p>94.053552</text:p>
              </table:table-cell>
            </table:table-row>
            <table:table-row>
              <table:table-cell office:value-type="string">
                <text:p>2023-02-01 10:57:42</text:p>
              </table:table-cell>
              <table:table-cell office:value-type="float" office:value="93.91192">
                <text:p>93.91192</text:p>
              </table:table-cell>
            </table:table-row>
            <table:table-row>
              <table:table-cell office:value-type="string">
                <text:p>2023-02-01 11:15:28</text:p>
              </table:table-cell>
              <table:table-cell office:value-type="float" office:value="93.878048">
                <text:p>93.878048</text:p>
              </table:table-cell>
            </table:table-row>
            <table:table-row>
              <table:table-cell office:value-type="string">
                <text:p>2023-02-01 11:33:13</text:p>
              </table:table-cell>
              <table:table-cell office:value-type="float" office:value="93.950176">
                <text:p>93.950176</text:p>
              </table:table-cell>
            </table:table-row>
            <table:table-row>
              <table:table-cell office:value-type="string">
                <text:p>2023-02-01 11:50:58</text:p>
              </table:table-cell>
              <table:table-cell office:value-type="float" office:value="94.360888">
                <text:p>94.360888</text:p>
              </table:table-cell>
            </table:table-row>
            <table:table-row>
              <table:table-cell office:value-type="string">
                <text:p>2023-02-01 12:08:49</text:p>
              </table:table-cell>
              <table:table-cell office:value-type="float" office:value="94.009912">
                <text:p>94.009912</text:p>
              </table:table-cell>
            </table:table-row>
            <table:table-row>
              <table:table-cell office:value-type="string">
                <text:p>2023-02-01 12:26:39</text:p>
              </table:table-cell>
              <table:table-cell office:value-type="float" office:value="93.720232">
                <text:p>93.720232</text:p>
              </table:table-cell>
            </table:table-row>
            <table:table-row>
              <table:table-cell office:value-type="string">
                <text:p>2023-02-01 12:44:19</text:p>
              </table:table-cell>
              <table:table-cell office:value-type="float" office:value="93.673208">
                <text:p>93.673208</text:p>
              </table:table-cell>
            </table:table-row>
            <table:table-row>
              <table:table-cell office:value-type="string">
                <text:p>2023-02-01 13:02:00</text:p>
              </table:table-cell>
              <table:table-cell office:value-type="float" office:value="93.913728">
                <text:p>93.913728</text:p>
              </table:table-cell>
            </table:table-row>
            <table:table-row>
              <table:table-cell office:value-type="string">
                <text:p>2023-02-01 13:19:46</text:p>
              </table:table-cell>
              <table:table-cell office:value-type="float" office:value="93.829696">
                <text:p>93.829696</text:p>
              </table:table-cell>
            </table:table-row>
            <table:table-row>
              <table:table-cell office:value-type="string">
                <text:p>2023-02-01 13:37:19</text:p>
              </table:table-cell>
              <table:table-cell office:value-type="float" office:value="94.127584">
                <text:p>94.127584</text:p>
              </table:table-cell>
            </table:table-row>
            <table:table-row>
              <table:table-cell office:value-type="string">
                <text:p>2023-02-01 13:53:19</text:p>
              </table:table-cell>
              <table:table-cell office:value-type="float" office:value="94.23664">
                <text:p>94.23664</text:p>
              </table:table-cell>
            </table:table-row>
            <table:table-row>
              <table:table-cell office:value-type="string">
                <text:p>2023-02-01 14:12:27</text:p>
              </table:table-cell>
              <table:table-cell office:value-type="float" office:value="93.875872">
                <text:p>93.875872</text:p>
              </table:table-cell>
            </table:table-row>
            <table:table-row>
              <table:table-cell office:value-type="string">
                <text:p>2023-02-01 14:31:15</text:p>
              </table:table-cell>
              <table:table-cell office:value-type="float" office:value="94.056664">
                <text:p>94.056664</text:p>
              </table:table-cell>
            </table:table-row>
            <table:table-row>
              <table:table-cell office:value-type="string">
                <text:p>2023-02-01 14:50:27</text:p>
              </table:table-cell>
              <table:table-cell office:value-type="float" office:value="94.192056">
                <text:p>94.192056</text:p>
              </table:table-cell>
            </table:table-row>
            <table:table-row>
              <table:table-cell office:value-type="string">
                <text:p>2023-02-01 15:09:59</text:p>
              </table:table-cell>
              <table:table-cell office:value-type="float" office:value="94.080112">
                <text:p>94.080112</text:p>
              </table:table-cell>
            </table:table-row>
            <table:table-row>
              <table:table-cell office:value-type="string">
                <text:p>2023-02-01 15:28:52</text:p>
              </table:table-cell>
              <table:table-cell office:value-type="float" office:value="94.372312">
                <text:p>94.372312</text:p>
              </table:table-cell>
            </table:table-row>
            <table:table-row>
              <table:table-cell office:value-type="string">
                <text:p>2023-02-01 15:48:15</text:p>
              </table:table-cell>
              <table:table-cell office:value-type="float" office:value="93.797488">
                <text:p>93.797488</text:p>
              </table:table-cell>
            </table:table-row>
            <table:table-row>
              <table:table-cell office:value-type="string">
                <text:p>2023-02-01 16:07:10</text:p>
              </table:table-cell>
              <table:table-cell office:value-type="float" office:value="94.114016">
                <text:p>94.114016</text:p>
              </table:table-cell>
            </table:table-row>
            <table:table-row>
              <table:table-cell office:value-type="string">
                <text:p>2023-02-01 16:26:17</text:p>
              </table:table-cell>
              <table:table-cell office:value-type="float" office:value="94.028488">
                <text:p>94.028488</text:p>
              </table:table-cell>
            </table:table-row>
            <table:table-row>
              <table:table-cell office:value-type="string">
                <text:p>2023-02-01 16:45:24</text:p>
              </table:table-cell>
              <table:table-cell office:value-type="float" office:value="94.086176">
                <text:p>94.086176</text:p>
              </table:table-cell>
            </table:table-row>
            <table:table-row>
              <table:table-cell office:value-type="string">
                <text:p>2023-02-01 17:04:36</text:p>
              </table:table-cell>
              <table:table-cell office:value-type="float" office:value="93.543488">
                <text:p>93.543488</text:p>
              </table:table-cell>
            </table:table-row>
            <table:table-row>
              <table:table-cell office:value-type="string">
                <text:p>2023-02-01 17:23:46</text:p>
              </table:table-cell>
              <table:table-cell office:value-type="float" office:value="94.179464">
                <text:p>94.179464</text:p>
              </table:table-cell>
            </table:table-row>
            <table:table-row>
              <table:table-cell office:value-type="string">
                <text:p>2023-02-01 18:56:47</text:p>
              </table:table-cell>
              <table:table-cell office:value-type="float" office:value="93.703296">
                <text:p>93.703296</text:p>
              </table:table-cell>
            </table:table-row>
            <table:table-row>
              <table:table-cell office:value-type="string">
                <text:p>2023-02-01 19:01:50</text:p>
              </table:table-cell>
              <table:table-cell office:value-type="float" office:value="93.340992">
                <text:p>93.340992</text:p>
              </table:table-cell>
            </table:table-row>
            <table:table-row>
              <table:table-cell office:value-type="string">
                <text:p>2023-02-01 19:19:28</text:p>
              </table:table-cell>
              <table:table-cell office:value-type="float" office:value="93.899872">
                <text:p>93.899872</text:p>
              </table:table-cell>
            </table:table-row>
            <table:table-row>
              <table:table-cell office:value-type="string">
                <text:p>2023-02-01 19:37:08</text:p>
              </table:table-cell>
              <table:table-cell office:value-type="float" office:value="93.758328">
                <text:p>93.758328</text:p>
              </table:table-cell>
            </table:table-row>
            <table:table-row>
              <table:table-cell office:value-type="string">
                <text:p>2023-02-01 19:55:02</text:p>
              </table:table-cell>
              <table:table-cell office:value-type="float" office:value="94.099752">
                <text:p>94.099752</text:p>
              </table:table-cell>
            </table:table-row>
            <table:table-row>
              <table:table-cell office:value-type="string">
                <text:p>2023-02-01 20:12:54</text:p>
              </table:table-cell>
              <table:table-cell office:value-type="float" office:value="94.040584">
                <text:p>94.040584</text:p>
              </table:table-cell>
            </table:table-row>
            <table:table-row>
              <table:table-cell office:value-type="string">
                <text:p>2023-02-01 20:30:49</text:p>
              </table:table-cell>
              <table:table-cell office:value-type="float" office:value="93.7826">
                <text:p>93.7826</text:p>
              </table:table-cell>
            </table:table-row>
            <table:table-row>
              <table:table-cell office:value-type="string">
                <text:p>2023-02-01 20:48:30</text:p>
              </table:table-cell>
              <table:table-cell office:value-type="float" office:value="93.953248">
                <text:p>93.953248</text:p>
              </table:table-cell>
            </table:table-row>
            <table:table-row>
              <table:table-cell office:value-type="string">
                <text:p>2023-02-01 21:07:03</text:p>
              </table:table-cell>
              <table:table-cell office:value-type="float" office:value="94.126712">
                <text:p>94.126712</text:p>
              </table:table-cell>
            </table:table-row>
            <table:table-row>
              <table:table-cell office:value-type="string">
                <text:p>2023-02-01 21:25:49</text:p>
              </table:table-cell>
              <table:table-cell office:value-type="float" office:value="92.974832">
                <text:p>92.974832</text:p>
              </table:table-cell>
            </table:table-row>
            <table:table-row>
              <table:table-cell office:value-type="string">
                <text:p>2023-02-01 21:43:32</text:p>
              </table:table-cell>
              <table:table-cell office:value-type="float" office:value="93.81788">
                <text:p>93.81788</text:p>
              </table:table-cell>
            </table:table-row>
            <table:table-row>
              <table:table-cell office:value-type="string">
                <text:p>2023-02-01 22:03:26</text:p>
              </table:table-cell>
              <table:table-cell office:value-type="float" office:value="94.12364">
                <text:p>94.12364</text:p>
              </table:table-cell>
            </table:table-row>
            <table:table-row>
              <table:table-cell office:value-type="string">
                <text:p>2023-02-01 22:21:21</text:p>
              </table:table-cell>
              <table:table-cell office:value-type="float" office:value="93.921">
                <text:p>93.921</text:p>
              </table:table-cell>
            </table:table-row>
            <table:table-row>
              <table:table-cell office:value-type="string">
                <text:p>2023-02-01 22:40:33</text:p>
              </table:table-cell>
              <table:table-cell office:value-type="float" office:value="94.107888">
                <text:p>94.107888</text:p>
              </table:table-cell>
            </table:table-row>
            <table:table-row>
              <table:table-cell office:value-type="string">
                <text:p>2023-02-01 22:58:23</text:p>
              </table:table-cell>
              <table:table-cell office:value-type="float" office:value="94.0228">
                <text:p>94.0228</text:p>
              </table:table-cell>
            </table:table-row>
            <table:table-row>
              <table:table-cell office:value-type="string">
                <text:p>2023-02-01 23:16:06</text:p>
              </table:table-cell>
              <table:table-cell office:value-type="float" office:value="94.144136">
                <text:p>94.144136</text:p>
              </table:table-cell>
            </table:table-row>
            <table:table-row>
              <table:table-cell office:value-type="string">
                <text:p>2023-02-01 23:33:45</text:p>
              </table:table-cell>
              <table:table-cell office:value-type="float" office:value="94.046704">
                <text:p>94.046704</text:p>
              </table:table-cell>
            </table:table-row>
            <table:table-row>
              <table:table-cell office:value-type="string">
                <text:p>2023-02-01 23:51:25</text:p>
              </table:table-cell>
              <table:table-cell office:value-type="float" office:value="93.710568">
                <text:p>93.710568</text:p>
              </table:table-cell>
            </table:table-row>
            <table:table-row>
              <table:table-cell office:value-type="string">
                <text:p>2023-02-02 00:09:04</text:p>
              </table:table-cell>
              <table:table-cell office:value-type="float" office:value="93.923896">
                <text:p>93.923896</text:p>
              </table:table-cell>
            </table:table-row>
            <table:table-row>
              <table:table-cell office:value-type="string">
                <text:p>2023-02-02 00:26:42</text:p>
              </table:table-cell>
              <table:table-cell office:value-type="float" office:value="92.40928">
                <text:p>92.40928</text:p>
              </table:table-cell>
            </table:table-row>
            <table:table-row>
              <table:table-cell office:value-type="string">
                <text:p>2023-02-02 00:44:20</text:p>
              </table:table-cell>
              <table:table-cell office:value-type="float" office:value="94.196104">
                <text:p>94.196104</text:p>
              </table:table-cell>
            </table:table-row>
            <table:table-row>
              <table:table-cell office:value-type="string">
                <text:p>2023-02-02 01:02:02</text:p>
              </table:table-cell>
              <table:table-cell office:value-type="float" office:value="93.880936">
                <text:p>93.880936</text:p>
              </table:table-cell>
            </table:table-row>
            <table:table-row>
              <table:table-cell office:value-type="string">
                <text:p>2023-02-02 01:19:50</text:p>
              </table:table-cell>
              <table:table-cell office:value-type="float" office:value="92.788">
                <text:p>92.788</text:p>
              </table:table-cell>
            </table:table-row>
            <table:table-row>
              <table:table-cell office:value-type="string">
                <text:p>2023-02-02 01:37:28</text:p>
              </table:table-cell>
              <table:table-cell office:value-type="float" office:value="92.892248">
                <text:p>92.892248</text:p>
              </table:table-cell>
            </table:table-row>
            <table:table-row>
              <table:table-cell office:value-type="string">
                <text:p>2023-02-02 01:55:15</text:p>
              </table:table-cell>
              <table:table-cell office:value-type="float" office:value="93.903888">
                <text:p>93.903888</text:p>
              </table:table-cell>
            </table:table-row>
            <table:table-row>
              <table:table-cell office:value-type="string">
                <text:p>2023-02-02 02:13:02</text:p>
              </table:table-cell>
              <table:table-cell office:value-type="float" office:value="93.828416">
                <text:p>93.828416</text:p>
              </table:table-cell>
            </table:table-row>
            <table:table-row>
              <table:table-cell office:value-type="string">
                <text:p>2023-02-02 02:30:41</text:p>
              </table:table-cell>
              <table:table-cell office:value-type="float" office:value="94.274792">
                <text:p>94.274792</text:p>
              </table:table-cell>
            </table:table-row>
            <table:table-row>
              <table:table-cell office:value-type="string">
                <text:p>2023-02-02 02:48:21</text:p>
              </table:table-cell>
              <table:table-cell office:value-type="float" office:value="94.058872">
                <text:p>94.058872</text:p>
              </table:table-cell>
            </table:table-row>
            <table:table-row>
              <table:table-cell office:value-type="string">
                <text:p>2023-02-02 03:06:03</text:p>
              </table:table-cell>
              <table:table-cell office:value-type="float" office:value="93.677384">
                <text:p>93.677384</text:p>
              </table:table-cell>
            </table:table-row>
            <table:table-row>
              <table:table-cell office:value-type="string">
                <text:p>2023-02-02 03:23:51</text:p>
              </table:table-cell>
              <table:table-cell office:value-type="float" office:value="94.072144">
                <text:p>94.072144</text:p>
              </table:table-cell>
            </table:table-row>
            <table:table-row>
              <table:table-cell office:value-type="string">
                <text:p>2023-02-02 03:41:33</text:p>
              </table:table-cell>
              <table:table-cell office:value-type="float" office:value="94.23816">
                <text:p>94.23816</text:p>
              </table:table-cell>
            </table:table-row>
            <table:table-row>
              <table:table-cell office:value-type="string">
                <text:p>2023-02-02 03:59:13</text:p>
              </table:table-cell>
              <table:table-cell office:value-type="float" office:value="93.75236">
                <text:p>93.75236</text:p>
              </table:table-cell>
            </table:table-row>
            <table:table-row>
              <table:table-cell office:value-type="string">
                <text:p>2023-02-02 04:16:53</text:p>
              </table:table-cell>
              <table:table-cell office:value-type="float" office:value="93.902168">
                <text:p>93.902168</text:p>
              </table:table-cell>
            </table:table-row>
            <table:table-row>
              <table:table-cell office:value-type="string">
                <text:p>2023-02-02 04:34:32</text:p>
              </table:table-cell>
              <table:table-cell office:value-type="float" office:value="93.916448">
                <text:p>93.916448</text:p>
              </table:table-cell>
            </table:table-row>
            <table:table-row>
              <table:table-cell office:value-type="string">
                <text:p>2023-02-02 04:52:10</text:p>
              </table:table-cell>
              <table:table-cell office:value-type="float" office:value="94.254664">
                <text:p>94.254664</text:p>
              </table:table-cell>
            </table:table-row>
            <table:table-row>
              <table:table-cell office:value-type="string">
                <text:p>2023-02-02 05:09:52</text:p>
              </table:table-cell>
              <table:table-cell office:value-type="float" office:value="93.802528">
                <text:p>93.802528</text:p>
              </table:table-cell>
            </table:table-row>
            <table:table-row>
              <table:table-cell office:value-type="string">
                <text:p>2023-02-02 05:27:31</text:p>
              </table:table-cell>
              <table:table-cell office:value-type="float" office:value="93.980176">
                <text:p>93.980176</text:p>
              </table:table-cell>
            </table:table-row>
            <table:table-row>
              <table:table-cell office:value-type="string">
                <text:p>2023-02-02 05:45:15</text:p>
              </table:table-cell>
              <table:table-cell office:value-type="float" office:value="93.89028">
                <text:p>93.89028</text:p>
              </table:table-cell>
            </table:table-row>
            <table:table-row>
              <table:table-cell office:value-type="string">
                <text:p>2023-02-02 06:02:52</text:p>
              </table:table-cell>
              <table:table-cell office:value-type="float" office:value="91.317592">
                <text:p>91.317592</text:p>
              </table:table-cell>
            </table:table-row>
            <table:table-row>
              <table:table-cell office:value-type="string">
                <text:p>2023-02-02 06:20:33</text:p>
              </table:table-cell>
              <table:table-cell office:value-type="float" office:value="94.03144">
                <text:p>94.03144</text:p>
              </table:table-cell>
            </table:table-row>
            <table:table-row>
              <table:table-cell office:value-type="string">
                <text:p>2023-02-02 06:38:12</text:p>
              </table:table-cell>
              <table:table-cell office:value-type="float" office:value="94.015136">
                <text:p>94.015136</text:p>
              </table:table-cell>
            </table:table-row>
            <table:table-row>
              <table:table-cell office:value-type="string">
                <text:p>2023-02-02 06:55:58</text:p>
              </table:table-cell>
              <table:table-cell office:value-type="float" office:value="93.98928">
                <text:p>93.98928</text:p>
              </table:table-cell>
            </table:table-row>
            <table:table-row>
              <table:table-cell office:value-type="string">
                <text:p>2023-02-02 07:13:36</text:p>
              </table:table-cell>
              <table:table-cell office:value-type="float" office:value="92.78116">
                <text:p>92.78116</text:p>
              </table:table-cell>
            </table:table-row>
            <table:table-row>
              <table:table-cell office:value-type="string">
                <text:p>2023-02-02 07:31:17</text:p>
              </table:table-cell>
              <table:table-cell office:value-type="float" office:value="93.77592">
                <text:p>93.77592</text:p>
              </table:table-cell>
            </table:table-row>
            <table:table-row>
              <table:table-cell office:value-type="string">
                <text:p>2023-02-02 07:48:57</text:p>
              </table:table-cell>
              <table:table-cell office:value-type="float" office:value="93.889424">
                <text:p>93.889424</text:p>
              </table:table-cell>
            </table:table-row>
            <table:table-row>
              <table:table-cell office:value-type="string">
                <text:p>2023-02-02 08:06:37</text:p>
              </table:table-cell>
              <table:table-cell office:value-type="float" office:value="93.879664">
                <text:p>93.879664</text:p>
              </table:table-cell>
            </table:table-row>
            <table:table-row>
              <table:table-cell office:value-type="string">
                <text:p>2023-02-02 08:24:22</text:p>
              </table:table-cell>
              <table:table-cell office:value-type="float" office:value="93.94984">
                <text:p>93.94984</text:p>
              </table:table-cell>
            </table:table-row>
            <table:table-row>
              <table:table-cell office:value-type="string">
                <text:p>2023-02-02 08:42:07</text:p>
              </table:table-cell>
              <table:table-cell office:value-type="float" office:value="94.058504">
                <text:p>94.058504</text:p>
              </table:table-cell>
            </table:table-row>
            <table:table-row>
              <table:table-cell office:value-type="string">
                <text:p>2023-02-02 08:59:53</text:p>
              </table:table-cell>
              <table:table-cell office:value-type="float" office:value="93.806208">
                <text:p>93.806208</text:p>
              </table:table-cell>
            </table:table-row>
            <table:table-row>
              <table:table-cell office:value-type="string">
                <text:p>2023-02-02 09:17:41</text:p>
              </table:table-cell>
              <table:table-cell office:value-type="float" office:value="93.8516">
                <text:p>93.8516</text:p>
              </table:table-cell>
            </table:table-row>
            <table:table-row>
              <table:table-cell office:value-type="string">
                <text:p>2023-02-02 09:35:26</text:p>
              </table:table-cell>
              <table:table-cell office:value-type="float" office:value="93.920264">
                <text:p>93.920264</text:p>
              </table:table-cell>
            </table:table-row>
            <table:table-row>
              <table:table-cell office:value-type="string">
                <text:p>2023-02-02 09:53:05</text:p>
              </table:table-cell>
              <table:table-cell office:value-type="float" office:value="94.036712">
                <text:p>94.036712</text:p>
              </table:table-cell>
            </table:table-row>
            <table:table-row>
              <table:table-cell office:value-type="string">
                <text:p>2023-02-02 10:10:42</text:p>
              </table:table-cell>
              <table:table-cell office:value-type="float" office:value="93.796568">
                <text:p>93.796568</text:p>
              </table:table-cell>
            </table:table-row>
            <table:table-row>
              <table:table-cell office:value-type="string">
                <text:p>2023-02-02 10:28:32</text:p>
              </table:table-cell>
              <table:table-cell office:value-type="float" office:value="93.859448">
                <text:p>93.859448</text:p>
              </table:table-cell>
            </table:table-row>
            <table:table-row>
              <table:table-cell office:value-type="string">
                <text:p>2023-02-02 10:46:16</text:p>
              </table:table-cell>
              <table:table-cell office:value-type="float" office:value="93.53004">
                <text:p>93.53004</text:p>
              </table:table-cell>
            </table:table-row>
            <table:table-row>
              <table:table-cell office:value-type="string">
                <text:p>2023-02-02 11:04:04</text:p>
              </table:table-cell>
              <table:table-cell office:value-type="float" office:value="51.487832">
                <text:p>51.487832</text:p>
              </table:table-cell>
            </table:table-row>
            <table:table-row>
              <table:table-cell office:value-type="string">
                <text:p>2023-02-02 11:21:43</text:p>
              </table:table-cell>
              <table:table-cell office:value-type="float" office:value="93.913672">
                <text:p>93.913672</text:p>
              </table:table-cell>
            </table:table-row>
            <table:table-row>
              <table:table-cell office:value-type="string">
                <text:p>2023-02-02 11:39:31</text:p>
              </table:table-cell>
              <table:table-cell office:value-type="float" office:value="92.408304">
                <text:p>92.408304</text:p>
              </table:table-cell>
            </table:table-row>
            <table:table-row>
              <table:table-cell office:value-type="string">
                <text:p>2023-02-02 11:57:13</text:p>
              </table:table-cell>
              <table:table-cell office:value-type="float" office:value="94.076024">
                <text:p>94.076024</text:p>
              </table:table-cell>
            </table:table-row>
            <table:table-row>
              <table:table-cell office:value-type="string">
                <text:p>2023-02-02 12:15:00</text:p>
              </table:table-cell>
              <table:table-cell office:value-type="float" office:value="93.756056">
                <text:p>93.756056</text:p>
              </table:table-cell>
            </table:table-row>
            <table:table-row>
              <table:table-cell office:value-type="string">
                <text:p>2023-02-02 12:32:43</text:p>
              </table:table-cell>
              <table:table-cell office:value-type="float" office:value="93.995832">
                <text:p>93.995832</text:p>
              </table:table-cell>
            </table:table-row>
            <table:table-row>
              <table:table-cell office:value-type="string">
                <text:p>2023-02-02 12:50:20</text:p>
              </table:table-cell>
              <table:table-cell office:value-type="float" office:value="94.13332">
                <text:p>94.13332</text:p>
              </table:table-cell>
            </table:table-row>
            <table:table-row>
              <table:table-cell office:value-type="string">
                <text:p>2023-02-02 13:08:01</text:p>
              </table:table-cell>
              <table:table-cell office:value-type="float" office:value="93.6368">
                <text:p>93.6368</text:p>
              </table:table-cell>
            </table:table-row>
            <table:table-row>
              <table:table-cell office:value-type="string">
                <text:p>2023-02-02 13:25:44</text:p>
              </table:table-cell>
              <table:table-cell office:value-type="float" office:value="93.462664">
                <text:p>93.462664</text:p>
              </table:table-cell>
            </table:table-row>
            <table:table-row>
              <table:table-cell office:value-type="string">
                <text:p>2023-02-02 13:43:24</text:p>
              </table:table-cell>
              <table:table-cell office:value-type="float" office:value="93.89028">
                <text:p>93.89028</text:p>
              </table:table-cell>
            </table:table-row>
            <table:table-row>
              <table:table-cell office:value-type="string">
                <text:p>2023-02-02 14:01:10</text:p>
              </table:table-cell>
              <table:table-cell office:value-type="float" office:value="92.861368">
                <text:p>92.861368</text:p>
              </table:table-cell>
            </table:table-row>
            <table:table-row>
              <table:table-cell office:value-type="string">
                <text:p>2023-02-02 14:18:51</text:p>
              </table:table-cell>
              <table:table-cell office:value-type="float" office:value="94.030336">
                <text:p>94.030336</text:p>
              </table:table-cell>
            </table:table-row>
            <table:table-row>
              <table:table-cell office:value-type="string">
                <text:p>2023-02-02 14:36:31</text:p>
              </table:table-cell>
              <table:table-cell office:value-type="float" office:value="94.082104">
                <text:p>94.082104</text:p>
              </table:table-cell>
            </table:table-row>
            <table:table-row>
              <table:table-cell office:value-type="string">
                <text:p>2023-02-02 14:54:16</text:p>
              </table:table-cell>
              <table:table-cell office:value-type="float" office:value="93.39124">
                <text:p>93.39124</text:p>
              </table:table-cell>
            </table:table-row>
            <table:table-row>
              <table:table-cell office:value-type="string">
                <text:p>2023-02-02 15:11:56</text:p>
              </table:table-cell>
              <table:table-cell office:value-type="float" office:value="93.936824">
                <text:p>93.936824</text:p>
              </table:table-cell>
            </table:table-row>
            <table:table-row>
              <table:table-cell office:value-type="string">
                <text:p>2023-02-02 15:29:34</text:p>
              </table:table-cell>
              <table:table-cell office:value-type="float" office:value="94.228464">
                <text:p>94.228464</text:p>
              </table:table-cell>
            </table:table-row>
            <table:table-row>
              <table:table-cell office:value-type="string">
                <text:p>2023-02-02 15:47:13</text:p>
              </table:table-cell>
              <table:table-cell office:value-type="float" office:value="94.08768">
                <text:p>94.08768</text:p>
              </table:table-cell>
            </table:table-row>
            <table:table-row>
              <table:table-cell office:value-type="string">
                <text:p>2023-02-02 16:05:02</text:p>
              </table:table-cell>
              <table:table-cell office:value-type="float" office:value="94.021272">
                <text:p>94.021272</text:p>
              </table:table-cell>
            </table:table-row>
            <table:table-row>
              <table:table-cell office:value-type="string">
                <text:p>2023-02-02 16:23:27</text:p>
              </table:table-cell>
              <table:table-cell office:value-type="float" office:value="93.751056">
                <text:p>93.751056</text:p>
              </table:table-cell>
            </table:table-row>
            <table:table-row>
              <table:table-cell office:value-type="string">
                <text:p>2023-02-02 16:41:25</text:p>
              </table:table-cell>
              <table:table-cell office:value-type="float" office:value="93.995992">
                <text:p>93.995992</text:p>
              </table:table-cell>
            </table:table-row>
            <table:table-row>
              <table:table-cell office:value-type="string">
                <text:p>2023-02-02 16:58:36</text:p>
              </table:table-cell>
              <table:table-cell office:value-type="float" office:value="92.344536">
                <text:p>92.344536</text:p>
              </table:table-cell>
            </table:table-row>
            <table:table-row>
              <table:table-cell office:value-type="string">
                <text:p>2023-02-02 17:15:08</text:p>
              </table:table-cell>
              <table:table-cell office:value-type="float" office:value="93.824792">
                <text:p>93.824792</text:p>
              </table:table-cell>
            </table:table-row>
            <table:table-row>
              <table:table-cell office:value-type="string">
                <text:p>2023-02-02 17:36:16</text:p>
              </table:table-cell>
              <table:table-cell office:value-type="float" office:value="91.467424">
                <text:p>91.467424</text:p>
              </table:table-cell>
            </table:table-row>
            <table:table-row>
              <table:table-cell office:value-type="string">
                <text:p>2023-02-02 17:54:02</text:p>
              </table:table-cell>
              <table:table-cell office:value-type="float" office:value="92.827792">
                <text:p>92.827792</text:p>
              </table:table-cell>
            </table:table-row>
            <table:table-row>
              <table:table-cell office:value-type="string">
                <text:p>2023-02-02 18:11:51</text:p>
              </table:table-cell>
              <table:table-cell office:value-type="float" office:value="93.659136">
                <text:p>93.659136</text:p>
              </table:table-cell>
            </table:table-row>
            <table:table-row>
              <table:table-cell office:value-type="string">
                <text:p>2023-02-02 18:29:33</text:p>
              </table:table-cell>
              <table:table-cell office:value-type="float" office:value="93.933152">
                <text:p>93.933152</text:p>
              </table:table-cell>
            </table:table-row>
            <table:table-row>
              <table:table-cell office:value-type="string">
                <text:p>2023-02-02 18:47:22</text:p>
              </table:table-cell>
              <table:table-cell office:value-type="float" office:value="93.685016">
                <text:p>93.685016</text:p>
              </table:table-cell>
            </table:table-row>
            <table:table-row>
              <table:table-cell office:value-type="string">
                <text:p>2023-02-02 19:05:13</text:p>
              </table:table-cell>
              <table:table-cell office:value-type="float" office:value="93.887832">
                <text:p>93.887832</text:p>
              </table:table-cell>
            </table:table-row>
            <table:table-row>
              <table:table-cell office:value-type="string">
                <text:p>2023-02-02 19:22:56</text:p>
              </table:table-cell>
              <table:table-cell office:value-type="float" office:value="92.11944">
                <text:p>92.11944</text:p>
              </table:table-cell>
            </table:table-row>
            <table:table-row>
              <table:table-cell office:value-type="string">
                <text:p>2023-02-02 19:40:43</text:p>
              </table:table-cell>
              <table:table-cell office:value-type="float" office:value="93.518352">
                <text:p>93.518352</text:p>
              </table:table-cell>
            </table:table-row>
            <table:table-row>
              <table:table-cell office:value-type="string">
                <text:p>2023-02-02 19:58:29</text:p>
              </table:table-cell>
              <table:table-cell office:value-type="float" office:value="93.76512">
                <text:p>93.76512</text:p>
              </table:table-cell>
            </table:table-row>
            <table:table-row>
              <table:table-cell office:value-type="string">
                <text:p>2023-02-02 20:35:24</text:p>
              </table:table-cell>
              <table:table-cell office:value-type="float" office:value="93.951744">
                <text:p>93.951744</text:p>
              </table:table-cell>
            </table:table-row>
            <table:table-row>
              <table:table-cell office:value-type="string">
                <text:p>2023-02-02 20:53:04</text:p>
              </table:table-cell>
              <table:table-cell office:value-type="float" office:value="91.855712">
                <text:p>91.855712</text:p>
              </table:table-cell>
            </table:table-row>
            <table:table-row>
              <table:table-cell office:value-type="string">
                <text:p>2023-02-02 21:11:01</text:p>
              </table:table-cell>
              <table:table-cell office:value-type="float" office:value="93.8498">
                <text:p>93.8498</text:p>
              </table:table-cell>
            </table:table-row>
            <table:table-row>
              <table:table-cell office:value-type="string">
                <text:p>2023-02-02 21:28:49</text:p>
              </table:table-cell>
              <table:table-cell office:value-type="float" office:value="93.689416">
                <text:p>93.689416</text:p>
              </table:table-cell>
            </table:table-row>
            <table:table-row>
              <table:table-cell office:value-type="string">
                <text:p>2023-02-02 21:46:45</text:p>
              </table:table-cell>
              <table:table-cell office:value-type="float" office:value="93.745648">
                <text:p>93.745648</text:p>
              </table:table-cell>
            </table:table-row>
            <table:table-row>
              <table:table-cell office:value-type="string">
                <text:p>2023-02-02 22:04:27</text:p>
              </table:table-cell>
              <table:table-cell office:value-type="float" office:value="94.018784">
                <text:p>94.018784</text:p>
              </table:table-cell>
            </table:table-row>
            <table:table-row>
              <table:table-cell office:value-type="string">
                <text:p>2023-02-02 22:22:27</text:p>
              </table:table-cell>
              <table:table-cell office:value-type="float" office:value="93.75612">
                <text:p>93.75612</text:p>
              </table:table-cell>
            </table:table-row>
            <table:table-row>
              <table:table-cell office:value-type="string">
                <text:p>2023-02-02 22:40:10</text:p>
              </table:table-cell>
              <table:table-cell office:value-type="float" office:value="93.180128">
                <text:p>93.180128</text:p>
              </table:table-cell>
            </table:table-row>
            <table:table-row>
              <table:table-cell office:value-type="string">
                <text:p>2023-02-03 02:48:47</text:p>
              </table:table-cell>
              <table:table-cell office:value-type="float" office:value="94.03404">
                <text:p>94.03404</text:p>
              </table:table-cell>
            </table:table-row>
            <table:table-row>
              <table:table-cell office:value-type="string">
                <text:p>2023-02-03 03:06:31</text:p>
              </table:table-cell>
              <table:table-cell office:value-type="float" office:value="93.968544">
                <text:p>93.968544</text:p>
              </table:table-cell>
            </table:table-row>
            <table:table-row>
              <table:table-cell office:value-type="string">
                <text:p>2023-02-03 03:24:10</text:p>
              </table:table-cell>
              <table:table-cell office:value-type="float" office:value="93.993776">
                <text:p>93.993776</text:p>
              </table:table-cell>
            </table:table-row>
            <table:table-row>
              <table:table-cell office:value-type="string">
                <text:p>2023-02-03 03:41:50</text:p>
              </table:table-cell>
              <table:table-cell office:value-type="float" office:value="94.153096">
                <text:p>94.153096</text:p>
              </table:table-cell>
            </table:table-row>
            <table:table-row>
              <table:table-cell office:value-type="string">
                <text:p>2023-02-03 03:59:27</text:p>
              </table:table-cell>
              <table:table-cell office:value-type="float" office:value="94.01872">
                <text:p>94.01872</text:p>
              </table:table-cell>
            </table:table-row>
            <table:table-row>
              <table:table-cell office:value-type="string">
                <text:p>2023-02-03 04:17:16</text:p>
              </table:table-cell>
              <table:table-cell office:value-type="float" office:value="94.008896">
                <text:p>94.008896</text:p>
              </table:table-cell>
            </table:table-row>
            <table:table-row>
              <table:table-cell office:value-type="string">
                <text:p>2023-02-03 04:34:55</text:p>
              </table:table-cell>
              <table:table-cell office:value-type="float" office:value="93.291768">
                <text:p>93.291768</text:p>
              </table:table-cell>
            </table:table-row>
            <table:table-row>
              <table:table-cell office:value-type="string">
                <text:p>2023-02-03 04:52:34</text:p>
              </table:table-cell>
              <table:table-cell office:value-type="float" office:value="93.90004">
                <text:p>93.90004</text:p>
              </table:table-cell>
            </table:table-row>
            <table:table-row>
              <table:table-cell office:value-type="string">
                <text:p>2023-02-03 05:10:13</text:p>
              </table:table-cell>
              <table:table-cell office:value-type="float" office:value="93.875208">
                <text:p>93.875208</text:p>
              </table:table-cell>
            </table:table-row>
            <table:table-row>
              <table:table-cell office:value-type="string">
                <text:p>2023-02-03 05:27:54</text:p>
              </table:table-cell>
              <table:table-cell office:value-type="float" office:value="93.956">
                <text:p>93.956</text:p>
              </table:table-cell>
            </table:table-row>
            <table:table-row>
              <table:table-cell office:value-type="string">
                <text:p>2023-02-03 05:45:38</text:p>
              </table:table-cell>
              <table:table-cell office:value-type="float" office:value="93.969248">
                <text:p>93.969248</text:p>
              </table:table-cell>
            </table:table-row>
            <table:table-row>
              <table:table-cell office:value-type="string">
                <text:p>2023-02-03 06:03:17</text:p>
              </table:table-cell>
              <table:table-cell office:value-type="float" office:value="94.12536">
                <text:p>94.12536</text:p>
              </table:table-cell>
            </table:table-row>
            <table:table-row>
              <table:table-cell office:value-type="string">
                <text:p>2023-02-03 06:20:56</text:p>
              </table:table-cell>
              <table:table-cell office:value-type="float" office:value="93.948992">
                <text:p>93.948992</text:p>
              </table:table-cell>
            </table:table-row>
            <table:table-row>
              <table:table-cell office:value-type="string">
                <text:p>2023-02-03 06:38:36</text:p>
              </table:table-cell>
              <table:table-cell office:value-type="float" office:value="94.116448">
                <text:p>94.116448</text:p>
              </table:table-cell>
            </table:table-row>
            <table:table-row>
              <table:table-cell office:value-type="string">
                <text:p>2023-02-03 06:56:15</text:p>
              </table:table-cell>
              <table:table-cell office:value-type="float" office:value="94.15568">
                <text:p>94.15568</text:p>
              </table:table-cell>
            </table:table-row>
            <table:table-row>
              <table:table-cell office:value-type="string">
                <text:p>2023-02-03 07:13:55</text:p>
              </table:table-cell>
              <table:table-cell office:value-type="float" office:value="93.768">
                <text:p>93.768</text:p>
              </table:table-cell>
            </table:table-row>
            <table:table-row>
              <table:table-cell office:value-type="string">
                <text:p>2023-02-03 07:31:34</text:p>
              </table:table-cell>
              <table:table-cell office:value-type="float" office:value="94.001528">
                <text:p>94.001528</text:p>
              </table:table-cell>
            </table:table-row>
            <table:table-row>
              <table:table-cell office:value-type="string">
                <text:p>2023-02-03 07:49:15</text:p>
              </table:table-cell>
              <table:table-cell office:value-type="float" office:value="93.688328">
                <text:p>93.688328</text:p>
              </table:table-cell>
            </table:table-row>
            <table:table-row>
              <table:table-cell office:value-type="string">
                <text:p>2023-02-03 08:06:54</text:p>
              </table:table-cell>
              <table:table-cell office:value-type="float" office:value="94.096616">
                <text:p>94.096616</text:p>
              </table:table-cell>
            </table:table-row>
            <table:table-row>
              <table:table-cell office:value-type="string">
                <text:p>2023-02-03 08:24:35</text:p>
              </table:table-cell>
              <table:table-cell office:value-type="float" office:value="93.908736">
                <text:p>93.908736</text:p>
              </table:table-cell>
            </table:table-row>
            <table:table-row>
              <table:table-cell office:value-type="string">
                <text:p>2023-02-03 08:42:14</text:p>
              </table:table-cell>
              <table:table-cell office:value-type="float" office:value="94.064648">
                <text:p>94.064648</text:p>
              </table:table-cell>
            </table:table-row>
            <table:table-row>
              <table:table-cell office:value-type="string">
                <text:p>2023-02-03 08:59:54</text:p>
              </table:table-cell>
              <table:table-cell office:value-type="float" office:value="94.056432">
                <text:p>94.056432</text:p>
              </table:table-cell>
            </table:table-row>
            <table:table-row>
              <table:table-cell office:value-type="string">
                <text:p>2023-02-03 09:17:33</text:p>
              </table:table-cell>
              <table:table-cell office:value-type="float" office:value="94.027208">
                <text:p>94.027208</text:p>
              </table:table-cell>
            </table:table-row>
            <table:table-row>
              <table:table-cell office:value-type="string">
                <text:p>2023-02-03 09:35:13</text:p>
              </table:table-cell>
              <table:table-cell office:value-type="float" office:value="93.990384">
                <text:p>93.990384</text:p>
              </table:table-cell>
            </table:table-row>
            <table:table-row>
              <table:table-cell office:value-type="string">
                <text:p>2023-02-03 09:52:52</text:p>
              </table:table-cell>
              <table:table-cell office:value-type="float" office:value="93.957992">
                <text:p>93.957992</text:p>
              </table:table-cell>
            </table:table-row>
            <table:table-row>
              <table:table-cell office:value-type="string">
                <text:p>2023-02-03 10:10:33</text:p>
              </table:table-cell>
              <table:table-cell office:value-type="float" office:value="93.693688">
                <text:p>93.693688</text:p>
              </table:table-cell>
            </table:table-row>
            <table:table-row>
              <table:table-cell office:value-type="string">
                <text:p>2023-02-03 10:28:13</text:p>
              </table:table-cell>
              <table:table-cell office:value-type="float" office:value="93.278656">
                <text:p>93.278656</text:p>
              </table:table-cell>
            </table:table-row>
            <table:table-row>
              <table:table-cell office:value-type="string">
                <text:p>2023-02-03 10:45:52</text:p>
              </table:table-cell>
              <table:table-cell office:value-type="float" office:value="94.119448">
                <text:p>94.119448</text:p>
              </table:table-cell>
            </table:table-row>
            <table:table-row>
              <table:table-cell office:value-type="string">
                <text:p>2023-02-03 11:03:42</text:p>
              </table:table-cell>
              <table:table-cell office:value-type="float" office:value="93.954712">
                <text:p>93.954712</text:p>
              </table:table-cell>
            </table:table-row>
            <table:table-row>
              <table:table-cell office:value-type="string">
                <text:p>2023-02-03 11:21:21</text:p>
              </table:table-cell>
              <table:table-cell office:value-type="float" office:value="93.925824">
                <text:p>93.925824</text:p>
              </table:table-cell>
            </table:table-row>
            <table:table-row>
              <table:table-cell office:value-type="string">
                <text:p>2023-02-03 11:39:02</text:p>
              </table:table-cell>
              <table:table-cell office:value-type="float" office:value="93.083456">
                <text:p>93.083456</text:p>
              </table:table-cell>
            </table:table-row>
            <table:table-row>
              <table:table-cell office:value-type="string">
                <text:p>2023-02-03 11:56:41</text:p>
              </table:table-cell>
              <table:table-cell office:value-type="float" office:value="92.905776">
                <text:p>92.905776</text:p>
              </table:table-cell>
            </table:table-row>
            <table:table-row>
              <table:table-cell office:value-type="string">
                <text:p>2023-02-03 12:14:36</text:p>
              </table:table-cell>
              <table:table-cell office:value-type="float" office:value="91.376624">
                <text:p>91.376624</text:p>
              </table:table-cell>
            </table:table-row>
            <table:table-row>
              <table:table-cell office:value-type="string">
                <text:p>2023-02-03 12:32:13</text:p>
              </table:table-cell>
              <table:table-cell office:value-type="float" office:value="93.75592">
                <text:p>93.75592</text:p>
              </table:table-cell>
            </table:table-row>
            <table:table-row>
              <table:table-cell office:value-type="string">
                <text:p>2023-02-03 12:49:53</text:p>
              </table:table-cell>
              <table:table-cell office:value-type="float" office:value="94.09656">
                <text:p>94.09656</text:p>
              </table:table-cell>
            </table:table-row>
            <table:table-row>
              <table:table-cell office:value-type="string">
                <text:p>2023-02-03 13:07:32</text:p>
              </table:table-cell>
              <table:table-cell office:value-type="float" office:value="93.90372">
                <text:p>93.90372</text:p>
              </table:table-cell>
            </table:table-row>
            <table:table-row>
              <table:table-cell office:value-type="string">
                <text:p>2023-02-03 13:25:12</text:p>
              </table:table-cell>
              <table:table-cell office:value-type="float" office:value="93.823584">
                <text:p>93.823584</text:p>
              </table:table-cell>
            </table:table-row>
            <table:table-row>
              <table:table-cell office:value-type="string">
                <text:p>2023-02-03 13:42:52</text:p>
              </table:table-cell>
              <table:table-cell office:value-type="float" office:value="94.024832">
                <text:p>94.024832</text:p>
              </table:table-cell>
            </table:table-row>
            <table:table-row>
              <table:table-cell office:value-type="string">
                <text:p>2023-02-03 14:00:33</text:p>
              </table:table-cell>
              <table:table-cell office:value-type="float" office:value="93.766752">
                <text:p>93.766752</text:p>
              </table:table-cell>
            </table:table-row>
            <table:table-row>
              <table:table-cell office:value-type="string">
                <text:p>2023-02-03 14:18:52</text:p>
              </table:table-cell>
              <table:table-cell office:value-type="float" office:value="94.008656">
                <text:p>94.008656</text:p>
              </table:table-cell>
            </table:table-row>
            <table:table-row>
              <table:table-cell office:value-type="string">
                <text:p>2023-02-03 14:36:31</text:p>
              </table:table-cell>
              <table:table-cell office:value-type="float" office:value="94.102392">
                <text:p>94.102392</text:p>
              </table:table-cell>
            </table:table-row>
            <table:table-row>
              <table:table-cell office:value-type="string">
                <text:p>2023-02-03 14:54:15</text:p>
              </table:table-cell>
              <table:table-cell office:value-type="float" office:value="94.014784">
                <text:p>94.014784</text:p>
              </table:table-cell>
            </table:table-row>
            <table:table-row>
              <table:table-cell office:value-type="string">
                <text:p>2023-02-03 15:12:01</text:p>
              </table:table-cell>
              <table:table-cell office:value-type="float" office:value="93.854984">
                <text:p>93.854984</text:p>
              </table:table-cell>
            </table:table-row>
            <table:table-row>
              <table:table-cell office:value-type="string">
                <text:p>2023-02-03 15:29:50</text:p>
              </table:table-cell>
              <table:table-cell office:value-type="float" office:value="94.074064">
                <text:p>94.074064</text:p>
              </table:table-cell>
            </table:table-row>
            <table:table-row>
              <table:table-cell office:value-type="string">
                <text:p>2023-02-03 15:47:33</text:p>
              </table:table-cell>
              <table:table-cell office:value-type="float" office:value="94.039224">
                <text:p>94.039224</text:p>
              </table:table-cell>
            </table:table-row>
            <table:table-row>
              <table:table-cell office:value-type="string">
                <text:p>2023-02-03 16:05:13</text:p>
              </table:table-cell>
              <table:table-cell office:value-type="float" office:value="93.98636">
                <text:p>93.98636</text:p>
              </table:table-cell>
            </table:table-row>
            <table:table-row>
              <table:table-cell office:value-type="string">
                <text:p>2023-02-03 16:22:54</text:p>
              </table:table-cell>
              <table:table-cell office:value-type="float" office:value="93.707024">
                <text:p>93.707024</text:p>
              </table:table-cell>
            </table:table-row>
            <table:table-row>
              <table:table-cell office:value-type="string">
                <text:p>2023-02-03 16:40:34</text:p>
              </table:table-cell>
              <table:table-cell office:value-type="float" office:value="94.401256">
                <text:p>94.401256</text:p>
              </table:table-cell>
            </table:table-row>
            <table:table-row>
              <table:table-cell office:value-type="string">
                <text:p>2023-02-03 16:58:16</text:p>
              </table:table-cell>
              <table:table-cell office:value-type="float" office:value="93.975824">
                <text:p>93.975824</text:p>
              </table:table-cell>
            </table:table-row>
            <table:table-row>
              <table:table-cell office:value-type="string">
                <text:p>2023-02-03 17:15:52</text:p>
              </table:table-cell>
              <table:table-cell office:value-type="float" office:value="92.795544">
                <text:p>92.795544</text:p>
              </table:table-cell>
            </table:table-row>
            <table:table-row>
              <table:table-cell office:value-type="string">
                <text:p>2023-02-03 17:33:42</text:p>
              </table:table-cell>
              <table:table-cell office:value-type="float" office:value="93.964312">
                <text:p>93.964312</text:p>
              </table:table-cell>
            </table:table-row>
            <table:table-row>
              <table:table-cell office:value-type="string">
                <text:p>2023-02-03 17:51:31</text:p>
              </table:table-cell>
              <table:table-cell office:value-type="float" office:value="94.00228">
                <text:p>94.00228</text:p>
              </table:table-cell>
            </table:table-row>
            <table:table-row>
              <table:table-cell office:value-type="string">
                <text:p>2023-02-03 18:09:16</text:p>
              </table:table-cell>
              <table:table-cell office:value-type="float" office:value="93.97216">
                <text:p>93.97216</text:p>
              </table:table-cell>
            </table:table-row>
            <table:table-row>
              <table:table-cell office:value-type="string">
                <text:p>2023-02-03 18:26:52</text:p>
              </table:table-cell>
              <table:table-cell office:value-type="float" office:value="92.862792">
                <text:p>92.862792</text:p>
              </table:table-cell>
            </table:table-row>
            <table:table-row>
              <table:table-cell office:value-type="string">
                <text:p>2023-02-03 18:44:35</text:p>
              </table:table-cell>
              <table:table-cell office:value-type="float" office:value="93.930528">
                <text:p>93.930528</text:p>
              </table:table-cell>
            </table:table-row>
            <table:table-row>
              <table:table-cell office:value-type="string">
                <text:p>2023-02-03 19:02:14</text:p>
              </table:table-cell>
              <table:table-cell office:value-type="float" office:value="93.92984">
                <text:p>93.92984</text:p>
              </table:table-cell>
            </table:table-row>
            <table:table-row>
              <table:table-cell office:value-type="string">
                <text:p>2023-02-03 19:19:54</text:p>
              </table:table-cell>
              <table:table-cell office:value-type="float" office:value="94.172904">
                <text:p>94.172904</text:p>
              </table:table-cell>
            </table:table-row>
            <table:table-row>
              <table:table-cell office:value-type="string">
                <text:p>2023-02-03 19:37:34</text:p>
              </table:table-cell>
              <table:table-cell office:value-type="float" office:value="93.816096">
                <text:p>93.816096</text:p>
              </table:table-cell>
            </table:table-row>
            <table:table-row>
              <table:table-cell office:value-type="string">
                <text:p>2023-02-03 19:55:11</text:p>
              </table:table-cell>
              <table:table-cell office:value-type="float" office:value="92.551712">
                <text:p>92.551712</text:p>
              </table:table-cell>
            </table:table-row>
            <table:table-row>
              <table:table-cell office:value-type="string">
                <text:p>2023-02-03 20:13:31</text:p>
              </table:table-cell>
              <table:table-cell office:value-type="float" office:value="93.933776">
                <text:p>93.9337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33cm" xlink:href=".." xlink:type="simple" chart:class="chart:bar" chart:style-name="ch1">
        <chart:title svg:x="5.575cm" svg:y="0.322cm" chart:style-name="ch2">
          <text:p>Upload Speedtest (RPI)</text:p>
        </chart:title>
        <chart:subtitle svg:x="5.879cm" svg:y="1.287cm" chart:style-name="ch3">
          <text:p>Servidor Vip Tecnologia</text:p>
        </chart:subtitle>
        <chart:legend chart:legend-position="end" svg:x="14.24cm" svg:y="4.366cm" style:legend-expansion="high" chart:style-name="ch4"/>
        <chart:plot-area chart:style-name="ch5" table:cell-range-address="results_speedtest.A1:results_speedtest.A448 results_speedtest.F1:results_speedtest.F448" chart:data-source-has-labels="both" svg:x="1.331cm" svg:y="2.156cm" svg:width="12.589cm" svg:height="6.988cm">
          <chartooo:coordinate-region svg:x="3.669cm" svg:y="2.156cm" svg:width="10.251cm" svg:height="4.05cm"/>
          <chart:axis chart:dimension="x" chart:name="primary-x" chart:style-name="ch6" chartooo:axis-type="auto">
            <chartooo:date-scale/>
            <chart:categories table:cell-range-address="results_speedtest.A1:results_speedtest.A448"/>
          </chart:axis>
          <chart:axis chart:dimension="y" chart:name="primary-y" chart:style-name="ch7">
            <chart:title svg:x="0.451cm" svg:y="6.21cm" chart:style-name="ch8">
              <text:p>Mbits/s</text:p>
            </chart:title>
            <chart:grid chart:style-name="ch9" chart:class="major"/>
          </chart:axis>
          <chart:series chart:style-name="ch10" chart:values-cell-range-address="results_speedtest.F1:results_speedtest.F448" loext:label-string="upload" chart:class="chart:bar">
            <chart:data-point chart:repeated="4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pload</text:p>
              </table:table-cell>
            </table:table-row>
          </table:table-header-rows>
          <table:table-rows>
            <table:table-row>
              <table:table-cell office:value-type="string">
                <text:p>2023-01-28 12:34:51</text:p>
                <draw:g>
                  <svg:desc>results_speedtest.A1:results_speedtest.A448</svg:desc>
                </draw:g>
              </table:table-cell>
              <table:table-cell office:value-type="float" office:value="90.71068">
                <text:p>90.71068</text:p>
                <draw:g>
                  <svg:desc>results_speedtest.F1:results_speedtest.F448</svg:desc>
                </draw:g>
              </table:table-cell>
            </table:table-row>
            <table:table-row>
              <table:table-cell office:value-type="string">
                <text:p>2023-01-28 12:52:38</text:p>
              </table:table-cell>
              <table:table-cell office:value-type="float" office:value="91.7058">
                <text:p>91.7058</text:p>
              </table:table-cell>
            </table:table-row>
            <table:table-row>
              <table:table-cell office:value-type="string">
                <text:p>2023-01-28 13:10:14</text:p>
              </table:table-cell>
              <table:table-cell office:value-type="float" office:value="90.280872">
                <text:p>90.280872</text:p>
              </table:table-cell>
            </table:table-row>
            <table:table-row>
              <table:table-cell office:value-type="string">
                <text:p>2023-01-28 13:27:52</text:p>
              </table:table-cell>
              <table:table-cell office:value-type="float" office:value="91.667488">
                <text:p>91.667488</text:p>
              </table:table-cell>
            </table:table-row>
            <table:table-row>
              <table:table-cell office:value-type="string">
                <text:p>2023-01-28 13:45:27</text:p>
              </table:table-cell>
              <table:table-cell office:value-type="float" office:value="91.209256">
                <text:p>91.209256</text:p>
              </table:table-cell>
            </table:table-row>
            <table:table-row>
              <table:table-cell office:value-type="string">
                <text:p>2023-01-28 14:03:04</text:p>
              </table:table-cell>
              <table:table-cell office:value-type="float" office:value="91.808344">
                <text:p>91.808344</text:p>
              </table:table-cell>
            </table:table-row>
            <table:table-row>
              <table:table-cell office:value-type="string">
                <text:p>2023-01-28 14:20:38</text:p>
              </table:table-cell>
              <table:table-cell office:value-type="float" office:value="92.373216">
                <text:p>92.373216</text:p>
              </table:table-cell>
            </table:table-row>
            <table:table-row>
              <table:table-cell office:value-type="string">
                <text:p>2023-01-28 14:38:50</text:p>
              </table:table-cell>
              <table:table-cell office:value-type="float" office:value="91.53696">
                <text:p>91.53696</text:p>
              </table:table-cell>
            </table:table-row>
            <table:table-row>
              <table:table-cell office:value-type="string">
                <text:p>2023-01-28 14:56:28</text:p>
              </table:table-cell>
              <table:table-cell office:value-type="float" office:value="90.081944">
                <text:p>90.081944</text:p>
              </table:table-cell>
            </table:table-row>
            <table:table-row>
              <table:table-cell office:value-type="string">
                <text:p>2023-01-28 15:14:26</text:p>
              </table:table-cell>
              <table:table-cell office:value-type="float" office:value="90.74876">
                <text:p>90.74876</text:p>
              </table:table-cell>
            </table:table-row>
            <table:table-row>
              <table:table-cell office:value-type="string">
                <text:p>2023-01-28 16:49:19</text:p>
              </table:table-cell>
              <table:table-cell office:value-type="float" office:value="92.457272">
                <text:p>92.457272</text:p>
              </table:table-cell>
            </table:table-row>
            <table:table-row>
              <table:table-cell office:value-type="string">
                <text:p>2023-01-28 17:06:53</text:p>
              </table:table-cell>
              <table:table-cell office:value-type="float" office:value="93.078168">
                <text:p>93.078168</text:p>
              </table:table-cell>
            </table:table-row>
            <table:table-row>
              <table:table-cell office:value-type="string">
                <text:p>2023-01-28 17:41:48</text:p>
              </table:table-cell>
              <table:table-cell office:value-type="float" office:value="93.196928">
                <text:p>93.196928</text:p>
              </table:table-cell>
            </table:table-row>
            <table:table-row>
              <table:table-cell office:value-type="string">
                <text:p>2023-01-28 17:59:24</text:p>
              </table:table-cell>
              <table:table-cell office:value-type="float" office:value="92.456224">
                <text:p>92.456224</text:p>
              </table:table-cell>
            </table:table-row>
            <table:table-row>
              <table:table-cell office:value-type="string">
                <text:p>2023-01-28 18:16:56</text:p>
              </table:table-cell>
              <table:table-cell office:value-type="float" office:value="93.240264">
                <text:p>93.240264</text:p>
              </table:table-cell>
            </table:table-row>
            <table:table-row>
              <table:table-cell office:value-type="string">
                <text:p>2023-01-28 18:34:39</text:p>
              </table:table-cell>
              <table:table-cell office:value-type="float" office:value="91.546576">
                <text:p>91.546576</text:p>
              </table:table-cell>
            </table:table-row>
            <table:table-row>
              <table:table-cell office:value-type="string">
                <text:p>2023-01-28 18:52:14</text:p>
              </table:table-cell>
              <table:table-cell office:value-type="float" office:value="92.841512">
                <text:p>92.841512</text:p>
              </table:table-cell>
            </table:table-row>
            <table:table-row>
              <table:table-cell office:value-type="string">
                <text:p>2023-01-28 19:09:49</text:p>
              </table:table-cell>
              <table:table-cell office:value-type="float" office:value="93.351432">
                <text:p>93.351432</text:p>
              </table:table-cell>
            </table:table-row>
            <table:table-row>
              <table:table-cell office:value-type="string">
                <text:p>2023-01-28 19:28:14</text:p>
              </table:table-cell>
              <table:table-cell office:value-type="float" office:value="91.258608">
                <text:p>91.258608</text:p>
              </table:table-cell>
            </table:table-row>
            <table:table-row>
              <table:table-cell office:value-type="string">
                <text:p>2023-01-28 19:45:51</text:p>
              </table:table-cell>
              <table:table-cell office:value-type="float" office:value="92.715152">
                <text:p>92.715152</text:p>
              </table:table-cell>
            </table:table-row>
            <table:table-row>
              <table:table-cell office:value-type="string">
                <text:p>2023-01-28 20:03:24</text:p>
              </table:table-cell>
              <table:table-cell office:value-type="float" office:value="92.4928">
                <text:p>92.4928</text:p>
              </table:table-cell>
            </table:table-row>
            <table:table-row>
              <table:table-cell office:value-type="string">
                <text:p>2023-01-28 20:20:56</text:p>
              </table:table-cell>
              <table:table-cell office:value-type="float" office:value="92.512304">
                <text:p>92.512304</text:p>
              </table:table-cell>
            </table:table-row>
            <table:table-row>
              <table:table-cell office:value-type="string">
                <text:p>2023-01-28 20:38:32</text:p>
              </table:table-cell>
              <table:table-cell office:value-type="float" office:value="92.280232">
                <text:p>92.280232</text:p>
              </table:table-cell>
            </table:table-row>
            <table:table-row>
              <table:table-cell office:value-type="string">
                <text:p>2023-01-28 20:56:49</text:p>
              </table:table-cell>
              <table:table-cell office:value-type="float" office:value="92.999208">
                <text:p>92.999208</text:p>
              </table:table-cell>
            </table:table-row>
            <table:table-row>
              <table:table-cell office:value-type="string">
                <text:p>2023-01-28 21:14:34</text:p>
              </table:table-cell>
              <table:table-cell office:value-type="float" office:value="91.681384">
                <text:p>91.681384</text:p>
              </table:table-cell>
            </table:table-row>
            <table:table-row>
              <table:table-cell office:value-type="string">
                <text:p>2023-01-28 21:32:08</text:p>
              </table:table-cell>
              <table:table-cell office:value-type="float" office:value="92.7938">
                <text:p>92.7938</text:p>
              </table:table-cell>
            </table:table-row>
            <table:table-row>
              <table:table-cell office:value-type="string">
                <text:p>2023-01-28 21:49:42</text:p>
              </table:table-cell>
              <table:table-cell office:value-type="float" office:value="93.1086">
                <text:p>93.1086</text:p>
              </table:table-cell>
            </table:table-row>
            <table:table-row>
              <table:table-cell office:value-type="string">
                <text:p>2023-01-28 22:07:56</text:p>
              </table:table-cell>
              <table:table-cell office:value-type="float" office:value="92.589288">
                <text:p>92.589288</text:p>
              </table:table-cell>
            </table:table-row>
            <table:table-row>
              <table:table-cell office:value-type="string">
                <text:p>2023-01-28 22:25:36</text:p>
              </table:table-cell>
              <table:table-cell office:value-type="float" office:value="92.907768">
                <text:p>92.907768</text:p>
              </table:table-cell>
            </table:table-row>
            <table:table-row>
              <table:table-cell office:value-type="string">
                <text:p>2023-01-28 22:43:10</text:p>
              </table:table-cell>
              <table:table-cell office:value-type="float" office:value="92.589216">
                <text:p>92.589216</text:p>
              </table:table-cell>
            </table:table-row>
            <table:table-row>
              <table:table-cell office:value-type="string">
                <text:p>2023-01-28 23:00:50</text:p>
              </table:table-cell>
              <table:table-cell office:value-type="float" office:value="93.155432">
                <text:p>93.155432</text:p>
              </table:table-cell>
            </table:table-row>
            <table:table-row>
              <table:table-cell office:value-type="string">
                <text:p>2023-01-28 23:19:03</text:p>
              </table:table-cell>
              <table:table-cell office:value-type="float" office:value="92.760048">
                <text:p>92.760048</text:p>
              </table:table-cell>
            </table:table-row>
            <table:table-row>
              <table:table-cell office:value-type="string">
                <text:p>2023-01-28 23:36:46</text:p>
              </table:table-cell>
              <table:table-cell office:value-type="float" office:value="92.897992">
                <text:p>92.897992</text:p>
              </table:table-cell>
            </table:table-row>
            <table:table-row>
              <table:table-cell office:value-type="string">
                <text:p>2023-01-28 23:54:21</text:p>
              </table:table-cell>
              <table:table-cell office:value-type="float" office:value="93.517488">
                <text:p>93.517488</text:p>
              </table:table-cell>
            </table:table-row>
            <table:table-row>
              <table:table-cell office:value-type="string">
                <text:p>2023-01-29 00:11:56</text:p>
              </table:table-cell>
              <table:table-cell office:value-type="float" office:value="93.055344">
                <text:p>93.055344</text:p>
              </table:table-cell>
            </table:table-row>
            <table:table-row>
              <table:table-cell office:value-type="string">
                <text:p>2023-01-29 00:29:32</text:p>
              </table:table-cell>
              <table:table-cell office:value-type="float" office:value="92.589152">
                <text:p>92.589152</text:p>
              </table:table-cell>
            </table:table-row>
            <table:table-row>
              <table:table-cell office:value-type="string">
                <text:p>2023-01-29 00:47:07</text:p>
              </table:table-cell>
              <table:table-cell office:value-type="float" office:value="92.686384">
                <text:p>92.686384</text:p>
              </table:table-cell>
            </table:table-row>
            <table:table-row>
              <table:table-cell office:value-type="string">
                <text:p>2023-01-29 01:04:42</text:p>
              </table:table-cell>
              <table:table-cell office:value-type="float" office:value="92.545104">
                <text:p>92.545104</text:p>
              </table:table-cell>
            </table:table-row>
            <table:table-row>
              <table:table-cell office:value-type="string">
                <text:p>2023-01-29 01:22:21</text:p>
              </table:table-cell>
              <table:table-cell office:value-type="float" office:value="92.890488">
                <text:p>92.890488</text:p>
              </table:table-cell>
            </table:table-row>
            <table:table-row>
              <table:table-cell office:value-type="string">
                <text:p>2023-01-29 01:39:55</text:p>
              </table:table-cell>
              <table:table-cell office:value-type="float" office:value="93.223272">
                <text:p>93.223272</text:p>
              </table:table-cell>
            </table:table-row>
            <table:table-row>
              <table:table-cell office:value-type="string">
                <text:p>2023-01-29 01:57:30</text:p>
              </table:table-cell>
              <table:table-cell office:value-type="float" office:value="92.061096">
                <text:p>92.061096</text:p>
              </table:table-cell>
            </table:table-row>
            <table:table-row>
              <table:table-cell office:value-type="string">
                <text:p>2023-01-29 02:15:20</text:p>
              </table:table-cell>
              <table:table-cell office:value-type="float" office:value="91.889224">
                <text:p>91.889224</text:p>
              </table:table-cell>
            </table:table-row>
            <table:table-row>
              <table:table-cell office:value-type="string">
                <text:p>2023-01-29 02:33:16</text:p>
              </table:table-cell>
              <table:table-cell office:value-type="float" office:value="92.748752">
                <text:p>92.748752</text:p>
              </table:table-cell>
            </table:table-row>
            <table:table-row>
              <table:table-cell office:value-type="string">
                <text:p>2023-01-29 02:50:55</text:p>
              </table:table-cell>
              <table:table-cell office:value-type="float" office:value="92.624816">
                <text:p>92.624816</text:p>
              </table:table-cell>
            </table:table-row>
            <table:table-row>
              <table:table-cell office:value-type="string">
                <text:p>2023-01-29 03:08:33</text:p>
              </table:table-cell>
              <table:table-cell office:value-type="float" office:value="92.925136">
                <text:p>92.925136</text:p>
              </table:table-cell>
            </table:table-row>
            <table:table-row>
              <table:table-cell office:value-type="string">
                <text:p>2023-01-29 03:26:06</text:p>
              </table:table-cell>
              <table:table-cell office:value-type="float" office:value="92.651216">
                <text:p>92.651216</text:p>
              </table:table-cell>
            </table:table-row>
            <table:table-row>
              <table:table-cell office:value-type="string">
                <text:p>2023-01-29 03:43:41</text:p>
              </table:table-cell>
              <table:table-cell office:value-type="float" office:value="92.519864">
                <text:p>92.519864</text:p>
              </table:table-cell>
            </table:table-row>
            <table:table-row>
              <table:table-cell office:value-type="string">
                <text:p>2023-01-29 04:01:16</text:p>
              </table:table-cell>
              <table:table-cell office:value-type="float" office:value="92.415584">
                <text:p>92.415584</text:p>
              </table:table-cell>
            </table:table-row>
            <table:table-row>
              <table:table-cell office:value-type="string">
                <text:p>2023-01-29 04:18:56</text:p>
              </table:table-cell>
              <table:table-cell office:value-type="float" office:value="92.653072">
                <text:p>92.653072</text:p>
              </table:table-cell>
            </table:table-row>
            <table:table-row>
              <table:table-cell office:value-type="string">
                <text:p>2023-01-29 04:36:50</text:p>
              </table:table-cell>
              <table:table-cell office:value-type="float" office:value="93.50092">
                <text:p>93.50092</text:p>
              </table:table-cell>
            </table:table-row>
            <table:table-row>
              <table:table-cell office:value-type="string">
                <text:p>2023-01-29 04:54:29</text:p>
              </table:table-cell>
              <table:table-cell office:value-type="float" office:value="92.588432">
                <text:p>92.588432</text:p>
              </table:table-cell>
            </table:table-row>
            <table:table-row>
              <table:table-cell office:value-type="string">
                <text:p>2023-01-29 05:12:06</text:p>
              </table:table-cell>
              <table:table-cell office:value-type="float" office:value="90.58912">
                <text:p>90.58912</text:p>
              </table:table-cell>
            </table:table-row>
            <table:table-row>
              <table:table-cell office:value-type="string">
                <text:p>2023-01-29 05:29:44</text:p>
              </table:table-cell>
              <table:table-cell office:value-type="float" office:value="92.905392">
                <text:p>92.905392</text:p>
              </table:table-cell>
            </table:table-row>
            <table:table-row>
              <table:table-cell office:value-type="string">
                <text:p>2023-01-29 05:47:22</text:p>
              </table:table-cell>
              <table:table-cell office:value-type="float" office:value="92.18108">
                <text:p>92.18108</text:p>
              </table:table-cell>
            </table:table-row>
            <table:table-row>
              <table:table-cell office:value-type="string">
                <text:p>2023-01-29 06:04:54</text:p>
              </table:table-cell>
              <table:table-cell office:value-type="float" office:value="93.30044">
                <text:p>93.30044</text:p>
              </table:table-cell>
            </table:table-row>
            <table:table-row>
              <table:table-cell office:value-type="string">
                <text:p>2023-01-29 06:23:10</text:p>
              </table:table-cell>
              <table:table-cell office:value-type="float" office:value="92.677864">
                <text:p>92.677864</text:p>
              </table:table-cell>
            </table:table-row>
            <table:table-row>
              <table:table-cell office:value-type="string">
                <text:p>2023-01-29 06:40:57</text:p>
              </table:table-cell>
              <table:table-cell office:value-type="float" office:value="92.67832">
                <text:p>92.67832</text:p>
              </table:table-cell>
            </table:table-row>
            <table:table-row>
              <table:table-cell office:value-type="string">
                <text:p>2023-01-29 06:58:33</text:p>
              </table:table-cell>
              <table:table-cell office:value-type="float" office:value="93.010464">
                <text:p>93.010464</text:p>
              </table:table-cell>
            </table:table-row>
            <table:table-row>
              <table:table-cell office:value-type="string">
                <text:p>2023-01-29 07:16:07</text:p>
              </table:table-cell>
              <table:table-cell office:value-type="float" office:value="93.326976">
                <text:p>93.326976</text:p>
              </table:table-cell>
            </table:table-row>
            <table:table-row>
              <table:table-cell office:value-type="string">
                <text:p>2023-01-29 07:33:42</text:p>
              </table:table-cell>
              <table:table-cell office:value-type="float" office:value="92.877512">
                <text:p>92.877512</text:p>
              </table:table-cell>
            </table:table-row>
            <table:table-row>
              <table:table-cell office:value-type="string">
                <text:p>2023-01-29 07:51:15</text:p>
              </table:table-cell>
              <table:table-cell office:value-type="float" office:value="91.760256">
                <text:p>91.760256</text:p>
              </table:table-cell>
            </table:table-row>
            <table:table-row>
              <table:table-cell office:value-type="string">
                <text:p>2023-01-29 08:08:50</text:p>
              </table:table-cell>
              <table:table-cell office:value-type="float" office:value="92.63024">
                <text:p>92.63024</text:p>
              </table:table-cell>
            </table:table-row>
            <table:table-row>
              <table:table-cell office:value-type="string">
                <text:p>2023-01-29 08:26:30</text:p>
              </table:table-cell>
              <table:table-cell office:value-type="float" office:value="90.726304">
                <text:p>90.726304</text:p>
              </table:table-cell>
            </table:table-row>
            <table:table-row>
              <table:table-cell office:value-type="string">
                <text:p>2023-01-29 08:44:03</text:p>
              </table:table-cell>
              <table:table-cell office:value-type="float" office:value="93.064968">
                <text:p>93.064968</text:p>
              </table:table-cell>
            </table:table-row>
            <table:table-row>
              <table:table-cell office:value-type="string">
                <text:p>2023-01-29 09:02:00</text:p>
              </table:table-cell>
              <table:table-cell office:value-type="float" office:value="93.424536">
                <text:p>93.424536</text:p>
              </table:table-cell>
            </table:table-row>
            <table:table-row>
              <table:table-cell office:value-type="string">
                <text:p>2023-01-29 10:15:17</text:p>
              </table:table-cell>
              <table:table-cell office:value-type="float" office:value="92.415888">
                <text:p>92.415888</text:p>
              </table:table-cell>
            </table:table-row>
            <table:table-row>
              <table:table-cell office:value-type="string">
                <text:p>2023-01-29 10:32:52</text:p>
              </table:table-cell>
              <table:table-cell office:value-type="float" office:value="91.895528">
                <text:p>91.895528</text:p>
              </table:table-cell>
            </table:table-row>
            <table:table-row>
              <table:table-cell office:value-type="string">
                <text:p>2023-01-29 10:50:27</text:p>
              </table:table-cell>
              <table:table-cell office:value-type="float" office:value="92.384256">
                <text:p>92.384256</text:p>
              </table:table-cell>
            </table:table-row>
            <table:table-row>
              <table:table-cell office:value-type="string">
                <text:p>2023-01-29 11:59:51</text:p>
              </table:table-cell>
              <table:table-cell office:value-type="float" office:value="92.466536">
                <text:p>92.466536</text:p>
              </table:table-cell>
            </table:table-row>
            <table:table-row>
              <table:table-cell office:value-type="string">
                <text:p>2023-01-29 13:52:53</text:p>
              </table:table-cell>
              <table:table-cell office:value-type="float" office:value="93.586904">
                <text:p>93.586904</text:p>
              </table:table-cell>
            </table:table-row>
            <table:table-row>
              <table:table-cell office:value-type="string">
                <text:p>2023-01-29 14:12:04</text:p>
              </table:table-cell>
              <table:table-cell office:value-type="float" office:value="93.591272">
                <text:p>93.591272</text:p>
              </table:table-cell>
            </table:table-row>
            <table:table-row>
              <table:table-cell office:value-type="string">
                <text:p>2023-01-29 14:31:07</text:p>
              </table:table-cell>
              <table:table-cell office:value-type="float" office:value="93.583256">
                <text:p>93.583256</text:p>
              </table:table-cell>
            </table:table-row>
            <table:table-row>
              <table:table-cell office:value-type="string">
                <text:p>2023-01-29 14:50:10</text:p>
              </table:table-cell>
              <table:table-cell office:value-type="float" office:value="93.667936">
                <text:p>93.667936</text:p>
              </table:table-cell>
            </table:table-row>
            <table:table-row>
              <table:table-cell office:value-type="string">
                <text:p>2023-01-29 16:46:36</text:p>
              </table:table-cell>
              <table:table-cell office:value-type="float" office:value="93.681952">
                <text:p>93.681952</text:p>
              </table:table-cell>
            </table:table-row>
            <table:table-row>
              <table:table-cell office:value-type="string">
                <text:p>2023-01-29 17:04:26</text:p>
              </table:table-cell>
              <table:table-cell office:value-type="float" office:value="93.482456">
                <text:p>93.482456</text:p>
              </table:table-cell>
            </table:table-row>
            <table:table-row>
              <table:table-cell office:value-type="string">
                <text:p>2023-01-29 17:21:59</text:p>
              </table:table-cell>
              <table:table-cell office:value-type="float" office:value="93.603664">
                <text:p>93.603664</text:p>
              </table:table-cell>
            </table:table-row>
            <table:table-row>
              <table:table-cell office:value-type="string">
                <text:p>2023-01-29 17:39:31</text:p>
              </table:table-cell>
              <table:table-cell office:value-type="float" office:value="93.604632">
                <text:p>93.604632</text:p>
              </table:table-cell>
            </table:table-row>
            <table:table-row>
              <table:table-cell office:value-type="string">
                <text:p>2023-01-29 17:57:04</text:p>
              </table:table-cell>
              <table:table-cell office:value-type="float" office:value="93.686824">
                <text:p>93.686824</text:p>
              </table:table-cell>
            </table:table-row>
            <table:table-row>
              <table:table-cell office:value-type="string">
                <text:p>2023-01-29 18:14:38</text:p>
              </table:table-cell>
              <table:table-cell office:value-type="float" office:value="93.152496">
                <text:p>93.152496</text:p>
              </table:table-cell>
            </table:table-row>
            <table:table-row>
              <table:table-cell office:value-type="string">
                <text:p>2023-01-29 18:32:11</text:p>
              </table:table-cell>
              <table:table-cell office:value-type="float" office:value="93.659816">
                <text:p>93.659816</text:p>
              </table:table-cell>
            </table:table-row>
            <table:table-row>
              <table:table-cell office:value-type="string">
                <text:p>2023-01-29 18:49:50</text:p>
              </table:table-cell>
              <table:table-cell office:value-type="float" office:value="93.771784">
                <text:p>93.771784</text:p>
              </table:table-cell>
            </table:table-row>
            <table:table-row>
              <table:table-cell office:value-type="string">
                <text:p>2023-01-29 19:07:25</text:p>
              </table:table-cell>
              <table:table-cell office:value-type="float" office:value="93.701808">
                <text:p>93.701808</text:p>
              </table:table-cell>
            </table:table-row>
            <table:table-row>
              <table:table-cell office:value-type="string">
                <text:p>2023-01-29 19:42:49</text:p>
              </table:table-cell>
              <table:table-cell office:value-type="float" office:value="93.715216">
                <text:p>93.715216</text:p>
              </table:table-cell>
            </table:table-row>
            <table:table-row>
              <table:table-cell office:value-type="string">
                <text:p>2023-01-29 20:00:22</text:p>
              </table:table-cell>
              <table:table-cell office:value-type="float" office:value="93.457584">
                <text:p>93.457584</text:p>
              </table:table-cell>
            </table:table-row>
            <table:table-row>
              <table:table-cell office:value-type="string">
                <text:p>2023-01-29 20:17:57</text:p>
              </table:table-cell>
              <table:table-cell office:value-type="float" office:value="93.396176">
                <text:p>93.396176</text:p>
              </table:table-cell>
            </table:table-row>
            <table:table-row>
              <table:table-cell office:value-type="string">
                <text:p>2023-01-29 20:35:30</text:p>
              </table:table-cell>
              <table:table-cell office:value-type="float" office:value="93.544912">
                <text:p>93.544912</text:p>
              </table:table-cell>
            </table:table-row>
            <table:table-row>
              <table:table-cell office:value-type="string">
                <text:p>2023-01-29 20:53:03</text:p>
              </table:table-cell>
              <table:table-cell office:value-type="float" office:value="93.471584">
                <text:p>93.471584</text:p>
              </table:table-cell>
            </table:table-row>
            <table:table-row>
              <table:table-cell office:value-type="string">
                <text:p>2023-01-29 21:11:26</text:p>
              </table:table-cell>
              <table:table-cell office:value-type="float" office:value="93.477704">
                <text:p>93.477704</text:p>
              </table:table-cell>
            </table:table-row>
            <table:table-row>
              <table:table-cell office:value-type="string">
                <text:p>2023-01-29 21:29:11</text:p>
              </table:table-cell>
              <table:table-cell office:value-type="float" office:value="93.286312">
                <text:p>93.286312</text:p>
              </table:table-cell>
            </table:table-row>
            <table:table-row>
              <table:table-cell office:value-type="string">
                <text:p>2023-01-29 21:46:50</text:p>
              </table:table-cell>
              <table:table-cell office:value-type="float" office:value="93.655496">
                <text:p>93.655496</text:p>
              </table:table-cell>
            </table:table-row>
            <table:table-row>
              <table:table-cell office:value-type="string">
                <text:p>2023-01-29 22:04:34</text:p>
              </table:table-cell>
              <table:table-cell office:value-type="float" office:value="93.579624">
                <text:p>93.579624</text:p>
              </table:table-cell>
            </table:table-row>
            <table:table-row>
              <table:table-cell office:value-type="string">
                <text:p>2023-01-29 22:22:07</text:p>
              </table:table-cell>
              <table:table-cell office:value-type="float" office:value="93.089912">
                <text:p>93.089912</text:p>
              </table:table-cell>
            </table:table-row>
            <table:table-row>
              <table:table-cell office:value-type="string">
                <text:p>2023-01-29 22:45:05</text:p>
              </table:table-cell>
              <table:table-cell office:value-type="float" office:value="93.412392">
                <text:p>93.412392</text:p>
              </table:table-cell>
            </table:table-row>
            <table:table-row>
              <table:table-cell office:value-type="string">
                <text:p>2023-01-29 23:02:38</text:p>
              </table:table-cell>
              <table:table-cell office:value-type="float" office:value="93.345384">
                <text:p>93.345384</text:p>
              </table:table-cell>
            </table:table-row>
            <table:table-row>
              <table:table-cell office:value-type="string">
                <text:p>2023-01-29 23:20:10</text:p>
              </table:table-cell>
              <table:table-cell office:value-type="float" office:value="93.691064">
                <text:p>93.691064</text:p>
              </table:table-cell>
            </table:table-row>
            <table:table-row>
              <table:table-cell office:value-type="string">
                <text:p>2023-01-29 23:37:48</text:p>
              </table:table-cell>
              <table:table-cell office:value-type="float" office:value="93.767744">
                <text:p>93.767744</text:p>
              </table:table-cell>
            </table:table-row>
            <table:table-row>
              <table:table-cell office:value-type="string">
                <text:p>2023-01-29 23:55:22</text:p>
              </table:table-cell>
              <table:table-cell office:value-type="float" office:value="93.729672">
                <text:p>93.729672</text:p>
              </table:table-cell>
            </table:table-row>
            <table:table-row>
              <table:table-cell office:value-type="string">
                <text:p>2023-01-30 00:13:34</text:p>
              </table:table-cell>
              <table:table-cell office:value-type="float" office:value="93.68324">
                <text:p>93.68324</text:p>
              </table:table-cell>
            </table:table-row>
            <table:table-row>
              <table:table-cell office:value-type="string">
                <text:p>2023-01-30 00:31:27</text:p>
              </table:table-cell>
              <table:table-cell office:value-type="float" office:value="93.297112">
                <text:p>93.297112</text:p>
              </table:table-cell>
            </table:table-row>
            <table:table-row>
              <table:table-cell office:value-type="string">
                <text:p>2023-01-30 00:49:02</text:p>
              </table:table-cell>
              <table:table-cell office:value-type="float" office:value="93.751248">
                <text:p>93.751248</text:p>
              </table:table-cell>
            </table:table-row>
            <table:table-row>
              <table:table-cell office:value-type="string">
                <text:p>2023-01-30 01:06:35</text:p>
              </table:table-cell>
              <table:table-cell office:value-type="float" office:value="93.519608">
                <text:p>93.519608</text:p>
              </table:table-cell>
            </table:table-row>
            <table:table-row>
              <table:table-cell office:value-type="string">
                <text:p>2023-01-30 01:24:07</text:p>
              </table:table-cell>
              <table:table-cell office:value-type="float" office:value="93.37208">
                <text:p>93.37208</text:p>
              </table:table-cell>
            </table:table-row>
            <table:table-row>
              <table:table-cell office:value-type="string">
                <text:p>2023-01-30 01:41:45</text:p>
              </table:table-cell>
              <table:table-cell office:value-type="float" office:value="93.42364">
                <text:p>93.42364</text:p>
              </table:table-cell>
            </table:table-row>
            <table:table-row>
              <table:table-cell office:value-type="string">
                <text:p>2023-01-30 01:59:22</text:p>
              </table:table-cell>
              <table:table-cell office:value-type="float" office:value="92.578312">
                <text:p>92.578312</text:p>
              </table:table-cell>
            </table:table-row>
            <table:table-row>
              <table:table-cell office:value-type="string">
                <text:p>2023-01-30 02:16:55</text:p>
              </table:table-cell>
              <table:table-cell office:value-type="float" office:value="93.462168">
                <text:p>93.462168</text:p>
              </table:table-cell>
            </table:table-row>
            <table:table-row>
              <table:table-cell office:value-type="string">
                <text:p>2023-01-30 02:34:29</text:p>
              </table:table-cell>
              <table:table-cell office:value-type="float" office:value="92.558">
                <text:p>92.558</text:p>
              </table:table-cell>
            </table:table-row>
            <table:table-row>
              <table:table-cell office:value-type="string">
                <text:p>2023-01-30 02:52:01</text:p>
              </table:table-cell>
              <table:table-cell office:value-type="float" office:value="93.30848">
                <text:p>93.30848</text:p>
              </table:table-cell>
            </table:table-row>
            <table:table-row>
              <table:table-cell office:value-type="string">
                <text:p>2023-01-30 03:09:34</text:p>
              </table:table-cell>
              <table:table-cell office:value-type="float" office:value="93.648624">
                <text:p>93.648624</text:p>
              </table:table-cell>
            </table:table-row>
            <table:table-row>
              <table:table-cell office:value-type="string">
                <text:p>2023-01-30 03:27:07</text:p>
              </table:table-cell>
              <table:table-cell office:value-type="float" office:value="93.638904">
                <text:p>93.638904</text:p>
              </table:table-cell>
            </table:table-row>
            <table:table-row>
              <table:table-cell office:value-type="string">
                <text:p>2023-01-30 03:44:40</text:p>
              </table:table-cell>
              <table:table-cell office:value-type="float" office:value="92.709608">
                <text:p>92.709608</text:p>
              </table:table-cell>
            </table:table-row>
            <table:table-row>
              <table:table-cell office:value-type="string">
                <text:p>2023-01-30 04:02:13</text:p>
              </table:table-cell>
              <table:table-cell office:value-type="float" office:value="93.52444">
                <text:p>93.52444</text:p>
              </table:table-cell>
            </table:table-row>
            <table:table-row>
              <table:table-cell office:value-type="string">
                <text:p>2023-01-30 04:19:48</text:p>
              </table:table-cell>
              <table:table-cell office:value-type="float" office:value="93.691568">
                <text:p>93.691568</text:p>
              </table:table-cell>
            </table:table-row>
            <table:table-row>
              <table:table-cell office:value-type="string">
                <text:p>2023-01-30 04:37:21</text:p>
              </table:table-cell>
              <table:table-cell office:value-type="float" office:value="93.621912">
                <text:p>93.621912</text:p>
              </table:table-cell>
            </table:table-row>
            <table:table-row>
              <table:table-cell office:value-type="string">
                <text:p>2023-01-30 04:54:55</text:p>
              </table:table-cell>
              <table:table-cell office:value-type="float" office:value="93.333248">
                <text:p>93.333248</text:p>
              </table:table-cell>
            </table:table-row>
            <table:table-row>
              <table:table-cell office:value-type="string">
                <text:p>2023-01-30 05:12:27</text:p>
              </table:table-cell>
              <table:table-cell office:value-type="float" office:value="93.736184">
                <text:p>93.736184</text:p>
              </table:table-cell>
            </table:table-row>
            <table:table-row>
              <table:table-cell office:value-type="string">
                <text:p>2023-01-30 05:30:45</text:p>
              </table:table-cell>
              <table:table-cell office:value-type="float" office:value="93.534688">
                <text:p>93.534688</text:p>
              </table:table-cell>
            </table:table-row>
            <table:table-row>
              <table:table-cell office:value-type="string">
                <text:p>2023-01-30 05:48:52</text:p>
              </table:table-cell>
              <table:table-cell office:value-type="float" office:value="93.620856">
                <text:p>93.620856</text:p>
              </table:table-cell>
            </table:table-row>
            <table:table-row>
              <table:table-cell office:value-type="string">
                <text:p>2023-01-30 06:06:26</text:p>
              </table:table-cell>
              <table:table-cell office:value-type="float" office:value="93.696672">
                <text:p>93.696672</text:p>
              </table:table-cell>
            </table:table-row>
            <table:table-row>
              <table:table-cell office:value-type="string">
                <text:p>2023-01-30 06:23:59</text:p>
              </table:table-cell>
              <table:table-cell office:value-type="float" office:value="93.706024">
                <text:p>93.706024</text:p>
              </table:table-cell>
            </table:table-row>
            <table:table-row>
              <table:table-cell office:value-type="string">
                <text:p>2023-01-30 06:41:32</text:p>
              </table:table-cell>
              <table:table-cell office:value-type="float" office:value="93.663784">
                <text:p>93.663784</text:p>
              </table:table-cell>
            </table:table-row>
            <table:table-row>
              <table:table-cell office:value-type="string">
                <text:p>2023-01-30 06:59:11</text:p>
              </table:table-cell>
              <table:table-cell office:value-type="float" office:value="92.680992">
                <text:p>92.680992</text:p>
              </table:table-cell>
            </table:table-row>
            <table:table-row>
              <table:table-cell office:value-type="string">
                <text:p>2023-01-30 07:16:45</text:p>
              </table:table-cell>
              <table:table-cell office:value-type="float" office:value="93.657968">
                <text:p>93.657968</text:p>
              </table:table-cell>
            </table:table-row>
            <table:table-row>
              <table:table-cell office:value-type="string">
                <text:p>2023-01-30 07:35:05</text:p>
              </table:table-cell>
              <table:table-cell office:value-type="float" office:value="93.724416">
                <text:p>93.724416</text:p>
              </table:table-cell>
            </table:table-row>
            <table:table-row>
              <table:table-cell office:value-type="string">
                <text:p>2023-01-30 07:52:51</text:p>
              </table:table-cell>
              <table:table-cell office:value-type="float" office:value="93.703">
                <text:p>93.703</text:p>
              </table:table-cell>
            </table:table-row>
            <table:table-row>
              <table:table-cell office:value-type="string">
                <text:p>2023-01-30 08:10:25</text:p>
              </table:table-cell>
              <table:table-cell office:value-type="float" office:value="91.56508">
                <text:p>91.56508</text:p>
              </table:table-cell>
            </table:table-row>
            <table:table-row>
              <table:table-cell office:value-type="string">
                <text:p>2023-01-30 08:27:58</text:p>
              </table:table-cell>
              <table:table-cell office:value-type="float" office:value="91.647896">
                <text:p>91.647896</text:p>
              </table:table-cell>
            </table:table-row>
            <table:table-row>
              <table:table-cell office:value-type="string">
                <text:p>2023-01-30 08:45:32</text:p>
              </table:table-cell>
              <table:table-cell office:value-type="float" office:value="92.730248">
                <text:p>92.730248</text:p>
              </table:table-cell>
            </table:table-row>
            <table:table-row>
              <table:table-cell office:value-type="string">
                <text:p>2023-01-30 09:03:51</text:p>
              </table:table-cell>
              <table:table-cell office:value-type="float" office:value="92.259112">
                <text:p>92.259112</text:p>
              </table:table-cell>
            </table:table-row>
            <table:table-row>
              <table:table-cell office:value-type="string">
                <text:p>2023-01-30 09:19:48</text:p>
              </table:table-cell>
              <table:table-cell office:value-type="float" office:value="92.9966">
                <text:p>92.9966</text:p>
              </table:table-cell>
            </table:table-row>
            <table:table-row>
              <table:table-cell office:value-type="string">
                <text:p>2023-01-30 09:38:32</text:p>
              </table:table-cell>
              <table:table-cell office:value-type="float" office:value="92.671664">
                <text:p>92.671664</text:p>
              </table:table-cell>
            </table:table-row>
            <table:table-row>
              <table:table-cell office:value-type="string">
                <text:p>2023-01-30 09:57:38</text:p>
              </table:table-cell>
              <table:table-cell office:value-type="float" office:value="92.837112">
                <text:p>92.837112</text:p>
              </table:table-cell>
            </table:table-row>
            <table:table-row>
              <table:table-cell office:value-type="string">
                <text:p>2023-01-30 10:16:41</text:p>
              </table:table-cell>
              <table:table-cell office:value-type="float" office:value="92.37008">
                <text:p>92.37008</text:p>
              </table:table-cell>
            </table:table-row>
            <table:table-row>
              <table:table-cell office:value-type="string">
                <text:p>2023-01-30 10:35:42</text:p>
              </table:table-cell>
              <table:table-cell office:value-type="float" office:value="92.380968">
                <text:p>92.380968</text:p>
              </table:table-cell>
            </table:table-row>
            <table:table-row>
              <table:table-cell office:value-type="string">
                <text:p>2023-01-30 10:54:43</text:p>
              </table:table-cell>
              <table:table-cell office:value-type="float" office:value="92.667032">
                <text:p>92.667032</text:p>
              </table:table-cell>
            </table:table-row>
            <table:table-row>
              <table:table-cell office:value-type="string">
                <text:p>2023-01-30 11:13:49</text:p>
              </table:table-cell>
              <table:table-cell office:value-type="float" office:value="93.1038">
                <text:p>93.1038</text:p>
              </table:table-cell>
            </table:table-row>
            <table:table-row>
              <table:table-cell office:value-type="string">
                <text:p>2023-01-30 11:32:57</text:p>
              </table:table-cell>
              <table:table-cell office:value-type="float" office:value="91.80872">
                <text:p>91.80872</text:p>
              </table:table-cell>
            </table:table-row>
            <table:table-row>
              <table:table-cell office:value-type="string">
                <text:p>2023-01-30 11:51:57</text:p>
              </table:table-cell>
              <table:table-cell office:value-type="float" office:value="91.45532">
                <text:p>91.45532</text:p>
              </table:table-cell>
            </table:table-row>
            <table:table-row>
              <table:table-cell office:value-type="string">
                <text:p>2023-01-30 12:10:59</text:p>
              </table:table-cell>
              <table:table-cell office:value-type="float" office:value="92.811256">
                <text:p>92.811256</text:p>
              </table:table-cell>
            </table:table-row>
            <table:table-row>
              <table:table-cell office:value-type="string">
                <text:p>2023-01-30 12:30:00</text:p>
              </table:table-cell>
              <table:table-cell office:value-type="float" office:value="91.11932">
                <text:p>91.11932</text:p>
              </table:table-cell>
            </table:table-row>
            <table:table-row>
              <table:table-cell office:value-type="string">
                <text:p>2023-01-30 13:08:02</text:p>
              </table:table-cell>
              <table:table-cell office:value-type="float" office:value="91.724112">
                <text:p>91.724112</text:p>
              </table:table-cell>
            </table:table-row>
            <table:table-row>
              <table:table-cell office:value-type="string">
                <text:p>2023-01-30 13:15:39</text:p>
              </table:table-cell>
              <table:table-cell office:value-type="float" office:value="93.176512">
                <text:p>93.176512</text:p>
              </table:table-cell>
            </table:table-row>
            <table:table-row>
              <table:table-cell office:value-type="string">
                <text:p>2023-01-30 13:33:12</text:p>
              </table:table-cell>
              <table:table-cell office:value-type="float" office:value="92.101464">
                <text:p>92.101464</text:p>
              </table:table-cell>
            </table:table-row>
            <table:table-row>
              <table:table-cell office:value-type="string">
                <text:p>2023-01-30 13:50:54</text:p>
              </table:table-cell>
              <table:table-cell office:value-type="float" office:value="93.05864">
                <text:p>93.05864</text:p>
              </table:table-cell>
            </table:table-row>
            <table:table-row>
              <table:table-cell office:value-type="string">
                <text:p>2023-01-30 14:08:27</text:p>
              </table:table-cell>
              <table:table-cell office:value-type="float" office:value="92.916848">
                <text:p>92.916848</text:p>
              </table:table-cell>
            </table:table-row>
            <table:table-row>
              <table:table-cell office:value-type="string">
                <text:p>2023-01-30 14:26:01</text:p>
              </table:table-cell>
              <table:table-cell office:value-type="float" office:value="92.958424">
                <text:p>92.958424</text:p>
              </table:table-cell>
            </table:table-row>
            <table:table-row>
              <table:table-cell office:value-type="string">
                <text:p>2023-01-30 14:43:36</text:p>
              </table:table-cell>
              <table:table-cell office:value-type="float" office:value="93.089664">
                <text:p>93.089664</text:p>
              </table:table-cell>
            </table:table-row>
            <table:table-row>
              <table:table-cell office:value-type="string">
                <text:p>2023-01-30 15:01:51</text:p>
              </table:table-cell>
              <table:table-cell office:value-type="float" office:value="92.764016">
                <text:p>92.764016</text:p>
              </table:table-cell>
            </table:table-row>
            <table:table-row>
              <table:table-cell office:value-type="string">
                <text:p>2023-01-30 15:19:24</text:p>
              </table:table-cell>
              <table:table-cell office:value-type="float" office:value="93.066544">
                <text:p>93.066544</text:p>
              </table:table-cell>
            </table:table-row>
            <table:table-row>
              <table:table-cell office:value-type="string">
                <text:p>2023-01-30 15:37:37</text:p>
              </table:table-cell>
              <table:table-cell office:value-type="float" office:value="93.236728">
                <text:p>93.236728</text:p>
              </table:table-cell>
            </table:table-row>
            <table:table-row>
              <table:table-cell office:value-type="string">
                <text:p>2023-01-30 15:55:20</text:p>
              </table:table-cell>
              <table:table-cell office:value-type="float" office:value="92.992808">
                <text:p>92.992808</text:p>
              </table:table-cell>
            </table:table-row>
            <table:table-row>
              <table:table-cell office:value-type="string">
                <text:p>2023-01-30 16:13:33</text:p>
              </table:table-cell>
              <table:table-cell office:value-type="float" office:value="92.300272">
                <text:p>92.300272</text:p>
              </table:table-cell>
            </table:table-row>
            <table:table-row>
              <table:table-cell office:value-type="string">
                <text:p>2023-01-30 16:31:40</text:p>
              </table:table-cell>
              <table:table-cell office:value-type="float" office:value="92.296512">
                <text:p>92.296512</text:p>
              </table:table-cell>
            </table:table-row>
            <table:table-row>
              <table:table-cell office:value-type="string">
                <text:p>2023-01-30 16:49:14</text:p>
              </table:table-cell>
              <table:table-cell office:value-type="float" office:value="92.063728">
                <text:p>92.063728</text:p>
              </table:table-cell>
            </table:table-row>
            <table:table-row>
              <table:table-cell office:value-type="string">
                <text:p>2023-01-30 17:06:49</text:p>
              </table:table-cell>
              <table:table-cell office:value-type="float" office:value="92.594456">
                <text:p>92.594456</text:p>
              </table:table-cell>
            </table:table-row>
            <table:table-row>
              <table:table-cell office:value-type="string">
                <text:p>2023-01-30 17:24:24</text:p>
              </table:table-cell>
              <table:table-cell office:value-type="float" office:value="92.429888">
                <text:p>92.429888</text:p>
              </table:table-cell>
            </table:table-row>
            <table:table-row>
              <table:table-cell office:value-type="string">
                <text:p>2023-01-30 17:42:42</text:p>
              </table:table-cell>
              <table:table-cell office:value-type="float" office:value="93.159736">
                <text:p>93.159736</text:p>
              </table:table-cell>
            </table:table-row>
            <table:table-row>
              <table:table-cell office:value-type="string">
                <text:p>2023-01-30 18:00:33</text:p>
              </table:table-cell>
              <table:table-cell office:value-type="float" office:value="92.962608">
                <text:p>92.962608</text:p>
              </table:table-cell>
            </table:table-row>
            <table:table-row>
              <table:table-cell office:value-type="string">
                <text:p>2023-01-30 18:18:05</text:p>
              </table:table-cell>
              <table:table-cell office:value-type="float" office:value="92.7262">
                <text:p>92.7262</text:p>
              </table:table-cell>
            </table:table-row>
            <table:table-row>
              <table:table-cell office:value-type="string">
                <text:p>2023-01-30 18:35:44</text:p>
              </table:table-cell>
              <table:table-cell office:value-type="float" office:value="92.621336">
                <text:p>92.621336</text:p>
              </table:table-cell>
            </table:table-row>
            <table:table-row>
              <table:table-cell office:value-type="string">
                <text:p>2023-01-30 18:53:17</text:p>
              </table:table-cell>
              <table:table-cell office:value-type="float" office:value="92.37752">
                <text:p>92.37752</text:p>
              </table:table-cell>
            </table:table-row>
            <table:table-row>
              <table:table-cell office:value-type="string">
                <text:p>2023-01-30 19:11:31</text:p>
              </table:table-cell>
              <table:table-cell office:value-type="float" office:value="92.920064">
                <text:p>92.920064</text:p>
              </table:table-cell>
            </table:table-row>
            <table:table-row>
              <table:table-cell office:value-type="string">
                <text:p>2023-01-30 19:31:39</text:p>
              </table:table-cell>
              <table:table-cell office:value-type="float" office:value="92.02744">
                <text:p>92.02744</text:p>
              </table:table-cell>
            </table:table-row>
            <table:table-row>
              <table:table-cell office:value-type="string">
                <text:p>2023-01-30 19:41:48</text:p>
              </table:table-cell>
              <table:table-cell office:value-type="float" office:value="91.573232">
                <text:p>91.573232</text:p>
              </table:table-cell>
            </table:table-row>
            <table:table-row>
              <table:table-cell office:value-type="string">
                <text:p>2023-01-30 19:59:25</text:p>
              </table:table-cell>
              <table:table-cell office:value-type="float" office:value="91.964408">
                <text:p>91.964408</text:p>
              </table:table-cell>
            </table:table-row>
            <table:table-row>
              <table:table-cell office:value-type="string">
                <text:p>2023-01-30 20:17:46</text:p>
              </table:table-cell>
              <table:table-cell office:value-type="float" office:value="90.546592">
                <text:p>90.546592</text:p>
              </table:table-cell>
            </table:table-row>
            <table:table-row>
              <table:table-cell office:value-type="string">
                <text:p>2023-01-30 20:35:44</text:p>
              </table:table-cell>
              <table:table-cell office:value-type="float" office:value="69.276928">
                <text:p>69.276928</text:p>
              </table:table-cell>
            </table:table-row>
            <table:table-row>
              <table:table-cell office:value-type="string">
                <text:p>2023-01-30 20:53:21</text:p>
              </table:table-cell>
              <table:table-cell office:value-type="float" office:value="92.141576">
                <text:p>92.141576</text:p>
              </table:table-cell>
            </table:table-row>
            <table:table-row>
              <table:table-cell office:value-type="string">
                <text:p>2023-01-30 21:10:57</text:p>
              </table:table-cell>
              <table:table-cell office:value-type="float" office:value="92.17652">
                <text:p>92.17652</text:p>
              </table:table-cell>
            </table:table-row>
            <table:table-row>
              <table:table-cell office:value-type="string">
                <text:p>2023-01-30 21:28:35</text:p>
              </table:table-cell>
              <table:table-cell office:value-type="float" office:value="92.62616">
                <text:p>92.62616</text:p>
              </table:table-cell>
            </table:table-row>
            <table:table-row>
              <table:table-cell office:value-type="string">
                <text:p>2023-01-30 21:46:29</text:p>
              </table:table-cell>
              <table:table-cell office:value-type="float" office:value="92.316032">
                <text:p>92.316032</text:p>
              </table:table-cell>
            </table:table-row>
            <table:table-row>
              <table:table-cell office:value-type="string">
                <text:p>2023-01-30 22:04:14</text:p>
              </table:table-cell>
              <table:table-cell office:value-type="float" office:value="88.413016">
                <text:p>88.413016</text:p>
              </table:table-cell>
            </table:table-row>
            <table:table-row>
              <table:table-cell office:value-type="string">
                <text:p>2023-01-30 22:21:50</text:p>
              </table:table-cell>
              <table:table-cell office:value-type="float" office:value="91.2522">
                <text:p>91.2522</text:p>
              </table:table-cell>
            </table:table-row>
            <table:table-row>
              <table:table-cell office:value-type="string">
                <text:p>2023-01-30 22:40:08</text:p>
              </table:table-cell>
              <table:table-cell office:value-type="float" office:value="93.064336">
                <text:p>93.064336</text:p>
              </table:table-cell>
            </table:table-row>
            <table:table-row>
              <table:table-cell office:value-type="string">
                <text:p>2023-01-30 22:57:58</text:p>
              </table:table-cell>
              <table:table-cell office:value-type="float" office:value="92.856776">
                <text:p>92.856776</text:p>
              </table:table-cell>
            </table:table-row>
            <table:table-row>
              <table:table-cell office:value-type="string">
                <text:p>2023-01-30 23:15:33</text:p>
              </table:table-cell>
              <table:table-cell office:value-type="float" office:value="93.188944">
                <text:p>93.188944</text:p>
              </table:table-cell>
            </table:table-row>
            <table:table-row>
              <table:table-cell office:value-type="string">
                <text:p>2023-01-30 23:33:09</text:p>
              </table:table-cell>
              <table:table-cell office:value-type="float" office:value="92.234912">
                <text:p>92.234912</text:p>
              </table:table-cell>
            </table:table-row>
            <table:table-row>
              <table:table-cell office:value-type="string">
                <text:p>2023-01-30 23:50:46</text:p>
              </table:table-cell>
              <table:table-cell office:value-type="float" office:value="93.22652">
                <text:p>93.22652</text:p>
              </table:table-cell>
            </table:table-row>
            <table:table-row>
              <table:table-cell office:value-type="string">
                <text:p>2023-01-31 00:09:03</text:p>
              </table:table-cell>
              <table:table-cell office:value-type="float" office:value="92.85992">
                <text:p>92.85992</text:p>
              </table:table-cell>
            </table:table-row>
            <table:table-row>
              <table:table-cell office:value-type="string">
                <text:p>2023-01-31 00:27:40</text:p>
              </table:table-cell>
              <table:table-cell office:value-type="float" office:value="92.759584">
                <text:p>92.759584</text:p>
              </table:table-cell>
            </table:table-row>
            <table:table-row>
              <table:table-cell office:value-type="string">
                <text:p>2023-01-31 00:46:09</text:p>
              </table:table-cell>
              <table:table-cell office:value-type="float" office:value="92.930264">
                <text:p>92.930264</text:p>
              </table:table-cell>
            </table:table-row>
            <table:table-row>
              <table:table-cell office:value-type="string">
                <text:p>2023-01-31 01:04:04</text:p>
              </table:table-cell>
              <table:table-cell office:value-type="float" office:value="92.95232">
                <text:p>92.95232</text:p>
              </table:table-cell>
            </table:table-row>
            <table:table-row>
              <table:table-cell office:value-type="string">
                <text:p>2023-01-31 01:21:40</text:p>
              </table:table-cell>
              <table:table-cell office:value-type="float" office:value="93.201496">
                <text:p>93.201496</text:p>
              </table:table-cell>
            </table:table-row>
            <table:table-row>
              <table:table-cell office:value-type="string">
                <text:p>2023-01-31 01:39:16</text:p>
              </table:table-cell>
              <table:table-cell office:value-type="float" office:value="93.001592">
                <text:p>93.001592</text:p>
              </table:table-cell>
            </table:table-row>
            <table:table-row>
              <table:table-cell office:value-type="string">
                <text:p>2023-01-31 01:56:52</text:p>
              </table:table-cell>
              <table:table-cell office:value-type="float" office:value="92.483944">
                <text:p>92.483944</text:p>
              </table:table-cell>
            </table:table-row>
            <table:table-row>
              <table:table-cell office:value-type="string">
                <text:p>2023-01-31 02:15:08</text:p>
              </table:table-cell>
              <table:table-cell office:value-type="float" office:value="92.240136">
                <text:p>92.240136</text:p>
              </table:table-cell>
            </table:table-row>
            <table:table-row>
              <table:table-cell office:value-type="string">
                <text:p>2023-01-31 02:33:02</text:p>
              </table:table-cell>
              <table:table-cell office:value-type="float" office:value="92.901464">
                <text:p>92.901464</text:p>
              </table:table-cell>
            </table:table-row>
            <table:table-row>
              <table:table-cell office:value-type="string">
                <text:p>2023-01-31 02:50:42</text:p>
              </table:table-cell>
              <table:table-cell office:value-type="float" office:value="93.26284">
                <text:p>93.26284</text:p>
              </table:table-cell>
            </table:table-row>
            <table:table-row>
              <table:table-cell office:value-type="string">
                <text:p>2023-01-31 03:08:18</text:p>
              </table:table-cell>
              <table:table-cell office:value-type="float" office:value="93.519072">
                <text:p>93.519072</text:p>
              </table:table-cell>
            </table:table-row>
            <table:table-row>
              <table:table-cell office:value-type="string">
                <text:p>2023-01-31 03:25:54</text:p>
              </table:table-cell>
              <table:table-cell office:value-type="float" office:value="92.92444">
                <text:p>92.92444</text:p>
              </table:table-cell>
            </table:table-row>
            <table:table-row>
              <table:table-cell office:value-type="string">
                <text:p>2023-01-31 03:43:33</text:p>
              </table:table-cell>
              <table:table-cell office:value-type="float" office:value="93.154744">
                <text:p>93.154744</text:p>
              </table:table-cell>
            </table:table-row>
            <table:table-row>
              <table:table-cell office:value-type="string">
                <text:p>2023-01-31 04:01:11</text:p>
              </table:table-cell>
              <table:table-cell office:value-type="float" office:value="92.754968">
                <text:p>92.754968</text:p>
              </table:table-cell>
            </table:table-row>
            <table:table-row>
              <table:table-cell office:value-type="string">
                <text:p>2023-01-31 04:18:48</text:p>
              </table:table-cell>
              <table:table-cell office:value-type="float" office:value="92.929152">
                <text:p>92.929152</text:p>
              </table:table-cell>
            </table:table-row>
            <table:table-row>
              <table:table-cell office:value-type="string">
                <text:p>2023-01-31 04:36:23</text:p>
              </table:table-cell>
              <table:table-cell office:value-type="float" office:value="91.99812">
                <text:p>91.99812</text:p>
              </table:table-cell>
            </table:table-row>
            <table:table-row>
              <table:table-cell office:value-type="string">
                <text:p>2023-01-31 04:54:41</text:p>
              </table:table-cell>
              <table:table-cell office:value-type="float" office:value="92.73104">
                <text:p>92.73104</text:p>
              </table:table-cell>
            </table:table-row>
            <table:table-row>
              <table:table-cell office:value-type="string">
                <text:p>2023-01-31 05:11:50</text:p>
              </table:table-cell>
              <table:table-cell office:value-type="float" office:value="92.72996">
                <text:p>92.72996</text:p>
              </table:table-cell>
            </table:table-row>
            <table:table-row>
              <table:table-cell office:value-type="string">
                <text:p>2023-01-31 05:31:14</text:p>
              </table:table-cell>
              <table:table-cell office:value-type="float" office:value="92.216">
                <text:p>92.216</text:p>
              </table:table-cell>
            </table:table-row>
            <table:table-row>
              <table:table-cell office:value-type="string">
                <text:p>2023-01-31 05:48:49</text:p>
              </table:table-cell>
              <table:table-cell office:value-type="float" office:value="93.190624">
                <text:p>93.190624</text:p>
              </table:table-cell>
            </table:table-row>
            <table:table-row>
              <table:table-cell office:value-type="string">
                <text:p>2023-01-31 06:07:04</text:p>
              </table:table-cell>
              <table:table-cell office:value-type="float" office:value="93.15476">
                <text:p>93.15476</text:p>
              </table:table-cell>
            </table:table-row>
            <table:table-row>
              <table:table-cell office:value-type="string">
                <text:p>2023-01-31 06:24:54</text:p>
              </table:table-cell>
              <table:table-cell office:value-type="float" office:value="92.997072">
                <text:p>92.997072</text:p>
              </table:table-cell>
            </table:table-row>
            <table:table-row>
              <table:table-cell office:value-type="string">
                <text:p>2023-01-31 06:42:30</text:p>
              </table:table-cell>
              <table:table-cell office:value-type="float" office:value="92.710096">
                <text:p>92.710096</text:p>
              </table:table-cell>
            </table:table-row>
            <table:table-row>
              <table:table-cell office:value-type="string">
                <text:p>2023-01-31 07:00:11</text:p>
              </table:table-cell>
              <table:table-cell office:value-type="float" office:value="92.642624">
                <text:p>92.642624</text:p>
              </table:table-cell>
            </table:table-row>
            <table:table-row>
              <table:table-cell office:value-type="string">
                <text:p>2023-01-31 07:17:46</text:p>
              </table:table-cell>
              <table:table-cell office:value-type="float" office:value="93.13512">
                <text:p>93.13512</text:p>
              </table:table-cell>
            </table:table-row>
            <table:table-row>
              <table:table-cell office:value-type="string">
                <text:p>2023-01-31 07:35:26</text:p>
              </table:table-cell>
              <table:table-cell office:value-type="float" office:value="92.83624">
                <text:p>92.83624</text:p>
              </table:table-cell>
            </table:table-row>
            <table:table-row>
              <table:table-cell office:value-type="string">
                <text:p>2023-01-31 07:53:06</text:p>
              </table:table-cell>
              <table:table-cell office:value-type="float" office:value="93.13948">
                <text:p>93.13948</text:p>
              </table:table-cell>
            </table:table-row>
            <table:table-row>
              <table:table-cell office:value-type="string">
                <text:p>2023-01-31 08:10:47</text:p>
              </table:table-cell>
              <table:table-cell office:value-type="float" office:value="93.36716">
                <text:p>93.36716</text:p>
              </table:table-cell>
            </table:table-row>
            <table:table-row>
              <table:table-cell office:value-type="string">
                <text:p>2023-01-31 08:28:27</text:p>
              </table:table-cell>
              <table:table-cell office:value-type="float" office:value="93.663664">
                <text:p>93.663664</text:p>
              </table:table-cell>
            </table:table-row>
            <table:table-row>
              <table:table-cell office:value-type="string">
                <text:p>2023-01-31 08:46:07</text:p>
              </table:table-cell>
              <table:table-cell office:value-type="float" office:value="93.560688">
                <text:p>93.560688</text:p>
              </table:table-cell>
            </table:table-row>
            <table:table-row>
              <table:table-cell office:value-type="string">
                <text:p>2023-01-31 09:03:47</text:p>
              </table:table-cell>
              <table:table-cell office:value-type="float" office:value="93.38284">
                <text:p>93.38284</text:p>
              </table:table-cell>
            </table:table-row>
            <table:table-row>
              <table:table-cell office:value-type="string">
                <text:p>2023-01-31 09:22:06</text:p>
              </table:table-cell>
              <table:table-cell office:value-type="float" office:value="93.87864">
                <text:p>93.87864</text:p>
              </table:table-cell>
            </table:table-row>
            <table:table-row>
              <table:table-cell office:value-type="string">
                <text:p>2023-01-31 09:40:40</text:p>
              </table:table-cell>
              <table:table-cell office:value-type="float" office:value="93.501168">
                <text:p>93.501168</text:p>
              </table:table-cell>
            </table:table-row>
            <table:table-row>
              <table:table-cell office:value-type="string">
                <text:p>2023-01-31 09:57:49</text:p>
              </table:table-cell>
              <table:table-cell office:value-type="float" office:value="92.880776">
                <text:p>92.880776</text:p>
              </table:table-cell>
            </table:table-row>
            <table:table-row>
              <table:table-cell office:value-type="string">
                <text:p>2023-01-31 10:16:51</text:p>
              </table:table-cell>
              <table:table-cell office:value-type="float" office:value="93.50096">
                <text:p>93.50096</text:p>
              </table:table-cell>
            </table:table-row>
            <table:table-row>
              <table:table-cell office:value-type="string">
                <text:p>2023-01-31 10:34:27</text:p>
              </table:table-cell>
              <table:table-cell office:value-type="float" office:value="93.419176">
                <text:p>93.419176</text:p>
              </table:table-cell>
            </table:table-row>
            <table:table-row>
              <table:table-cell office:value-type="string">
                <text:p>2023-01-31 10:52:02</text:p>
              </table:table-cell>
              <table:table-cell office:value-type="float" office:value="93.6452">
                <text:p>93.6452</text:p>
              </table:table-cell>
            </table:table-row>
            <table:table-row>
              <table:table-cell office:value-type="string">
                <text:p>2023-01-31 11:09:37</text:p>
              </table:table-cell>
              <table:table-cell office:value-type="float" office:value="93.201744">
                <text:p>93.201744</text:p>
              </table:table-cell>
            </table:table-row>
            <table:table-row>
              <table:table-cell office:value-type="string">
                <text:p>2023-01-31 11:27:11</text:p>
              </table:table-cell>
              <table:table-cell office:value-type="float" office:value="92.732104">
                <text:p>92.732104</text:p>
              </table:table-cell>
            </table:table-row>
            <table:table-row>
              <table:table-cell office:value-type="string">
                <text:p>2023-01-31 11:45:27</text:p>
              </table:table-cell>
              <table:table-cell office:value-type="float" office:value="93.451352">
                <text:p>93.451352</text:p>
              </table:table-cell>
            </table:table-row>
            <table:table-row>
              <table:table-cell office:value-type="string">
                <text:p>2023-01-31 12:03:19</text:p>
              </table:table-cell>
              <table:table-cell office:value-type="float" office:value="93.401384">
                <text:p>93.401384</text:p>
              </table:table-cell>
            </table:table-row>
            <table:table-row>
              <table:table-cell office:value-type="string">
                <text:p>2023-01-31 12:20:54</text:p>
              </table:table-cell>
              <table:table-cell office:value-type="float" office:value="93.384456">
                <text:p>93.384456</text:p>
              </table:table-cell>
            </table:table-row>
            <table:table-row>
              <table:table-cell office:value-type="string">
                <text:p>2023-01-31 12:38:32</text:p>
              </table:table-cell>
              <table:table-cell office:value-type="float" office:value="92.410752">
                <text:p>92.410752</text:p>
              </table:table-cell>
            </table:table-row>
            <table:table-row>
              <table:table-cell office:value-type="string">
                <text:p>2023-01-31 12:56:10</text:p>
              </table:table-cell>
              <table:table-cell office:value-type="float" office:value="92.866856">
                <text:p>92.866856</text:p>
              </table:table-cell>
            </table:table-row>
            <table:table-row>
              <table:table-cell office:value-type="string">
                <text:p>2023-01-31 13:13:49</text:p>
              </table:table-cell>
              <table:table-cell office:value-type="float" office:value="93.580072">
                <text:p>93.580072</text:p>
              </table:table-cell>
            </table:table-row>
            <table:table-row>
              <table:table-cell office:value-type="string">
                <text:p>2023-01-31 13:31:26</text:p>
              </table:table-cell>
              <table:table-cell office:value-type="float" office:value="93.673856">
                <text:p>93.673856</text:p>
              </table:table-cell>
            </table:table-row>
            <table:table-row>
              <table:table-cell office:value-type="string">
                <text:p>2023-01-31 13:49:35</text:p>
              </table:table-cell>
              <table:table-cell office:value-type="float" office:value="93.264168">
                <text:p>93.264168</text:p>
              </table:table-cell>
            </table:table-row>
            <table:table-row>
              <table:table-cell office:value-type="string">
                <text:p>2023-01-31 14:07:48</text:p>
              </table:table-cell>
              <table:table-cell office:value-type="float" office:value="93.618136">
                <text:p>93.618136</text:p>
              </table:table-cell>
            </table:table-row>
            <table:table-row>
              <table:table-cell office:value-type="string">
                <text:p>2023-01-31 14:25:22</text:p>
              </table:table-cell>
              <table:table-cell office:value-type="float" office:value="93.347664">
                <text:p>93.347664</text:p>
              </table:table-cell>
            </table:table-row>
            <table:table-row>
              <table:table-cell office:value-type="string">
                <text:p>2023-01-31 14:43:07</text:p>
              </table:table-cell>
              <table:table-cell office:value-type="float" office:value="93.574864">
                <text:p>93.574864</text:p>
              </table:table-cell>
            </table:table-row>
            <table:table-row>
              <table:table-cell office:value-type="string">
                <text:p>2023-01-31 15:01:27</text:p>
              </table:table-cell>
              <table:table-cell office:value-type="float" office:value="93.407096">
                <text:p>93.407096</text:p>
              </table:table-cell>
            </table:table-row>
            <table:table-row>
              <table:table-cell office:value-type="string">
                <text:p>2023-01-31 15:19:17</text:p>
              </table:table-cell>
              <table:table-cell office:value-type="float" office:value="93.642064">
                <text:p>93.642064</text:p>
              </table:table-cell>
            </table:table-row>
            <table:table-row>
              <table:table-cell office:value-type="string">
                <text:p>2023-01-31 15:36:53</text:p>
              </table:table-cell>
              <table:table-cell office:value-type="float" office:value="93.431064">
                <text:p>93.431064</text:p>
              </table:table-cell>
            </table:table-row>
            <table:table-row>
              <table:table-cell office:value-type="string">
                <text:p>2023-01-31 15:54:32</text:p>
              </table:table-cell>
              <table:table-cell office:value-type="float" office:value="93.40692">
                <text:p>93.40692</text:p>
              </table:table-cell>
            </table:table-row>
            <table:table-row>
              <table:table-cell office:value-type="string">
                <text:p>2023-01-31 16:12:07</text:p>
              </table:table-cell>
              <table:table-cell office:value-type="float" office:value="93.463792">
                <text:p>93.463792</text:p>
              </table:table-cell>
            </table:table-row>
            <table:table-row>
              <table:table-cell office:value-type="string">
                <text:p>2023-01-31 16:29:47</text:p>
              </table:table-cell>
              <table:table-cell office:value-type="float" office:value="93.548352">
                <text:p>93.548352</text:p>
              </table:table-cell>
            </table:table-row>
            <table:table-row>
              <table:table-cell office:value-type="string">
                <text:p>2023-01-31 16:47:40</text:p>
              </table:table-cell>
              <table:table-cell office:value-type="float" office:value="93.358288">
                <text:p>93.358288</text:p>
              </table:table-cell>
            </table:table-row>
            <table:table-row>
              <table:table-cell office:value-type="string">
                <text:p>2023-01-31 17:05:18</text:p>
              </table:table-cell>
              <table:table-cell office:value-type="float" office:value="92.765288">
                <text:p>92.765288</text:p>
              </table:table-cell>
            </table:table-row>
            <table:table-row>
              <table:table-cell office:value-type="string">
                <text:p>2023-01-31 17:22:59</text:p>
              </table:table-cell>
              <table:table-cell office:value-type="float" office:value="93.231696">
                <text:p>93.231696</text:p>
              </table:table-cell>
            </table:table-row>
            <table:table-row>
              <table:table-cell office:value-type="string">
                <text:p>2023-01-31 17:41:14</text:p>
              </table:table-cell>
              <table:table-cell office:value-type="float" office:value="93.467112">
                <text:p>93.467112</text:p>
              </table:table-cell>
            </table:table-row>
            <table:table-row>
              <table:table-cell office:value-type="string">
                <text:p>2023-01-31 17:58:50</text:p>
              </table:table-cell>
              <table:table-cell office:value-type="float" office:value="93.61984">
                <text:p>93.61984</text:p>
              </table:table-cell>
            </table:table-row>
            <table:table-row>
              <table:table-cell office:value-type="string">
                <text:p>2023-01-31 18:16:24</text:p>
              </table:table-cell>
              <table:table-cell office:value-type="float" office:value="93.5182">
                <text:p>93.5182</text:p>
              </table:table-cell>
            </table:table-row>
            <table:table-row>
              <table:table-cell office:value-type="string">
                <text:p>2023-01-31 18:34:40</text:p>
              </table:table-cell>
              <table:table-cell office:value-type="float" office:value="93.363752">
                <text:p>93.363752</text:p>
              </table:table-cell>
            </table:table-row>
            <table:table-row>
              <table:table-cell office:value-type="string">
                <text:p>2023-01-31 18:52:16</text:p>
              </table:table-cell>
              <table:table-cell office:value-type="float" office:value="93.70692">
                <text:p>93.70692</text:p>
              </table:table-cell>
            </table:table-row>
            <table:table-row>
              <table:table-cell office:value-type="string">
                <text:p>2023-01-31 19:09:51</text:p>
              </table:table-cell>
              <table:table-cell office:value-type="float" office:value="93.184968">
                <text:p>93.184968</text:p>
              </table:table-cell>
            </table:table-row>
            <table:table-row>
              <table:table-cell office:value-type="string">
                <text:p>2023-01-31 19:27:28</text:p>
              </table:table-cell>
              <table:table-cell office:value-type="float" office:value="91.398168">
                <text:p>91.398168</text:p>
              </table:table-cell>
            </table:table-row>
            <table:table-row>
              <table:table-cell office:value-type="string">
                <text:p>2023-01-31 19:45:03</text:p>
              </table:table-cell>
              <table:table-cell office:value-type="float" office:value="92.674296">
                <text:p>92.674296</text:p>
              </table:table-cell>
            </table:table-row>
            <table:table-row>
              <table:table-cell office:value-type="string">
                <text:p>2023-01-31 20:02:42</text:p>
              </table:table-cell>
              <table:table-cell office:value-type="float" office:value="93.582096">
                <text:p>93.582096</text:p>
              </table:table-cell>
            </table:table-row>
            <table:table-row>
              <table:table-cell office:value-type="string">
                <text:p>2023-01-31 20:20:16</text:p>
              </table:table-cell>
              <table:table-cell office:value-type="float" office:value="93.204576">
                <text:p>93.204576</text:p>
              </table:table-cell>
            </table:table-row>
            <table:table-row>
              <table:table-cell office:value-type="string">
                <text:p>2023-01-31 20:37:54</text:p>
              </table:table-cell>
              <table:table-cell office:value-type="float" office:value="92.977072">
                <text:p>92.977072</text:p>
              </table:table-cell>
            </table:table-row>
            <table:table-row>
              <table:table-cell office:value-type="string">
                <text:p>2023-01-31 20:55:34</text:p>
              </table:table-cell>
              <table:table-cell office:value-type="float" office:value="93.217416">
                <text:p>93.217416</text:p>
              </table:table-cell>
            </table:table-row>
            <table:table-row>
              <table:table-cell office:value-type="string">
                <text:p>2023-01-31 21:13:21</text:p>
              </table:table-cell>
              <table:table-cell office:value-type="float" office:value="66.83148">
                <text:p>66.83148</text:p>
              </table:table-cell>
            </table:table-row>
            <table:table-row>
              <table:table-cell office:value-type="string">
                <text:p>2023-01-31 21:31:03</text:p>
              </table:table-cell>
              <table:table-cell office:value-type="float" office:value="91.639432">
                <text:p>91.639432</text:p>
              </table:table-cell>
            </table:table-row>
            <table:table-row>
              <table:table-cell office:value-type="string">
                <text:p>2023-01-31 21:48:42</text:p>
              </table:table-cell>
              <table:table-cell office:value-type="float" office:value="92.99844">
                <text:p>92.99844</text:p>
              </table:table-cell>
            </table:table-row>
            <table:table-row>
              <table:table-cell office:value-type="string">
                <text:p>2023-01-31 22:06:17</text:p>
              </table:table-cell>
              <table:table-cell office:value-type="float" office:value="93.413856">
                <text:p>93.413856</text:p>
              </table:table-cell>
            </table:table-row>
            <table:table-row>
              <table:table-cell office:value-type="string">
                <text:p>2023-01-31 22:23:54</text:p>
              </table:table-cell>
              <table:table-cell office:value-type="float" office:value="93.419488">
                <text:p>93.419488</text:p>
              </table:table-cell>
            </table:table-row>
            <table:table-row>
              <table:table-cell office:value-type="string">
                <text:p>2023-01-31 22:41:37</text:p>
              </table:table-cell>
              <table:table-cell office:value-type="float" office:value="93.492008">
                <text:p>93.492008</text:p>
              </table:table-cell>
            </table:table-row>
            <table:table-row>
              <table:table-cell office:value-type="string">
                <text:p>2023-01-31 22:59:11</text:p>
              </table:table-cell>
              <table:table-cell office:value-type="float" office:value="92.867056">
                <text:p>92.867056</text:p>
              </table:table-cell>
            </table:table-row>
            <table:table-row>
              <table:table-cell office:value-type="string">
                <text:p>2023-01-31 23:16:46</text:p>
              </table:table-cell>
              <table:table-cell office:value-type="float" office:value="93.643568">
                <text:p>93.643568</text:p>
              </table:table-cell>
            </table:table-row>
            <table:table-row>
              <table:table-cell office:value-type="string">
                <text:p>2023-01-31 23:34:22</text:p>
              </table:table-cell>
              <table:table-cell office:value-type="float" office:value="93.557928">
                <text:p>93.557928</text:p>
              </table:table-cell>
            </table:table-row>
            <table:table-row>
              <table:table-cell office:value-type="string">
                <text:p>2023-02-01 06:31:50</text:p>
              </table:table-cell>
              <table:table-cell office:value-type="float" office:value="93.395608">
                <text:p>93.395608</text:p>
              </table:table-cell>
            </table:table-row>
            <table:table-row>
              <table:table-cell office:value-type="string">
                <text:p>2023-02-01 06:49:34</text:p>
              </table:table-cell>
              <table:table-cell office:value-type="float" office:value="93.685312">
                <text:p>93.685312</text:p>
              </table:table-cell>
            </table:table-row>
            <table:table-row>
              <table:table-cell office:value-type="string">
                <text:p>2023-02-01 07:07:17</text:p>
              </table:table-cell>
              <table:table-cell office:value-type="float" office:value="93.591952">
                <text:p>93.591952</text:p>
              </table:table-cell>
            </table:table-row>
            <table:table-row>
              <table:table-cell office:value-type="string">
                <text:p>2023-02-01 07:25:01</text:p>
              </table:table-cell>
              <table:table-cell office:value-type="float" office:value="93.421528">
                <text:p>93.421528</text:p>
              </table:table-cell>
            </table:table-row>
            <table:table-row>
              <table:table-cell office:value-type="string">
                <text:p>2023-02-01 07:42:50</text:p>
              </table:table-cell>
              <table:table-cell office:value-type="float" office:value="93.643584">
                <text:p>93.643584</text:p>
              </table:table-cell>
            </table:table-row>
            <table:table-row>
              <table:table-cell office:value-type="string">
                <text:p>2023-02-01 08:00:28</text:p>
              </table:table-cell>
              <table:table-cell office:value-type="float" office:value="93.582304">
                <text:p>93.582304</text:p>
              </table:table-cell>
            </table:table-row>
            <table:table-row>
              <table:table-cell office:value-type="string">
                <text:p>2023-02-01 08:18:06</text:p>
              </table:table-cell>
              <table:table-cell office:value-type="float" office:value="93.678464">
                <text:p>93.678464</text:p>
              </table:table-cell>
            </table:table-row>
            <table:table-row>
              <table:table-cell office:value-type="string">
                <text:p>2023-02-01 08:35:51</text:p>
              </table:table-cell>
              <table:table-cell office:value-type="float" office:value="93.65072">
                <text:p>93.65072</text:p>
              </table:table-cell>
            </table:table-row>
            <table:table-row>
              <table:table-cell office:value-type="string">
                <text:p>2023-02-01 08:53:35</text:p>
              </table:table-cell>
              <table:table-cell office:value-type="float" office:value="93.686272">
                <text:p>93.686272</text:p>
              </table:table-cell>
            </table:table-row>
            <table:table-row>
              <table:table-cell office:value-type="string">
                <text:p>2023-02-01 09:11:18</text:p>
              </table:table-cell>
              <table:table-cell office:value-type="float" office:value="93.712256">
                <text:p>93.712256</text:p>
              </table:table-cell>
            </table:table-row>
            <table:table-row>
              <table:table-cell office:value-type="string">
                <text:p>2023-02-01 09:29:03</text:p>
              </table:table-cell>
              <table:table-cell office:value-type="float" office:value="93.44272">
                <text:p>93.44272</text:p>
              </table:table-cell>
            </table:table-row>
            <table:table-row>
              <table:table-cell office:value-type="string">
                <text:p>2023-02-01 09:46:50</text:p>
              </table:table-cell>
              <table:table-cell office:value-type="float" office:value="93.140312">
                <text:p>93.140312</text:p>
              </table:table-cell>
            </table:table-row>
            <table:table-row>
              <table:table-cell office:value-type="string">
                <text:p>2023-02-01 10:04:27</text:p>
              </table:table-cell>
              <table:table-cell office:value-type="float" office:value="92.971904">
                <text:p>92.971904</text:p>
              </table:table-cell>
            </table:table-row>
            <table:table-row>
              <table:table-cell office:value-type="string">
                <text:p>2023-02-01 10:22:12</text:p>
              </table:table-cell>
              <table:table-cell office:value-type="float" office:value="93.734944">
                <text:p>93.734944</text:p>
              </table:table-cell>
            </table:table-row>
            <table:table-row>
              <table:table-cell office:value-type="string">
                <text:p>2023-02-01 10:39:57</text:p>
              </table:table-cell>
              <table:table-cell office:value-type="float" office:value="93.34112">
                <text:p>93.34112</text:p>
              </table:table-cell>
            </table:table-row>
            <table:table-row>
              <table:table-cell office:value-type="string">
                <text:p>2023-02-01 10:57:42</text:p>
              </table:table-cell>
              <table:table-cell office:value-type="float" office:value="93.428824">
                <text:p>93.428824</text:p>
              </table:table-cell>
            </table:table-row>
            <table:table-row>
              <table:table-cell office:value-type="string">
                <text:p>2023-02-01 11:15:28</text:p>
              </table:table-cell>
              <table:table-cell office:value-type="float" office:value="93.580232">
                <text:p>93.580232</text:p>
              </table:table-cell>
            </table:table-row>
            <table:table-row>
              <table:table-cell office:value-type="string">
                <text:p>2023-02-01 11:33:13</text:p>
              </table:table-cell>
              <table:table-cell office:value-type="float" office:value="93.299368">
                <text:p>93.299368</text:p>
              </table:table-cell>
            </table:table-row>
            <table:table-row>
              <table:table-cell office:value-type="string">
                <text:p>2023-02-01 11:50:58</text:p>
              </table:table-cell>
              <table:table-cell office:value-type="float" office:value="93.570568">
                <text:p>93.570568</text:p>
              </table:table-cell>
            </table:table-row>
            <table:table-row>
              <table:table-cell office:value-type="string">
                <text:p>2023-02-01 12:08:49</text:p>
              </table:table-cell>
              <table:table-cell office:value-type="float" office:value="92.721112">
                <text:p>92.721112</text:p>
              </table:table-cell>
            </table:table-row>
            <table:table-row>
              <table:table-cell office:value-type="string">
                <text:p>2023-02-01 12:26:39</text:p>
              </table:table-cell>
              <table:table-cell office:value-type="float" office:value="93.574184">
                <text:p>93.574184</text:p>
              </table:table-cell>
            </table:table-row>
            <table:table-row>
              <table:table-cell office:value-type="string">
                <text:p>2023-02-01 12:44:19</text:p>
              </table:table-cell>
              <table:table-cell office:value-type="float" office:value="93.619968">
                <text:p>93.619968</text:p>
              </table:table-cell>
            </table:table-row>
            <table:table-row>
              <table:table-cell office:value-type="string">
                <text:p>2023-02-01 13:02:00</text:p>
              </table:table-cell>
              <table:table-cell office:value-type="float" office:value="93.594048">
                <text:p>93.594048</text:p>
              </table:table-cell>
            </table:table-row>
            <table:table-row>
              <table:table-cell office:value-type="string">
                <text:p>2023-02-01 13:19:46</text:p>
              </table:table-cell>
              <table:table-cell office:value-type="float" office:value="93.443816">
                <text:p>93.443816</text:p>
              </table:table-cell>
            </table:table-row>
            <table:table-row>
              <table:table-cell office:value-type="string">
                <text:p>2023-02-01 13:37:19</text:p>
              </table:table-cell>
              <table:table-cell office:value-type="float" office:value="93.602032">
                <text:p>93.602032</text:p>
              </table:table-cell>
            </table:table-row>
            <table:table-row>
              <table:table-cell office:value-type="string">
                <text:p>2023-02-01 13:53:19</text:p>
              </table:table-cell>
              <table:table-cell office:value-type="float" office:value="93.454368">
                <text:p>93.454368</text:p>
              </table:table-cell>
            </table:table-row>
            <table:table-row>
              <table:table-cell office:value-type="string">
                <text:p>2023-02-01 14:12:27</text:p>
              </table:table-cell>
              <table:table-cell office:value-type="float" office:value="93.555808">
                <text:p>93.555808</text:p>
              </table:table-cell>
            </table:table-row>
            <table:table-row>
              <table:table-cell office:value-type="string">
                <text:p>2023-02-01 14:31:15</text:p>
              </table:table-cell>
              <table:table-cell office:value-type="float" office:value="93.373024">
                <text:p>93.373024</text:p>
              </table:table-cell>
            </table:table-row>
            <table:table-row>
              <table:table-cell office:value-type="string">
                <text:p>2023-02-01 14:50:27</text:p>
              </table:table-cell>
              <table:table-cell office:value-type="float" office:value="93.039832">
                <text:p>93.039832</text:p>
              </table:table-cell>
            </table:table-row>
            <table:table-row>
              <table:table-cell office:value-type="string">
                <text:p>2023-02-01 15:09:59</text:p>
              </table:table-cell>
              <table:table-cell office:value-type="float" office:value="93.625656">
                <text:p>93.625656</text:p>
              </table:table-cell>
            </table:table-row>
            <table:table-row>
              <table:table-cell office:value-type="string">
                <text:p>2023-02-01 15:28:52</text:p>
              </table:table-cell>
              <table:table-cell office:value-type="float" office:value="93.553208">
                <text:p>93.553208</text:p>
              </table:table-cell>
            </table:table-row>
            <table:table-row>
              <table:table-cell office:value-type="string">
                <text:p>2023-02-01 15:48:15</text:p>
              </table:table-cell>
              <table:table-cell office:value-type="float" office:value="93.5728">
                <text:p>93.5728</text:p>
              </table:table-cell>
            </table:table-row>
            <table:table-row>
              <table:table-cell office:value-type="string">
                <text:p>2023-02-01 16:07:10</text:p>
              </table:table-cell>
              <table:table-cell office:value-type="float" office:value="92.438832">
                <text:p>92.438832</text:p>
              </table:table-cell>
            </table:table-row>
            <table:table-row>
              <table:table-cell office:value-type="string">
                <text:p>2023-02-01 16:26:17</text:p>
              </table:table-cell>
              <table:table-cell office:value-type="float" office:value="92.274552">
                <text:p>92.274552</text:p>
              </table:table-cell>
            </table:table-row>
            <table:table-row>
              <table:table-cell office:value-type="string">
                <text:p>2023-02-01 16:45:24</text:p>
              </table:table-cell>
              <table:table-cell office:value-type="float" office:value="93.4324">
                <text:p>93.4324</text:p>
              </table:table-cell>
            </table:table-row>
            <table:table-row>
              <table:table-cell office:value-type="string">
                <text:p>2023-02-01 17:04:36</text:p>
              </table:table-cell>
              <table:table-cell office:value-type="float" office:value="93.250904">
                <text:p>93.250904</text:p>
              </table:table-cell>
            </table:table-row>
            <table:table-row>
              <table:table-cell office:value-type="string">
                <text:p>2023-02-01 17:23:46</text:p>
              </table:table-cell>
              <table:table-cell office:value-type="float" office:value="93.370072">
                <text:p>93.370072</text:p>
              </table:table-cell>
            </table:table-row>
            <table:table-row>
              <table:table-cell office:value-type="string">
                <text:p>2023-02-01 18:56:47</text:p>
              </table:table-cell>
              <table:table-cell office:value-type="float" office:value="93.46984">
                <text:p>93.46984</text:p>
              </table:table-cell>
            </table:table-row>
            <table:table-row>
              <table:table-cell office:value-type="string">
                <text:p>2023-02-01 19:01:50</text:p>
              </table:table-cell>
              <table:table-cell office:value-type="float" office:value="91.202304">
                <text:p>91.202304</text:p>
              </table:table-cell>
            </table:table-row>
            <table:table-row>
              <table:table-cell office:value-type="string">
                <text:p>2023-02-01 19:19:28</text:p>
              </table:table-cell>
              <table:table-cell office:value-type="float" office:value="93.0042">
                <text:p>93.0042</text:p>
              </table:table-cell>
            </table:table-row>
            <table:table-row>
              <table:table-cell office:value-type="string">
                <text:p>2023-02-01 19:37:08</text:p>
              </table:table-cell>
              <table:table-cell office:value-type="float" office:value="93.196184">
                <text:p>93.196184</text:p>
              </table:table-cell>
            </table:table-row>
            <table:table-row>
              <table:table-cell office:value-type="string">
                <text:p>2023-02-01 19:55:02</text:p>
              </table:table-cell>
              <table:table-cell office:value-type="float" office:value="93.287544">
                <text:p>93.287544</text:p>
              </table:table-cell>
            </table:table-row>
            <table:table-row>
              <table:table-cell office:value-type="string">
                <text:p>2023-02-01 20:12:54</text:p>
              </table:table-cell>
              <table:table-cell office:value-type="float" office:value="93.153408">
                <text:p>93.153408</text:p>
              </table:table-cell>
            </table:table-row>
            <table:table-row>
              <table:table-cell office:value-type="string">
                <text:p>2023-02-01 20:30:49</text:p>
              </table:table-cell>
              <table:table-cell office:value-type="float" office:value="93.026392">
                <text:p>93.026392</text:p>
              </table:table-cell>
            </table:table-row>
            <table:table-row>
              <table:table-cell office:value-type="string">
                <text:p>2023-02-01 20:48:30</text:p>
              </table:table-cell>
              <table:table-cell office:value-type="float" office:value="93.070384">
                <text:p>93.070384</text:p>
              </table:table-cell>
            </table:table-row>
            <table:table-row>
              <table:table-cell office:value-type="string">
                <text:p>2023-02-01 21:07:03</text:p>
              </table:table-cell>
              <table:table-cell office:value-type="float" office:value="92.30656">
                <text:p>92.30656</text:p>
              </table:table-cell>
            </table:table-row>
            <table:table-row>
              <table:table-cell office:value-type="string">
                <text:p>2023-02-01 21:25:49</text:p>
              </table:table-cell>
              <table:table-cell office:value-type="float" office:value="92.891144">
                <text:p>92.891144</text:p>
              </table:table-cell>
            </table:table-row>
            <table:table-row>
              <table:table-cell office:value-type="string">
                <text:p>2023-02-01 21:43:32</text:p>
              </table:table-cell>
              <table:table-cell office:value-type="float" office:value="92.274488">
                <text:p>92.274488</text:p>
              </table:table-cell>
            </table:table-row>
            <table:table-row>
              <table:table-cell office:value-type="string">
                <text:p>2023-02-01 22:03:26</text:p>
              </table:table-cell>
              <table:table-cell office:value-type="float" office:value="92.680144">
                <text:p>92.680144</text:p>
              </table:table-cell>
            </table:table-row>
            <table:table-row>
              <table:table-cell office:value-type="string">
                <text:p>2023-02-01 22:21:21</text:p>
              </table:table-cell>
              <table:table-cell office:value-type="float" office:value="92.70744">
                <text:p>92.70744</text:p>
              </table:table-cell>
            </table:table-row>
            <table:table-row>
              <table:table-cell office:value-type="string">
                <text:p>2023-02-01 22:40:33</text:p>
              </table:table-cell>
              <table:table-cell office:value-type="float" office:value="91.948248">
                <text:p>91.948248</text:p>
              </table:table-cell>
            </table:table-row>
            <table:table-row>
              <table:table-cell office:value-type="string">
                <text:p>2023-02-01 22:58:23</text:p>
              </table:table-cell>
              <table:table-cell office:value-type="float" office:value="86.763032">
                <text:p>86.763032</text:p>
              </table:table-cell>
            </table:table-row>
            <table:table-row>
              <table:table-cell office:value-type="string">
                <text:p>2023-02-01 23:16:06</text:p>
              </table:table-cell>
              <table:table-cell office:value-type="float" office:value="92.119248">
                <text:p>92.119248</text:p>
              </table:table-cell>
            </table:table-row>
            <table:table-row>
              <table:table-cell office:value-type="string">
                <text:p>2023-02-01 23:33:45</text:p>
              </table:table-cell>
              <table:table-cell office:value-type="float" office:value="92.740112">
                <text:p>92.740112</text:p>
              </table:table-cell>
            </table:table-row>
            <table:table-row>
              <table:table-cell office:value-type="string">
                <text:p>2023-02-01 23:51:25</text:p>
              </table:table-cell>
              <table:table-cell office:value-type="float" office:value="92.35924">
                <text:p>92.35924</text:p>
              </table:table-cell>
            </table:table-row>
            <table:table-row>
              <table:table-cell office:value-type="string">
                <text:p>2023-02-02 00:09:04</text:p>
              </table:table-cell>
              <table:table-cell office:value-type="float" office:value="93.172208">
                <text:p>93.172208</text:p>
              </table:table-cell>
            </table:table-row>
            <table:table-row>
              <table:table-cell office:value-type="string">
                <text:p>2023-02-02 00:26:42</text:p>
              </table:table-cell>
              <table:table-cell office:value-type="float" office:value="92.57888">
                <text:p>92.57888</text:p>
              </table:table-cell>
            </table:table-row>
            <table:table-row>
              <table:table-cell office:value-type="string">
                <text:p>2023-02-02 00:44:20</text:p>
              </table:table-cell>
              <table:table-cell office:value-type="float" office:value="93.118464">
                <text:p>93.118464</text:p>
              </table:table-cell>
            </table:table-row>
            <table:table-row>
              <table:table-cell office:value-type="string">
                <text:p>2023-02-02 01:02:02</text:p>
              </table:table-cell>
              <table:table-cell office:value-type="float" office:value="93.17648">
                <text:p>93.17648</text:p>
              </table:table-cell>
            </table:table-row>
            <table:table-row>
              <table:table-cell office:value-type="string">
                <text:p>2023-02-02 01:19:50</text:p>
              </table:table-cell>
              <table:table-cell office:value-type="float" office:value="92.455816">
                <text:p>92.455816</text:p>
              </table:table-cell>
            </table:table-row>
            <table:table-row>
              <table:table-cell office:value-type="string">
                <text:p>2023-02-02 01:37:28</text:p>
              </table:table-cell>
              <table:table-cell office:value-type="float" office:value="92.6836">
                <text:p>92.6836</text:p>
              </table:table-cell>
            </table:table-row>
            <table:table-row>
              <table:table-cell office:value-type="string">
                <text:p>2023-02-02 01:55:15</text:p>
              </table:table-cell>
              <table:table-cell office:value-type="float" office:value="93.466504">
                <text:p>93.466504</text:p>
              </table:table-cell>
            </table:table-row>
            <table:table-row>
              <table:table-cell office:value-type="string">
                <text:p>2023-02-02 02:13:02</text:p>
              </table:table-cell>
              <table:table-cell office:value-type="float" office:value="92.88376">
                <text:p>92.88376</text:p>
              </table:table-cell>
            </table:table-row>
            <table:table-row>
              <table:table-cell office:value-type="string">
                <text:p>2023-02-02 02:30:41</text:p>
              </table:table-cell>
              <table:table-cell office:value-type="float" office:value="92.35968">
                <text:p>92.35968</text:p>
              </table:table-cell>
            </table:table-row>
            <table:table-row>
              <table:table-cell office:value-type="string">
                <text:p>2023-02-02 02:48:21</text:p>
              </table:table-cell>
              <table:table-cell office:value-type="float" office:value="93.220136">
                <text:p>93.220136</text:p>
              </table:table-cell>
            </table:table-row>
            <table:table-row>
              <table:table-cell office:value-type="string">
                <text:p>2023-02-02 03:06:03</text:p>
              </table:table-cell>
              <table:table-cell office:value-type="float" office:value="93.064888">
                <text:p>93.064888</text:p>
              </table:table-cell>
            </table:table-row>
            <table:table-row>
              <table:table-cell office:value-type="string">
                <text:p>2023-02-02 03:23:51</text:p>
              </table:table-cell>
              <table:table-cell office:value-type="float" office:value="93.032448">
                <text:p>93.032448</text:p>
              </table:table-cell>
            </table:table-row>
            <table:table-row>
              <table:table-cell office:value-type="string">
                <text:p>2023-02-02 03:41:33</text:p>
              </table:table-cell>
              <table:table-cell office:value-type="float" office:value="92.656712">
                <text:p>92.656712</text:p>
              </table:table-cell>
            </table:table-row>
            <table:table-row>
              <table:table-cell office:value-type="string">
                <text:p>2023-02-02 03:59:13</text:p>
              </table:table-cell>
              <table:table-cell office:value-type="float" office:value="92.845056">
                <text:p>92.845056</text:p>
              </table:table-cell>
            </table:table-row>
            <table:table-row>
              <table:table-cell office:value-type="string">
                <text:p>2023-02-02 04:16:53</text:p>
              </table:table-cell>
              <table:table-cell office:value-type="float" office:value="92.6802">
                <text:p>92.6802</text:p>
              </table:table-cell>
            </table:table-row>
            <table:table-row>
              <table:table-cell office:value-type="string">
                <text:p>2023-02-02 04:34:32</text:p>
              </table:table-cell>
              <table:table-cell office:value-type="float" office:value="92.72936">
                <text:p>92.72936</text:p>
              </table:table-cell>
            </table:table-row>
            <table:table-row>
              <table:table-cell office:value-type="string">
                <text:p>2023-02-02 04:52:10</text:p>
              </table:table-cell>
              <table:table-cell office:value-type="float" office:value="91.673568">
                <text:p>91.673568</text:p>
              </table:table-cell>
            </table:table-row>
            <table:table-row>
              <table:table-cell office:value-type="string">
                <text:p>2023-02-02 05:09:52</text:p>
              </table:table-cell>
              <table:table-cell office:value-type="float" office:value="92.534248">
                <text:p>92.534248</text:p>
              </table:table-cell>
            </table:table-row>
            <table:table-row>
              <table:table-cell office:value-type="string">
                <text:p>2023-02-02 05:27:31</text:p>
              </table:table-cell>
              <table:table-cell office:value-type="float" office:value="93.09816">
                <text:p>93.09816</text:p>
              </table:table-cell>
            </table:table-row>
            <table:table-row>
              <table:table-cell office:value-type="string">
                <text:p>2023-02-02 05:45:15</text:p>
              </table:table-cell>
              <table:table-cell office:value-type="float" office:value="93.008296">
                <text:p>93.008296</text:p>
              </table:table-cell>
            </table:table-row>
            <table:table-row>
              <table:table-cell office:value-type="string">
                <text:p>2023-02-02 06:02:52</text:p>
              </table:table-cell>
              <table:table-cell office:value-type="float" office:value="91.749104">
                <text:p>91.749104</text:p>
              </table:table-cell>
            </table:table-row>
            <table:table-row>
              <table:table-cell office:value-type="string">
                <text:p>2023-02-02 06:20:33</text:p>
              </table:table-cell>
              <table:table-cell office:value-type="float" office:value="92.897384">
                <text:p>92.897384</text:p>
              </table:table-cell>
            </table:table-row>
            <table:table-row>
              <table:table-cell office:value-type="string">
                <text:p>2023-02-02 06:38:12</text:p>
              </table:table-cell>
              <table:table-cell office:value-type="float" office:value="93.072736">
                <text:p>93.072736</text:p>
              </table:table-cell>
            </table:table-row>
            <table:table-row>
              <table:table-cell office:value-type="string">
                <text:p>2023-02-02 06:55:58</text:p>
              </table:table-cell>
              <table:table-cell office:value-type="float" office:value="93.323816">
                <text:p>93.323816</text:p>
              </table:table-cell>
            </table:table-row>
            <table:table-row>
              <table:table-cell office:value-type="string">
                <text:p>2023-02-02 07:13:36</text:p>
              </table:table-cell>
              <table:table-cell office:value-type="float" office:value="92.753808">
                <text:p>92.753808</text:p>
              </table:table-cell>
            </table:table-row>
            <table:table-row>
              <table:table-cell office:value-type="string">
                <text:p>2023-02-02 07:31:17</text:p>
              </table:table-cell>
              <table:table-cell office:value-type="float" office:value="92.276536">
                <text:p>92.276536</text:p>
              </table:table-cell>
            </table:table-row>
            <table:table-row>
              <table:table-cell office:value-type="string">
                <text:p>2023-02-02 07:48:57</text:p>
              </table:table-cell>
              <table:table-cell office:value-type="float" office:value="92.325896">
                <text:p>92.325896</text:p>
              </table:table-cell>
            </table:table-row>
            <table:table-row>
              <table:table-cell office:value-type="string">
                <text:p>2023-02-02 08:06:37</text:p>
              </table:table-cell>
              <table:table-cell office:value-type="float" office:value="91.861768">
                <text:p>91.861768</text:p>
              </table:table-cell>
            </table:table-row>
            <table:table-row>
              <table:table-cell office:value-type="string">
                <text:p>2023-02-02 08:24:22</text:p>
              </table:table-cell>
              <table:table-cell office:value-type="float" office:value="93.12768">
                <text:p>93.12768</text:p>
              </table:table-cell>
            </table:table-row>
            <table:table-row>
              <table:table-cell office:value-type="string">
                <text:p>2023-02-02 08:42:07</text:p>
              </table:table-cell>
              <table:table-cell office:value-type="float" office:value="93.10764">
                <text:p>93.10764</text:p>
              </table:table-cell>
            </table:table-row>
            <table:table-row>
              <table:table-cell office:value-type="string">
                <text:p>2023-02-02 08:59:53</text:p>
              </table:table-cell>
              <table:table-cell office:value-type="float" office:value="93.088448">
                <text:p>93.088448</text:p>
              </table:table-cell>
            </table:table-row>
            <table:table-row>
              <table:table-cell office:value-type="string">
                <text:p>2023-02-02 09:17:41</text:p>
              </table:table-cell>
              <table:table-cell office:value-type="float" office:value="92.929872">
                <text:p>92.929872</text:p>
              </table:table-cell>
            </table:table-row>
            <table:table-row>
              <table:table-cell office:value-type="string">
                <text:p>2023-02-02 09:35:26</text:p>
              </table:table-cell>
              <table:table-cell office:value-type="float" office:value="92.9836">
                <text:p>92.9836</text:p>
              </table:table-cell>
            </table:table-row>
            <table:table-row>
              <table:table-cell office:value-type="string">
                <text:p>2023-02-02 09:53:05</text:p>
              </table:table-cell>
              <table:table-cell office:value-type="float" office:value="92.903">
                <text:p>92.903</text:p>
              </table:table-cell>
            </table:table-row>
            <table:table-row>
              <table:table-cell office:value-type="string">
                <text:p>2023-02-02 10:10:42</text:p>
              </table:table-cell>
              <table:table-cell office:value-type="float" office:value="93.278096">
                <text:p>93.278096</text:p>
              </table:table-cell>
            </table:table-row>
            <table:table-row>
              <table:table-cell office:value-type="string">
                <text:p>2023-02-02 10:28:32</text:p>
              </table:table-cell>
              <table:table-cell office:value-type="float" office:value="93.005272">
                <text:p>93.005272</text:p>
              </table:table-cell>
            </table:table-row>
            <table:table-row>
              <table:table-cell office:value-type="string">
                <text:p>2023-02-02 10:46:16</text:p>
              </table:table-cell>
              <table:table-cell office:value-type="float" office:value="92.569552">
                <text:p>92.569552</text:p>
              </table:table-cell>
            </table:table-row>
            <table:table-row>
              <table:table-cell office:value-type="string">
                <text:p>2023-02-02 11:04:04</text:p>
              </table:table-cell>
              <table:table-cell office:value-type="float" office:value="93.33396">
                <text:p>93.33396</text:p>
              </table:table-cell>
            </table:table-row>
            <table:table-row>
              <table:table-cell office:value-type="string">
                <text:p>2023-02-02 11:21:43</text:p>
              </table:table-cell>
              <table:table-cell office:value-type="float" office:value="92.837688">
                <text:p>92.837688</text:p>
              </table:table-cell>
            </table:table-row>
            <table:table-row>
              <table:table-cell office:value-type="string">
                <text:p>2023-02-02 11:39:31</text:p>
              </table:table-cell>
              <table:table-cell office:value-type="float" office:value="90.652616">
                <text:p>90.652616</text:p>
              </table:table-cell>
            </table:table-row>
            <table:table-row>
              <table:table-cell office:value-type="string">
                <text:p>2023-02-02 11:57:13</text:p>
              </table:table-cell>
              <table:table-cell office:value-type="float" office:value="93.325848">
                <text:p>93.325848</text:p>
              </table:table-cell>
            </table:table-row>
            <table:table-row>
              <table:table-cell office:value-type="string">
                <text:p>2023-02-02 12:15:00</text:p>
              </table:table-cell>
              <table:table-cell office:value-type="float" office:value="92.784464">
                <text:p>92.784464</text:p>
              </table:table-cell>
            </table:table-row>
            <table:table-row>
              <table:table-cell office:value-type="string">
                <text:p>2023-02-02 12:32:43</text:p>
              </table:table-cell>
              <table:table-cell office:value-type="float" office:value="93.149688">
                <text:p>93.149688</text:p>
              </table:table-cell>
            </table:table-row>
            <table:table-row>
              <table:table-cell office:value-type="string">
                <text:p>2023-02-02 12:50:20</text:p>
              </table:table-cell>
              <table:table-cell office:value-type="float" office:value="92.905296">
                <text:p>92.905296</text:p>
              </table:table-cell>
            </table:table-row>
            <table:table-row>
              <table:table-cell office:value-type="string">
                <text:p>2023-02-02 13:08:01</text:p>
              </table:table-cell>
              <table:table-cell office:value-type="float" office:value="91.928392">
                <text:p>91.928392</text:p>
              </table:table-cell>
            </table:table-row>
            <table:table-row>
              <table:table-cell office:value-type="string">
                <text:p>2023-02-02 13:25:44</text:p>
              </table:table-cell>
              <table:table-cell office:value-type="float" office:value="92.29072">
                <text:p>92.29072</text:p>
              </table:table-cell>
            </table:table-row>
            <table:table-row>
              <table:table-cell office:value-type="string">
                <text:p>2023-02-02 13:43:24</text:p>
              </table:table-cell>
              <table:table-cell office:value-type="float" office:value="92.48916">
                <text:p>92.48916</text:p>
              </table:table-cell>
            </table:table-row>
            <table:table-row>
              <table:table-cell office:value-type="string">
                <text:p>2023-02-02 14:01:10</text:p>
              </table:table-cell>
              <table:table-cell office:value-type="float" office:value="91.868528">
                <text:p>91.868528</text:p>
              </table:table-cell>
            </table:table-row>
            <table:table-row>
              <table:table-cell office:value-type="string">
                <text:p>2023-02-02 14:18:51</text:p>
              </table:table-cell>
              <table:table-cell office:value-type="float" office:value="92.262344">
                <text:p>92.262344</text:p>
              </table:table-cell>
            </table:table-row>
            <table:table-row>
              <table:table-cell office:value-type="string">
                <text:p>2023-02-02 14:36:31</text:p>
              </table:table-cell>
              <table:table-cell office:value-type="float" office:value="93.067288">
                <text:p>93.067288</text:p>
              </table:table-cell>
            </table:table-row>
            <table:table-row>
              <table:table-cell office:value-type="string">
                <text:p>2023-02-02 14:54:16</text:p>
              </table:table-cell>
              <table:table-cell office:value-type="float" office:value="92.604984">
                <text:p>92.604984</text:p>
              </table:table-cell>
            </table:table-row>
            <table:table-row>
              <table:table-cell office:value-type="string">
                <text:p>2023-02-02 15:11:56</text:p>
              </table:table-cell>
              <table:table-cell office:value-type="float" office:value="93.04376">
                <text:p>93.04376</text:p>
              </table:table-cell>
            </table:table-row>
            <table:table-row>
              <table:table-cell office:value-type="string">
                <text:p>2023-02-02 15:29:34</text:p>
              </table:table-cell>
              <table:table-cell office:value-type="float" office:value="93.070224">
                <text:p>93.070224</text:p>
              </table:table-cell>
            </table:table-row>
            <table:table-row>
              <table:table-cell office:value-type="string">
                <text:p>2023-02-02 15:47:13</text:p>
              </table:table-cell>
              <table:table-cell office:value-type="float" office:value="90.951464">
                <text:p>90.951464</text:p>
              </table:table-cell>
            </table:table-row>
            <table:table-row>
              <table:table-cell office:value-type="string">
                <text:p>2023-02-02 16:05:02</text:p>
              </table:table-cell>
              <table:table-cell office:value-type="float" office:value="92.80076">
                <text:p>92.80076</text:p>
              </table:table-cell>
            </table:table-row>
            <table:table-row>
              <table:table-cell office:value-type="string">
                <text:p>2023-02-02 16:23:27</text:p>
              </table:table-cell>
              <table:table-cell office:value-type="float" office:value="91.229592">
                <text:p>91.229592</text:p>
              </table:table-cell>
            </table:table-row>
            <table:table-row>
              <table:table-cell office:value-type="string">
                <text:p>2023-02-02 16:41:25</text:p>
              </table:table-cell>
              <table:table-cell office:value-type="float" office:value="88.335128">
                <text:p>88.335128</text:p>
              </table:table-cell>
            </table:table-row>
            <table:table-row>
              <table:table-cell office:value-type="string">
                <text:p>2023-02-02 16:58:36</text:p>
              </table:table-cell>
              <table:table-cell office:value-type="float" office:value="89.160184">
                <text:p>89.160184</text:p>
              </table:table-cell>
            </table:table-row>
            <table:table-row>
              <table:table-cell office:value-type="string">
                <text:p>2023-02-02 17:15:08</text:p>
              </table:table-cell>
              <table:table-cell office:value-type="float" office:value="91.304776">
                <text:p>91.304776</text:p>
              </table:table-cell>
            </table:table-row>
            <table:table-row>
              <table:table-cell office:value-type="string">
                <text:p>2023-02-02 17:36:16</text:p>
              </table:table-cell>
              <table:table-cell office:value-type="float" office:value="89.751304">
                <text:p>89.751304</text:p>
              </table:table-cell>
            </table:table-row>
            <table:table-row>
              <table:table-cell office:value-type="string">
                <text:p>2023-02-02 17:54:02</text:p>
              </table:table-cell>
              <table:table-cell office:value-type="float" office:value="89.751728">
                <text:p>89.751728</text:p>
              </table:table-cell>
            </table:table-row>
            <table:table-row>
              <table:table-cell office:value-type="string">
                <text:p>2023-02-02 18:11:51</text:p>
              </table:table-cell>
              <table:table-cell office:value-type="float" office:value="91.216128">
                <text:p>91.216128</text:p>
              </table:table-cell>
            </table:table-row>
            <table:table-row>
              <table:table-cell office:value-type="string">
                <text:p>2023-02-02 18:29:33</text:p>
              </table:table-cell>
              <table:table-cell office:value-type="float" office:value="91.720192">
                <text:p>91.720192</text:p>
              </table:table-cell>
            </table:table-row>
            <table:table-row>
              <table:table-cell office:value-type="string">
                <text:p>2023-02-02 18:47:22</text:p>
              </table:table-cell>
              <table:table-cell office:value-type="float" office:value="91.659144">
                <text:p>91.659144</text:p>
              </table:table-cell>
            </table:table-row>
            <table:table-row>
              <table:table-cell office:value-type="string">
                <text:p>2023-02-02 19:05:13</text:p>
              </table:table-cell>
              <table:table-cell office:value-type="float" office:value="92.842464">
                <text:p>92.842464</text:p>
              </table:table-cell>
            </table:table-row>
            <table:table-row>
              <table:table-cell office:value-type="string">
                <text:p>2023-02-02 19:22:56</text:p>
              </table:table-cell>
              <table:table-cell office:value-type="float" office:value="91.74176">
                <text:p>91.74176</text:p>
              </table:table-cell>
            </table:table-row>
            <table:table-row>
              <table:table-cell office:value-type="string">
                <text:p>2023-02-02 19:40:43</text:p>
              </table:table-cell>
              <table:table-cell office:value-type="float" office:value="90.47972">
                <text:p>90.47972</text:p>
              </table:table-cell>
            </table:table-row>
            <table:table-row>
              <table:table-cell office:value-type="string">
                <text:p>2023-02-02 19:58:29</text:p>
              </table:table-cell>
              <table:table-cell office:value-type="float" office:value="91.986992">
                <text:p>91.986992</text:p>
              </table:table-cell>
            </table:table-row>
            <table:table-row>
              <table:table-cell office:value-type="string">
                <text:p>2023-02-02 20:35:24</text:p>
              </table:table-cell>
              <table:table-cell office:value-type="float" office:value="58.452344">
                <text:p>58.452344</text:p>
              </table:table-cell>
            </table:table-row>
            <table:table-row>
              <table:table-cell office:value-type="string">
                <text:p>2023-02-02 20:53:04</text:p>
              </table:table-cell>
              <table:table-cell office:value-type="float" office:value="52.900864">
                <text:p>52.900864</text:p>
              </table:table-cell>
            </table:table-row>
            <table:table-row>
              <table:table-cell office:value-type="string">
                <text:p>2023-02-02 21:11:01</text:p>
              </table:table-cell>
              <table:table-cell office:value-type="float" office:value="70.741672">
                <text:p>70.741672</text:p>
              </table:table-cell>
            </table:table-row>
            <table:table-row>
              <table:table-cell office:value-type="string">
                <text:p>2023-02-02 21:28:49</text:p>
              </table:table-cell>
              <table:table-cell office:value-type="float" office:value="63.598056">
                <text:p>63.598056</text:p>
              </table:table-cell>
            </table:table-row>
            <table:table-row>
              <table:table-cell office:value-type="string">
                <text:p>2023-02-02 21:46:45</text:p>
              </table:table-cell>
              <table:table-cell office:value-type="float" office:value="86.030744">
                <text:p>86.030744</text:p>
              </table:table-cell>
            </table:table-row>
            <table:table-row>
              <table:table-cell office:value-type="string">
                <text:p>2023-02-02 22:04:27</text:p>
              </table:table-cell>
              <table:table-cell office:value-type="float" office:value="89.017432">
                <text:p>89.017432</text:p>
              </table:table-cell>
            </table:table-row>
            <table:table-row>
              <table:table-cell office:value-type="string">
                <text:p>2023-02-02 22:22:27</text:p>
              </table:table-cell>
              <table:table-cell office:value-type="float" office:value="87.787496">
                <text:p>87.787496</text:p>
              </table:table-cell>
            </table:table-row>
            <table:table-row>
              <table:table-cell office:value-type="string">
                <text:p>2023-02-02 22:40:10</text:p>
              </table:table-cell>
              <table:table-cell office:value-type="float" office:value="90.889448">
                <text:p>90.889448</text:p>
              </table:table-cell>
            </table:table-row>
            <table:table-row>
              <table:table-cell office:value-type="string">
                <text:p>2023-02-03 02:48:47</text:p>
              </table:table-cell>
              <table:table-cell office:value-type="float" office:value="93.541304">
                <text:p>93.541304</text:p>
              </table:table-cell>
            </table:table-row>
            <table:table-row>
              <table:table-cell office:value-type="string">
                <text:p>2023-02-03 03:06:31</text:p>
              </table:table-cell>
              <table:table-cell office:value-type="float" office:value="93.012832">
                <text:p>93.012832</text:p>
              </table:table-cell>
            </table:table-row>
            <table:table-row>
              <table:table-cell office:value-type="string">
                <text:p>2023-02-03 03:24:10</text:p>
              </table:table-cell>
              <table:table-cell office:value-type="float" office:value="93.346504">
                <text:p>93.346504</text:p>
              </table:table-cell>
            </table:table-row>
            <table:table-row>
              <table:table-cell office:value-type="string">
                <text:p>2023-02-03 03:41:50</text:p>
              </table:table-cell>
              <table:table-cell office:value-type="float" office:value="93.16912">
                <text:p>93.16912</text:p>
              </table:table-cell>
            </table:table-row>
            <table:table-row>
              <table:table-cell office:value-type="string">
                <text:p>2023-02-03 03:59:27</text:p>
              </table:table-cell>
              <table:table-cell office:value-type="float" office:value="93.004632">
                <text:p>93.004632</text:p>
              </table:table-cell>
            </table:table-row>
            <table:table-row>
              <table:table-cell office:value-type="string">
                <text:p>2023-02-03 04:17:16</text:p>
              </table:table-cell>
              <table:table-cell office:value-type="float" office:value="93.311368">
                <text:p>93.311368</text:p>
              </table:table-cell>
            </table:table-row>
            <table:table-row>
              <table:table-cell office:value-type="string">
                <text:p>2023-02-03 04:34:55</text:p>
              </table:table-cell>
              <table:table-cell office:value-type="float" office:value="92.121016">
                <text:p>92.121016</text:p>
              </table:table-cell>
            </table:table-row>
            <table:table-row>
              <table:table-cell office:value-type="string">
                <text:p>2023-02-03 04:52:34</text:p>
              </table:table-cell>
              <table:table-cell office:value-type="float" office:value="92.1696">
                <text:p>92.1696</text:p>
              </table:table-cell>
            </table:table-row>
            <table:table-row>
              <table:table-cell office:value-type="string">
                <text:p>2023-02-03 05:10:13</text:p>
              </table:table-cell>
              <table:table-cell office:value-type="float" office:value="92.771632">
                <text:p>92.771632</text:p>
              </table:table-cell>
            </table:table-row>
            <table:table-row>
              <table:table-cell office:value-type="string">
                <text:p>2023-02-03 05:27:54</text:p>
              </table:table-cell>
              <table:table-cell office:value-type="float" office:value="93.294744">
                <text:p>93.294744</text:p>
              </table:table-cell>
            </table:table-row>
            <table:table-row>
              <table:table-cell office:value-type="string">
                <text:p>2023-02-03 05:45:38</text:p>
              </table:table-cell>
              <table:table-cell office:value-type="float" office:value="92.908664">
                <text:p>92.908664</text:p>
              </table:table-cell>
            </table:table-row>
            <table:table-row>
              <table:table-cell office:value-type="string">
                <text:p>2023-02-03 06:03:17</text:p>
              </table:table-cell>
              <table:table-cell office:value-type="float" office:value="93.20376">
                <text:p>93.20376</text:p>
              </table:table-cell>
            </table:table-row>
            <table:table-row>
              <table:table-cell office:value-type="string">
                <text:p>2023-02-03 06:20:56</text:p>
              </table:table-cell>
              <table:table-cell office:value-type="float" office:value="93.034808">
                <text:p>93.034808</text:p>
              </table:table-cell>
            </table:table-row>
            <table:table-row>
              <table:table-cell office:value-type="string">
                <text:p>2023-02-03 06:38:36</text:p>
              </table:table-cell>
              <table:table-cell office:value-type="float" office:value="93.208888">
                <text:p>93.208888</text:p>
              </table:table-cell>
            </table:table-row>
            <table:table-row>
              <table:table-cell office:value-type="string">
                <text:p>2023-02-03 06:56:15</text:p>
              </table:table-cell>
              <table:table-cell office:value-type="float" office:value="92.893528">
                <text:p>92.893528</text:p>
              </table:table-cell>
            </table:table-row>
            <table:table-row>
              <table:table-cell office:value-type="string">
                <text:p>2023-02-03 07:13:55</text:p>
              </table:table-cell>
              <table:table-cell office:value-type="float" office:value="93.207016">
                <text:p>93.207016</text:p>
              </table:table-cell>
            </table:table-row>
            <table:table-row>
              <table:table-cell office:value-type="string">
                <text:p>2023-02-03 07:31:34</text:p>
              </table:table-cell>
              <table:table-cell office:value-type="float" office:value="93.375096">
                <text:p>93.375096</text:p>
              </table:table-cell>
            </table:table-row>
            <table:table-row>
              <table:table-cell office:value-type="string">
                <text:p>2023-02-03 07:49:15</text:p>
              </table:table-cell>
              <table:table-cell office:value-type="float" office:value="92.280128">
                <text:p>92.280128</text:p>
              </table:table-cell>
            </table:table-row>
            <table:table-row>
              <table:table-cell office:value-type="string">
                <text:p>2023-02-03 08:06:54</text:p>
              </table:table-cell>
              <table:table-cell office:value-type="float" office:value="93.251536">
                <text:p>93.251536</text:p>
              </table:table-cell>
            </table:table-row>
            <table:table-row>
              <table:table-cell office:value-type="string">
                <text:p>2023-02-03 08:24:35</text:p>
              </table:table-cell>
              <table:table-cell office:value-type="float" office:value="92.579432">
                <text:p>92.579432</text:p>
              </table:table-cell>
            </table:table-row>
            <table:table-row>
              <table:table-cell office:value-type="string">
                <text:p>2023-02-03 08:42:14</text:p>
              </table:table-cell>
              <table:table-cell office:value-type="float" office:value="93.350816">
                <text:p>93.350816</text:p>
              </table:table-cell>
            </table:table-row>
            <table:table-row>
              <table:table-cell office:value-type="string">
                <text:p>2023-02-03 08:59:54</text:p>
              </table:table-cell>
              <table:table-cell office:value-type="float" office:value="93.238176">
                <text:p>93.238176</text:p>
              </table:table-cell>
            </table:table-row>
            <table:table-row>
              <table:table-cell office:value-type="string">
                <text:p>2023-02-03 09:17:33</text:p>
              </table:table-cell>
              <table:table-cell office:value-type="float" office:value="93.498512">
                <text:p>93.498512</text:p>
              </table:table-cell>
            </table:table-row>
            <table:table-row>
              <table:table-cell office:value-type="string">
                <text:p>2023-02-03 09:35:13</text:p>
              </table:table-cell>
              <table:table-cell office:value-type="float" office:value="93.227136">
                <text:p>93.227136</text:p>
              </table:table-cell>
            </table:table-row>
            <table:table-row>
              <table:table-cell office:value-type="string">
                <text:p>2023-02-03 09:52:52</text:p>
              </table:table-cell>
              <table:table-cell office:value-type="float" office:value="93.398616">
                <text:p>93.398616</text:p>
              </table:table-cell>
            </table:table-row>
            <table:table-row>
              <table:table-cell office:value-type="string">
                <text:p>2023-02-03 10:10:33</text:p>
              </table:table-cell>
              <table:table-cell office:value-type="float" office:value="93.423064">
                <text:p>93.423064</text:p>
              </table:table-cell>
            </table:table-row>
            <table:table-row>
              <table:table-cell office:value-type="string">
                <text:p>2023-02-03 10:28:13</text:p>
              </table:table-cell>
              <table:table-cell office:value-type="float" office:value="93.262448">
                <text:p>93.262448</text:p>
              </table:table-cell>
            </table:table-row>
            <table:table-row>
              <table:table-cell office:value-type="string">
                <text:p>2023-02-03 10:45:52</text:p>
              </table:table-cell>
              <table:table-cell office:value-type="float" office:value="90.679464">
                <text:p>90.679464</text:p>
              </table:table-cell>
            </table:table-row>
            <table:table-row>
              <table:table-cell office:value-type="string">
                <text:p>2023-02-03 11:03:42</text:p>
              </table:table-cell>
              <table:table-cell office:value-type="float" office:value="93.414936">
                <text:p>93.414936</text:p>
              </table:table-cell>
            </table:table-row>
            <table:table-row>
              <table:table-cell office:value-type="string">
                <text:p>2023-02-03 11:21:21</text:p>
              </table:table-cell>
              <table:table-cell office:value-type="float" office:value="92.972752">
                <text:p>92.972752</text:p>
              </table:table-cell>
            </table:table-row>
            <table:table-row>
              <table:table-cell office:value-type="string">
                <text:p>2023-02-03 11:39:02</text:p>
              </table:table-cell>
              <table:table-cell office:value-type="float" office:value="92.472296">
                <text:p>92.472296</text:p>
              </table:table-cell>
            </table:table-row>
            <table:table-row>
              <table:table-cell office:value-type="string">
                <text:p>2023-02-03 11:56:41</text:p>
              </table:table-cell>
              <table:table-cell office:value-type="float" office:value="91.871152">
                <text:p>91.871152</text:p>
              </table:table-cell>
            </table:table-row>
            <table:table-row>
              <table:table-cell office:value-type="string">
                <text:p>2023-02-03 12:14:36</text:p>
              </table:table-cell>
              <table:table-cell office:value-type="float" office:value="89.480216">
                <text:p>89.480216</text:p>
              </table:table-cell>
            </table:table-row>
            <table:table-row>
              <table:table-cell office:value-type="string">
                <text:p>2023-02-03 12:32:13</text:p>
              </table:table-cell>
              <table:table-cell office:value-type="float" office:value="93.020352">
                <text:p>93.020352</text:p>
              </table:table-cell>
            </table:table-row>
            <table:table-row>
              <table:table-cell office:value-type="string">
                <text:p>2023-02-03 12:49:53</text:p>
              </table:table-cell>
              <table:table-cell office:value-type="float" office:value="93.12696">
                <text:p>93.12696</text:p>
              </table:table-cell>
            </table:table-row>
            <table:table-row>
              <table:table-cell office:value-type="string">
                <text:p>2023-02-03 13:07:32</text:p>
              </table:table-cell>
              <table:table-cell office:value-type="float" office:value="93.431064">
                <text:p>93.431064</text:p>
              </table:table-cell>
            </table:table-row>
            <table:table-row>
              <table:table-cell office:value-type="string">
                <text:p>2023-02-03 13:25:12</text:p>
              </table:table-cell>
              <table:table-cell office:value-type="float" office:value="93.55128">
                <text:p>93.55128</text:p>
              </table:table-cell>
            </table:table-row>
            <table:table-row>
              <table:table-cell office:value-type="string">
                <text:p>2023-02-03 13:42:52</text:p>
              </table:table-cell>
              <table:table-cell office:value-type="float" office:value="93.146416">
                <text:p>93.146416</text:p>
              </table:table-cell>
            </table:table-row>
            <table:table-row>
              <table:table-cell office:value-type="string">
                <text:p>2023-02-03 14:00:33</text:p>
              </table:table-cell>
              <table:table-cell office:value-type="float" office:value="93.419216">
                <text:p>93.419216</text:p>
              </table:table-cell>
            </table:table-row>
            <table:table-row>
              <table:table-cell office:value-type="string">
                <text:p>2023-02-03 14:18:52</text:p>
              </table:table-cell>
              <table:table-cell office:value-type="float" office:value="93.468896">
                <text:p>93.468896</text:p>
              </table:table-cell>
            </table:table-row>
            <table:table-row>
              <table:table-cell office:value-type="string">
                <text:p>2023-02-03 14:36:31</text:p>
              </table:table-cell>
              <table:table-cell office:value-type="float" office:value="93.16172">
                <text:p>93.16172</text:p>
              </table:table-cell>
            </table:table-row>
            <table:table-row>
              <table:table-cell office:value-type="string">
                <text:p>2023-02-03 14:54:15</text:p>
              </table:table-cell>
              <table:table-cell office:value-type="float" office:value="88.888152">
                <text:p>88.888152</text:p>
              </table:table-cell>
            </table:table-row>
            <table:table-row>
              <table:table-cell office:value-type="string">
                <text:p>2023-02-03 15:12:01</text:p>
              </table:table-cell>
              <table:table-cell office:value-type="float" office:value="92.771632">
                <text:p>92.771632</text:p>
              </table:table-cell>
            </table:table-row>
            <table:table-row>
              <table:table-cell office:value-type="string">
                <text:p>2023-02-03 15:29:50</text:p>
              </table:table-cell>
              <table:table-cell office:value-type="float" office:value="84.301648">
                <text:p>84.301648</text:p>
              </table:table-cell>
            </table:table-row>
            <table:table-row>
              <table:table-cell office:value-type="string">
                <text:p>2023-02-03 15:47:33</text:p>
              </table:table-cell>
              <table:table-cell office:value-type="float" office:value="92.688744">
                <text:p>92.688744</text:p>
              </table:table-cell>
            </table:table-row>
            <table:table-row>
              <table:table-cell office:value-type="string">
                <text:p>2023-02-03 16:05:13</text:p>
              </table:table-cell>
              <table:table-cell office:value-type="float" office:value="93.174416">
                <text:p>93.174416</text:p>
              </table:table-cell>
            </table:table-row>
            <table:table-row>
              <table:table-cell office:value-type="string">
                <text:p>2023-02-03 16:22:54</text:p>
              </table:table-cell>
              <table:table-cell office:value-type="float" office:value="92.98344">
                <text:p>92.98344</text:p>
              </table:table-cell>
            </table:table-row>
            <table:table-row>
              <table:table-cell office:value-type="string">
                <text:p>2023-02-03 16:40:34</text:p>
              </table:table-cell>
              <table:table-cell office:value-type="float" office:value="91.05976">
                <text:p>91.05976</text:p>
              </table:table-cell>
            </table:table-row>
            <table:table-row>
              <table:table-cell office:value-type="string">
                <text:p>2023-02-03 16:58:16</text:p>
              </table:table-cell>
              <table:table-cell office:value-type="float" office:value="90.952848">
                <text:p>90.952848</text:p>
              </table:table-cell>
            </table:table-row>
            <table:table-row>
              <table:table-cell office:value-type="string">
                <text:p>2023-02-03 17:15:52</text:p>
              </table:table-cell>
              <table:table-cell office:value-type="float" office:value="90.464608">
                <text:p>90.464608</text:p>
              </table:table-cell>
            </table:table-row>
            <table:table-row>
              <table:table-cell office:value-type="string">
                <text:p>2023-02-03 17:33:42</text:p>
              </table:table-cell>
              <table:table-cell office:value-type="float" office:value="92.9648">
                <text:p>92.9648</text:p>
              </table:table-cell>
            </table:table-row>
            <table:table-row>
              <table:table-cell office:value-type="string">
                <text:p>2023-02-03 17:51:31</text:p>
              </table:table-cell>
              <table:table-cell office:value-type="float" office:value="93.016176">
                <text:p>93.016176</text:p>
              </table:table-cell>
            </table:table-row>
            <table:table-row>
              <table:table-cell office:value-type="string">
                <text:p>2023-02-03 18:09:16</text:p>
              </table:table-cell>
              <table:table-cell office:value-type="float" office:value="92.88084">
                <text:p>92.88084</text:p>
              </table:table-cell>
            </table:table-row>
            <table:table-row>
              <table:table-cell office:value-type="string">
                <text:p>2023-02-03 18:26:52</text:p>
              </table:table-cell>
              <table:table-cell office:value-type="float" office:value="92.90068">
                <text:p>92.90068</text:p>
              </table:table-cell>
            </table:table-row>
            <table:table-row>
              <table:table-cell office:value-type="string">
                <text:p>2023-02-03 18:44:35</text:p>
              </table:table-cell>
              <table:table-cell office:value-type="float" office:value="92.80008">
                <text:p>92.80008</text:p>
              </table:table-cell>
            </table:table-row>
            <table:table-row>
              <table:table-cell office:value-type="string">
                <text:p>2023-02-03 19:02:14</text:p>
              </table:table-cell>
              <table:table-cell office:value-type="float" office:value="92.282496">
                <text:p>92.282496</text:p>
              </table:table-cell>
            </table:table-row>
            <table:table-row>
              <table:table-cell office:value-type="string">
                <text:p>2023-02-03 19:19:54</text:p>
              </table:table-cell>
              <table:table-cell office:value-type="float" office:value="92.415048">
                <text:p>92.415048</text:p>
              </table:table-cell>
            </table:table-row>
            <table:table-row>
              <table:table-cell office:value-type="string">
                <text:p>2023-02-03 19:37:34</text:p>
              </table:table-cell>
              <table:table-cell office:value-type="float" office:value="91.03412">
                <text:p>91.03412</text:p>
              </table:table-cell>
            </table:table-row>
            <table:table-row>
              <table:table-cell office:value-type="string">
                <text:p>2023-02-03 19:55:11</text:p>
              </table:table-cell>
              <table:table-cell office:value-type="float" office:value="92.948408">
                <text:p>92.948408</text:p>
              </table:table-cell>
            </table:table-row>
            <table:table-row>
              <table:table-cell office:value-type="string">
                <text:p>2023-02-03 20:13:31</text:p>
              </table:table-cell>
              <table:table-cell office:value-type="float" office:value="93.208456">
                <text:p>93.2084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5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6cm" svg:y="0.316cm" chart:style-name="ch2">
          <text:p>Jitter Speedtest (RPI)</text:p>
        </chart:title>
        <chart:subtitle svg:x="5.879cm" svg:y="1.275cm" chart:style-name="ch3">
          <text:p>Servidor Vip Tecnologia</text:p>
        </chart:subtitle>
        <chart:legend chart:legend-position="end" svg:x="14.584cm" svg:y="4.201cm" style:legend-expansion="high" chart:style-name="ch4"/>
        <chart:plot-area chart:style-name="ch5" table:cell-range-address="results_speedtest.A1:results_speedtest.A448 results_speedtest.I1:results_speedtest.I448" chart:data-source-has-labels="both" svg:x="1.331cm" svg:y="2.138cm" svg:width="12.933cm" svg:height="6.682cm">
          <chartooo:coordinate-region svg:x="3.669cm" svg:y="2.138cm" svg:width="10.595cm" svg:height="3.745cm"/>
          <chart:axis chart:dimension="x" chart:name="primary-x" chart:style-name="ch6" chartooo:axis-type="auto">
            <chartooo:date-scale/>
            <chart:categories table:cell-range-address="results_speedtest.A1:results_speedtest.A448"/>
          </chart:axis>
          <chart:axis chart:dimension="y" chart:name="primary-y" chart:style-name="ch7">
            <chart:title svg:x="0.451cm" svg:y="5.748cm" chart:style-name="ch8">
              <text:p>ms</text:p>
            </chart:title>
            <chart:grid chart:style-name="ch9" chart:class="major"/>
          </chart:axis>
          <chart:series chart:style-name="ch10" chart:values-cell-range-address="results_speedtest.I1:results_speedtest.I448" loext:label-string="jitter" chart:class="chart:bar">
            <chart:data-point chart:repeated="4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itter</text:p>
              </table:table-cell>
            </table:table-row>
          </table:table-header-rows>
          <table:table-rows>
            <table:table-row>
              <table:table-cell office:value-type="string">
                <text:p>2023-01-28 12:34:51</text:p>
                <draw:g>
                  <svg:desc>results_speedtest.A1:results_speedtest.A448</svg:desc>
                </draw:g>
              </table:table-cell>
              <table:table-cell office:value-type="float" office:value="0.433">
                <text:p>0.433</text:p>
                <draw:g>
                  <svg:desc>results_speedtest.I1:results_speedtest.I448</svg:desc>
                </draw:g>
              </table:table-cell>
            </table:table-row>
            <table:table-row>
              <table:table-cell office:value-type="string">
                <text:p>2023-01-28 12:52:3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023-01-28 13:10:14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2023-01-28 13:27:52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2023-01-28 13:45:27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2023-01-28 14:03:04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string">
                <text:p>2023-01-28 14:20:38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2023-01-28 14:38:50</text:p>
              </table:table-cell>
              <table:table-cell office:value-type="float" office:value="0.339">
                <text:p>0.339</text:p>
              </table:table-cell>
            </table:table-row>
            <table:table-row>
              <table:table-cell office:value-type="string">
                <text:p>2023-01-28 14:56:28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2023-01-28 15:14:26</text:p>
              </table:table-cell>
              <table:table-cell office:value-type="float" office:value="0.207">
                <text:p>0.207</text:p>
              </table:table-cell>
            </table:table-row>
            <table:table-row>
              <table:table-cell office:value-type="string">
                <text:p>2023-01-28 16:49:19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2023-01-28 17:06:53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2023-01-28 17:41:48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2023-01-28 17:59:24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2023-01-28 18:16:56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2023-01-28 18:34:39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2023-01-28 18:52:14</text:p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string">
                <text:p>2023-01-28 19:09:49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2023-01-28 19:28:14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2023-01-28 19:45:51</text:p>
              </table:table-cell>
              <table:table-cell office:value-type="float" office:value="0.397">
                <text:p>0.397</text:p>
              </table:table-cell>
            </table:table-row>
            <table:table-row>
              <table:table-cell office:value-type="string">
                <text:p>2023-01-28 20:03:24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2023-01-28 20:20:56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2023-01-28 20:38:32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>
                <text:p>2023-01-28 20:56:49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string">
                <text:p>2023-01-28 21:14:34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string">
                <text:p>2023-01-28 21:32:08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2023-01-28 21:49:42</text:p>
              </table:table-cell>
              <table:table-cell office:value-type="float" office:value="0.403">
                <text:p>0.403</text:p>
              </table:table-cell>
            </table:table-row>
            <table:table-row>
              <table:table-cell office:value-type="string">
                <text:p>2023-01-28 22:07:56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string">
                <text:p>2023-01-28 22:25:36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2023-01-28 22:43:1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2023-01-28 23:00:50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2023-01-28 23:19:03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2023-01-28 23:36:46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2023-01-28 23:54:21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2023-01-29 00:11:56</text:p>
              </table:table-cell>
              <table:table-cell office:value-type="float" office:value="0.362">
                <text:p>0.362</text:p>
              </table:table-cell>
            </table:table-row>
            <table:table-row>
              <table:table-cell office:value-type="string">
                <text:p>2023-01-29 00:29:32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2023-01-29 00:47:07</text:p>
              </table:table-cell>
              <table:table-cell office:value-type="float" office:value="1.821">
                <text:p>1.821</text:p>
              </table:table-cell>
            </table:table-row>
            <table:table-row>
              <table:table-cell office:value-type="string">
                <text:p>2023-01-29 01:04:4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23-01-29 01:22:21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2023-01-29 01:39:55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2023-01-29 01:57:30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2023-01-29 02:15: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string">
                <text:p>2023-01-29 02:33:16</text:p>
              </table:table-cell>
              <table:table-cell office:value-type="float" office:value="0.701">
                <text:p>0.701</text:p>
              </table:table-cell>
            </table:table-row>
            <table:table-row>
              <table:table-cell office:value-type="string">
                <text:p>2023-01-29 02:50:55</text:p>
              </table:table-cell>
              <table:table-cell office:value-type="float" office:value="0.434">
                <text:p>0.434</text:p>
              </table:table-cell>
            </table:table-row>
            <table:table-row>
              <table:table-cell office:value-type="string">
                <text:p>2023-01-29 03:08:33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2023-01-29 03:26:06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2023-01-29 03:43:41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2023-01-29 04:01:16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2023-01-29 04:18:56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2023-01-29 04:36:50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2023-01-29 04:54:29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2023-01-29 05:12:0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023-01-29 05:29:44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2023-01-29 05:47:22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2023-01-29 06:04:54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2023-01-29 06:23:10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2023-01-29 06:40:57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2023-01-29 06:58:33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2023-01-29 07:16:07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2023-01-29 07:33:4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23-01-29 07:51:15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2023-01-29 08:08:5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string">
                <text:p>2023-01-29 08:26:30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2023-01-29 08:44:03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023-01-29 09:02:00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2023-01-29 10:15:17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23-01-29 10:32:52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2023-01-29 10:50:27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string">
                <text:p>2023-01-29 11:59:51</text:p>
              </table:table-cell>
              <table:table-cell office:value-type="float" office:value="1.609">
                <text:p>1.609</text:p>
              </table:table-cell>
            </table:table-row>
            <table:table-row>
              <table:table-cell office:value-type="string">
                <text:p>2023-01-29 13:52:53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2023-01-29 14:12:04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2023-01-29 14:31:07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2023-01-29 14:50:10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2023-01-29 16:46:36</text:p>
              </table:table-cell>
              <table:table-cell office:value-type="float" office:value="1.111">
                <text:p>1.111</text:p>
              </table:table-cell>
            </table:table-row>
            <table:table-row>
              <table:table-cell office:value-type="string">
                <text:p>2023-01-29 17:04:26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2023-01-29 17:21:59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2023-01-29 17:39:31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2023-01-29 17:57:04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2023-01-29 18:14:38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2023-01-29 18:32:11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2023-01-29 18:49:5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2023-01-29 19:07:25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string">
                <text:p>2023-01-29 19:42:49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2023-01-29 20:00:22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2023-01-29 20:17:57</text:p>
              </table:table-cell>
              <table:table-cell office:value-type="float" office:value="0.313">
                <text:p>0.313</text:p>
              </table:table-cell>
            </table:table-row>
            <table:table-row>
              <table:table-cell office:value-type="string">
                <text:p>2023-01-29 20:35:30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2023-01-29 20:53:03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string">
                <text:p>2023-01-29 21:11:26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2023-01-29 21:29:11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2023-01-29 21:46:50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2023-01-29 22:04:34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2023-01-29 22:22:07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2023-01-29 22:45:0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23-01-29 23:02:38</text:p>
              </table:table-cell>
              <table:table-cell office:value-type="float" office:value="0.543">
                <text:p>0.543</text:p>
              </table:table-cell>
            </table:table-row>
            <table:table-row>
              <table:table-cell office:value-type="string">
                <text:p>2023-01-29 23:20:10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2023-01-29 23:37:48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2023-01-29 23:55:22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2023-01-30 00:13:34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2023-01-30 00:31:27</text:p>
              </table:table-cell>
              <table:table-cell office:value-type="float" office:value="0.628">
                <text:p>0.628</text:p>
              </table:table-cell>
            </table:table-row>
            <table:table-row>
              <table:table-cell office:value-type="string">
                <text:p>2023-01-30 00:49:02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2023-01-30 01:06:3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23-01-30 01:24:07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2023-01-30 01:41:45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023-01-30 01:59:22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2023-01-30 02:16:55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2023-01-30 02:34:29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string">
                <text:p>2023-01-30 02:52:0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023-01-30 03:09:34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2023-01-30 03:27:07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2023-01-30 03:44:40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2023-01-30 04:02:13</text:p>
              </table:table-cell>
              <table:table-cell office:value-type="float" office:value="0.654">
                <text:p>0.654</text:p>
              </table:table-cell>
            </table:table-row>
            <table:table-row>
              <table:table-cell office:value-type="string">
                <text:p>2023-01-30 04:19:4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23-01-30 04:37:21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2023-01-30 04:54:55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2023-01-30 05:12:27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2023-01-30 05:30:45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string">
                <text:p>2023-01-30 05:48:5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23-01-30 06:06:26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2023-01-30 06:23:5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23-01-30 06:41:32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2023-01-30 06:59:11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2023-01-30 07:16:45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2023-01-30 07:35:0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023-01-30 07:52:51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2023-01-30 08:10:25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2023-01-30 08:27:58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string">
                <text:p>2023-01-30 08:45:32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2023-01-30 09:03:51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2023-01-30 09:19:48</text:p>
              </table:table-cell>
              <table:table-cell office:value-type="float" office:value="0.293">
                <text:p>0.293</text:p>
              </table:table-cell>
            </table:table-row>
            <table:table-row>
              <table:table-cell office:value-type="string">
                <text:p>2023-01-30 09:38:32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2023-01-30 09:57:38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2023-01-30 10:16:41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2023-01-30 10:35:42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>2023-01-30 10:54:43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2023-01-30 11:13:49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2023-01-30 11:32:57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023-01-30 11:51:5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023-01-30 12:10:59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string">
                <text:p>2023-01-30 12:30:00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string">
                <text:p>2023-01-30 13:08:02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2023-01-30 13:15:39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2023-01-30 13:33:12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2023-01-30 13:50:54</text:p>
              </table:table-cell>
              <table:table-cell office:value-type="float" office:value="0.516">
                <text:p>0.516</text:p>
              </table:table-cell>
            </table:table-row>
            <table:table-row>
              <table:table-cell office:value-type="string">
                <text:p>2023-01-30 14:08:27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2023-01-30 14:26:0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023-01-30 14:43:36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2023-01-30 15:01:51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2023-01-30 15:19:24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2023-01-30 15:37:37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2023-01-30 15:55:20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2023-01-30 16:13:33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string">
                <text:p>2023-01-30 16:31:40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2023-01-30 16:49:14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2023-01-30 17:06:49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2023-01-30 17:24:24</text:p>
              </table:table-cell>
              <table:table-cell office:value-type="float" office:value="0.554">
                <text:p>0.554</text:p>
              </table:table-cell>
            </table:table-row>
            <table:table-row>
              <table:table-cell office:value-type="string">
                <text:p>2023-01-30 17:42:42</text:p>
              </table:table-cell>
              <table:table-cell office:value-type="float" office:value="0.279">
                <text:p>0.279</text:p>
              </table:table-cell>
            </table:table-row>
            <table:table-row>
              <table:table-cell office:value-type="string">
                <text:p>2023-01-30 18:00:33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2023-01-30 18:18:05</text:p>
              </table:table-cell>
              <table:table-cell office:value-type="float" office:value="0.611">
                <text:p>0.611</text:p>
              </table:table-cell>
            </table:table-row>
            <table:table-row>
              <table:table-cell office:value-type="string">
                <text:p>2023-01-30 18:35:44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2023-01-30 18:53:17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2023-01-30 19:11:31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2023-01-30 19:31:39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string">
                <text:p>2023-01-30 19:41:4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2023-01-30 19:59:25</text:p>
              </table:table-cell>
              <table:table-cell office:value-type="float" office:value="0.474">
                <text:p>0.474</text:p>
              </table:table-cell>
            </table:table-row>
            <table:table-row>
              <table:table-cell office:value-type="string">
                <text:p>2023-01-30 20:17:46</text:p>
              </table:table-cell>
              <table:table-cell office:value-type="float" office:value="0.433">
                <text:p>0.433</text:p>
              </table:table-cell>
            </table:table-row>
            <table:table-row>
              <table:table-cell office:value-type="string">
                <text:p>2023-01-30 20:35:44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2023-01-30 20:53:21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2023-01-30 21:10:57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string">
                <text:p>2023-01-30 21:28:35</text:p>
              </table:table-cell>
              <table:table-cell office:value-type="float" office:value="0.279">
                <text:p>0.279</text:p>
              </table:table-cell>
            </table:table-row>
            <table:table-row>
              <table:table-cell office:value-type="string">
                <text:p>2023-01-30 21:46:29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2023-01-30 22:04:14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>2023-01-30 22:21:50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string">
                <text:p>2023-01-30 22:40:08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string">
                <text:p>2023-01-30 22:57:58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2023-01-30 23:15:33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2023-01-30 23:33:09</text:p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string">
                <text:p>2023-01-30 23:50:46</text:p>
              </table:table-cell>
              <table:table-cell office:value-type="float" office:value="0.385">
                <text:p>0.385</text:p>
              </table:table-cell>
            </table:table-row>
            <table:table-row>
              <table:table-cell office:value-type="string">
                <text:p>2023-01-31 00:09:03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2023-01-31 00:27:4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023-01-31 00:46:09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2023-01-31 01:04:04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2023-01-31 01:21:40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2023-01-31 01:39:16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string">
                <text:p>2023-01-31 01:56:52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2023-01-31 02:15:08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string">
                <text:p>2023-01-31 02:33:02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2023-01-31 02:50:42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2023-01-31 03:08:18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string">
                <text:p>2023-01-31 03:25:5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023-01-31 03:43:33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string">
                <text:p>2023-01-31 04:01:11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023-01-31 04:18:48</text:p>
              </table:table-cell>
              <table:table-cell office:value-type="float" office:value="0.586">
                <text:p>0.586</text:p>
              </table:table-cell>
            </table:table-row>
            <table:table-row>
              <table:table-cell office:value-type="string">
                <text:p>2023-01-31 04:36:23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2023-01-31 04:54:41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2023-01-31 05:11:5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23-01-31 05:31:14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023-01-31 05:48:49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2023-01-31 06:07:04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2023-01-31 06:24:54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2023-01-31 06:42:30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2023-01-31 07:00:1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023-01-31 07:17:4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23-01-31 07:35:26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>
                <text:p>2023-01-31 07:53:06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2023-01-31 08:10:47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2023-01-31 08:28:27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2023-01-31 08:46:07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2023-01-31 09:03:47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2023-01-31 09:22:06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2023-01-31 09:40:40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2023-01-31 09:57:49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2023-01-31 10:16:51</text:p>
              </table:table-cell>
              <table:table-cell office:value-type="float" office:value="1.112">
                <text:p>1.112</text:p>
              </table:table-cell>
            </table:table-row>
            <table:table-row>
              <table:table-cell office:value-type="string">
                <text:p>2023-01-31 10:34:27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023-01-31 10:52:02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2023-01-31 11:09:3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023-01-31 11:27:1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23-01-31 11:45:27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2023-01-31 12:03:1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023-01-31 12:20:54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2023-01-31 12:38:32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2023-01-31 12:56:1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2023-01-31 13:13:49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2023-01-31 13:31:26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2023-01-31 13:49:35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2023-01-31 14:07:48</text:p>
              </table:table-cell>
              <table:table-cell office:value-type="float" office:value="0.673">
                <text:p>0.673</text:p>
              </table:table-cell>
            </table:table-row>
            <table:table-row>
              <table:table-cell office:value-type="string">
                <text:p>2023-01-31 14:25:22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2023-01-31 14:43:07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2023-01-31 15:01:27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2023-01-31 15:19:17</text:p>
              </table:table-cell>
              <table:table-cell office:value-type="float" office:value="0.951">
                <text:p>0.951</text:p>
              </table:table-cell>
            </table:table-row>
            <table:table-row>
              <table:table-cell office:value-type="string">
                <text:p>2023-01-31 15:36:5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023-01-31 15:54:32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2023-01-31 16:12:07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string">
                <text:p>2023-01-31 16:29:47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2023-01-31 16:47:40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2023-01-31 17:05:18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2023-01-31 17:22:59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2023-01-31 17:41:14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2023-01-31 17:58:50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2023-01-31 18:16:24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2023-01-31 18:34:40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2023-01-31 18:52:16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2023-01-31 19:09:51</text:p>
              </table:table-cell>
              <table:table-cell office:value-type="float" office:value="0.281">
                <text:p>0.281</text:p>
              </table:table-cell>
            </table:table-row>
            <table:table-row>
              <table:table-cell office:value-type="string">
                <text:p>2023-01-31 19:27:28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2023-01-31 19:45:03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2023-01-31 20:02:42</text:p>
              </table:table-cell>
              <table:table-cell office:value-type="float" office:value="0.453">
                <text:p>0.453</text:p>
              </table:table-cell>
            </table:table-row>
            <table:table-row>
              <table:table-cell office:value-type="string">
                <text:p>2023-01-31 20:20:16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string">
                <text:p>2023-01-31 20:37:54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2023-01-31 20:55:34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2023-01-31 21:13:21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2023-01-31 21:31:0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023-01-31 21:48:42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string">
                <text:p>2023-01-31 22:06:17</text:p>
              </table:table-cell>
              <table:table-cell office:value-type="float" office:value="0.404">
                <text:p>0.404</text:p>
              </table:table-cell>
            </table:table-row>
            <table:table-row>
              <table:table-cell office:value-type="string">
                <text:p>2023-01-31 22:23:54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>
                <text:p>2023-01-31 22:41:3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023-01-31 22:59:11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2023-01-31 23:16:46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2023-01-31 23:34:22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2023-02-01 06:31:5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2023-02-01 06:49:34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2023-02-01 07:07:17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2023-02-01 07:25:01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2023-02-01 07:42:5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2023-02-01 08:00:2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23-02-01 08:18:06</text:p>
              </table:table-cell>
              <table:table-cell office:value-type="float" office:value="0.211">
                <text:p>0.211</text:p>
              </table:table-cell>
            </table:table-row>
            <table:table-row>
              <table:table-cell office:value-type="string">
                <text:p>2023-02-01 08:35:51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2023-02-01 08:53:35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2023-02-01 09:11:18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2023-02-01 09:29:03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2023-02-01 09:46:50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2023-02-01 10:04:27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2023-02-01 10:22:12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2023-02-01 10:39:5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023-02-01 10:57:42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2023-02-01 11:15:28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2023-02-01 11:33:13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2023-02-01 11:50:58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2023-02-01 12:08:49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2023-02-01 12:26:39</text:p>
              </table:table-cell>
              <table:table-cell office:value-type="float" office:value="5.037">
                <text:p>5.037</text:p>
              </table:table-cell>
            </table:table-row>
            <table:table-row>
              <table:table-cell office:value-type="string">
                <text:p>2023-02-01 12:44:19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2023-02-01 13:02:00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2023-02-01 13:19:46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2023-02-01 13:37:19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2023-02-01 13:53:19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2023-02-01 14:12:27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2023-02-01 14:31:1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023-02-01 14:50:27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>2023-02-01 15:09:5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23-02-01 15:28:52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2023-02-01 15:48:15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2023-02-01 16:07:1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2023-02-01 16:26:17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2023-02-01 16:45:24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2023-02-01 17:04:36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2023-02-01 17:23:46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2023-02-01 18:56:47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2023-02-01 19:01:50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2023-02-01 19:19:28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2023-02-01 19:37:08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2023-02-01 19:55:02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2023-02-01 20:12:54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>
                <text:p>2023-02-01 20:30:49</text:p>
              </table:table-cell>
              <table:table-cell office:value-type="float" office:value="0.602">
                <text:p>0.602</text:p>
              </table:table-cell>
            </table:table-row>
            <table:table-row>
              <table:table-cell office:value-type="string">
                <text:p>2023-02-01 20:48:3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023-02-01 21:07:03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string">
                <text:p>2023-02-01 21:25:49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2023-02-01 21:43:32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2023-02-01 22:03:26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string">
                <text:p>2023-02-01 22:21:21</text:p>
              </table:table-cell>
              <table:table-cell office:value-type="float" office:value="1.261">
                <text:p>1.261</text:p>
              </table:table-cell>
            </table:table-row>
            <table:table-row>
              <table:table-cell office:value-type="string">
                <text:p>2023-02-01 22:40:33</text:p>
              </table:table-cell>
              <table:table-cell office:value-type="float" office:value="111.722">
                <text:p>111.722</text:p>
              </table:table-cell>
            </table:table-row>
            <table:table-row>
              <table:table-cell office:value-type="string">
                <text:p>2023-02-01 22:58:23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string">
                <text:p>2023-02-01 23:16:06</text:p>
              </table:table-cell>
              <table:table-cell office:value-type="float" office:value="1.529">
                <text:p>1.529</text:p>
              </table:table-cell>
            </table:table-row>
            <table:table-row>
              <table:table-cell office:value-type="string">
                <text:p>2023-02-01 23:33:45</text:p>
              </table:table-cell>
              <table:table-cell office:value-type="float" office:value="1.412">
                <text:p>1.412</text:p>
              </table:table-cell>
            </table:table-row>
            <table:table-row>
              <table:table-cell office:value-type="string">
                <text:p>2023-02-01 23:51:25</text:p>
              </table:table-cell>
              <table:table-cell office:value-type="float" office:value="1.046">
                <text:p>1.046</text:p>
              </table:table-cell>
            </table:table-row>
            <table:table-row>
              <table:table-cell office:value-type="string">
                <text:p>2023-02-02 00:09:04</text:p>
              </table:table-cell>
              <table:table-cell office:value-type="float" office:value="1.068">
                <text:p>1.068</text:p>
              </table:table-cell>
            </table:table-row>
            <table:table-row>
              <table:table-cell office:value-type="string">
                <text:p>2023-02-02 00:26:42</text:p>
              </table:table-cell>
              <table:table-cell office:value-type="float" office:value="1.599">
                <text:p>1.599</text:p>
              </table:table-cell>
            </table:table-row>
            <table:table-row>
              <table:table-cell office:value-type="string">
                <text:p>2023-02-02 00:44:20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string">
                <text:p>2023-02-02 01:02:02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2023-02-02 01:19:50</text:p>
              </table:table-cell>
              <table:table-cell office:value-type="float" office:value="0.962">
                <text:p>0.962</text:p>
              </table:table-cell>
            </table:table-row>
            <table:table-row>
              <table:table-cell office:value-type="string">
                <text:p>2023-02-02 01:37:28</text:p>
              </table:table-cell>
              <table:table-cell office:value-type="float" office:value="1.795">
                <text:p>1.795</text:p>
              </table:table-cell>
            </table:table-row>
            <table:table-row>
              <table:table-cell office:value-type="string">
                <text:p>2023-02-02 01:55:15</text:p>
              </table:table-cell>
              <table:table-cell office:value-type="float" office:value="1.292">
                <text:p>1.292</text:p>
              </table:table-cell>
            </table:table-row>
            <table:table-row>
              <table:table-cell office:value-type="string">
                <text:p>2023-02-02 02:13:02</text:p>
              </table:table-cell>
              <table:table-cell office:value-type="float" office:value="0.573">
                <text:p>0.573</text:p>
              </table:table-cell>
            </table:table-row>
            <table:table-row>
              <table:table-cell office:value-type="string">
                <text:p>2023-02-02 02:30:41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string">
                <text:p>2023-02-02 02:48:21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2023-02-02 03:06:03</text:p>
              </table:table-cell>
              <table:table-cell office:value-type="float" office:value="0.948">
                <text:p>0.948</text:p>
              </table:table-cell>
            </table:table-row>
            <table:table-row>
              <table:table-cell office:value-type="string">
                <text:p>2023-02-02 03:23:51</text:p>
              </table:table-cell>
              <table:table-cell office:value-type="float" office:value="1.103">
                <text:p>1.103</text:p>
              </table:table-cell>
            </table:table-row>
            <table:table-row>
              <table:table-cell office:value-type="string">
                <text:p>2023-02-02 03:41:33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2023-02-02 03:59:13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2023-02-02 04:16:53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2023-02-02 04:34:32</text:p>
              </table:table-cell>
              <table:table-cell office:value-type="float" office:value="0.568">
                <text:p>0.568</text:p>
              </table:table-cell>
            </table:table-row>
            <table:table-row>
              <table:table-cell office:value-type="string">
                <text:p>2023-02-02 04:52:10</text:p>
              </table:table-cell>
              <table:table-cell office:value-type="float" office:value="1.198">
                <text:p>1.198</text:p>
              </table:table-cell>
            </table:table-row>
            <table:table-row>
              <table:table-cell office:value-type="string">
                <text:p>2023-02-02 05:09:52</text:p>
              </table:table-cell>
              <table:table-cell office:value-type="float" office:value="0.758">
                <text:p>0.758</text:p>
              </table:table-cell>
            </table:table-row>
            <table:table-row>
              <table:table-cell office:value-type="string">
                <text:p>2023-02-02 05:27:31</text:p>
              </table:table-cell>
              <table:table-cell office:value-type="float" office:value="0.862">
                <text:p>0.862</text:p>
              </table:table-cell>
            </table:table-row>
            <table:table-row>
              <table:table-cell office:value-type="string">
                <text:p>2023-02-02 05:45:15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2023-02-02 06:02:52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string">
                <text:p>2023-02-02 06:20:33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2023-02-02 06:38:12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2023-02-02 06:55:58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string">
                <text:p>2023-02-02 07:13:36</text:p>
              </table:table-cell>
              <table:table-cell office:value-type="float" office:value="0.527">
                <text:p>0.527</text:p>
              </table:table-cell>
            </table:table-row>
            <table:table-row>
              <table:table-cell office:value-type="string">
                <text:p>2023-02-02 07:31:17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string">
                <text:p>2023-02-02 07:48:57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string">
                <text:p>2023-02-02 08:06:37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string">
                <text:p>2023-02-02 08:24:22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023-02-02 08:42:07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2023-02-02 08:59:53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string">
                <text:p>2023-02-02 09:17:41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2023-02-02 09:35:26</text:p>
              </table:table-cell>
              <table:table-cell office:value-type="float" office:value="0.846">
                <text:p>0.846</text:p>
              </table:table-cell>
            </table:table-row>
            <table:table-row>
              <table:table-cell office:value-type="string">
                <text:p>2023-02-02 09:53:05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023-02-02 10:10:42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string">
                <text:p>2023-02-02 10:28:32</text:p>
              </table:table-cell>
              <table:table-cell office:value-type="float" office:value="0.737">
                <text:p>0.737</text:p>
              </table:table-cell>
            </table:table-row>
            <table:table-row>
              <table:table-cell office:value-type="string">
                <text:p>2023-02-02 10:46:16</text:p>
              </table:table-cell>
              <table:table-cell office:value-type="float" office:value="1.493">
                <text:p>1.493</text:p>
              </table:table-cell>
            </table:table-row>
            <table:table-row>
              <table:table-cell office:value-type="string">
                <text:p>2023-02-02 11:04:04</text:p>
              </table:table-cell>
              <table:table-cell office:value-type="float" office:value="0.207">
                <text:p>0.207</text:p>
              </table:table-cell>
            </table:table-row>
            <table:table-row>
              <table:table-cell office:value-type="string">
                <text:p>2023-02-02 11:21:43</text:p>
              </table:table-cell>
              <table:table-cell office:value-type="float" office:value="0.466">
                <text:p>0.466</text:p>
              </table:table-cell>
            </table:table-row>
            <table:table-row>
              <table:table-cell office:value-type="string">
                <text:p>2023-02-02 11:39:31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string">
                <text:p>2023-02-02 11:57:13</text:p>
              </table:table-cell>
              <table:table-cell office:value-type="float" office:value="1.456">
                <text:p>1.456</text:p>
              </table:table-cell>
            </table:table-row>
            <table:table-row>
              <table:table-cell office:value-type="string">
                <text:p>2023-02-02 12:15:00</text:p>
              </table:table-cell>
              <table:table-cell office:value-type="float" office:value="0.637">
                <text:p>0.637</text:p>
              </table:table-cell>
            </table:table-row>
            <table:table-row>
              <table:table-cell office:value-type="string">
                <text:p>2023-02-02 12:32:43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2023-02-02 12:50:20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2023-02-02 13:08:01</text:p>
              </table:table-cell>
              <table:table-cell office:value-type="float" office:value="0.339">
                <text:p>0.339</text:p>
              </table:table-cell>
            </table:table-row>
            <table:table-row>
              <table:table-cell office:value-type="string">
                <text:p>2023-02-02 13:25:44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2023-02-02 13:43:24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2023-02-02 14:01:10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2023-02-02 14:18:51</text:p>
              </table:table-cell>
              <table:table-cell office:value-type="float" office:value="0.533">
                <text:p>0.533</text:p>
              </table:table-cell>
            </table:table-row>
            <table:table-row>
              <table:table-cell office:value-type="string">
                <text:p>2023-02-02 14:36:31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2023-02-02 14:54:16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2023-02-02 15:11:5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023-02-02 15:29:34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2023-02-02 15:47:13</text:p>
              </table:table-cell>
              <table:table-cell office:value-type="float" office:value="0.587">
                <text:p>0.587</text:p>
              </table:table-cell>
            </table:table-row>
            <table:table-row>
              <table:table-cell office:value-type="string">
                <text:p>2023-02-02 16:05:0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023-02-02 16:23:2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023-02-02 16:41:25</text:p>
              </table:table-cell>
              <table:table-cell office:value-type="float" office:value="0.922">
                <text:p>0.922</text:p>
              </table:table-cell>
            </table:table-row>
            <table:table-row>
              <table:table-cell office:value-type="string">
                <text:p>2023-02-02 16:58:36</text:p>
              </table:table-cell>
              <table:table-cell office:value-type="float" office:value="0.628">
                <text:p>0.628</text:p>
              </table:table-cell>
            </table:table-row>
            <table:table-row>
              <table:table-cell office:value-type="string">
                <text:p>2023-02-02 17:15:0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2023-02-02 17:36:16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2023-02-02 17:54:02</text:p>
              </table:table-cell>
              <table:table-cell office:value-type="float" office:value="0.954">
                <text:p>0.954</text:p>
              </table:table-cell>
            </table:table-row>
            <table:table-row>
              <table:table-cell office:value-type="string">
                <text:p>2023-02-02 18:11:51</text:p>
              </table:table-cell>
              <table:table-cell office:value-type="float" office:value="0.829">
                <text:p>0.829</text:p>
              </table:table-cell>
            </table:table-row>
            <table:table-row>
              <table:table-cell office:value-type="string">
                <text:p>2023-02-02 18:29:33</text:p>
              </table:table-cell>
              <table:table-cell office:value-type="float" office:value="0.929">
                <text:p>0.929</text:p>
              </table:table-cell>
            </table:table-row>
            <table:table-row>
              <table:table-cell office:value-type="string">
                <text:p>2023-02-02 18:47:22</text:p>
              </table:table-cell>
              <table:table-cell office:value-type="float" office:value="0.533">
                <text:p>0.533</text:p>
              </table:table-cell>
            </table:table-row>
            <table:table-row>
              <table:table-cell office:value-type="string">
                <text:p>2023-02-02 19:05:13</text:p>
              </table:table-cell>
              <table:table-cell office:value-type="float" office:value="1.524">
                <text:p>1.524</text:p>
              </table:table-cell>
            </table:table-row>
            <table:table-row>
              <table:table-cell office:value-type="string">
                <text:p>2023-02-02 19:22:56</text:p>
              </table:table-cell>
              <table:table-cell office:value-type="float" office:value="1.212">
                <text:p>1.212</text:p>
              </table:table-cell>
            </table:table-row>
            <table:table-row>
              <table:table-cell office:value-type="string">
                <text:p>2023-02-02 19:40:4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023-02-02 19:58:29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2023-02-02 20:35:24</text:p>
              </table:table-cell>
              <table:table-cell office:value-type="float" office:value="0.836">
                <text:p>0.836</text:p>
              </table:table-cell>
            </table:table-row>
            <table:table-row>
              <table:table-cell office:value-type="string">
                <text:p>2023-02-02 20:53:04</text:p>
              </table:table-cell>
              <table:table-cell office:value-type="float" office:value="1.643">
                <text:p>1.643</text:p>
              </table:table-cell>
            </table:table-row>
            <table:table-row>
              <table:table-cell office:value-type="string">
                <text:p>2023-02-02 21:11:01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string">
                <text:p>2023-02-02 21:28:49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string">
                <text:p>2023-02-02 21:46:45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2023-02-02 22:04:27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2023-02-02 22:22:27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2023-02-02 22:40:10</text:p>
              </table:table-cell>
              <table:table-cell office:value-type="float" office:value="0.339">
                <text:p>0.339</text:p>
              </table:table-cell>
            </table:table-row>
            <table:table-row>
              <table:table-cell office:value-type="string">
                <text:p>2023-02-03 02:48:47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2023-02-03 03:06:31</text:p>
              </table:table-cell>
              <table:table-cell office:value-type="float" office:value="0.927">
                <text:p>0.927</text:p>
              </table:table-cell>
            </table:table-row>
            <table:table-row>
              <table:table-cell office:value-type="string">
                <text:p>2023-02-03 03:24:10</text:p>
              </table:table-cell>
              <table:table-cell office:value-type="float" office:value="0.366">
                <text:p>0.366</text:p>
              </table:table-cell>
            </table:table-row>
            <table:table-row>
              <table:table-cell office:value-type="string">
                <text:p>2023-02-03 03:41:50</text:p>
              </table:table-cell>
              <table:table-cell office:value-type="float" office:value="0.426">
                <text:p>0.426</text:p>
              </table:table-cell>
            </table:table-row>
            <table:table-row>
              <table:table-cell office:value-type="string">
                <text:p>2023-02-03 03:59:27</text:p>
              </table:table-cell>
              <table:table-cell office:value-type="float" office:value="0.663">
                <text:p>0.663</text:p>
              </table:table-cell>
            </table:table-row>
            <table:table-row>
              <table:table-cell office:value-type="string">
                <text:p>2023-02-03 04:17:16</text:p>
              </table:table-cell>
              <table:table-cell office:value-type="float" office:value="0.293">
                <text:p>0.293</text:p>
              </table:table-cell>
            </table:table-row>
            <table:table-row>
              <table:table-cell office:value-type="string">
                <text:p>2023-02-03 04:34:55</text:p>
              </table:table-cell>
              <table:table-cell office:value-type="float" office:value="0.671">
                <text:p>0.671</text:p>
              </table:table-cell>
            </table:table-row>
            <table:table-row>
              <table:table-cell office:value-type="string">
                <text:p>2023-02-03 04:52:34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2023-02-03 05:10:13</text:p>
              </table:table-cell>
              <table:table-cell office:value-type="float" office:value="1.026">
                <text:p>1.026</text:p>
              </table:table-cell>
            </table:table-row>
            <table:table-row>
              <table:table-cell office:value-type="string">
                <text:p>2023-02-03 05:27:54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string">
                <text:p>2023-02-03 05:45:38</text:p>
              </table:table-cell>
              <table:table-cell office:value-type="float" office:value="0.571">
                <text:p>0.571</text:p>
              </table:table-cell>
            </table:table-row>
            <table:table-row>
              <table:table-cell office:value-type="string">
                <text:p>2023-02-03 06:03:17</text:p>
              </table:table-cell>
              <table:table-cell office:value-type="float" office:value="1.559">
                <text:p>1.559</text:p>
              </table:table-cell>
            </table:table-row>
            <table:table-row>
              <table:table-cell office:value-type="string">
                <text:p>2023-02-03 06:20:56</text:p>
              </table:table-cell>
              <table:table-cell office:value-type="float" office:value="1.273">
                <text:p>1.273</text:p>
              </table:table-cell>
            </table:table-row>
            <table:table-row>
              <table:table-cell office:value-type="string">
                <text:p>2023-02-03 06:38:36</text:p>
              </table:table-cell>
              <table:table-cell office:value-type="float" office:value="1.415">
                <text:p>1.415</text:p>
              </table:table-cell>
            </table:table-row>
            <table:table-row>
              <table:table-cell office:value-type="string">
                <text:p>2023-02-03 06:56:15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string">
                <text:p>2023-02-03 07:13:55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2023-02-03 07:31:34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2023-02-03 07:49:15</text:p>
              </table:table-cell>
              <table:table-cell office:value-type="float" office:value="1.131">
                <text:p>1.131</text:p>
              </table:table-cell>
            </table:table-row>
            <table:table-row>
              <table:table-cell office:value-type="string">
                <text:p>2023-02-03 08:06:54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2023-02-03 08:24:35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string">
                <text:p>2023-02-03 08:42:14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2023-02-03 08:59:54</text:p>
              </table:table-cell>
              <table:table-cell office:value-type="float" office:value="0.545">
                <text:p>0.545</text:p>
              </table:table-cell>
            </table:table-row>
            <table:table-row>
              <table:table-cell office:value-type="string">
                <text:p>2023-02-03 09:17:33</text:p>
              </table:table-cell>
              <table:table-cell office:value-type="float" office:value="0.494">
                <text:p>0.494</text:p>
              </table:table-cell>
            </table:table-row>
            <table:table-row>
              <table:table-cell office:value-type="string">
                <text:p>2023-02-03 09:35:13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2023-02-03 09:52:52</text:p>
              </table:table-cell>
              <table:table-cell office:value-type="float" office:value="0.845">
                <text:p>0.845</text:p>
              </table:table-cell>
            </table:table-row>
            <table:table-row>
              <table:table-cell office:value-type="string">
                <text:p>2023-02-03 10:10:33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2023-02-03 10:28:13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string">
                <text:p>2023-02-03 10:45:52</text:p>
              </table:table-cell>
              <table:table-cell office:value-type="float" office:value="0.817">
                <text:p>0.817</text:p>
              </table:table-cell>
            </table:table-row>
            <table:table-row>
              <table:table-cell office:value-type="string">
                <text:p>2023-02-03 11:03:42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2023-02-03 11:21:21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>
                <text:p>2023-02-03 11:39:02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2023-02-03 11:56:41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string">
                <text:p>2023-02-03 12:14:36</text:p>
              </table:table-cell>
              <table:table-cell office:value-type="float" office:value="1.935">
                <text:p>1.935</text:p>
              </table:table-cell>
            </table:table-row>
            <table:table-row>
              <table:table-cell office:value-type="string">
                <text:p>2023-02-03 12:32:13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2023-02-03 12:49:53</text:p>
              </table:table-cell>
              <table:table-cell office:value-type="float" office:value="0.601">
                <text:p>0.601</text:p>
              </table:table-cell>
            </table:table-row>
            <table:table-row>
              <table:table-cell office:value-type="string">
                <text:p>2023-02-03 13:07:32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2023-02-03 13:25:12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string">
                <text:p>2023-02-03 13:42:52</text:p>
              </table:table-cell>
              <table:table-cell office:value-type="float" office:value="0.729">
                <text:p>0.729</text:p>
              </table:table-cell>
            </table:table-row>
            <table:table-row>
              <table:table-cell office:value-type="string">
                <text:p>2023-02-03 14:00:33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2023-02-03 14:18:52</text:p>
              </table:table-cell>
              <table:table-cell office:value-type="float" office:value="0.973">
                <text:p>0.973</text:p>
              </table:table-cell>
            </table:table-row>
            <table:table-row>
              <table:table-cell office:value-type="string">
                <text:p>2023-02-03 14:36:31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string">
                <text:p>2023-02-03 14:54:15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2023-02-03 15:12:01</text:p>
              </table:table-cell>
              <table:table-cell office:value-type="float" office:value="1.018">
                <text:p>1.018</text:p>
              </table:table-cell>
            </table:table-row>
            <table:table-row>
              <table:table-cell office:value-type="string">
                <text:p>2023-02-03 15:29:50</text:p>
              </table:table-cell>
              <table:table-cell office:value-type="float" office:value="0.699">
                <text:p>0.699</text:p>
              </table:table-cell>
            </table:table-row>
            <table:table-row>
              <table:table-cell office:value-type="string">
                <text:p>2023-02-03 15:47:33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string">
                <text:p>2023-02-03 16:05:13</text:p>
              </table:table-cell>
              <table:table-cell office:value-type="float" office:value="0.737">
                <text:p>0.737</text:p>
              </table:table-cell>
            </table:table-row>
            <table:table-row>
              <table:table-cell office:value-type="string">
                <text:p>2023-02-03 16:22:54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2023-02-03 16:40:34</text:p>
              </table:table-cell>
              <table:table-cell office:value-type="float" office:value="1.481">
                <text:p>1.481</text:p>
              </table:table-cell>
            </table:table-row>
            <table:table-row>
              <table:table-cell office:value-type="string">
                <text:p>2023-02-03 16:58:16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2023-02-03 17:15:52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string">
                <text:p>2023-02-03 17:33:42</text:p>
              </table:table-cell>
              <table:table-cell office:value-type="float" office:value="0.558">
                <text:p>0.558</text:p>
              </table:table-cell>
            </table:table-row>
            <table:table-row>
              <table:table-cell office:value-type="string">
                <text:p>2023-02-03 17:51:31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2023-02-03 18:09:16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2023-02-03 18:26:52</text:p>
              </table:table-cell>
              <table:table-cell office:value-type="float" office:value="1.028">
                <text:p>1.028</text:p>
              </table:table-cell>
            </table:table-row>
            <table:table-row>
              <table:table-cell office:value-type="string">
                <text:p>2023-02-03 18:44:35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2023-02-03 19:02:14</text:p>
              </table:table-cell>
              <table:table-cell office:value-type="float" office:value="0.694">
                <text:p>0.694</text:p>
              </table:table-cell>
            </table:table-row>
            <table:table-row>
              <table:table-cell office:value-type="string">
                <text:p>2023-02-03 19:19:54</text:p>
              </table:table-cell>
              <table:table-cell office:value-type="float" office:value="1.331">
                <text:p>1.331</text:p>
              </table:table-cell>
            </table:table-row>
            <table:table-row>
              <table:table-cell office:value-type="string">
                <text:p>2023-02-03 19:37:34</text:p>
              </table:table-cell>
              <table:table-cell office:value-type="float" office:value="0.573">
                <text:p>0.573</text:p>
              </table:table-cell>
            </table:table-row>
            <table:table-row>
              <table:table-cell office:value-type="string">
                <text:p>2023-02-03 19:55:11</text:p>
              </table:table-cell>
              <table:table-cell office:value-type="float" office:value="3.456">
                <text:p>3.456</text:p>
              </table:table-cell>
            </table:table-row>
            <table:table-row>
              <table:table-cell office:value-type="string">
                <text:p>2023-02-03 20:13:31</text:p>
              </table:table-cell>
              <table:table-cell office:value-type="float" office:value="0.756">
                <text:p>0.7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437cm" xlink:href=".." xlink:type="simple" chart:class="chart:bar" chart:style-name="ch1">
        <chart:title svg:x="4.504cm" svg:y="0.324cm" chart:style-name="ch2">
          <text:p>Perda de Pacotes Speedtest (RPI)</text:p>
        </chart:title>
        <chart:subtitle svg:x="5.879cm" svg:y="1.291cm" chart:style-name="ch3">
          <text:p>Servidor Vip Tecnologia</text:p>
        </chart:subtitle>
        <chart:legend chart:legend-position="end" svg:x="14.398cm" svg:y="4.419cm" style:legend-expansion="high" chart:style-name="ch4"/>
        <chart:plot-area chart:style-name="ch5" table:cell-range-address="results_speedtest.A1:results_speedtest.A448 results_speedtest.L1:results_speedtest.L448" chart:data-source-has-labels="both" svg:x="1.331cm" svg:y="2.162cm" svg:width="12.747cm" svg:height="7.087cm">
          <chartooo:coordinate-region svg:x="3.669cm" svg:y="2.162cm" svg:width="10.409cm" svg:height="4.15cm"/>
          <chart:axis chart:dimension="x" chart:name="primary-x" chart:style-name="ch6" chartooo:axis-type="auto">
            <chartooo:date-scale/>
            <chart:categories table:cell-range-address="results_speedtest.A1:results_speedtest.A448"/>
          </chart:axis>
          <chart:axis chart:dimension="y" chart:name="primary-y" chart:style-name="ch7">
            <chart:title svg:x="0.451cm" svg:y="6.596cm" chart:style-name="ch8">
              <text:p>% de perda</text:p>
            </chart:title>
            <chart:grid chart:style-name="ch9" chart:class="major"/>
          </chart:axis>
          <chart:series chart:style-name="ch10" chart:values-cell-range-address="results_speedtest.L1:results_speedtest.L448" loext:label-string="perda" chart:class="chart:bar">
            <chart:data-point chart:repeated="4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da</text:p>
              </table:table-cell>
            </table:table-row>
          </table:table-header-rows>
          <table:table-rows>
            <table:table-row>
              <table:table-cell office:value-type="string">
                <text:p>2023-01-28 12:34:51</text:p>
                <draw:g>
                  <svg:desc>results_speedtest.A1:results_speedtest.A448</svg:desc>
                </draw:g>
              </table:table-cell>
              <table:table-cell office:value-type="float" office:value="1.85185185185185">
                <text:p>1.85185185185185</text:p>
                <draw:g>
                  <svg:desc>results_speedtest.L1:results_speedtest.L448</svg:desc>
                </draw:g>
              </table:table-cell>
            </table:table-row>
            <table:table-row>
              <table:table-cell office:value-type="string">
                <text:p>2023-01-28 12:52:38</text:p>
              </table:table-cell>
              <table:table-cell office:value-type="float" office:value="2.8169014084507">
                <text:p>2.8169014084507</text:p>
              </table:table-cell>
            </table:table-row>
            <table:table-row>
              <table:table-cell office:value-type="string">
                <text:p>2023-01-28 13:10:14</text:p>
              </table:table-cell>
              <table:table-cell office:value-type="float" office:value="2.8169014084507">
                <text:p>2.8169014084507</text:p>
              </table:table-cell>
            </table:table-row>
            <table:table-row>
              <table:table-cell office:value-type="string">
                <text:p>2023-01-28 13:27:52</text:p>
              </table:table-cell>
              <table:table-cell office:value-type="float" office:value="1.40845070422535">
                <text:p>1.40845070422535</text:p>
              </table:table-cell>
            </table:table-row>
            <table:table-row>
              <table:table-cell office:value-type="string">
                <text:p>2023-01-28 13:45:27</text:p>
              </table:table-cell>
              <table:table-cell office:value-type="float" office:value="3.94736842105263">
                <text:p>3.94736842105263</text:p>
              </table:table-cell>
            </table:table-row>
            <table:table-row>
              <table:table-cell office:value-type="string">
                <text:p>2023-01-28 14:03: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8 14:20:38</text:p>
              </table:table-cell>
              <table:table-cell office:value-type="float" office:value="2.8169014084507">
                <text:p>2.8169014084507</text:p>
              </table:table-cell>
            </table:table-row>
            <table:table-row>
              <table:table-cell office:value-type="string">
                <text:p>2023-01-28 14:38:50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2023-01-28 14:56:2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023-01-28 15:14:26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28 16:49:19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2023-01-28 17:06:53</text:p>
              </table:table-cell>
              <table:table-cell office:value-type="float" office:value="1.23456790123457">
                <text:p>1.23456790123457</text:p>
              </table:table-cell>
            </table:table-row>
            <table:table-row>
              <table:table-cell office:value-type="string">
                <text:p>2023-01-28 17:41:48</text:p>
              </table:table-cell>
              <table:table-cell office:value-type="float" office:value="1.40845070422535">
                <text:p>1.40845070422535</text:p>
              </table:table-cell>
            </table:table-row>
            <table:table-row>
              <table:table-cell office:value-type="string">
                <text:p>2023-01-28 17:59:24</text:p>
              </table:table-cell>
              <table:table-cell office:value-type="float" office:value="1.36986301369863">
                <text:p>1.36986301369863</text:p>
              </table:table-cell>
            </table:table-row>
            <table:table-row>
              <table:table-cell office:value-type="string">
                <text:p>2023-01-28 18:16:56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28 18:34: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8 18:52: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8 19:09:49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string">
                <text:p>2023-01-28 19:28:14</text:p>
              </table:table-cell>
              <table:table-cell office:value-type="float" office:value="2.94117647058824">
                <text:p>2.94117647058824</text:p>
              </table:table-cell>
            </table:table-row>
            <table:table-row>
              <table:table-cell office:value-type="string">
                <text:p>2023-01-28 19:45:51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28 20:03:24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28 20:20:56</text:p>
              </table:table-cell>
              <table:table-cell office:value-type="float" office:value="2.8169014084507">
                <text:p>2.8169014084507</text:p>
              </table:table-cell>
            </table:table-row>
            <table:table-row>
              <table:table-cell office:value-type="string">
                <text:p>2023-01-28 20:38:32</text:p>
              </table:table-cell>
              <table:table-cell office:value-type="float" office:value="2.53164556962025">
                <text:p>2.53164556962025</text:p>
              </table:table-cell>
            </table:table-row>
            <table:table-row>
              <table:table-cell office:value-type="string">
                <text:p>2023-01-28 20:56:49</text:p>
              </table:table-cell>
              <table:table-cell office:value-type="float" office:value="4.16666666666667">
                <text:p>4.16666666666667</text:p>
              </table:table-cell>
            </table:table-row>
            <table:table-row>
              <table:table-cell office:value-type="string">
                <text:p>2023-01-28 21:14: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8 21:32:08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28 21:49:42</text:p>
              </table:table-cell>
              <table:table-cell office:value-type="float" office:value="1.40845070422535">
                <text:p>1.40845070422535</text:p>
              </table:table-cell>
            </table:table-row>
            <table:table-row>
              <table:table-cell office:value-type="string">
                <text:p>2023-01-28 22:07:56</text:p>
              </table:table-cell>
              <table:table-cell office:value-type="float" office:value="5.63380281690141">
                <text:p>5.63380281690141</text:p>
              </table:table-cell>
            </table:table-row>
            <table:table-row>
              <table:table-cell office:value-type="string">
                <text:p>2023-01-28 22:25:36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28 22:43:10</text:p>
              </table:table-cell>
              <table:table-cell office:value-type="float" office:value="2.8169014084507">
                <text:p>2.8169014084507</text:p>
              </table:table-cell>
            </table:table-row>
            <table:table-row>
              <table:table-cell office:value-type="string">
                <text:p>2023-01-28 23:00:50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string">
                <text:p>2023-01-28 23:19:03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28 23:36:46</text:p>
              </table:table-cell>
              <table:table-cell office:value-type="float" office:value="1.40845070422535">
                <text:p>1.40845070422535</text:p>
              </table:table-cell>
            </table:table-row>
            <table:table-row>
              <table:table-cell office:value-type="string">
                <text:p>2023-01-28 23:54:21</text:p>
              </table:table-cell>
              <table:table-cell office:value-type="float" office:value="4.10958904109589">
                <text:p>4.10958904109589</text:p>
              </table:table-cell>
            </table:table-row>
            <table:table-row>
              <table:table-cell office:value-type="string">
                <text:p>2023-01-29 00:11:56</text:p>
              </table:table-cell>
              <table:table-cell office:value-type="float" office:value="2.4390243902439">
                <text:p>2.4390243902439</text:p>
              </table:table-cell>
            </table:table-row>
            <table:table-row>
              <table:table-cell office:value-type="string">
                <text:p>2023-01-29 00:29:32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23-01-29 00:47:07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23-01-29 01:04:42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29 01:22:21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23-01-29 01:39:55</text:p>
              </table:table-cell>
              <table:table-cell office:value-type="float" office:value="2.63157894736842">
                <text:p>2.63157894736842</text:p>
              </table:table-cell>
            </table:table-row>
            <table:table-row>
              <table:table-cell office:value-type="string">
                <text:p>2023-01-29 01:57:30</text:p>
              </table:table-cell>
              <table:table-cell office:value-type="float" office:value="1.03092783505155">
                <text:p>1.03092783505155</text:p>
              </table:table-cell>
            </table:table-row>
            <table:table-row>
              <table:table-cell office:value-type="string">
                <text:p>2023-01-29 02:15:20</text:p>
              </table:table-cell>
              <table:table-cell office:value-type="float" office:value="1.40845070422535">
                <text:p>1.40845070422535</text:p>
              </table:table-cell>
            </table:table-row>
            <table:table-row>
              <table:table-cell office:value-type="string">
                <text:p>2023-01-29 02:33: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02:50:55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29 03:08:33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23-01-29 03:26:06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29 03:43: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04:01:16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29 04:18:56</text:p>
              </table:table-cell>
              <table:table-cell office:value-type="float" office:value="1.28205128205128">
                <text:p>1.28205128205128</text:p>
              </table:table-cell>
            </table:table-row>
            <table:table-row>
              <table:table-cell office:value-type="string">
                <text:p>2023-01-29 04:36:50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2023-01-29 04:54: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05:12: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05:29:44</text:p>
              </table:table-cell>
              <table:table-cell office:value-type="float" office:value="4.16666666666667">
                <text:p>4.16666666666667</text:p>
              </table:table-cell>
            </table:table-row>
            <table:table-row>
              <table:table-cell office:value-type="string">
                <text:p>2023-01-29 05:47: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06:04:54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29 06:23: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06:40:57</text:p>
              </table:table-cell>
              <table:table-cell office:value-type="float" office:value="2.56410256410256">
                <text:p>2.56410256410256</text:p>
              </table:table-cell>
            </table:table-row>
            <table:table-row>
              <table:table-cell office:value-type="string">
                <text:p>2023-01-29 06:58: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07:16:07</text:p>
              </table:table-cell>
              <table:table-cell office:value-type="float" office:value="2.8169014084507">
                <text:p>2.8169014084507</text:p>
              </table:table-cell>
            </table:table-row>
            <table:table-row>
              <table:table-cell office:value-type="string">
                <text:p>2023-01-29 07:33:42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23-01-29 07:51:15</text:p>
              </table:table-cell>
              <table:table-cell office:value-type="float" office:value="2.7027027027027">
                <text:p>2.7027027027027</text:p>
              </table:table-cell>
            </table:table-row>
            <table:table-row>
              <table:table-cell office:value-type="string">
                <text:p>2023-01-29 08:08:50</text:p>
              </table:table-cell>
              <table:table-cell office:value-type="float" office:value="1.40845070422535">
                <text:p>1.40845070422535</text:p>
              </table:table-cell>
            </table:table-row>
            <table:table-row>
              <table:table-cell office:value-type="string">
                <text:p>2023-01-29 08:26:30</text:p>
              </table:table-cell>
              <table:table-cell office:value-type="float" office:value="4.16666666666667">
                <text:p>4.16666666666667</text:p>
              </table:table-cell>
            </table:table-row>
            <table:table-row>
              <table:table-cell office:value-type="string">
                <text:p>2023-01-29 08:44:03</text:p>
              </table:table-cell>
              <table:table-cell office:value-type="float" office:value="4.16666666666667">
                <text:p>4.16666666666667</text:p>
              </table:table-cell>
            </table:table-row>
            <table:table-row>
              <table:table-cell office:value-type="string">
                <text:p>2023-01-29 09:02:00</text:p>
              </table:table-cell>
              <table:table-cell office:value-type="float" office:value="2.56410256410256">
                <text:p>2.56410256410256</text:p>
              </table:table-cell>
            </table:table-row>
            <table:table-row>
              <table:table-cell office:value-type="string">
                <text:p>2023-01-29 10:15:17</text:p>
              </table:table-cell>
              <table:table-cell office:value-type="float" office:value="6.57894736842105">
                <text:p>6.57894736842105</text:p>
              </table:table-cell>
            </table:table-row>
            <table:table-row>
              <table:table-cell office:value-type="string">
                <text:p>2023-01-29 10:32:52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string">
                <text:p>2023-01-29 10:50:27</text:p>
              </table:table-cell>
              <table:table-cell office:value-type="float" office:value="1.40845070422535">
                <text:p>1.40845070422535</text:p>
              </table:table-cell>
            </table:table-row>
            <table:table-row>
              <table:table-cell office:value-type="string">
                <text:p>2023-01-29 11:59: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13:52:53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29 14:12:04</text:p>
              </table:table-cell>
              <table:table-cell office:value-type="float" office:value="2.29007633587786">
                <text:p>2.29007633587786</text:p>
              </table:table-cell>
            </table:table-row>
            <table:table-row>
              <table:table-cell office:value-type="string">
                <text:p>2023-01-29 14:31: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14:50: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16:46:36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29 17:04:26</text:p>
              </table:table-cell>
              <table:table-cell office:value-type="float" office:value="3.84615384615385">
                <text:p>3.84615384615385</text:p>
              </table:table-cell>
            </table:table-row>
            <table:table-row>
              <table:table-cell office:value-type="string">
                <text:p>2023-01-29 17:21:59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29 17:39:31</text:p>
              </table:table-cell>
              <table:table-cell office:value-type="float" office:value="1.40845070422535">
                <text:p>1.40845070422535</text:p>
              </table:table-cell>
            </table:table-row>
            <table:table-row>
              <table:table-cell office:value-type="string">
                <text:p>2023-01-29 17:57:04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29 18:14:38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string">
                <text:p>2023-01-29 18:32:11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29 18:49: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19:07: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19:42:49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23-01-29 20:00:22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29 20:17:57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29 20:35:30</text:p>
              </table:table-cell>
              <table:table-cell office:value-type="float" office:value="1.31578947368421">
                <text:p>1.31578947368421</text:p>
              </table:table-cell>
            </table:table-row>
            <table:table-row>
              <table:table-cell office:value-type="string">
                <text:p>2023-01-29 20:53:03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29 21:11:26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23-01-29 21:29:11</text:p>
              </table:table-cell>
              <table:table-cell office:value-type="float" office:value="1.31578947368421">
                <text:p>1.31578947368421</text:p>
              </table:table-cell>
            </table:table-row>
            <table:table-row>
              <table:table-cell office:value-type="string">
                <text:p>2023-01-29 21:46:50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29 22:04:34</text:p>
              </table:table-cell>
              <table:table-cell office:value-type="float" office:value="2.56410256410256">
                <text:p>2.56410256410256</text:p>
              </table:table-cell>
            </table:table-row>
            <table:table-row>
              <table:table-cell office:value-type="string">
                <text:p>2023-01-29 22:22:07</text:p>
              </table:table-cell>
              <table:table-cell office:value-type="float" office:value="1.35135135135135">
                <text:p>1.35135135135135</text:p>
              </table:table-cell>
            </table:table-row>
            <table:table-row>
              <table:table-cell office:value-type="string">
                <text:p>2023-01-29 22:45:05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23-01-29 23:02:38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23-01-29 23:20: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23:37: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23:55: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00:13:34</text:p>
              </table:table-cell>
              <table:table-cell office:value-type="float" office:value="4.16666666666667">
                <text:p>4.16666666666667</text:p>
              </table:table-cell>
            </table:table-row>
            <table:table-row>
              <table:table-cell office:value-type="string">
                <text:p>2023-01-30 00:31: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00:49:02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30 01:06:35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30 01:24:07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23-01-30 01:41:45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23-01-30 01:59: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02:16:55</text:p>
              </table:table-cell>
              <table:table-cell office:value-type="float" office:value="4.16666666666667">
                <text:p>4.16666666666667</text:p>
              </table:table-cell>
            </table:table-row>
            <table:table-row>
              <table:table-cell office:value-type="string">
                <text:p>2023-01-30 02:34:29</text:p>
              </table:table-cell>
              <table:table-cell office:value-type="float" office:value="1.28205128205128">
                <text:p>1.28205128205128</text:p>
              </table:table-cell>
            </table:table-row>
            <table:table-row>
              <table:table-cell office:value-type="string">
                <text:p>2023-01-30 02:52:01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23-01-30 03:09:34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23-01-30 03:27: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03:44: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04:02:13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23-01-30 04:19:48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23-01-30 04:37:21</text:p>
              </table:table-cell>
              <table:table-cell office:value-type="float" office:value="4.16666666666667">
                <text:p>4.16666666666667</text:p>
              </table:table-cell>
            </table:table-row>
            <table:table-row>
              <table:table-cell office:value-type="string">
                <text:p>2023-01-30 04:54: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05:12: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05:30:45</text:p>
              </table:table-cell>
              <table:table-cell office:value-type="float" office:value="4.05405405405405">
                <text:p>4.05405405405405</text:p>
              </table:table-cell>
            </table:table-row>
            <table:table-row>
              <table:table-cell office:value-type="string">
                <text:p>2023-01-30 05:48:52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30 06:06:26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23-01-30 06:23:59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30 06:41:32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30 06:59:11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string">
                <text:p>2023-01-30 07:16:45</text:p>
              </table:table-cell>
              <table:table-cell office:value-type="float" office:value="4.16666666666667">
                <text:p>4.16666666666667</text:p>
              </table:table-cell>
            </table:table-row>
            <table:table-row>
              <table:table-cell office:value-type="string">
                <text:p>2023-01-30 07:35: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07:52:51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30 08:10:25</text:p>
              </table:table-cell>
              <table:table-cell office:value-type="float" office:value="5.47945205479452">
                <text:p>5.47945205479452</text:p>
              </table:table-cell>
            </table:table-row>
            <table:table-row>
              <table:table-cell office:value-type="string">
                <text:p>2023-01-30 08:27:58</text:p>
              </table:table-cell>
              <table:table-cell office:value-type="float" office:value="3.65853658536585">
                <text:p>3.65853658536585</text:p>
              </table:table-cell>
            </table:table-row>
            <table:table-row>
              <table:table-cell office:value-type="string">
                <text:p>2023-01-30 08:45:32</text:p>
              </table:table-cell>
              <table:table-cell office:value-type="float" office:value="4.16666666666667">
                <text:p>4.16666666666667</text:p>
              </table:table-cell>
            </table:table-row>
            <table:table-row>
              <table:table-cell office:value-type="string">
                <text:p>2023-01-30 09:03: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09:19:48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30 09:38:32</text:p>
              </table:table-cell>
              <table:table-cell office:value-type="float" office:value="1.35135135135135">
                <text:p>1.35135135135135</text:p>
              </table:table-cell>
            </table:table-row>
            <table:table-row>
              <table:table-cell office:value-type="string">
                <text:p>2023-01-30 09:57:38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23-01-30 10:16:41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30 10:35:42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23-01-30 10:54:43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string">
                <text:p>2023-01-30 11:13:49</text:p>
              </table:table-cell>
              <table:table-cell office:value-type="float" office:value="4.16666666666667">
                <text:p>4.16666666666667</text:p>
              </table:table-cell>
            </table:table-row>
            <table:table-row>
              <table:table-cell office:value-type="string">
                <text:p>2023-01-30 11:32:57</text:p>
              </table:table-cell>
              <table:table-cell office:value-type="float" office:value="1.40845070422535">
                <text:p>1.40845070422535</text:p>
              </table:table-cell>
            </table:table-row>
            <table:table-row>
              <table:table-cell office:value-type="string">
                <text:p>2023-01-30 11:51:57</text:p>
              </table:table-cell>
              <table:table-cell office:value-type="float" office:value="5.1948051948052">
                <text:p>5.1948051948052</text:p>
              </table:table-cell>
            </table:table-row>
            <table:table-row>
              <table:table-cell office:value-type="string">
                <text:p>2023-01-30 12:10:59</text:p>
              </table:table-cell>
              <table:table-cell office:value-type="float" office:value="2.5974025974026">
                <text:p>2.5974025974026</text:p>
              </table:table-cell>
            </table:table-row>
            <table:table-row>
              <table:table-cell office:value-type="string">
                <text:p>2023-01-30 12:30:00</text:p>
              </table:table-cell>
              <table:table-cell office:value-type="float" office:value="4.22535211267606">
                <text:p>4.22535211267606</text:p>
              </table:table-cell>
            </table:table-row>
            <table:table-row>
              <table:table-cell office:value-type="string">
                <text:p>2023-01-30 13:08: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13:15:39</text:p>
              </table:table-cell>
              <table:table-cell office:value-type="float" office:value="6.94444444444444">
                <text:p>6.94444444444444</text:p>
              </table:table-cell>
            </table:table-row>
            <table:table-row>
              <table:table-cell office:value-type="string">
                <text:p>2023-01-30 13:33:12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30 13:50:54</text:p>
              </table:table-cell>
              <table:table-cell office:value-type="float" office:value="3.8961038961039">
                <text:p>3.8961038961039</text:p>
              </table:table-cell>
            </table:table-row>
            <table:table-row>
              <table:table-cell office:value-type="string">
                <text:p>2023-01-30 14:08:27</text:p>
              </table:table-cell>
              <table:table-cell office:value-type="float" office:value="4.22535211267606">
                <text:p>4.22535211267606</text:p>
              </table:table-cell>
            </table:table-row>
            <table:table-row>
              <table:table-cell office:value-type="string">
                <text:p>2023-01-30 14:26:01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30 14:43:36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23-01-30 15:01:51</text:p>
              </table:table-cell>
              <table:table-cell office:value-type="float" office:value="1.40845070422535">
                <text:p>1.40845070422535</text:p>
              </table:table-cell>
            </table:table-row>
            <table:table-row>
              <table:table-cell office:value-type="string">
                <text:p>2023-01-30 15:19:24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23-01-30 15:37:37</text:p>
              </table:table-cell>
              <table:table-cell office:value-type="float" office:value="2.8169014084507">
                <text:p>2.8169014084507</text:p>
              </table:table-cell>
            </table:table-row>
            <table:table-row>
              <table:table-cell office:value-type="string">
                <text:p>2023-01-30 15:55:20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2023-01-30 16:13:33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string">
                <text:p>2023-01-30 16:31:40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30 16:49: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17:06:49</text:p>
              </table:table-cell>
              <table:table-cell office:value-type="float" office:value="3.94736842105263">
                <text:p>3.94736842105263</text:p>
              </table:table-cell>
            </table:table-row>
            <table:table-row>
              <table:table-cell office:value-type="string">
                <text:p>2023-01-30 17:24: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17:42:42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30 18:00:33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30 18:18:05</text:p>
              </table:table-cell>
              <table:table-cell office:value-type="float" office:value="1.40845070422535">
                <text:p>1.40845070422535</text:p>
              </table:table-cell>
            </table:table-row>
            <table:table-row>
              <table:table-cell office:value-type="string">
                <text:p>2023-01-30 18:35: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18:53:17</text:p>
              </table:table-cell>
              <table:table-cell office:value-type="float" office:value="5.63380281690141">
                <text:p>5.63380281690141</text:p>
              </table:table-cell>
            </table:table-row>
            <table:table-row>
              <table:table-cell office:value-type="string">
                <text:p>2023-01-30 19:11:31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string">
                <text:p>2023-01-30 19:31:39</text:p>
              </table:table-cell>
              <table:table-cell office:value-type="float" office:value="2.40963855421687">
                <text:p>2.40963855421687</text:p>
              </table:table-cell>
            </table:table-row>
            <table:table-row>
              <table:table-cell office:value-type="string">
                <text:p>2023-01-30 19:41:48</text:p>
              </table:table-cell>
              <table:table-cell office:value-type="float" office:value="4.08163265306122">
                <text:p>4.08163265306122</text:p>
              </table:table-cell>
            </table:table-row>
            <table:table-row>
              <table:table-cell office:value-type="string">
                <text:p>2023-01-30 19:59:25</text:p>
              </table:table-cell>
              <table:table-cell office:value-type="float" office:value="0.961538461538462">
                <text:p>0.961538461538462</text:p>
              </table:table-cell>
            </table:table-row>
            <table:table-row>
              <table:table-cell office:value-type="string">
                <text:p>2023-01-30 20:17: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20:35:44</text:p>
              </table:table-cell>
              <table:table-cell office:value-type="float" office:value="1.28205128205128">
                <text:p>1.28205128205128</text:p>
              </table:table-cell>
            </table:table-row>
            <table:table-row>
              <table:table-cell office:value-type="string">
                <text:p>2023-01-30 20:53:21</text:p>
              </table:table-cell>
              <table:table-cell office:value-type="float" office:value="2.7027027027027">
                <text:p>2.7027027027027</text:p>
              </table:table-cell>
            </table:table-row>
            <table:table-row>
              <table:table-cell office:value-type="string">
                <text:p>2023-01-30 21:10:57</text:p>
              </table:table-cell>
              <table:table-cell office:value-type="float" office:value="1.21951219512195">
                <text:p>1.21951219512195</text:p>
              </table:table-cell>
            </table:table-row>
            <table:table-row>
              <table:table-cell office:value-type="string">
                <text:p>2023-01-30 21:28: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21:46:29</text:p>
              </table:table-cell>
              <table:table-cell office:value-type="float" office:value="2.53164556962025">
                <text:p>2.53164556962025</text:p>
              </table:table-cell>
            </table:table-row>
            <table:table-row>
              <table:table-cell office:value-type="string">
                <text:p>2023-01-30 22:04:14</text:p>
              </table:table-cell>
              <table:table-cell office:value-type="float" office:value="1.2987012987013">
                <text:p>1.2987012987013</text:p>
              </table:table-cell>
            </table:table-row>
            <table:table-row>
              <table:table-cell office:value-type="string">
                <text:p>2023-01-30 22:21: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22:40: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22:57:58</text:p>
              </table:table-cell>
              <table:table-cell office:value-type="float" office:value="2.8169014084507">
                <text:p>2.8169014084507</text:p>
              </table:table-cell>
            </table:table-row>
            <table:table-row>
              <table:table-cell office:value-type="string">
                <text:p>2023-01-30 23:15:33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30 23:33:09</text:p>
              </table:table-cell>
              <table:table-cell office:value-type="float" office:value="1.35135135135135">
                <text:p>1.35135135135135</text:p>
              </table:table-cell>
            </table:table-row>
            <table:table-row>
              <table:table-cell office:value-type="string">
                <text:p>2023-01-30 23:50:4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023-01-31 00:09:03</text:p>
              </table:table-cell>
              <table:table-cell office:value-type="float" office:value="1.28205128205128">
                <text:p>1.28205128205128</text:p>
              </table:table-cell>
            </table:table-row>
            <table:table-row>
              <table:table-cell office:value-type="string">
                <text:p>2023-01-31 00:27:40</text:p>
              </table:table-cell>
              <table:table-cell office:value-type="float" office:value="2.0979020979021">
                <text:p>2.0979020979021</text:p>
              </table:table-cell>
            </table:table-row>
            <table:table-row>
              <table:table-cell office:value-type="string">
                <text:p>2023-01-31 00:46:09</text:p>
              </table:table-cell>
              <table:table-cell office:value-type="float" office:value="4.16666666666667">
                <text:p>4.16666666666667</text:p>
              </table:table-cell>
            </table:table-row>
            <table:table-row>
              <table:table-cell office:value-type="string">
                <text:p>2023-01-31 01:04: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01:21:40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31 01:39:16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31 01:56: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02:15:08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23-01-31 02:33: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02:50:42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23-01-31 03:08:18</text:p>
              </table:table-cell>
              <table:table-cell office:value-type="float" office:value="4.05405405405405">
                <text:p>4.05405405405405</text:p>
              </table:table-cell>
            </table:table-row>
            <table:table-row>
              <table:table-cell office:value-type="string">
                <text:p>2023-01-31 03:25:54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31 03:43:33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31 04:01:11</text:p>
              </table:table-cell>
              <table:table-cell office:value-type="float" office:value="1.35135135135135">
                <text:p>1.35135135135135</text:p>
              </table:table-cell>
            </table:table-row>
            <table:table-row>
              <table:table-cell office:value-type="string">
                <text:p>2023-01-31 04:18:48</text:p>
              </table:table-cell>
              <table:table-cell office:value-type="float" office:value="2.63157894736842">
                <text:p>2.63157894736842</text:p>
              </table:table-cell>
            </table:table-row>
            <table:table-row>
              <table:table-cell office:value-type="string">
                <text:p>2023-01-31 04:36:23</text:p>
              </table:table-cell>
              <table:table-cell office:value-type="float" office:value="6.94444444444444">
                <text:p>6.94444444444444</text:p>
              </table:table-cell>
            </table:table-row>
            <table:table-row>
              <table:table-cell office:value-type="string">
                <text:p>2023-01-31 04:54:41</text:p>
              </table:table-cell>
              <table:table-cell office:value-type="float" office:value="3.79746835443038">
                <text:p>3.79746835443038</text:p>
              </table:table-cell>
            </table:table-row>
            <table:table-row>
              <table:table-cell office:value-type="string">
                <text:p>2023-01-31 05:11: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05:31:14</text:p>
              </table:table-cell>
              <table:table-cell office:value-type="float" office:value="2.56410256410256">
                <text:p>2.56410256410256</text:p>
              </table:table-cell>
            </table:table-row>
            <table:table-row>
              <table:table-cell office:value-type="string">
                <text:p>2023-01-31 05:48:49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31 06:07: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06:24:5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023-01-31 06:42: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07:00:11</text:p>
              </table:table-cell>
              <table:table-cell office:value-type="float" office:value="4.16666666666667">
                <text:p>4.16666666666667</text:p>
              </table:table-cell>
            </table:table-row>
            <table:table-row>
              <table:table-cell office:value-type="string">
                <text:p>2023-01-31 07:17:46</text:p>
              </table:table-cell>
              <table:table-cell office:value-type="float" office:value="4.16666666666667">
                <text:p>4.16666666666667</text:p>
              </table:table-cell>
            </table:table-row>
            <table:table-row>
              <table:table-cell office:value-type="string">
                <text:p>2023-01-31 07:35:26</text:p>
              </table:table-cell>
              <table:table-cell office:value-type="float" office:value="4.16666666666667">
                <text:p>4.16666666666667</text:p>
              </table:table-cell>
            </table:table-row>
            <table:table-row>
              <table:table-cell office:value-type="string">
                <text:p>2023-01-31 07:53:06</text:p>
              </table:table-cell>
              <table:table-cell office:value-type="float" office:value="4.22535211267606">
                <text:p>4.22535211267606</text:p>
              </table:table-cell>
            </table:table-row>
            <table:table-row>
              <table:table-cell office:value-type="string">
                <text:p>2023-01-31 08:10:47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23-01-31 08:28:27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23-01-31 08:46:07</text:p>
              </table:table-cell>
              <table:table-cell office:value-type="float" office:value="5.26315789473684">
                <text:p>5.26315789473684</text:p>
              </table:table-cell>
            </table:table-row>
            <table:table-row>
              <table:table-cell office:value-type="string">
                <text:p>2023-01-31 09:03:47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2023-01-31 09:22:06</text:p>
              </table:table-cell>
              <table:table-cell office:value-type="float" office:value="4.16666666666667">
                <text:p>4.16666666666667</text:p>
              </table:table-cell>
            </table:table-row>
            <table:table-row>
              <table:table-cell office:value-type="string">
                <text:p>2023-01-31 09:40:40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23-01-31 09:57:49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31 10:16:5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023-01-31 10:34:27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23-01-31 10:52: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11:09:37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31 11:27:11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23-01-31 11:45: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12:03:19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31 12:20:5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023-01-31 12:38:32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31 12:56:1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023-01-31 13:13:49</text:p>
              </table:table-cell>
              <table:table-cell office:value-type="float" office:value="1.40845070422535">
                <text:p>1.40845070422535</text:p>
              </table:table-cell>
            </table:table-row>
            <table:table-row>
              <table:table-cell office:value-type="string">
                <text:p>2023-01-31 13:31:26</text:p>
              </table:table-cell>
              <table:table-cell office:value-type="float" office:value="0.970873786407767">
                <text:p>0.970873786407767</text:p>
              </table:table-cell>
            </table:table-row>
            <table:table-row>
              <table:table-cell office:value-type="string">
                <text:p>2023-01-31 13:49:35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23-01-31 14:07:48</text:p>
              </table:table-cell>
              <table:table-cell office:value-type="float" office:value="2.32558139534884">
                <text:p>2.32558139534884</text:p>
              </table:table-cell>
            </table:table-row>
            <table:table-row>
              <table:table-cell office:value-type="string">
                <text:p>2023-01-31 14:25:22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23-01-31 14:43: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15:01:27</text:p>
              </table:table-cell>
              <table:table-cell office:value-type="float" office:value="2.56410256410256">
                <text:p>2.56410256410256</text:p>
              </table:table-cell>
            </table:table-row>
            <table:table-row>
              <table:table-cell office:value-type="string">
                <text:p>2023-01-31 15:19:17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31 15:36: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15:54:32</text:p>
              </table:table-cell>
              <table:table-cell office:value-type="float" office:value="4.05405405405405">
                <text:p>4.05405405405405</text:p>
              </table:table-cell>
            </table:table-row>
            <table:table-row>
              <table:table-cell office:value-type="string">
                <text:p>2023-01-31 16:12: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16:29:47</text:p>
              </table:table-cell>
              <table:table-cell office:value-type="float" office:value="4.16666666666667">
                <text:p>4.16666666666667</text:p>
              </table:table-cell>
            </table:table-row>
            <table:table-row>
              <table:table-cell office:value-type="string">
                <text:p>2023-01-31 16:47:40</text:p>
              </table:table-cell>
              <table:table-cell office:value-type="float" office:value="1.35135135135135">
                <text:p>1.35135135135135</text:p>
              </table:table-cell>
            </table:table-row>
            <table:table-row>
              <table:table-cell office:value-type="string">
                <text:p>2023-01-31 17:05:18</text:p>
              </table:table-cell>
              <table:table-cell office:value-type="float" office:value="3.2520325203252">
                <text:p>3.2520325203252</text:p>
              </table:table-cell>
            </table:table-row>
            <table:table-row>
              <table:table-cell office:value-type="string">
                <text:p>2023-01-31 17:22:59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31 17:41:14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31 17:58:50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31 18:16:24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31 18:34:40</text:p>
              </table:table-cell>
              <table:table-cell office:value-type="float" office:value="4.05405405405405">
                <text:p>4.05405405405405</text:p>
              </table:table-cell>
            </table:table-row>
            <table:table-row>
              <table:table-cell office:value-type="string">
                <text:p>2023-01-31 18:52:16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2023-01-31 19:09: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19:27:28</text:p>
              </table:table-cell>
              <table:table-cell office:value-type="float" office:value="2.8169014084507">
                <text:p>2.8169014084507</text:p>
              </table:table-cell>
            </table:table-row>
            <table:table-row>
              <table:table-cell office:value-type="string">
                <text:p>2023-01-31 19:45:03</text:p>
              </table:table-cell>
              <table:table-cell office:value-type="float" office:value="1.40845070422535">
                <text:p>1.40845070422535</text:p>
              </table:table-cell>
            </table:table-row>
            <table:table-row>
              <table:table-cell office:value-type="string">
                <text:p>2023-01-31 20:02:42</text:p>
              </table:table-cell>
              <table:table-cell office:value-type="float" office:value="4.16666666666667">
                <text:p>4.16666666666667</text:p>
              </table:table-cell>
            </table:table-row>
            <table:table-row>
              <table:table-cell office:value-type="string">
                <text:p>2023-01-31 20:20:16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23-01-31 20:37:54</text:p>
              </table:table-cell>
              <table:table-cell office:value-type="float" office:value="4.16666666666667">
                <text:p>4.16666666666667</text:p>
              </table:table-cell>
            </table:table-row>
            <table:table-row>
              <table:table-cell office:value-type="string">
                <text:p>2023-01-31 20:55:34</text:p>
              </table:table-cell>
              <table:table-cell office:value-type="float" office:value="2.63157894736842">
                <text:p>2.63157894736842</text:p>
              </table:table-cell>
            </table:table-row>
            <table:table-row>
              <table:table-cell office:value-type="string">
                <text:p>2023-01-31 21:13:21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023-01-31 21:31: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21:48:42</text:p>
              </table:table-cell>
              <table:table-cell office:value-type="float" office:value="4.16666666666667">
                <text:p>4.16666666666667</text:p>
              </table:table-cell>
            </table:table-row>
            <table:table-row>
              <table:table-cell office:value-type="string">
                <text:p>2023-01-31 22:06:17</text:p>
              </table:table-cell>
              <table:table-cell office:value-type="float" office:value="2.63157894736842">
                <text:p>2.63157894736842</text:p>
              </table:table-cell>
            </table:table-row>
            <table:table-row>
              <table:table-cell office:value-type="string">
                <text:p>2023-01-31 22:23:54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31 22:41:37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1-31 22:59:11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string">
                <text:p>2023-01-31 23:16: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23:34:22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23-02-01 06:31:50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2-01 06:49: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1 07:07:17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2-01 07:25:01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2-01 07:42:50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string">
                <text:p>2023-02-01 08:00:28</text:p>
              </table:table-cell>
              <table:table-cell office:value-type="float" office:value="4.16666666666667">
                <text:p>4.16666666666667</text:p>
              </table:table-cell>
            </table:table-row>
            <table:table-row>
              <table:table-cell office:value-type="string">
                <text:p>2023-02-01 08:18:06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23-02-01 08:35:51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23-02-01 08:53:35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23-02-01 09:11:18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23-02-01 09:29:03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2-01 09:46:50</text:p>
              </table:table-cell>
              <table:table-cell office:value-type="float" office:value="2.8169014084507">
                <text:p>2.8169014084507</text:p>
              </table:table-cell>
            </table:table-row>
            <table:table-row>
              <table:table-cell office:value-type="string">
                <text:p>2023-02-01 10:04: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1 10:22:12</text:p>
              </table:table-cell>
              <table:table-cell office:value-type="float" office:value="4.05405405405405">
                <text:p>4.05405405405405</text:p>
              </table:table-cell>
            </table:table-row>
            <table:table-row>
              <table:table-cell office:value-type="string">
                <text:p>2023-02-01 10:39:57</text:p>
              </table:table-cell>
              <table:table-cell office:value-type="float" office:value="4.22535211267606">
                <text:p>4.22535211267606</text:p>
              </table:table-cell>
            </table:table-row>
            <table:table-row>
              <table:table-cell office:value-type="string">
                <text:p>2023-02-01 10:57: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1 11:15: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1 11:33:13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23-02-01 11:50:58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23-02-01 12:08: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1 12:26:39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2-01 12:44:19</text:p>
              </table:table-cell>
              <table:table-cell office:value-type="float" office:value="2.56410256410256">
                <text:p>2.56410256410256</text:p>
              </table:table-cell>
            </table:table-row>
            <table:table-row>
              <table:table-cell office:value-type="string">
                <text:p>2023-02-01 13:02:00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23-02-01 13:19:46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string">
                <text:p>2023-02-01 13:37:19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string">
                <text:p>2023-02-01 13:53:19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2-01 14:12: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1 14:31: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1 14:50:27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2-01 15:09: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1 15:28:52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23-02-01 15:48:15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string">
                <text:p>2023-02-01 16:07:10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2023-02-01 16:26:1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023-02-01 16:45:24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2-01 17:04:36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2-01 17:23:46</text:p>
              </table:table-cell>
              <table:table-cell office:value-type="float" office:value="1.31578947368421">
                <text:p>1.31578947368421</text:p>
              </table:table-cell>
            </table:table-row>
            <table:table-row>
              <table:table-cell office:value-type="string">
                <text:p>2023-02-01 18:56:47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2-01 19:01:50</text:p>
              </table:table-cell>
              <table:table-cell office:value-type="float" office:value="1.35135135135135">
                <text:p>1.35135135135135</text:p>
              </table:table-cell>
            </table:table-row>
            <table:table-row>
              <table:table-cell office:value-type="string">
                <text:p>2023-02-01 19:19:28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2-01 19:37: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1 19:55:02</text:p>
              </table:table-cell>
              <table:table-cell office:value-type="float" office:value="4.16666666666667">
                <text:p>4.16666666666667</text:p>
              </table:table-cell>
            </table:table-row>
            <table:table-row>
              <table:table-cell office:value-type="string">
                <text:p>2023-02-01 20:12:54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string">
                <text:p>2023-02-01 20:30:49</text:p>
              </table:table-cell>
              <table:table-cell office:value-type="float" office:value="2.8169014084507">
                <text:p>2.8169014084507</text:p>
              </table:table-cell>
            </table:table-row>
            <table:table-row>
              <table:table-cell office:value-type="string">
                <text:p>2023-02-01 20:48:30</text:p>
              </table:table-cell>
              <table:table-cell office:value-type="float" office:value="2.8169014084507">
                <text:p>2.8169014084507</text:p>
              </table:table-cell>
            </table:table-row>
            <table:table-row>
              <table:table-cell office:value-type="string">
                <text:p>2023-02-01 21:07:03</text:p>
              </table:table-cell>
              <table:table-cell office:value-type="float" office:value="4.16666666666667">
                <text:p>4.16666666666667</text:p>
              </table:table-cell>
            </table:table-row>
            <table:table-row>
              <table:table-cell office:value-type="string">
                <text:p>2023-02-01 21:25:49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2023-02-01 21:43:32</text:p>
              </table:table-cell>
              <table:table-cell office:value-type="float" office:value="1.53846153846154">
                <text:p>1.53846153846154</text:p>
              </table:table-cell>
            </table:table-row>
            <table:table-row>
              <table:table-cell office:value-type="string">
                <text:p>2023-02-01 22:03:26</text:p>
              </table:table-cell>
              <table:table-cell office:value-type="float" office:value="1.36986301369863">
                <text:p>1.36986301369863</text:p>
              </table:table-cell>
            </table:table-row>
            <table:table-row>
              <table:table-cell office:value-type="string">
                <text:p>2023-02-01 22:21: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1 22:40: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1 22:58:23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string">
                <text:p>2023-02-01 23:16: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1 23:33: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1 23:51:25</text:p>
              </table:table-cell>
              <table:table-cell office:value-type="float" office:value="2.52100840336134">
                <text:p>2.52100840336134</text:p>
              </table:table-cell>
            </table:table-row>
            <table:table-row>
              <table:table-cell office:value-type="string">
                <text:p>2023-02-02 00:09:04</text:p>
              </table:table-cell>
              <table:table-cell office:value-type="float" office:value="0.826446280991735">
                <text:p>0.826446280991735</text:p>
              </table:table-cell>
            </table:table-row>
            <table:table-row>
              <table:table-cell office:value-type="string">
                <text:p>2023-02-02 00:26:42</text:p>
              </table:table-cell>
              <table:table-cell office:value-type="float" office:value="1.9047619047619">
                <text:p>1.9047619047619</text:p>
              </table:table-cell>
            </table:table-row>
            <table:table-row>
              <table:table-cell office:value-type="string">
                <text:p>2023-02-02 00:44:20</text:p>
              </table:table-cell>
              <table:table-cell office:value-type="float" office:value="0.775193798449612">
                <text:p>0.775193798449612</text:p>
              </table:table-cell>
            </table:table-row>
            <table:table-row>
              <table:table-cell office:value-type="string">
                <text:p>2023-02-02 01:02: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2 01:19:50</text:p>
              </table:table-cell>
              <table:table-cell office:value-type="float" office:value="0.961538461538462">
                <text:p>0.961538461538462</text:p>
              </table:table-cell>
            </table:table-row>
            <table:table-row>
              <table:table-cell office:value-type="string">
                <text:p>2023-02-02 01:37:28</text:p>
              </table:table-cell>
              <table:table-cell office:value-type="float" office:value="1.21951219512195">
                <text:p>1.21951219512195</text:p>
              </table:table-cell>
            </table:table-row>
            <table:table-row>
              <table:table-cell office:value-type="string">
                <text:p>2023-02-02 01:55:15</text:p>
              </table:table-cell>
              <table:table-cell office:value-type="float" office:value="3.47826086956522">
                <text:p>3.47826086956522</text:p>
              </table:table-cell>
            </table:table-row>
            <table:table-row>
              <table:table-cell office:value-type="string">
                <text:p>2023-02-02 02:13:0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023-02-02 02:30:41</text:p>
              </table:table-cell>
              <table:table-cell office:value-type="float" office:value="0.763358778625954">
                <text:p>0.763358778625954</text:p>
              </table:table-cell>
            </table:table-row>
            <table:table-row>
              <table:table-cell office:value-type="string">
                <text:p>2023-02-02 02:48:21</text:p>
              </table:table-cell>
              <table:table-cell office:value-type="float" office:value="1.50375939849624">
                <text:p>1.50375939849624</text:p>
              </table:table-cell>
            </table:table-row>
            <table:table-row>
              <table:table-cell office:value-type="string">
                <text:p>2023-02-02 03:06:03</text:p>
              </table:table-cell>
              <table:table-cell office:value-type="float" office:value="2.4390243902439">
                <text:p>2.4390243902439</text:p>
              </table:table-cell>
            </table:table-row>
            <table:table-row>
              <table:table-cell office:value-type="string">
                <text:p>2023-02-02 03:23:51</text:p>
              </table:table-cell>
              <table:table-cell office:value-type="float" office:value="0.763358778625954">
                <text:p>0.763358778625954</text:p>
              </table:table-cell>
            </table:table-row>
            <table:table-row>
              <table:table-cell office:value-type="string">
                <text:p>2023-02-02 03:41:33</text:p>
              </table:table-cell>
              <table:table-cell office:value-type="float" office:value="0.763358778625954">
                <text:p>0.763358778625954</text:p>
              </table:table-cell>
            </table:table-row>
            <table:table-row>
              <table:table-cell office:value-type="string">
                <text:p>2023-02-02 03:59:13</text:p>
              </table:table-cell>
              <table:table-cell office:value-type="float" office:value="1.68067226890756">
                <text:p>1.68067226890756</text:p>
              </table:table-cell>
            </table:table-row>
            <table:table-row>
              <table:table-cell office:value-type="string">
                <text:p>2023-02-02 04:16: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2 04:34: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2 04:52:10</text:p>
              </table:table-cell>
              <table:table-cell office:value-type="float" office:value="2.89855072463768">
                <text:p>2.89855072463768</text:p>
              </table:table-cell>
            </table:table-row>
            <table:table-row>
              <table:table-cell office:value-type="string">
                <text:p>2023-02-02 05:09:52</text:p>
              </table:table-cell>
              <table:table-cell office:value-type="float" office:value="1.52671755725191">
                <text:p>1.52671755725191</text:p>
              </table:table-cell>
            </table:table-row>
            <table:table-row>
              <table:table-cell office:value-type="string">
                <text:p>2023-02-02 05:27:31</text:p>
              </table:table-cell>
              <table:table-cell office:value-type="float" office:value="2.22222222222222">
                <text:p>2.22222222222222</text:p>
              </table:table-cell>
            </table:table-row>
            <table:table-row>
              <table:table-cell office:value-type="string">
                <text:p>2023-02-02 05:45: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2 06:02:52</text:p>
              </table:table-cell>
              <table:table-cell office:value-type="float" office:value="2.97029702970297">
                <text:p>2.97029702970297</text:p>
              </table:table-cell>
            </table:table-row>
            <table:table-row>
              <table:table-cell office:value-type="string">
                <text:p>2023-02-02 06:20:3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023-02-02 06:38:12</text:p>
              </table:table-cell>
              <table:table-cell office:value-type="float" office:value="3.05343511450382">
                <text:p>3.05343511450382</text:p>
              </table:table-cell>
            </table:table-row>
            <table:table-row>
              <table:table-cell office:value-type="string">
                <text:p>2023-02-02 06:55:58</text:p>
              </table:table-cell>
              <table:table-cell office:value-type="float" office:value="2.0979020979021">
                <text:p>2.0979020979021</text:p>
              </table:table-cell>
            </table:table-row>
            <table:table-row>
              <table:table-cell office:value-type="string">
                <text:p>2023-02-02 07:13:36</text:p>
              </table:table-cell>
              <table:table-cell office:value-type="float" office:value="0.884955752212389">
                <text:p>0.884955752212389</text:p>
              </table:table-cell>
            </table:table-row>
            <table:table-row>
              <table:table-cell office:value-type="string">
                <text:p>2023-02-02 07:31:17</text:p>
              </table:table-cell>
              <table:table-cell office:value-type="float" office:value="0.719424460431654">
                <text:p>0.719424460431654</text:p>
              </table:table-cell>
            </table:table-row>
            <table:table-row>
              <table:table-cell office:value-type="string">
                <text:p>2023-02-02 07:48:57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2023-02-02 08:06:37</text:p>
              </table:table-cell>
              <table:table-cell office:value-type="float" office:value="1.49253731343284">
                <text:p>1.49253731343284</text:p>
              </table:table-cell>
            </table:table-row>
            <table:table-row>
              <table:table-cell office:value-type="string">
                <text:p>2023-02-02 08:24: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2 08:42: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2 08:59:53</text:p>
              </table:table-cell>
              <table:table-cell office:value-type="float" office:value="1.45985401459854">
                <text:p>1.45985401459854</text:p>
              </table:table-cell>
            </table:table-row>
            <table:table-row>
              <table:table-cell office:value-type="string">
                <text:p>2023-02-02 09:17:41</text:p>
              </table:table-cell>
              <table:table-cell office:value-type="float" office:value="0.793650793650794">
                <text:p>0.793650793650794</text:p>
              </table:table-cell>
            </table:table-row>
            <table:table-row>
              <table:table-cell office:value-type="string">
                <text:p>2023-02-02 09:35:26</text:p>
              </table:table-cell>
              <table:table-cell office:value-type="float" office:value="1.55038759689923">
                <text:p>1.55038759689923</text:p>
              </table:table-cell>
            </table:table-row>
            <table:table-row>
              <table:table-cell office:value-type="string">
                <text:p>2023-02-02 09:53:05</text:p>
              </table:table-cell>
              <table:table-cell office:value-type="float" office:value="2.27272727272727">
                <text:p>2.27272727272727</text:p>
              </table:table-cell>
            </table:table-row>
            <table:table-row>
              <table:table-cell office:value-type="string">
                <text:p>2023-02-02 10:10:42</text:p>
              </table:table-cell>
              <table:table-cell office:value-type="float" office:value="2.4390243902439">
                <text:p>2.4390243902439</text:p>
              </table:table-cell>
            </table:table-row>
            <table:table-row>
              <table:table-cell office:value-type="string">
                <text:p>2023-02-02 10:28:32</text:p>
              </table:table-cell>
              <table:table-cell office:value-type="float" office:value="0.662251655629139">
                <text:p>0.662251655629139</text:p>
              </table:table-cell>
            </table:table-row>
            <table:table-row>
              <table:table-cell office:value-type="string">
                <text:p>2023-02-02 10:46: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2 11:04: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2 11:21:43</text:p>
              </table:table-cell>
              <table:table-cell office:value-type="float" office:value="3.10077519379845">
                <text:p>3.10077519379845</text:p>
              </table:table-cell>
            </table:table-row>
            <table:table-row>
              <table:table-cell office:value-type="string">
                <text:p>2023-02-02 11:39: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2 11:57:13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string">
                <text:p>2023-02-02 12:15:00</text:p>
              </table:table-cell>
              <table:table-cell office:value-type="float" office:value="0.719424460431654">
                <text:p>0.719424460431654</text:p>
              </table:table-cell>
            </table:table-row>
            <table:table-row>
              <table:table-cell office:value-type="string">
                <text:p>2023-02-02 12:32:43</text:p>
              </table:table-cell>
              <table:table-cell office:value-type="float" office:value="2.36220472440945">
                <text:p>2.36220472440945</text:p>
              </table:table-cell>
            </table:table-row>
            <table:table-row>
              <table:table-cell office:value-type="string">
                <text:p>2023-02-02 12:50:20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2023-02-02 13:08:01</text:p>
              </table:table-cell>
              <table:table-cell office:value-type="float" office:value="1.53846153846154">
                <text:p>1.53846153846154</text:p>
              </table:table-cell>
            </table:table-row>
            <table:table-row>
              <table:table-cell office:value-type="string">
                <text:p>2023-02-02 13:25:44</text:p>
              </table:table-cell>
              <table:table-cell office:value-type="float" office:value="0.684931506849315">
                <text:p>0.684931506849315</text:p>
              </table:table-cell>
            </table:table-row>
            <table:table-row>
              <table:table-cell office:value-type="string">
                <text:p>2023-02-02 13:43: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2 14:01: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2 14:18:51</text:p>
              </table:table-cell>
              <table:table-cell office:value-type="float" office:value="1.48148148148148">
                <text:p>1.48148148148148</text:p>
              </table:table-cell>
            </table:table-row>
            <table:table-row>
              <table:table-cell office:value-type="string">
                <text:p>2023-02-02 14:36:31</text:p>
              </table:table-cell>
              <table:table-cell office:value-type="float" office:value="1.50375939849624">
                <text:p>1.50375939849624</text:p>
              </table:table-cell>
            </table:table-row>
            <table:table-row>
              <table:table-cell office:value-type="string">
                <text:p>2023-02-02 14:54:16</text:p>
              </table:table-cell>
              <table:table-cell office:value-type="float" office:value="1.49253731343284">
                <text:p>1.49253731343284</text:p>
              </table:table-cell>
            </table:table-row>
            <table:table-row>
              <table:table-cell office:value-type="string">
                <text:p>2023-02-02 15:11: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2 15:29:34</text:p>
              </table:table-cell>
              <table:table-cell office:value-type="float" office:value="1.55038759689923">
                <text:p>1.55038759689923</text:p>
              </table:table-cell>
            </table:table-row>
            <table:table-row>
              <table:table-cell office:value-type="string">
                <text:p>2023-02-02 15:47: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2 16:05:02</text:p>
              </table:table-cell>
              <table:table-cell office:value-type="float" office:value="2.12765957446808">
                <text:p>2.12765957446808</text:p>
              </table:table-cell>
            </table:table-row>
            <table:table-row>
              <table:table-cell office:value-type="string">
                <text:p>2023-02-02 16:23: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2 16:41:25</text:p>
              </table:table-cell>
              <table:table-cell office:value-type="float" office:value="3.30578512396694">
                <text:p>3.30578512396694</text:p>
              </table:table-cell>
            </table:table-row>
            <table:table-row>
              <table:table-cell office:value-type="string">
                <text:p>2023-02-02 16:58:36</text:p>
              </table:table-cell>
              <table:table-cell office:value-type="float" office:value="0.694444444444444">
                <text:p>0.694444444444444</text:p>
              </table:table-cell>
            </table:table-row>
            <table:table-row>
              <table:table-cell office:value-type="string">
                <text:p>2023-02-02 17:15: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2 17:36:16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string">
                <text:p>2023-02-02 17:54: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2 18:11:51</text:p>
              </table:table-cell>
              <table:table-cell office:value-type="float" office:value="2.54237288135593">
                <text:p>2.54237288135593</text:p>
              </table:table-cell>
            </table:table-row>
            <table:table-row>
              <table:table-cell office:value-type="string">
                <text:p>2023-02-02 18:29: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2 18:47:22</text:p>
              </table:table-cell>
              <table:table-cell office:value-type="float" office:value="0.757575757575758">
                <text:p>0.757575757575758</text:p>
              </table:table-cell>
            </table:table-row>
            <table:table-row>
              <table:table-cell office:value-type="string">
                <text:p>2023-02-02 19:05:13</text:p>
              </table:table-cell>
              <table:table-cell office:value-type="float" office:value="1.48148148148148">
                <text:p>1.48148148148148</text:p>
              </table:table-cell>
            </table:table-row>
            <table:table-row>
              <table:table-cell office:value-type="string">
                <text:p>2023-02-02 19:22:56</text:p>
              </table:table-cell>
              <table:table-cell office:value-type="float" office:value="1.8018018018018">
                <text:p>1.8018018018018</text:p>
              </table:table-cell>
            </table:table-row>
            <table:table-row>
              <table:table-cell office:value-type="string">
                <text:p>2023-02-02 19:40:43</text:p>
              </table:table-cell>
              <table:table-cell office:value-type="float" office:value="1.23456790123457">
                <text:p>1.23456790123457</text:p>
              </table:table-cell>
            </table:table-row>
            <table:table-row>
              <table:table-cell office:value-type="string">
                <text:p>2023-02-02 19:58:29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2023-02-02 20:35:24</text:p>
              </table:table-cell>
              <table:table-cell office:value-type="float" office:value="0.641025641025641">
                <text:p>0.641025641025641</text:p>
              </table:table-cell>
            </table:table-row>
            <table:table-row>
              <table:table-cell office:value-type="string">
                <text:p>2023-02-02 20:53:04</text:p>
              </table:table-cell>
              <table:table-cell office:value-type="float" office:value="0.680272108843537">
                <text:p>0.680272108843537</text:p>
              </table:table-cell>
            </table:table-row>
            <table:table-row>
              <table:table-cell office:value-type="string">
                <text:p>2023-02-02 21:11:01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2023-02-02 21:28:49</text:p>
              </table:table-cell>
              <table:table-cell office:value-type="float" office:value="1.21951219512195">
                <text:p>1.21951219512195</text:p>
              </table:table-cell>
            </table:table-row>
            <table:table-row>
              <table:table-cell office:value-type="string">
                <text:p>2023-02-02 21:46:45</text:p>
              </table:table-cell>
              <table:table-cell office:value-type="float" office:value="1.5748031496063">
                <text:p>1.5748031496063</text:p>
              </table:table-cell>
            </table:table-row>
            <table:table-row>
              <table:table-cell office:value-type="string">
                <text:p>2023-02-02 22:04:27</text:p>
              </table:table-cell>
              <table:table-cell office:value-type="float" office:value="0.746268656716418">
                <text:p>0.746268656716418</text:p>
              </table:table-cell>
            </table:table-row>
            <table:table-row>
              <table:table-cell office:value-type="string">
                <text:p>2023-02-02 22:22: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2 22:40:1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023-02-03 02:48:47</text:p>
              </table:table-cell>
              <table:table-cell office:value-type="float" office:value="2.32558139534884">
                <text:p>2.32558139534884</text:p>
              </table:table-cell>
            </table:table-row>
            <table:table-row>
              <table:table-cell office:value-type="string">
                <text:p>2023-02-03 03:06:31</text:p>
              </table:table-cell>
              <table:table-cell office:value-type="float" office:value="0.75187969924812">
                <text:p>0.75187969924812</text:p>
              </table:table-cell>
            </table:table-row>
            <table:table-row>
              <table:table-cell office:value-type="string">
                <text:p>2023-02-03 03:24:10</text:p>
              </table:table-cell>
              <table:table-cell office:value-type="float" office:value="0.75187969924812">
                <text:p>0.75187969924812</text:p>
              </table:table-cell>
            </table:table-row>
            <table:table-row>
              <table:table-cell office:value-type="string">
                <text:p>2023-02-03 03:41:50</text:p>
              </table:table-cell>
              <table:table-cell office:value-type="float" office:value="1.48148148148148">
                <text:p>1.48148148148148</text:p>
              </table:table-cell>
            </table:table-row>
            <table:table-row>
              <table:table-cell office:value-type="string">
                <text:p>2023-02-03 03:59:27</text:p>
              </table:table-cell>
              <table:table-cell office:value-type="float" office:value="0.840336134453782">
                <text:p>0.840336134453782</text:p>
              </table:table-cell>
            </table:table-row>
            <table:table-row>
              <table:table-cell office:value-type="string">
                <text:p>2023-02-03 04:17:16</text:p>
              </table:table-cell>
              <table:table-cell office:value-type="float" office:value="0.763358778625954">
                <text:p>0.763358778625954</text:p>
              </table:table-cell>
            </table:table-row>
            <table:table-row>
              <table:table-cell office:value-type="string">
                <text:p>2023-02-03 04:34: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3 04:52: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3 05:10:13</text:p>
              </table:table-cell>
              <table:table-cell office:value-type="float" office:value="1.50375939849624">
                <text:p>1.50375939849624</text:p>
              </table:table-cell>
            </table:table-row>
            <table:table-row>
              <table:table-cell office:value-type="string">
                <text:p>2023-02-03 05:27:54</text:p>
              </table:table-cell>
              <table:table-cell office:value-type="float" office:value="0.72992700729927">
                <text:p>0.72992700729927</text:p>
              </table:table-cell>
            </table:table-row>
            <table:table-row>
              <table:table-cell office:value-type="string">
                <text:p>2023-02-03 05:45:38</text:p>
              </table:table-cell>
              <table:table-cell office:value-type="float" office:value="0.72992700729927">
                <text:p>0.72992700729927</text:p>
              </table:table-cell>
            </table:table-row>
            <table:table-row>
              <table:table-cell office:value-type="string">
                <text:p>2023-02-03 06:03: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3 06:20:56</text:p>
              </table:table-cell>
              <table:table-cell office:value-type="float" office:value="2.18978102189781">
                <text:p>2.18978102189781</text:p>
              </table:table-cell>
            </table:table-row>
            <table:table-row>
              <table:table-cell office:value-type="string">
                <text:p>2023-02-03 06:38:36</text:p>
              </table:table-cell>
              <table:table-cell office:value-type="float" office:value="0.75187969924812">
                <text:p>0.75187969924812</text:p>
              </table:table-cell>
            </table:table-row>
            <table:table-row>
              <table:table-cell office:value-type="string">
                <text:p>2023-02-03 06:56: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3 07:13:55</text:p>
              </table:table-cell>
              <table:table-cell office:value-type="float" office:value="0.775193798449612">
                <text:p>0.775193798449612</text:p>
              </table:table-cell>
            </table:table-row>
            <table:table-row>
              <table:table-cell office:value-type="string">
                <text:p>2023-02-03 07:31:34</text:p>
              </table:table-cell>
              <table:table-cell office:value-type="float" office:value="2.29007633587786">
                <text:p>2.29007633587786</text:p>
              </table:table-cell>
            </table:table-row>
            <table:table-row>
              <table:table-cell office:value-type="string">
                <text:p>2023-02-03 07:49:15</text:p>
              </table:table-cell>
              <table:table-cell office:value-type="float" office:value="1.43884892086331">
                <text:p>1.43884892086331</text:p>
              </table:table-cell>
            </table:table-row>
            <table:table-row>
              <table:table-cell office:value-type="string">
                <text:p>2023-02-03 08:06:54</text:p>
              </table:table-cell>
              <table:table-cell office:value-type="float" office:value="0.775193798449612">
                <text:p>0.775193798449612</text:p>
              </table:table-cell>
            </table:table-row>
            <table:table-row>
              <table:table-cell office:value-type="string">
                <text:p>2023-02-03 08:24:35</text:p>
              </table:table-cell>
              <table:table-cell office:value-type="float" office:value="0.775193798449612">
                <text:p>0.775193798449612</text:p>
              </table:table-cell>
            </table:table-row>
            <table:table-row>
              <table:table-cell office:value-type="string">
                <text:p>2023-02-03 08:42: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3 08:59:5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023-02-03 09:17:33</text:p>
              </table:table-cell>
              <table:table-cell office:value-type="float" office:value="0.72992700729927">
                <text:p>0.72992700729927</text:p>
              </table:table-cell>
            </table:table-row>
            <table:table-row>
              <table:table-cell office:value-type="string">
                <text:p>2023-02-03 09:35:13</text:p>
              </table:table-cell>
              <table:table-cell office:value-type="float" office:value="0.75187969924812">
                <text:p>0.75187969924812</text:p>
              </table:table-cell>
            </table:table-row>
            <table:table-row>
              <table:table-cell office:value-type="string">
                <text:p>2023-02-03 09:52:52</text:p>
              </table:table-cell>
              <table:table-cell office:value-type="float" office:value="0.78740157480315">
                <text:p>0.78740157480315</text:p>
              </table:table-cell>
            </table:table-row>
            <table:table-row>
              <table:table-cell office:value-type="string">
                <text:p>2023-02-03 10:10:33</text:p>
              </table:table-cell>
              <table:table-cell office:value-type="float" office:value="1.52671755725191">
                <text:p>1.52671755725191</text:p>
              </table:table-cell>
            </table:table-row>
            <table:table-row>
              <table:table-cell office:value-type="string">
                <text:p>2023-02-03 10:28:13</text:p>
              </table:table-cell>
              <table:table-cell office:value-type="float" office:value="1.50375939849624">
                <text:p>1.50375939849624</text:p>
              </table:table-cell>
            </table:table-row>
            <table:table-row>
              <table:table-cell office:value-type="string">
                <text:p>2023-02-03 10:45:52</text:p>
              </table:table-cell>
              <table:table-cell office:value-type="float" office:value="0.775193798449612">
                <text:p>0.775193798449612</text:p>
              </table:table-cell>
            </table:table-row>
            <table:table-row>
              <table:table-cell office:value-type="string">
                <text:p>2023-02-03 11:03: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3 11:21:21</text:p>
              </table:table-cell>
              <table:table-cell office:value-type="float" office:value="0.813008130081301">
                <text:p>0.813008130081301</text:p>
              </table:table-cell>
            </table:table-row>
            <table:table-row>
              <table:table-cell office:value-type="string">
                <text:p>2023-02-03 11:39:02</text:p>
              </table:table-cell>
              <table:table-cell office:value-type="float" office:value="0.775193798449612">
                <text:p>0.775193798449612</text:p>
              </table:table-cell>
            </table:table-row>
            <table:table-row>
              <table:table-cell office:value-type="string">
                <text:p>2023-02-03 11:56:41</text:p>
              </table:table-cell>
              <table:table-cell office:value-type="float" office:value="1.8018018018018">
                <text:p>1.8018018018018</text:p>
              </table:table-cell>
            </table:table-row>
            <table:table-row>
              <table:table-cell office:value-type="string">
                <text:p>2023-02-03 12:14:36</text:p>
              </table:table-cell>
              <table:table-cell office:value-type="float" office:value="0.561797752808989">
                <text:p>0.561797752808989</text:p>
              </table:table-cell>
            </table:table-row>
            <table:table-row>
              <table:table-cell office:value-type="string">
                <text:p>2023-02-03 12:32:13</text:p>
              </table:table-cell>
              <table:table-cell office:value-type="float" office:value="1.52671755725191">
                <text:p>1.52671755725191</text:p>
              </table:table-cell>
            </table:table-row>
            <table:table-row>
              <table:table-cell office:value-type="string">
                <text:p>2023-02-03 12:49:53</text:p>
              </table:table-cell>
              <table:table-cell office:value-type="float" office:value="0.793650793650794">
                <text:p>0.793650793650794</text:p>
              </table:table-cell>
            </table:table-row>
            <table:table-row>
              <table:table-cell office:value-type="string">
                <text:p>2023-02-03 13:07:32</text:p>
              </table:table-cell>
              <table:table-cell office:value-type="float" office:value="1.51515151515152">
                <text:p>1.51515151515152</text:p>
              </table:table-cell>
            </table:table-row>
            <table:table-row>
              <table:table-cell office:value-type="string">
                <text:p>2023-02-03 13:25: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3 13:42: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3 14:00:33</text:p>
              </table:table-cell>
              <table:table-cell office:value-type="float" office:value="1.52671755725191">
                <text:p>1.52671755725191</text:p>
              </table:table-cell>
            </table:table-row>
            <table:table-row>
              <table:table-cell office:value-type="string">
                <text:p>2023-02-03 14:18:52</text:p>
              </table:table-cell>
              <table:table-cell office:value-type="float" office:value="0.719424460431654">
                <text:p>0.719424460431654</text:p>
              </table:table-cell>
            </table:table-row>
            <table:table-row>
              <table:table-cell office:value-type="string">
                <text:p>2023-02-03 14:36: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3 14:54: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3 15:12:01</text:p>
              </table:table-cell>
              <table:table-cell office:value-type="float" office:value="1.58730158730159">
                <text:p>1.58730158730159</text:p>
              </table:table-cell>
            </table:table-row>
            <table:table-row>
              <table:table-cell office:value-type="string">
                <text:p>2023-02-03 15:29: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3 15:47: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3 16:05:13</text:p>
              </table:table-cell>
              <table:table-cell office:value-type="float" office:value="0.763358778625954">
                <text:p>0.763358778625954</text:p>
              </table:table-cell>
            </table:table-row>
            <table:table-row>
              <table:table-cell office:value-type="string">
                <text:p>2023-02-03 16:22:54</text:p>
              </table:table-cell>
              <table:table-cell office:value-type="float" office:value="0.826446280991735">
                <text:p>0.826446280991735</text:p>
              </table:table-cell>
            </table:table-row>
            <table:table-row>
              <table:table-cell office:value-type="string">
                <text:p>2023-02-03 16:40:34</text:p>
              </table:table-cell>
              <table:table-cell office:value-type="float" office:value="1.75438596491228">
                <text:p>1.75438596491228</text:p>
              </table:table-cell>
            </table:table-row>
            <table:table-row>
              <table:table-cell office:value-type="string">
                <text:p>2023-02-03 16:58:16</text:p>
              </table:table-cell>
              <table:table-cell office:value-type="float" office:value="2.23880597014925">
                <text:p>2.23880597014925</text:p>
              </table:table-cell>
            </table:table-row>
            <table:table-row>
              <table:table-cell office:value-type="string">
                <text:p>2023-02-03 17:15:52</text:p>
              </table:table-cell>
              <table:table-cell office:value-type="float" office:value="2.06185567010309">
                <text:p>2.06185567010309</text:p>
              </table:table-cell>
            </table:table-row>
            <table:table-row>
              <table:table-cell office:value-type="string">
                <text:p>2023-02-03 17:33:42</text:p>
              </table:table-cell>
              <table:table-cell office:value-type="float" office:value="1.52671755725191">
                <text:p>1.52671755725191</text:p>
              </table:table-cell>
            </table:table-row>
            <table:table-row>
              <table:table-cell office:value-type="string">
                <text:p>2023-02-03 17:51: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3 18:09:16</text:p>
              </table:table-cell>
              <table:table-cell office:value-type="float" office:value="1.58730158730159">
                <text:p>1.58730158730159</text:p>
              </table:table-cell>
            </table:table-row>
            <table:table-row>
              <table:table-cell office:value-type="string">
                <text:p>2023-02-03 18:26:52</text:p>
              </table:table-cell>
              <table:table-cell office:value-type="float" office:value="2.56410256410256">
                <text:p>2.56410256410256</text:p>
              </table:table-cell>
            </table:table-row>
            <table:table-row>
              <table:table-cell office:value-type="string">
                <text:p>2023-02-03 18:44:35</text:p>
              </table:table-cell>
              <table:table-cell office:value-type="float" office:value="1.58730158730159">
                <text:p>1.58730158730159</text:p>
              </table:table-cell>
            </table:table-row>
            <table:table-row>
              <table:table-cell office:value-type="string">
                <text:p>2023-02-03 19:02:14</text:p>
              </table:table-cell>
              <table:table-cell office:value-type="float" office:value="2.4390243902439">
                <text:p>2.4390243902439</text:p>
              </table:table-cell>
            </table:table-row>
            <table:table-row>
              <table:table-cell office:value-type="string">
                <text:p>2023-02-03 19:19: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2-03 19:37:34</text:p>
              </table:table-cell>
              <table:table-cell office:value-type="float" office:value="1.58730158730159">
                <text:p>1.58730158730159</text:p>
              </table:table-cell>
            </table:table-row>
            <table:table-row>
              <table:table-cell office:value-type="string">
                <text:p>2023-02-03 19:55:11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2023-02-03 20:13:3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8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3cm" svg:y="0.316cm" chart:style-name="ch2">
          <text:p>Latencia Speedtest (RPI)</text:p>
        </chart:title>
        <chart:subtitle svg:x="5.879cm" svg:y="1.275cm" chart:style-name="ch3">
          <text:p>Servidor Vip Tecnologia</text:p>
        </chart:subtitle>
        <chart:legend chart:legend-position="end" svg:x="14.054cm" svg:y="4.201cm" style:legend-expansion="high" chart:style-name="ch4"/>
        <chart:plot-area chart:style-name="ch5" table:cell-range-address="results_speedtest.A1:results_speedtest.A448 results_speedtest.O1:results_speedtest.O448" chart:data-source-has-labels="both" svg:x="1.331cm" svg:y="2.138cm" svg:width="12.403cm" svg:height="6.682cm">
          <chartooo:coordinate-region svg:x="3.669cm" svg:y="2.138cm" svg:width="10.065cm" svg:height="3.745cm"/>
          <chart:axis chart:dimension="x" chart:name="primary-x" chart:style-name="ch6" chartooo:axis-type="auto">
            <chartooo:date-scale/>
            <chart:categories table:cell-range-address="results_speedtest.A1:results_speedtest.A448"/>
          </chart:axis>
          <chart:axis chart:dimension="y" chart:name="primary-y" chart:style-name="ch7">
            <chart:title svg:x="0.451cm" svg:y="5.748cm" chart:style-name="ch8">
              <text:p>ms</text:p>
            </chart:title>
            <chart:grid chart:style-name="ch9" chart:class="major"/>
          </chart:axis>
          <chart:series chart:style-name="ch10" chart:values-cell-range-address="results_speedtest.O1:results_speedtest.O448" loext:label-string="latencia" chart:class="chart:bar">
            <chart:data-point chart:repeated="4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ia</text:p>
              </table:table-cell>
            </table:table-row>
          </table:table-header-rows>
          <table:table-rows>
            <table:table-row>
              <table:table-cell office:value-type="string">
                <text:p>2023-01-28 12:34:51</text:p>
                <draw:g>
                  <svg:desc>results_speedtest.A1:results_speedtest.A448</svg:desc>
                </draw:g>
              </table:table-cell>
              <table:table-cell office:value-type="float" office:value="2.586">
                <text:p>2.586</text:p>
                <draw:g>
                  <svg:desc>results_speedtest.O1:results_speedtest.O448</svg:desc>
                </draw:g>
              </table:table-cell>
            </table:table-row>
            <table:table-row>
              <table:table-cell office:value-type="string">
                <text:p>2023-01-28 12:52:38</text:p>
              </table:table-cell>
              <table:table-cell office:value-type="float" office:value="2.465">
                <text:p>2.465</text:p>
              </table:table-cell>
            </table:table-row>
            <table:table-row>
              <table:table-cell office:value-type="string">
                <text:p>2023-01-28 13:10:14</text:p>
              </table:table-cell>
              <table:table-cell office:value-type="float" office:value="2.325">
                <text:p>2.325</text:p>
              </table:table-cell>
            </table:table-row>
            <table:table-row>
              <table:table-cell office:value-type="string">
                <text:p>2023-01-28 13:27:52</text:p>
              </table:table-cell>
              <table:table-cell office:value-type="float" office:value="2.317">
                <text:p>2.317</text:p>
              </table:table-cell>
            </table:table-row>
            <table:table-row>
              <table:table-cell office:value-type="string">
                <text:p>2023-01-28 13:45:27</text:p>
              </table:table-cell>
              <table:table-cell office:value-type="float" office:value="2.741">
                <text:p>2.741</text:p>
              </table:table-cell>
            </table:table-row>
            <table:table-row>
              <table:table-cell office:value-type="string">
                <text:p>2023-01-28 14:03:04</text:p>
              </table:table-cell>
              <table:table-cell office:value-type="float" office:value="2.258">
                <text:p>2.258</text:p>
              </table:table-cell>
            </table:table-row>
            <table:table-row>
              <table:table-cell office:value-type="string">
                <text:p>2023-01-28 14:20:38</text:p>
              </table:table-cell>
              <table:table-cell office:value-type="float" office:value="2.289">
                <text:p>2.289</text:p>
              </table:table-cell>
            </table:table-row>
            <table:table-row>
              <table:table-cell office:value-type="string">
                <text:p>2023-01-28 14:38:50</text:p>
              </table:table-cell>
              <table:table-cell office:value-type="float" office:value="2.334">
                <text:p>2.334</text:p>
              </table:table-cell>
            </table:table-row>
            <table:table-row>
              <table:table-cell office:value-type="string">
                <text:p>2023-01-28 14:56:28</text:p>
              </table:table-cell>
              <table:table-cell office:value-type="float" office:value="2.367">
                <text:p>2.367</text:p>
              </table:table-cell>
            </table:table-row>
            <table:table-row>
              <table:table-cell office:value-type="string">
                <text:p>2023-01-28 15:14:26</text:p>
              </table:table-cell>
              <table:table-cell office:value-type="float" office:value="2.283">
                <text:p>2.283</text:p>
              </table:table-cell>
            </table:table-row>
            <table:table-row>
              <table:table-cell office:value-type="string">
                <text:p>2023-01-28 16:49:1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023-01-28 17:06:53</text:p>
              </table:table-cell>
              <table:table-cell office:value-type="float" office:value="2.311">
                <text:p>2.311</text:p>
              </table:table-cell>
            </table:table-row>
            <table:table-row>
              <table:table-cell office:value-type="string">
                <text:p>2023-01-28 17:41:48</text:p>
              </table:table-cell>
              <table:table-cell office:value-type="float" office:value="2.189">
                <text:p>2.189</text:p>
              </table:table-cell>
            </table:table-row>
            <table:table-row>
              <table:table-cell office:value-type="string">
                <text:p>2023-01-28 17:59:24</text:p>
              </table:table-cell>
              <table:table-cell office:value-type="float" office:value="2.546">
                <text:p>2.546</text:p>
              </table:table-cell>
            </table:table-row>
            <table:table-row>
              <table:table-cell office:value-type="string">
                <text:p>2023-01-28 18:16:56</text:p>
              </table:table-cell>
              <table:table-cell office:value-type="float" office:value="2.646">
                <text:p>2.646</text:p>
              </table:table-cell>
            </table:table-row>
            <table:table-row>
              <table:table-cell office:value-type="string">
                <text:p>2023-01-28 18:34:39</text:p>
              </table:table-cell>
              <table:table-cell office:value-type="float" office:value="1.983">
                <text:p>1.983</text:p>
              </table:table-cell>
            </table:table-row>
            <table:table-row>
              <table:table-cell office:value-type="string">
                <text:p>2023-01-28 18:52:14</text:p>
              </table:table-cell>
              <table:table-cell office:value-type="float" office:value="2.183">
                <text:p>2.183</text:p>
              </table:table-cell>
            </table:table-row>
            <table:table-row>
              <table:table-cell office:value-type="string">
                <text:p>2023-01-28 19:09:49</text:p>
              </table:table-cell>
              <table:table-cell office:value-type="float" office:value="2.397">
                <text:p>2.397</text:p>
              </table:table-cell>
            </table:table-row>
            <table:table-row>
              <table:table-cell office:value-type="string">
                <text:p>2023-01-28 19:28:14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2023-01-28 19:45:51</text:p>
              </table:table-cell>
              <table:table-cell office:value-type="float" office:value="2.588">
                <text:p>2.588</text:p>
              </table:table-cell>
            </table:table-row>
            <table:table-row>
              <table:table-cell office:value-type="string">
                <text:p>2023-01-28 20:03:24</text:p>
              </table:table-cell>
              <table:table-cell office:value-type="float" office:value="2.242">
                <text:p>2.242</text:p>
              </table:table-cell>
            </table:table-row>
            <table:table-row>
              <table:table-cell office:value-type="string">
                <text:p>2023-01-28 20:20:56</text:p>
              </table:table-cell>
              <table:table-cell office:value-type="float" office:value="2.074">
                <text:p>2.074</text:p>
              </table:table-cell>
            </table:table-row>
            <table:table-row>
              <table:table-cell office:value-type="string">
                <text:p>2023-01-28 20:38:32</text:p>
              </table:table-cell>
              <table:table-cell office:value-type="float" office:value="2.474">
                <text:p>2.474</text:p>
              </table:table-cell>
            </table:table-row>
            <table:table-row>
              <table:table-cell office:value-type="string">
                <text:p>2023-01-28 20:56:49</text:p>
              </table:table-cell>
              <table:table-cell office:value-type="float" office:value="2.727">
                <text:p>2.727</text:p>
              </table:table-cell>
            </table:table-row>
            <table:table-row>
              <table:table-cell office:value-type="string">
                <text:p>2023-01-28 21:14:34</text:p>
              </table:table-cell>
              <table:table-cell office:value-type="float" office:value="2.811">
                <text:p>2.811</text:p>
              </table:table-cell>
            </table:table-row>
            <table:table-row>
              <table:table-cell office:value-type="string">
                <text:p>2023-01-28 21:32:08</text:p>
              </table:table-cell>
              <table:table-cell office:value-type="float" office:value="2.655">
                <text:p>2.655</text:p>
              </table:table-cell>
            </table:table-row>
            <table:table-row>
              <table:table-cell office:value-type="string">
                <text:p>2023-01-28 21:49:42</text:p>
              </table:table-cell>
              <table:table-cell office:value-type="float" office:value="2.515">
                <text:p>2.515</text:p>
              </table:table-cell>
            </table:table-row>
            <table:table-row>
              <table:table-cell office:value-type="string">
                <text:p>2023-01-28 22:07:56</text:p>
              </table:table-cell>
              <table:table-cell office:value-type="float" office:value="2.861">
                <text:p>2.861</text:p>
              </table:table-cell>
            </table:table-row>
            <table:table-row>
              <table:table-cell office:value-type="string">
                <text:p>2023-01-28 22:25:36</text:p>
              </table:table-cell>
              <table:table-cell office:value-type="float" office:value="2.467">
                <text:p>2.467</text:p>
              </table:table-cell>
            </table:table-row>
            <table:table-row>
              <table:table-cell office:value-type="string">
                <text:p>2023-01-28 22:43:10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2023-01-28 23:00:50</text:p>
              </table:table-cell>
              <table:table-cell office:value-type="float" office:value="2.378">
                <text:p>2.378</text:p>
              </table:table-cell>
            </table:table-row>
            <table:table-row>
              <table:table-cell office:value-type="string">
                <text:p>2023-01-28 23:19:03</text:p>
              </table:table-cell>
              <table:table-cell office:value-type="float" office:value="2.215">
                <text:p>2.215</text:p>
              </table:table-cell>
            </table:table-row>
            <table:table-row>
              <table:table-cell office:value-type="string">
                <text:p>2023-01-28 23:36:46</text:p>
              </table:table-cell>
              <table:table-cell office:value-type="float" office:value="2.472">
                <text:p>2.472</text:p>
              </table:table-cell>
            </table:table-row>
            <table:table-row>
              <table:table-cell office:value-type="string">
                <text:p>2023-01-28 23:54:21</text:p>
              </table:table-cell>
              <table:table-cell office:value-type="float" office:value="2.453">
                <text:p>2.453</text:p>
              </table:table-cell>
            </table:table-row>
            <table:table-row>
              <table:table-cell office:value-type="string">
                <text:p>2023-01-29 00:11:56</text:p>
              </table:table-cell>
              <table:table-cell office:value-type="float" office:value="2.509">
                <text:p>2.509</text:p>
              </table:table-cell>
            </table:table-row>
            <table:table-row>
              <table:table-cell office:value-type="string">
                <text:p>2023-01-29 00:29:32</text:p>
              </table:table-cell>
              <table:table-cell office:value-type="float" office:value="2.111">
                <text:p>2.111</text:p>
              </table:table-cell>
            </table:table-row>
            <table:table-row>
              <table:table-cell office:value-type="string">
                <text:p>2023-01-29 00:47:07</text:p>
              </table:table-cell>
              <table:table-cell office:value-type="float" office:value="3.332">
                <text:p>3.332</text:p>
              </table:table-cell>
            </table:table-row>
            <table:table-row>
              <table:table-cell office:value-type="string">
                <text:p>2023-01-29 01:04:42</text:p>
              </table:table-cell>
              <table:table-cell office:value-type="float" office:value="2.191">
                <text:p>2.191</text:p>
              </table:table-cell>
            </table:table-row>
            <table:table-row>
              <table:table-cell office:value-type="string">
                <text:p>2023-01-29 01:22:21</text:p>
              </table:table-cell>
              <table:table-cell office:value-type="float" office:value="2.522">
                <text:p>2.522</text:p>
              </table:table-cell>
            </table:table-row>
            <table:table-row>
              <table:table-cell office:value-type="string">
                <text:p>2023-01-29 01:39:55</text:p>
              </table:table-cell>
              <table:table-cell office:value-type="float" office:value="2.545">
                <text:p>2.545</text:p>
              </table:table-cell>
            </table:table-row>
            <table:table-row>
              <table:table-cell office:value-type="string">
                <text:p>2023-01-29 01:57:3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string">
                <text:p>2023-01-29 02:15:20</text:p>
              </table:table-cell>
              <table:table-cell office:value-type="float" office:value="2.341">
                <text:p>2.341</text:p>
              </table:table-cell>
            </table:table-row>
            <table:table-row>
              <table:table-cell office:value-type="string">
                <text:p>2023-01-29 02:33:16</text:p>
              </table:table-cell>
              <table:table-cell office:value-type="float" office:value="3.208">
                <text:p>3.208</text:p>
              </table:table-cell>
            </table:table-row>
            <table:table-row>
              <table:table-cell office:value-type="string">
                <text:p>2023-01-29 02:50:55</text:p>
              </table:table-cell>
              <table:table-cell office:value-type="float" office:value="2.261">
                <text:p>2.261</text:p>
              </table:table-cell>
            </table:table-row>
            <table:table-row>
              <table:table-cell office:value-type="string">
                <text:p>2023-01-29 03:08:33</text:p>
              </table:table-cell>
              <table:table-cell office:value-type="float" office:value="2.117">
                <text:p>2.117</text:p>
              </table:table-cell>
            </table:table-row>
            <table:table-row>
              <table:table-cell office:value-type="string">
                <text:p>2023-01-29 03:26:06</text:p>
              </table:table-cell>
              <table:table-cell office:value-type="float" office:value="1.961">
                <text:p>1.961</text:p>
              </table:table-cell>
            </table:table-row>
            <table:table-row>
              <table:table-cell office:value-type="string">
                <text:p>2023-01-29 03:43:41</text:p>
              </table:table-cell>
              <table:table-cell office:value-type="float" office:value="1.974">
                <text:p>1.974</text:p>
              </table:table-cell>
            </table:table-row>
            <table:table-row>
              <table:table-cell office:value-type="string">
                <text:p>2023-01-29 04:01:16</text:p>
              </table:table-cell>
              <table:table-cell office:value-type="float" office:value="1.948">
                <text:p>1.948</text:p>
              </table:table-cell>
            </table:table-row>
            <table:table-row>
              <table:table-cell office:value-type="string">
                <text:p>2023-01-29 04:18:56</text:p>
              </table:table-cell>
              <table:table-cell office:value-type="float" office:value="2.141">
                <text:p>2.141</text:p>
              </table:table-cell>
            </table:table-row>
            <table:table-row>
              <table:table-cell office:value-type="string">
                <text:p>2023-01-29 04:36:50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2023-01-29 04:54:29</text:p>
              </table:table-cell>
              <table:table-cell office:value-type="float" office:value="2.252">
                <text:p>2.252</text:p>
              </table:table-cell>
            </table:table-row>
            <table:table-row>
              <table:table-cell office:value-type="string">
                <text:p>2023-01-29 05:12:06</text:p>
              </table:table-cell>
              <table:table-cell office:value-type="float" office:value="2.093">
                <text:p>2.093</text:p>
              </table:table-cell>
            </table:table-row>
            <table:table-row>
              <table:table-cell office:value-type="string">
                <text:p>2023-01-29 05:29:44</text:p>
              </table:table-cell>
              <table:table-cell office:value-type="float" office:value="2.051">
                <text:p>2.051</text:p>
              </table:table-cell>
            </table:table-row>
            <table:table-row>
              <table:table-cell office:value-type="string">
                <text:p>2023-01-29 05:47:22</text:p>
              </table:table-cell>
              <table:table-cell office:value-type="float" office:value="1.943">
                <text:p>1.943</text:p>
              </table:table-cell>
            </table:table-row>
            <table:table-row>
              <table:table-cell office:value-type="string">
                <text:p>2023-01-29 06:04:54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string">
                <text:p>2023-01-29 06:23:10</text:p>
              </table:table-cell>
              <table:table-cell office:value-type="float" office:value="2.359">
                <text:p>2.359</text:p>
              </table:table-cell>
            </table:table-row>
            <table:table-row>
              <table:table-cell office:value-type="string">
                <text:p>2023-01-29 06:40:57</text:p>
              </table:table-cell>
              <table:table-cell office:value-type="float" office:value="2.123">
                <text:p>2.123</text:p>
              </table:table-cell>
            </table:table-row>
            <table:table-row>
              <table:table-cell office:value-type="string">
                <text:p>2023-01-29 06:58:33</text:p>
              </table:table-cell>
              <table:table-cell office:value-type="float" office:value="2.319">
                <text:p>2.319</text:p>
              </table:table-cell>
            </table:table-row>
            <table:table-row>
              <table:table-cell office:value-type="string">
                <text:p>2023-01-29 07:16:07</text:p>
              </table:table-cell>
              <table:table-cell office:value-type="float" office:value="2.046">
                <text:p>2.046</text:p>
              </table:table-cell>
            </table:table-row>
            <table:table-row>
              <table:table-cell office:value-type="string">
                <text:p>2023-01-29 07:33:42</text:p>
              </table:table-cell>
              <table:table-cell office:value-type="float" office:value="2.155">
                <text:p>2.155</text:p>
              </table:table-cell>
            </table:table-row>
            <table:table-row>
              <table:table-cell office:value-type="string">
                <text:p>2023-01-29 07:51:15</text:p>
              </table:table-cell>
              <table:table-cell office:value-type="float" office:value="2.379">
                <text:p>2.379</text:p>
              </table:table-cell>
            </table:table-row>
            <table:table-row>
              <table:table-cell office:value-type="string">
                <text:p>2023-01-29 08:08:50</text:p>
              </table:table-cell>
              <table:table-cell office:value-type="float" office:value="2.075">
                <text:p>2.075</text:p>
              </table:table-cell>
            </table:table-row>
            <table:table-row>
              <table:table-cell office:value-type="string">
                <text:p>2023-01-29 08:26:30</text:p>
              </table:table-cell>
              <table:table-cell office:value-type="float" office:value="2.064">
                <text:p>2.064</text:p>
              </table:table-cell>
            </table:table-row>
            <table:table-row>
              <table:table-cell office:value-type="string">
                <text:p>2023-01-29 08:44:03</text:p>
              </table:table-cell>
              <table:table-cell office:value-type="float" office:value="2.188">
                <text:p>2.188</text:p>
              </table:table-cell>
            </table:table-row>
            <table:table-row>
              <table:table-cell office:value-type="string">
                <text:p>2023-01-29 09:02:00</text:p>
              </table:table-cell>
              <table:table-cell office:value-type="float" office:value="2.219">
                <text:p>2.219</text:p>
              </table:table-cell>
            </table:table-row>
            <table:table-row>
              <table:table-cell office:value-type="string">
                <text:p>2023-01-29 10:15:17</text:p>
              </table:table-cell>
              <table:table-cell office:value-type="float" office:value="3.303">
                <text:p>3.303</text:p>
              </table:table-cell>
            </table:table-row>
            <table:table-row>
              <table:table-cell office:value-type="string">
                <text:p>2023-01-29 10:32:52</text:p>
              </table:table-cell>
              <table:table-cell office:value-type="float" office:value="2.612">
                <text:p>2.612</text:p>
              </table:table-cell>
            </table:table-row>
            <table:table-row>
              <table:table-cell office:value-type="string">
                <text:p>2023-01-29 10:50:27</text:p>
              </table:table-cell>
              <table:table-cell office:value-type="float" office:value="2.409">
                <text:p>2.409</text:p>
              </table:table-cell>
            </table:table-row>
            <table:table-row>
              <table:table-cell office:value-type="string">
                <text:p>2023-01-29 11:59:51</text:p>
              </table:table-cell>
              <table:table-cell office:value-type="float" office:value="28.839">
                <text:p>28.839</text:p>
              </table:table-cell>
            </table:table-row>
            <table:table-row>
              <table:table-cell office:value-type="string">
                <text:p>2023-01-29 13:52:53</text:p>
              </table:table-cell>
              <table:table-cell office:value-type="float" office:value="2.291">
                <text:p>2.291</text:p>
              </table:table-cell>
            </table:table-row>
            <table:table-row>
              <table:table-cell office:value-type="string">
                <text:p>2023-01-29 14:12:04</text:p>
              </table:table-cell>
              <table:table-cell office:value-type="float" office:value="2.744">
                <text:p>2.744</text:p>
              </table:table-cell>
            </table:table-row>
            <table:table-row>
              <table:table-cell office:value-type="string">
                <text:p>2023-01-29 14:31:07</text:p>
              </table:table-cell>
              <table:table-cell office:value-type="float" office:value="2.195">
                <text:p>2.195</text:p>
              </table:table-cell>
            </table:table-row>
            <table:table-row>
              <table:table-cell office:value-type="string">
                <text:p>2023-01-29 14:50:10</text:p>
              </table:table-cell>
              <table:table-cell office:value-type="float" office:value="1.836">
                <text:p>1.836</text:p>
              </table:table-cell>
            </table:table-row>
            <table:table-row>
              <table:table-cell office:value-type="string">
                <text:p>2023-01-29 16:46:36</text:p>
              </table:table-cell>
              <table:table-cell office:value-type="float" office:value="2.439">
                <text:p>2.439</text:p>
              </table:table-cell>
            </table:table-row>
            <table:table-row>
              <table:table-cell office:value-type="string">
                <text:p>2023-01-29 17:04:26</text:p>
              </table:table-cell>
              <table:table-cell office:value-type="float" office:value="2.195">
                <text:p>2.195</text:p>
              </table:table-cell>
            </table:table-row>
            <table:table-row>
              <table:table-cell office:value-type="string">
                <text:p>2023-01-29 17:21:59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2023-01-29 17:39:31</text:p>
              </table:table-cell>
              <table:table-cell office:value-type="float" office:value="2.626">
                <text:p>2.626</text:p>
              </table:table-cell>
            </table:table-row>
            <table:table-row>
              <table:table-cell office:value-type="string">
                <text:p>2023-01-29 17:57:04</text:p>
              </table:table-cell>
              <table:table-cell office:value-type="float" office:value="2.346">
                <text:p>2.346</text:p>
              </table:table-cell>
            </table:table-row>
            <table:table-row>
              <table:table-cell office:value-type="string">
                <text:p>2023-01-29 18:14:38</text:p>
              </table:table-cell>
              <table:table-cell office:value-type="float" office:value="2.187">
                <text:p>2.187</text:p>
              </table:table-cell>
            </table:table-row>
            <table:table-row>
              <table:table-cell office:value-type="string">
                <text:p>2023-01-29 18:32:11</text:p>
              </table:table-cell>
              <table:table-cell office:value-type="float" office:value="2.257">
                <text:p>2.257</text:p>
              </table:table-cell>
            </table:table-row>
            <table:table-row>
              <table:table-cell office:value-type="string">
                <text:p>2023-01-29 18:49:50</text:p>
              </table:table-cell>
              <table:table-cell office:value-type="float" office:value="2.255">
                <text:p>2.255</text:p>
              </table:table-cell>
            </table:table-row>
            <table:table-row>
              <table:table-cell office:value-type="string">
                <text:p>2023-01-29 19:07:25</text:p>
              </table:table-cell>
              <table:table-cell office:value-type="float" office:value="2.449">
                <text:p>2.449</text:p>
              </table:table-cell>
            </table:table-row>
            <table:table-row>
              <table:table-cell office:value-type="string">
                <text:p>2023-01-29 19:42:49</text:p>
              </table:table-cell>
              <table:table-cell office:value-type="float" office:value="2.133">
                <text:p>2.133</text:p>
              </table:table-cell>
            </table:table-row>
            <table:table-row>
              <table:table-cell office:value-type="string">
                <text:p>2023-01-29 20:00:22</text:p>
              </table:table-cell>
              <table:table-cell office:value-type="float" office:value="2.781">
                <text:p>2.781</text:p>
              </table:table-cell>
            </table:table-row>
            <table:table-row>
              <table:table-cell office:value-type="string">
                <text:p>2023-01-29 20:17:57</text:p>
              </table:table-cell>
              <table:table-cell office:value-type="float" office:value="2.153">
                <text:p>2.153</text:p>
              </table:table-cell>
            </table:table-row>
            <table:table-row>
              <table:table-cell office:value-type="string">
                <text:p>2023-01-29 20:35:30</text:p>
              </table:table-cell>
              <table:table-cell office:value-type="float" office:value="2.319">
                <text:p>2.319</text:p>
              </table:table-cell>
            </table:table-row>
            <table:table-row>
              <table:table-cell office:value-type="string">
                <text:p>2023-01-29 20:53:03</text:p>
              </table:table-cell>
              <table:table-cell office:value-type="float" office:value="2.549">
                <text:p>2.549</text:p>
              </table:table-cell>
            </table:table-row>
            <table:table-row>
              <table:table-cell office:value-type="string">
                <text:p>2023-01-29 21:11:26</text:p>
              </table:table-cell>
              <table:table-cell office:value-type="float" office:value="2.126">
                <text:p>2.126</text:p>
              </table:table-cell>
            </table:table-row>
            <table:table-row>
              <table:table-cell office:value-type="string">
                <text:p>2023-01-29 21:29:11</text:p>
              </table:table-cell>
              <table:table-cell office:value-type="float" office:value="2.523">
                <text:p>2.523</text:p>
              </table:table-cell>
            </table:table-row>
            <table:table-row>
              <table:table-cell office:value-type="string">
                <text:p>2023-01-29 21:46:50</text:p>
              </table:table-cell>
              <table:table-cell office:value-type="float" office:value="2.313">
                <text:p>2.313</text:p>
              </table:table-cell>
            </table:table-row>
            <table:table-row>
              <table:table-cell office:value-type="string">
                <text:p>2023-01-29 22:04:34</text:p>
              </table:table-cell>
              <table:table-cell office:value-type="float" office:value="2.178">
                <text:p>2.178</text:p>
              </table:table-cell>
            </table:table-row>
            <table:table-row>
              <table:table-cell office:value-type="string">
                <text:p>2023-01-29 22:22:07</text:p>
              </table:table-cell>
              <table:table-cell office:value-type="float" office:value="2.184">
                <text:p>2.184</text:p>
              </table:table-cell>
            </table:table-row>
            <table:table-row>
              <table:table-cell office:value-type="string">
                <text:p>2023-01-29 22:45:05</text:p>
              </table:table-cell>
              <table:table-cell office:value-type="float" office:value="2.232">
                <text:p>2.232</text:p>
              </table:table-cell>
            </table:table-row>
            <table:table-row>
              <table:table-cell office:value-type="string">
                <text:p>2023-01-29 23:02:38</text:p>
              </table:table-cell>
              <table:table-cell office:value-type="float" office:value="2.209">
                <text:p>2.209</text:p>
              </table:table-cell>
            </table:table-row>
            <table:table-row>
              <table:table-cell office:value-type="string">
                <text:p>2023-01-29 23:20:1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string">
                <text:p>2023-01-29 23:37:48</text:p>
              </table:table-cell>
              <table:table-cell office:value-type="float" office:value="2.192">
                <text:p>2.192</text:p>
              </table:table-cell>
            </table:table-row>
            <table:table-row>
              <table:table-cell office:value-type="string">
                <text:p>2023-01-29 23:55:22</text:p>
              </table:table-cell>
              <table:table-cell office:value-type="float" office:value="2.378">
                <text:p>2.378</text:p>
              </table:table-cell>
            </table:table-row>
            <table:table-row>
              <table:table-cell office:value-type="string">
                <text:p>2023-01-30 00:13:34</text:p>
              </table:table-cell>
              <table:table-cell office:value-type="float" office:value="2.152">
                <text:p>2.152</text:p>
              </table:table-cell>
            </table:table-row>
            <table:table-row>
              <table:table-cell office:value-type="string">
                <text:p>2023-01-30 00:31:27</text:p>
              </table:table-cell>
              <table:table-cell office:value-type="float" office:value="2.409">
                <text:p>2.409</text:p>
              </table:table-cell>
            </table:table-row>
            <table:table-row>
              <table:table-cell office:value-type="string">
                <text:p>2023-01-30 00:49:02</text:p>
              </table:table-cell>
              <table:table-cell office:value-type="float" office:value="2.095">
                <text:p>2.095</text:p>
              </table:table-cell>
            </table:table-row>
            <table:table-row>
              <table:table-cell office:value-type="string">
                <text:p>2023-01-30 01:06:35</text:p>
              </table:table-cell>
              <table:table-cell office:value-type="float" office:value="2.149">
                <text:p>2.149</text:p>
              </table:table-cell>
            </table:table-row>
            <table:table-row>
              <table:table-cell office:value-type="string">
                <text:p>2023-01-30 01:24:07</text:p>
              </table:table-cell>
              <table:table-cell office:value-type="float" office:value="1.997">
                <text:p>1.997</text:p>
              </table:table-cell>
            </table:table-row>
            <table:table-row>
              <table:table-cell office:value-type="string">
                <text:p>2023-01-30 01:41:45</text:p>
              </table:table-cell>
              <table:table-cell office:value-type="float" office:value="2.071">
                <text:p>2.071</text:p>
              </table:table-cell>
            </table:table-row>
            <table:table-row>
              <table:table-cell office:value-type="string">
                <text:p>2023-01-30 01:59:22</text:p>
              </table:table-cell>
              <table:table-cell office:value-type="float" office:value="2.039">
                <text:p>2.039</text:p>
              </table:table-cell>
            </table:table-row>
            <table:table-row>
              <table:table-cell office:value-type="string">
                <text:p>2023-01-30 02:16:55</text:p>
              </table:table-cell>
              <table:table-cell office:value-type="float" office:value="2.128">
                <text:p>2.128</text:p>
              </table:table-cell>
            </table:table-row>
            <table:table-row>
              <table:table-cell office:value-type="string">
                <text:p>2023-01-30 02:34:29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2023-01-30 02:52:01</text:p>
              </table:table-cell>
              <table:table-cell office:value-type="float" office:value="2.082">
                <text:p>2.082</text:p>
              </table:table-cell>
            </table:table-row>
            <table:table-row>
              <table:table-cell office:value-type="string">
                <text:p>2023-01-30 03:09:34</text:p>
              </table:table-cell>
              <table:table-cell office:value-type="float" office:value="2.069">
                <text:p>2.069</text:p>
              </table:table-cell>
            </table:table-row>
            <table:table-row>
              <table:table-cell office:value-type="string">
                <text:p>2023-01-30 03:27:07</text:p>
              </table:table-cell>
              <table:table-cell office:value-type="float" office:value="2.063">
                <text:p>2.063</text:p>
              </table:table-cell>
            </table:table-row>
            <table:table-row>
              <table:table-cell office:value-type="string">
                <text:p>2023-01-30 03:44:40</text:p>
              </table:table-cell>
              <table:table-cell office:value-type="float" office:value="2.408">
                <text:p>2.408</text:p>
              </table:table-cell>
            </table:table-row>
            <table:table-row>
              <table:table-cell office:value-type="string">
                <text:p>2023-01-30 04:02:13</text:p>
              </table:table-cell>
              <table:table-cell office:value-type="float" office:value="2.809">
                <text:p>2.809</text:p>
              </table:table-cell>
            </table:table-row>
            <table:table-row>
              <table:table-cell office:value-type="string">
                <text:p>2023-01-30 04:19:48</text:p>
              </table:table-cell>
              <table:table-cell office:value-type="float" office:value="2.107">
                <text:p>2.107</text:p>
              </table:table-cell>
            </table:table-row>
            <table:table-row>
              <table:table-cell office:value-type="string">
                <text:p>2023-01-30 04:37: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3-01-30 04:54:55</text:p>
              </table:table-cell>
              <table:table-cell office:value-type="float" office:value="1.886">
                <text:p>1.886</text:p>
              </table:table-cell>
            </table:table-row>
            <table:table-row>
              <table:table-cell office:value-type="string">
                <text:p>2023-01-30 05:12:27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2023-01-30 05:30:45</text:p>
              </table:table-cell>
              <table:table-cell office:value-type="float" office:value="2.381">
                <text:p>2.381</text:p>
              </table:table-cell>
            </table:table-row>
            <table:table-row>
              <table:table-cell office:value-type="string">
                <text:p>2023-01-30 05:48:52</text:p>
              </table:table-cell>
              <table:table-cell office:value-type="float" office:value="2.307">
                <text:p>2.307</text:p>
              </table:table-cell>
            </table:table-row>
            <table:table-row>
              <table:table-cell office:value-type="string">
                <text:p>2023-01-30 06:06:26</text:p>
              </table:table-cell>
              <table:table-cell office:value-type="float" office:value="2.146">
                <text:p>2.146</text:p>
              </table:table-cell>
            </table:table-row>
            <table:table-row>
              <table:table-cell office:value-type="string">
                <text:p>2023-01-30 06:23:59</text:p>
              </table:table-cell>
              <table:table-cell office:value-type="float" office:value="2.056">
                <text:p>2.056</text:p>
              </table:table-cell>
            </table:table-row>
            <table:table-row>
              <table:table-cell office:value-type="string">
                <text:p>2023-01-30 06:41:32</text:p>
              </table:table-cell>
              <table:table-cell office:value-type="float" office:value="2.205">
                <text:p>2.205</text:p>
              </table:table-cell>
            </table:table-row>
            <table:table-row>
              <table:table-cell office:value-type="string">
                <text:p>2023-01-30 06:59:11</text:p>
              </table:table-cell>
              <table:table-cell office:value-type="float" office:value="1.967">
                <text:p>1.967</text:p>
              </table:table-cell>
            </table:table-row>
            <table:table-row>
              <table:table-cell office:value-type="string">
                <text:p>2023-01-30 07:16:45</text:p>
              </table:table-cell>
              <table:table-cell office:value-type="float" office:value="2.057">
                <text:p>2.057</text:p>
              </table:table-cell>
            </table:table-row>
            <table:table-row>
              <table:table-cell office:value-type="string">
                <text:p>2023-01-30 07:35:05</text:p>
              </table:table-cell>
              <table:table-cell office:value-type="float" office:value="2.094">
                <text:p>2.094</text:p>
              </table:table-cell>
            </table:table-row>
            <table:table-row>
              <table:table-cell office:value-type="string">
                <text:p>2023-01-30 07:52:51</text:p>
              </table:table-cell>
              <table:table-cell office:value-type="float" office:value="2.176">
                <text:p>2.176</text:p>
              </table:table-cell>
            </table:table-row>
            <table:table-row>
              <table:table-cell office:value-type="string">
                <text:p>2023-01-30 08:10:25</text:p>
              </table:table-cell>
              <table:table-cell office:value-type="float" office:value="2.216">
                <text:p>2.216</text:p>
              </table:table-cell>
            </table:table-row>
            <table:table-row>
              <table:table-cell office:value-type="string">
                <text:p>2023-01-30 08:27:58</text:p>
              </table:table-cell>
              <table:table-cell office:value-type="float" office:value="2.488">
                <text:p>2.488</text:p>
              </table:table-cell>
            </table:table-row>
            <table:table-row>
              <table:table-cell office:value-type="string">
                <text:p>2023-01-30 08:45:32</text:p>
              </table:table-cell>
              <table:table-cell office:value-type="float" office:value="2.277">
                <text:p>2.277</text:p>
              </table:table-cell>
            </table:table-row>
            <table:table-row>
              <table:table-cell office:value-type="string">
                <text:p>2023-01-30 09:03:51</text:p>
              </table:table-cell>
              <table:table-cell office:value-type="float" office:value="2.313">
                <text:p>2.313</text:p>
              </table:table-cell>
            </table:table-row>
            <table:table-row>
              <table:table-cell office:value-type="string">
                <text:p>2023-01-30 09:19:48</text:p>
              </table:table-cell>
              <table:table-cell office:value-type="float" office:value="2.071">
                <text:p>2.071</text:p>
              </table:table-cell>
            </table:table-row>
            <table:table-row>
              <table:table-cell office:value-type="string">
                <text:p>2023-01-30 09:38:32</text:p>
              </table:table-cell>
              <table:table-cell office:value-type="float" office:value="2.235">
                <text:p>2.235</text:p>
              </table:table-cell>
            </table:table-row>
            <table:table-row>
              <table:table-cell office:value-type="string">
                <text:p>2023-01-30 09:57:38</text:p>
              </table:table-cell>
              <table:table-cell office:value-type="float" office:value="2.306">
                <text:p>2.306</text:p>
              </table:table-cell>
            </table:table-row>
            <table:table-row>
              <table:table-cell office:value-type="string">
                <text:p>2023-01-30 10:16:41</text:p>
              </table:table-cell>
              <table:table-cell office:value-type="float" office:value="2.155">
                <text:p>2.155</text:p>
              </table:table-cell>
            </table:table-row>
            <table:table-row>
              <table:table-cell office:value-type="string">
                <text:p>2023-01-30 10:35:42</text:p>
              </table:table-cell>
              <table:table-cell office:value-type="float" office:value="2.276">
                <text:p>2.276</text:p>
              </table:table-cell>
            </table:table-row>
            <table:table-row>
              <table:table-cell office:value-type="string">
                <text:p>2023-01-30 10:54:43</text:p>
              </table:table-cell>
              <table:table-cell office:value-type="float" office:value="2.361">
                <text:p>2.361</text:p>
              </table:table-cell>
            </table:table-row>
            <table:table-row>
              <table:table-cell office:value-type="string">
                <text:p>2023-01-30 11:13:49</text:p>
              </table:table-cell>
              <table:table-cell office:value-type="float" office:value="2.366">
                <text:p>2.366</text:p>
              </table:table-cell>
            </table:table-row>
            <table:table-row>
              <table:table-cell office:value-type="string">
                <text:p>2023-01-30 11:32:57</text:p>
              </table:table-cell>
              <table:table-cell office:value-type="float" office:value="2.368">
                <text:p>2.368</text:p>
              </table:table-cell>
            </table:table-row>
            <table:table-row>
              <table:table-cell office:value-type="string">
                <text:p>2023-01-30 11:51:57</text:p>
              </table:table-cell>
              <table:table-cell office:value-type="float" office:value="2.828">
                <text:p>2.828</text:p>
              </table:table-cell>
            </table:table-row>
            <table:table-row>
              <table:table-cell office:value-type="string">
                <text:p>2023-01-30 12:10:59</text:p>
              </table:table-cell>
              <table:table-cell office:value-type="float" office:value="2.159">
                <text:p>2.159</text:p>
              </table:table-cell>
            </table:table-row>
            <table:table-row>
              <table:table-cell office:value-type="string">
                <text:p>2023-01-30 12:30:00</text:p>
              </table:table-cell>
              <table:table-cell office:value-type="float" office:value="2.982">
                <text:p>2.982</text:p>
              </table:table-cell>
            </table:table-row>
            <table:table-row>
              <table:table-cell office:value-type="string">
                <text:p>2023-01-30 13:08:02</text:p>
              </table:table-cell>
              <table:table-cell office:value-type="float" office:value="2.667">
                <text:p>2.667</text:p>
              </table:table-cell>
            </table:table-row>
            <table:table-row>
              <table:table-cell office:value-type="string">
                <text:p>2023-01-30 13:15:39</text:p>
              </table:table-cell>
              <table:table-cell office:value-type="float" office:value="2.534">
                <text:p>2.534</text:p>
              </table:table-cell>
            </table:table-row>
            <table:table-row>
              <table:table-cell office:value-type="string">
                <text:p>2023-01-30 13:33:12</text:p>
              </table:table-cell>
              <table:table-cell office:value-type="float" office:value="2.683">
                <text:p>2.683</text:p>
              </table:table-cell>
            </table:table-row>
            <table:table-row>
              <table:table-cell office:value-type="string">
                <text:p>2023-01-30 13:50:54</text:p>
              </table:table-cell>
              <table:table-cell office:value-type="float" office:value="2.596">
                <text:p>2.596</text:p>
              </table:table-cell>
            </table:table-row>
            <table:table-row>
              <table:table-cell office:value-type="string">
                <text:p>2023-01-30 14:08:27</text:p>
              </table:table-cell>
              <table:table-cell office:value-type="float" office:value="2.758">
                <text:p>2.758</text:p>
              </table:table-cell>
            </table:table-row>
            <table:table-row>
              <table:table-cell office:value-type="string">
                <text:p>2023-01-30 14:26:01</text:p>
              </table:table-cell>
              <table:table-cell office:value-type="float" office:value="2.349">
                <text:p>2.349</text:p>
              </table:table-cell>
            </table:table-row>
            <table:table-row>
              <table:table-cell office:value-type="string">
                <text:p>2023-01-30 14:43:36</text:p>
              </table:table-cell>
              <table:table-cell office:value-type="float" office:value="2.253">
                <text:p>2.253</text:p>
              </table:table-cell>
            </table:table-row>
            <table:table-row>
              <table:table-cell office:value-type="string">
                <text:p>2023-01-30 15:01:51</text:p>
              </table:table-cell>
              <table:table-cell office:value-type="float" office:value="1.995">
                <text:p>1.995</text:p>
              </table:table-cell>
            </table:table-row>
            <table:table-row>
              <table:table-cell office:value-type="string">
                <text:p>2023-01-30 15:19:24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023-01-30 15:37:37</text:p>
              </table:table-cell>
              <table:table-cell office:value-type="float" office:value="2.176">
                <text:p>2.176</text:p>
              </table:table-cell>
            </table:table-row>
            <table:table-row>
              <table:table-cell office:value-type="string">
                <text:p>2023-01-30 15:55:20</text:p>
              </table:table-cell>
              <table:table-cell office:value-type="float" office:value="2.438">
                <text:p>2.438</text:p>
              </table:table-cell>
            </table:table-row>
            <table:table-row>
              <table:table-cell office:value-type="string">
                <text:p>2023-01-30 16:13:33</text:p>
              </table:table-cell>
              <table:table-cell office:value-type="float" office:value="2.291">
                <text:p>2.291</text:p>
              </table:table-cell>
            </table:table-row>
            <table:table-row>
              <table:table-cell office:value-type="string">
                <text:p>2023-01-30 16:31:40</text:p>
              </table:table-cell>
              <table:table-cell office:value-type="float" office:value="2.319">
                <text:p>2.319</text:p>
              </table:table-cell>
            </table:table-row>
            <table:table-row>
              <table:table-cell office:value-type="string">
                <text:p>2023-01-30 16:49:14</text:p>
              </table:table-cell>
              <table:table-cell office:value-type="float" office:value="2.054">
                <text:p>2.054</text:p>
              </table:table-cell>
            </table:table-row>
            <table:table-row>
              <table:table-cell office:value-type="string">
                <text:p>2023-01-30 17:06:49</text:p>
              </table:table-cell>
              <table:table-cell office:value-type="float" office:value="2.506">
                <text:p>2.506</text:p>
              </table:table-cell>
            </table:table-row>
            <table:table-row>
              <table:table-cell office:value-type="string">
                <text:p>2023-01-30 17:24:24</text:p>
              </table:table-cell>
              <table:table-cell office:value-type="float" office:value="2.658">
                <text:p>2.658</text:p>
              </table:table-cell>
            </table:table-row>
            <table:table-row>
              <table:table-cell office:value-type="string">
                <text:p>2023-01-30 17:42:42</text:p>
              </table:table-cell>
              <table:table-cell office:value-type="float" office:value="2.529">
                <text:p>2.529</text:p>
              </table:table-cell>
            </table:table-row>
            <table:table-row>
              <table:table-cell office:value-type="string">
                <text:p>2023-01-30 18:00:33</text:p>
              </table:table-cell>
              <table:table-cell office:value-type="float" office:value="2.472">
                <text:p>2.472</text:p>
              </table:table-cell>
            </table:table-row>
            <table:table-row>
              <table:table-cell office:value-type="string">
                <text:p>2023-01-30 18:18:05</text:p>
              </table:table-cell>
              <table:table-cell office:value-type="float" office:value="2.727">
                <text:p>2.727</text:p>
              </table:table-cell>
            </table:table-row>
            <table:table-row>
              <table:table-cell office:value-type="string">
                <text:p>2023-01-30 18:35:44</text:p>
              </table:table-cell>
              <table:table-cell office:value-type="float" office:value="2.372">
                <text:p>2.372</text:p>
              </table:table-cell>
            </table:table-row>
            <table:table-row>
              <table:table-cell office:value-type="string">
                <text:p>2023-01-30 18:53:17</text:p>
              </table:table-cell>
              <table:table-cell office:value-type="float" office:value="2.391">
                <text:p>2.391</text:p>
              </table:table-cell>
            </table:table-row>
            <table:table-row>
              <table:table-cell office:value-type="string">
                <text:p>2023-01-30 19:11:31</text:p>
              </table:table-cell>
              <table:table-cell office:value-type="float" office:value="2.267">
                <text:p>2.267</text:p>
              </table:table-cell>
            </table:table-row>
            <table:table-row>
              <table:table-cell office:value-type="string">
                <text:p>2023-01-30 19:31:39</text:p>
              </table:table-cell>
              <table:table-cell office:value-type="float" office:value="2.528">
                <text:p>2.528</text:p>
              </table:table-cell>
            </table:table-row>
            <table:table-row>
              <table:table-cell office:value-type="string">
                <text:p>2023-01-30 19:41:48</text:p>
              </table:table-cell>
              <table:table-cell office:value-type="float" office:value="3.172">
                <text:p>3.172</text:p>
              </table:table-cell>
            </table:table-row>
            <table:table-row>
              <table:table-cell office:value-type="string">
                <text:p>2023-01-30 19:59:25</text:p>
              </table:table-cell>
              <table:table-cell office:value-type="float" office:value="2.407">
                <text:p>2.407</text:p>
              </table:table-cell>
            </table:table-row>
            <table:table-row>
              <table:table-cell office:value-type="string">
                <text:p>2023-01-30 20:17:46</text:p>
              </table:table-cell>
              <table:table-cell office:value-type="float" office:value="2.645">
                <text:p>2.645</text:p>
              </table:table-cell>
            </table:table-row>
            <table:table-row>
              <table:table-cell office:value-type="string">
                <text:p>2023-01-30 20:35:44</text:p>
              </table:table-cell>
              <table:table-cell office:value-type="float" office:value="2.353">
                <text:p>2.353</text:p>
              </table:table-cell>
            </table:table-row>
            <table:table-row>
              <table:table-cell office:value-type="string">
                <text:p>2023-01-30 20:53:21</text:p>
              </table:table-cell>
              <table:table-cell office:value-type="float" office:value="2.812">
                <text:p>2.812</text:p>
              </table:table-cell>
            </table:table-row>
            <table:table-row>
              <table:table-cell office:value-type="string">
                <text:p>2023-01-30 21:10:57</text:p>
              </table:table-cell>
              <table:table-cell office:value-type="float" office:value="2.776">
                <text:p>2.776</text:p>
              </table:table-cell>
            </table:table-row>
            <table:table-row>
              <table:table-cell office:value-type="string">
                <text:p>2023-01-30 21:28:35</text:p>
              </table:table-cell>
              <table:table-cell office:value-type="float" office:value="2.356">
                <text:p>2.356</text:p>
              </table:table-cell>
            </table:table-row>
            <table:table-row>
              <table:table-cell office:value-type="string">
                <text:p>2023-01-30 21:46:29</text:p>
              </table:table-cell>
              <table:table-cell office:value-type="float" office:value="2.286">
                <text:p>2.286</text:p>
              </table:table-cell>
            </table:table-row>
            <table:table-row>
              <table:table-cell office:value-type="string">
                <text:p>2023-01-30 22:04:14</text:p>
              </table:table-cell>
              <table:table-cell office:value-type="float" office:value="2.767">
                <text:p>2.767</text:p>
              </table:table-cell>
            </table:table-row>
            <table:table-row>
              <table:table-cell office:value-type="string">
                <text:p>2023-01-30 22:21:50</text:p>
              </table:table-cell>
              <table:table-cell office:value-type="float" office:value="3.166">
                <text:p>3.166</text:p>
              </table:table-cell>
            </table:table-row>
            <table:table-row>
              <table:table-cell office:value-type="string">
                <text:p>2023-01-30 22:40:08</text:p>
              </table:table-cell>
              <table:table-cell office:value-type="float" office:value="2.275">
                <text:p>2.275</text:p>
              </table:table-cell>
            </table:table-row>
            <table:table-row>
              <table:table-cell office:value-type="string">
                <text:p>2023-01-30 22:57:58</text:p>
              </table:table-cell>
              <table:table-cell office:value-type="float" office:value="2.483">
                <text:p>2.483</text:p>
              </table:table-cell>
            </table:table-row>
            <table:table-row>
              <table:table-cell office:value-type="string">
                <text:p>2023-01-30 23:15:33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2023-01-30 23:33:09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2023-01-30 23:50:46</text:p>
              </table:table-cell>
              <table:table-cell office:value-type="float" office:value="2.984">
                <text:p>2.984</text:p>
              </table:table-cell>
            </table:table-row>
            <table:table-row>
              <table:table-cell office:value-type="string">
                <text:p>2023-01-31 00:09:03</text:p>
              </table:table-cell>
              <table:table-cell office:value-type="float" office:value="2.463">
                <text:p>2.463</text:p>
              </table:table-cell>
            </table:table-row>
            <table:table-row>
              <table:table-cell office:value-type="string">
                <text:p>2023-01-31 00:27:40</text:p>
              </table:table-cell>
              <table:table-cell office:value-type="float" office:value="2.068">
                <text:p>2.068</text:p>
              </table:table-cell>
            </table:table-row>
            <table:table-row>
              <table:table-cell office:value-type="string">
                <text:p>2023-01-31 00:46:09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2023-01-31 01:04:04</text:p>
              </table:table-cell>
              <table:table-cell office:value-type="float" office:value="2.107">
                <text:p>2.107</text:p>
              </table:table-cell>
            </table:table-row>
            <table:table-row>
              <table:table-cell office:value-type="string">
                <text:p>2023-01-31 01:21:40</text:p>
              </table:table-cell>
              <table:table-cell office:value-type="float" office:value="2.144">
                <text:p>2.144</text:p>
              </table:table-cell>
            </table:table-row>
            <table:table-row>
              <table:table-cell office:value-type="string">
                <text:p>2023-01-31 01:39:16</text:p>
              </table:table-cell>
              <table:table-cell office:value-type="float" office:value="2.552">
                <text:p>2.552</text:p>
              </table:table-cell>
            </table:table-row>
            <table:table-row>
              <table:table-cell office:value-type="string">
                <text:p>2023-01-31 01:56:52</text:p>
              </table:table-cell>
              <table:table-cell office:value-type="float" office:value="2.142">
                <text:p>2.142</text:p>
              </table:table-cell>
            </table:table-row>
            <table:table-row>
              <table:table-cell office:value-type="string">
                <text:p>2023-01-31 02:15:08</text:p>
              </table:table-cell>
              <table:table-cell office:value-type="float" office:value="2.556">
                <text:p>2.556</text:p>
              </table:table-cell>
            </table:table-row>
            <table:table-row>
              <table:table-cell office:value-type="string">
                <text:p>2023-01-31 02:33:02</text:p>
              </table:table-cell>
              <table:table-cell office:value-type="float" office:value="2.214">
                <text:p>2.214</text:p>
              </table:table-cell>
            </table:table-row>
            <table:table-row>
              <table:table-cell office:value-type="string">
                <text:p>2023-01-31 02:50:42</text:p>
              </table:table-cell>
              <table:table-cell office:value-type="float" office:value="2.498">
                <text:p>2.498</text:p>
              </table:table-cell>
            </table:table-row>
            <table:table-row>
              <table:table-cell office:value-type="string">
                <text:p>2023-01-31 03:08:18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string">
                <text:p>2023-01-31 03:25:54</text:p>
              </table:table-cell>
              <table:table-cell office:value-type="float" office:value="2.153">
                <text:p>2.153</text:p>
              </table:table-cell>
            </table:table-row>
            <table:table-row>
              <table:table-cell office:value-type="string">
                <text:p>2023-01-31 03:43:33</text:p>
              </table:table-cell>
              <table:table-cell office:value-type="float" office:value="2.117">
                <text:p>2.117</text:p>
              </table:table-cell>
            </table:table-row>
            <table:table-row>
              <table:table-cell office:value-type="string">
                <text:p>2023-01-31 04:01:11</text:p>
              </table:table-cell>
              <table:table-cell office:value-type="float" office:value="2.034">
                <text:p>2.034</text:p>
              </table:table-cell>
            </table:table-row>
            <table:table-row>
              <table:table-cell office:value-type="string">
                <text:p>2023-01-31 04:18:48</text:p>
              </table:table-cell>
              <table:table-cell office:value-type="float" office:value="2.716">
                <text:p>2.716</text:p>
              </table:table-cell>
            </table:table-row>
            <table:table-row>
              <table:table-cell office:value-type="string">
                <text:p>2023-01-31 04:36:23</text:p>
              </table:table-cell>
              <table:table-cell office:value-type="float" office:value="2.615">
                <text:p>2.615</text:p>
              </table:table-cell>
            </table:table-row>
            <table:table-row>
              <table:table-cell office:value-type="string">
                <text:p>2023-01-31 04:54:41</text:p>
              </table:table-cell>
              <table:table-cell office:value-type="float" office:value="2.176">
                <text:p>2.176</text:p>
              </table:table-cell>
            </table:table-row>
            <table:table-row>
              <table:table-cell office:value-type="string">
                <text:p>2023-01-31 05:11:50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2023-01-31 05:31:14</text:p>
              </table:table-cell>
              <table:table-cell office:value-type="float" office:value="2.002">
                <text:p>2.002</text:p>
              </table:table-cell>
            </table:table-row>
            <table:table-row>
              <table:table-cell office:value-type="string">
                <text:p>2023-01-31 05:48:49</text:p>
              </table:table-cell>
              <table:table-cell office:value-type="float" office:value="2.314">
                <text:p>2.314</text:p>
              </table:table-cell>
            </table:table-row>
            <table:table-row>
              <table:table-cell office:value-type="string">
                <text:p>2023-01-31 06:07:04</text:p>
              </table:table-cell>
              <table:table-cell office:value-type="float" office:value="2.006">
                <text:p>2.006</text:p>
              </table:table-cell>
            </table:table-row>
            <table:table-row>
              <table:table-cell office:value-type="string">
                <text:p>2023-01-31 06:24:54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2023-01-31 06:42:30</text:p>
              </table:table-cell>
              <table:table-cell office:value-type="float" office:value="2.195">
                <text:p>2.195</text:p>
              </table:table-cell>
            </table:table-row>
            <table:table-row>
              <table:table-cell office:value-type="string">
                <text:p>2023-01-31 07:00:11</text:p>
              </table:table-cell>
              <table:table-cell office:value-type="float" office:value="2.245">
                <text:p>2.245</text:p>
              </table:table-cell>
            </table:table-row>
            <table:table-row>
              <table:table-cell office:value-type="string">
                <text:p>2023-01-31 07:17:46</text:p>
              </table:table-cell>
              <table:table-cell office:value-type="float" office:value="2.069">
                <text:p>2.069</text:p>
              </table:table-cell>
            </table:table-row>
            <table:table-row>
              <table:table-cell office:value-type="string">
                <text:p>2023-01-31 07:35:26</text:p>
              </table:table-cell>
              <table:table-cell office:value-type="float" office:value="2.183">
                <text:p>2.183</text:p>
              </table:table-cell>
            </table:table-row>
            <table:table-row>
              <table:table-cell office:value-type="string">
                <text:p>2023-01-31 07:53:06</text:p>
              </table:table-cell>
              <table:table-cell office:value-type="float" office:value="2.099">
                <text:p>2.099</text:p>
              </table:table-cell>
            </table:table-row>
            <table:table-row>
              <table:table-cell office:value-type="string">
                <text:p>2023-01-31 08:10:47</text:p>
              </table:table-cell>
              <table:table-cell office:value-type="float" office:value="2.422">
                <text:p>2.422</text:p>
              </table:table-cell>
            </table:table-row>
            <table:table-row>
              <table:table-cell office:value-type="string">
                <text:p>2023-01-31 08:28:27</text:p>
              </table:table-cell>
              <table:table-cell office:value-type="float" office:value="2.342">
                <text:p>2.342</text:p>
              </table:table-cell>
            </table:table-row>
            <table:table-row>
              <table:table-cell office:value-type="string">
                <text:p>2023-01-31 08:46:07</text:p>
              </table:table-cell>
              <table:table-cell office:value-type="float" office:value="2.569">
                <text:p>2.569</text:p>
              </table:table-cell>
            </table:table-row>
            <table:table-row>
              <table:table-cell office:value-type="string">
                <text:p>2023-01-31 09:03:47</text:p>
              </table:table-cell>
              <table:table-cell office:value-type="float" office:value="2.097">
                <text:p>2.097</text:p>
              </table:table-cell>
            </table:table-row>
            <table:table-row>
              <table:table-cell office:value-type="string">
                <text:p>2023-01-31 09:22:06</text:p>
              </table:table-cell>
              <table:table-cell office:value-type="float" office:value="2.159">
                <text:p>2.159</text:p>
              </table:table-cell>
            </table:table-row>
            <table:table-row>
              <table:table-cell office:value-type="string">
                <text:p>2023-01-31 09:40:40</text:p>
              </table:table-cell>
              <table:table-cell office:value-type="float" office:value="2.392">
                <text:p>2.392</text:p>
              </table:table-cell>
            </table:table-row>
            <table:table-row>
              <table:table-cell office:value-type="string">
                <text:p>2023-01-31 09:57:49</text:p>
              </table:table-cell>
              <table:table-cell office:value-type="float" office:value="2.021">
                <text:p>2.021</text:p>
              </table:table-cell>
            </table:table-row>
            <table:table-row>
              <table:table-cell office:value-type="string">
                <text:p>2023-01-31 10:16:51</text:p>
              </table:table-cell>
              <table:table-cell office:value-type="float" office:value="2.127">
                <text:p>2.127</text:p>
              </table:table-cell>
            </table:table-row>
            <table:table-row>
              <table:table-cell office:value-type="string">
                <text:p>2023-01-31 10:34:27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2023-01-31 10:52:02</text:p>
              </table:table-cell>
              <table:table-cell office:value-type="float" office:value="1.975">
                <text:p>1.975</text:p>
              </table:table-cell>
            </table:table-row>
            <table:table-row>
              <table:table-cell office:value-type="string">
                <text:p>2023-01-31 11:09:37</text:p>
              </table:table-cell>
              <table:table-cell office:value-type="float" office:value="2.277">
                <text:p>2.277</text:p>
              </table:table-cell>
            </table:table-row>
            <table:table-row>
              <table:table-cell office:value-type="string">
                <text:p>2023-01-31 11:27:11</text:p>
              </table:table-cell>
              <table:table-cell office:value-type="float" office:value="2.239">
                <text:p>2.239</text:p>
              </table:table-cell>
            </table:table-row>
            <table:table-row>
              <table:table-cell office:value-type="string">
                <text:p>2023-01-31 11:45:27</text:p>
              </table:table-cell>
              <table:table-cell office:value-type="float" office:value="2.205">
                <text:p>2.205</text:p>
              </table:table-cell>
            </table:table-row>
            <table:table-row>
              <table:table-cell office:value-type="string">
                <text:p>2023-01-31 12:03:19</text:p>
              </table:table-cell>
              <table:table-cell office:value-type="float" office:value="2.467">
                <text:p>2.467</text:p>
              </table:table-cell>
            </table:table-row>
            <table:table-row>
              <table:table-cell office:value-type="string">
                <text:p>2023-01-31 12:20:54</text:p>
              </table:table-cell>
              <table:table-cell office:value-type="float" office:value="2.135">
                <text:p>2.135</text:p>
              </table:table-cell>
            </table:table-row>
            <table:table-row>
              <table:table-cell office:value-type="string">
                <text:p>2023-01-31 12:38:32</text:p>
              </table:table-cell>
              <table:table-cell office:value-type="float" office:value="2.022">
                <text:p>2.022</text:p>
              </table:table-cell>
            </table:table-row>
            <table:table-row>
              <table:table-cell office:value-type="string">
                <text:p>2023-01-31 12:56:10</text:p>
              </table:table-cell>
              <table:table-cell office:value-type="float" office:value="2.386">
                <text:p>2.386</text:p>
              </table:table-cell>
            </table:table-row>
            <table:table-row>
              <table:table-cell office:value-type="string">
                <text:p>2023-01-31 13:13:49</text:p>
              </table:table-cell>
              <table:table-cell office:value-type="float" office:value="2.156">
                <text:p>2.156</text:p>
              </table:table-cell>
            </table:table-row>
            <table:table-row>
              <table:table-cell office:value-type="string">
                <text:p>2023-01-31 13:31:26</text:p>
              </table:table-cell>
              <table:table-cell office:value-type="float" office:value="2.266">
                <text:p>2.266</text:p>
              </table:table-cell>
            </table:table-row>
            <table:table-row>
              <table:table-cell office:value-type="string">
                <text:p>2023-01-31 13:49:35</text:p>
              </table:table-cell>
              <table:table-cell office:value-type="float" office:value="2.196">
                <text:p>2.196</text:p>
              </table:table-cell>
            </table:table-row>
            <table:table-row>
              <table:table-cell office:value-type="string">
                <text:p>2023-01-31 14:07:48</text:p>
              </table:table-cell>
              <table:table-cell office:value-type="float" office:value="2.156">
                <text:p>2.156</text:p>
              </table:table-cell>
            </table:table-row>
            <table:table-row>
              <table:table-cell office:value-type="string">
                <text:p>2023-01-31 14:25:22</text:p>
              </table:table-cell>
              <table:table-cell office:value-type="float" office:value="1.984">
                <text:p>1.984</text:p>
              </table:table-cell>
            </table:table-row>
            <table:table-row>
              <table:table-cell office:value-type="string">
                <text:p>2023-01-31 14:43:07</text:p>
              </table:table-cell>
              <table:table-cell office:value-type="float" office:value="2.497">
                <text:p>2.497</text:p>
              </table:table-cell>
            </table:table-row>
            <table:table-row>
              <table:table-cell office:value-type="string">
                <text:p>2023-01-31 15:01:27</text:p>
              </table:table-cell>
              <table:table-cell office:value-type="float" office:value="2.114">
                <text:p>2.114</text:p>
              </table:table-cell>
            </table:table-row>
            <table:table-row>
              <table:table-cell office:value-type="string">
                <text:p>2023-01-31 15:19:17</text:p>
              </table:table-cell>
              <table:table-cell office:value-type="float" office:value="2.839">
                <text:p>2.839</text:p>
              </table:table-cell>
            </table:table-row>
            <table:table-row>
              <table:table-cell office:value-type="string">
                <text:p>2023-01-31 15:36:53</text:p>
              </table:table-cell>
              <table:table-cell office:value-type="float" office:value="2.038">
                <text:p>2.038</text:p>
              </table:table-cell>
            </table:table-row>
            <table:table-row>
              <table:table-cell office:value-type="string">
                <text:p>2023-01-31 15:54:32</text:p>
              </table:table-cell>
              <table:table-cell office:value-type="float" office:value="2.604">
                <text:p>2.604</text:p>
              </table:table-cell>
            </table:table-row>
            <table:table-row>
              <table:table-cell office:value-type="string">
                <text:p>2023-01-31 16:12:07</text:p>
              </table:table-cell>
              <table:table-cell office:value-type="float" office:value="2.293">
                <text:p>2.293</text:p>
              </table:table-cell>
            </table:table-row>
            <table:table-row>
              <table:table-cell office:value-type="string">
                <text:p>2023-01-31 16:29:47</text:p>
              </table:table-cell>
              <table:table-cell office:value-type="float" office:value="1.994">
                <text:p>1.994</text:p>
              </table:table-cell>
            </table:table-row>
            <table:table-row>
              <table:table-cell office:value-type="string">
                <text:p>2023-01-31 16:47:40</text:p>
              </table:table-cell>
              <table:table-cell office:value-type="float" office:value="2.109">
                <text:p>2.109</text:p>
              </table:table-cell>
            </table:table-row>
            <table:table-row>
              <table:table-cell office:value-type="string">
                <text:p>2023-01-31 17:05:18</text:p>
              </table:table-cell>
              <table:table-cell office:value-type="float" office:value="2.227">
                <text:p>2.227</text:p>
              </table:table-cell>
            </table:table-row>
            <table:table-row>
              <table:table-cell office:value-type="string">
                <text:p>2023-01-31 17:22:59</text:p>
              </table:table-cell>
              <table:table-cell office:value-type="float" office:value="2.265">
                <text:p>2.265</text:p>
              </table:table-cell>
            </table:table-row>
            <table:table-row>
              <table:table-cell office:value-type="string">
                <text:p>2023-01-31 17:41:14</text:p>
              </table:table-cell>
              <table:table-cell office:value-type="float" office:value="2.045">
                <text:p>2.045</text:p>
              </table:table-cell>
            </table:table-row>
            <table:table-row>
              <table:table-cell office:value-type="string">
                <text:p>2023-01-31 17:58:50</text:p>
              </table:table-cell>
              <table:table-cell office:value-type="float" office:value="2.653">
                <text:p>2.653</text:p>
              </table:table-cell>
            </table:table-row>
            <table:table-row>
              <table:table-cell office:value-type="string">
                <text:p>2023-01-31 18:16:24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2023-01-31 18:34:40</text:p>
              </table:table-cell>
              <table:table-cell office:value-type="float" office:value="2.037">
                <text:p>2.037</text:p>
              </table:table-cell>
            </table:table-row>
            <table:table-row>
              <table:table-cell office:value-type="string">
                <text:p>2023-01-31 18:52:16</text:p>
              </table:table-cell>
              <table:table-cell office:value-type="float" office:value="2.163">
                <text:p>2.163</text:p>
              </table:table-cell>
            </table:table-row>
            <table:table-row>
              <table:table-cell office:value-type="string">
                <text:p>2023-01-31 19:09:51</text:p>
              </table:table-cell>
              <table:table-cell office:value-type="float" office:value="2.805">
                <text:p>2.805</text:p>
              </table:table-cell>
            </table:table-row>
            <table:table-row>
              <table:table-cell office:value-type="string">
                <text:p>2023-01-31 19:27:28</text:p>
              </table:table-cell>
              <table:table-cell office:value-type="float" office:value="2.466">
                <text:p>2.466</text:p>
              </table:table-cell>
            </table:table-row>
            <table:table-row>
              <table:table-cell office:value-type="string">
                <text:p>2023-01-31 19:45:0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023-01-31 20:02:42</text:p>
              </table:table-cell>
              <table:table-cell office:value-type="float" office:value="2.517">
                <text:p>2.517</text:p>
              </table:table-cell>
            </table:table-row>
            <table:table-row>
              <table:table-cell office:value-type="string">
                <text:p>2023-01-31 20:20:16</text:p>
              </table:table-cell>
              <table:table-cell office:value-type="float" office:value="2.203">
                <text:p>2.203</text:p>
              </table:table-cell>
            </table:table-row>
            <table:table-row>
              <table:table-cell office:value-type="string">
                <text:p>2023-01-31 20:37:54</text:p>
              </table:table-cell>
              <table:table-cell office:value-type="float" office:value="2.231">
                <text:p>2.231</text:p>
              </table:table-cell>
            </table:table-row>
            <table:table-row>
              <table:table-cell office:value-type="string">
                <text:p>2023-01-31 20:55:3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023-01-31 21:13:21</text:p>
              </table:table-cell>
              <table:table-cell office:value-type="float" office:value="7.499">
                <text:p>7.499</text:p>
              </table:table-cell>
            </table:table-row>
            <table:table-row>
              <table:table-cell office:value-type="string">
                <text:p>2023-01-31 21:31:03</text:p>
              </table:table-cell>
              <table:table-cell office:value-type="float" office:value="3.023">
                <text:p>3.023</text:p>
              </table:table-cell>
            </table:table-row>
            <table:table-row>
              <table:table-cell office:value-type="string">
                <text:p>2023-01-31 21:48:42</text:p>
              </table:table-cell>
              <table:table-cell office:value-type="float" office:value="2.253">
                <text:p>2.253</text:p>
              </table:table-cell>
            </table:table-row>
            <table:table-row>
              <table:table-cell office:value-type="string">
                <text:p>2023-01-31 22:06:17</text:p>
              </table:table-cell>
              <table:table-cell office:value-type="float" office:value="2.512">
                <text:p>2.512</text:p>
              </table:table-cell>
            </table:table-row>
            <table:table-row>
              <table:table-cell office:value-type="string">
                <text:p>2023-01-31 22:23:54</text:p>
              </table:table-cell>
              <table:table-cell office:value-type="float" office:value="2.181">
                <text:p>2.181</text:p>
              </table:table-cell>
            </table:table-row>
            <table:table-row>
              <table:table-cell office:value-type="string">
                <text:p>2023-01-31 22:41:37</text:p>
              </table:table-cell>
              <table:table-cell office:value-type="float" office:value="2.734">
                <text:p>2.734</text:p>
              </table:table-cell>
            </table:table-row>
            <table:table-row>
              <table:table-cell office:value-type="string">
                <text:p>2023-01-31 22:59:11</text:p>
              </table:table-cell>
              <table:table-cell office:value-type="float" office:value="2.356">
                <text:p>2.356</text:p>
              </table:table-cell>
            </table:table-row>
            <table:table-row>
              <table:table-cell office:value-type="string">
                <text:p>2023-01-31 23:16:46</text:p>
              </table:table-cell>
              <table:table-cell office:value-type="float" office:value="2.238">
                <text:p>2.238</text:p>
              </table:table-cell>
            </table:table-row>
            <table:table-row>
              <table:table-cell office:value-type="string">
                <text:p>2023-01-31 23:34:22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2023-02-01 06:31:50</text:p>
              </table:table-cell>
              <table:table-cell office:value-type="float" office:value="2.114">
                <text:p>2.114</text:p>
              </table:table-cell>
            </table:table-row>
            <table:table-row>
              <table:table-cell office:value-type="string">
                <text:p>2023-02-01 06:49:34</text:p>
              </table:table-cell>
              <table:table-cell office:value-type="float" office:value="2.115">
                <text:p>2.115</text:p>
              </table:table-cell>
            </table:table-row>
            <table:table-row>
              <table:table-cell office:value-type="string">
                <text:p>2023-02-01 07:07:17</text:p>
              </table:table-cell>
              <table:table-cell office:value-type="float" office:value="2.175">
                <text:p>2.175</text:p>
              </table:table-cell>
            </table:table-row>
            <table:table-row>
              <table:table-cell office:value-type="string">
                <text:p>2023-02-01 07:25:01</text:p>
              </table:table-cell>
              <table:table-cell office:value-type="float" office:value="2.029">
                <text:p>2.029</text:p>
              </table:table-cell>
            </table:table-row>
            <table:table-row>
              <table:table-cell office:value-type="string">
                <text:p>2023-02-01 07:42:50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2023-02-01 08:00:28</text:p>
              </table:table-cell>
              <table:table-cell office:value-type="float" office:value="2.199">
                <text:p>2.199</text:p>
              </table:table-cell>
            </table:table-row>
            <table:table-row>
              <table:table-cell office:value-type="string">
                <text:p>2023-02-01 08:18:06</text:p>
              </table:table-cell>
              <table:table-cell office:value-type="float" office:value="2.226">
                <text:p>2.226</text:p>
              </table:table-cell>
            </table:table-row>
            <table:table-row>
              <table:table-cell office:value-type="string">
                <text:p>2023-02-01 08:35:51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2023-02-01 08:53:35</text:p>
              </table:table-cell>
              <table:table-cell office:value-type="float" office:value="2.359">
                <text:p>2.359</text:p>
              </table:table-cell>
            </table:table-row>
            <table:table-row>
              <table:table-cell office:value-type="string">
                <text:p>2023-02-01 09:11:18</text:p>
              </table:table-cell>
              <table:table-cell office:value-type="float" office:value="2.153">
                <text:p>2.153</text:p>
              </table:table-cell>
            </table:table-row>
            <table:table-row>
              <table:table-cell office:value-type="string">
                <text:p>2023-02-01 09:29:03</text:p>
              </table:table-cell>
              <table:table-cell office:value-type="float" office:value="2.611">
                <text:p>2.611</text:p>
              </table:table-cell>
            </table:table-row>
            <table:table-row>
              <table:table-cell office:value-type="string">
                <text:p>2023-02-01 09:46:50</text:p>
              </table:table-cell>
              <table:table-cell office:value-type="float" office:value="2.162">
                <text:p>2.162</text:p>
              </table:table-cell>
            </table:table-row>
            <table:table-row>
              <table:table-cell office:value-type="string">
                <text:p>2023-02-01 10:04:27</text:p>
              </table:table-cell>
              <table:table-cell office:value-type="float" office:value="2.138">
                <text:p>2.138</text:p>
              </table:table-cell>
            </table:table-row>
            <table:table-row>
              <table:table-cell office:value-type="string">
                <text:p>2023-02-01 10:22:12</text:p>
              </table:table-cell>
              <table:table-cell office:value-type="float" office:value="2.078">
                <text:p>2.078</text:p>
              </table:table-cell>
            </table:table-row>
            <table:table-row>
              <table:table-cell office:value-type="string">
                <text:p>2023-02-01 10:39:57</text:p>
              </table:table-cell>
              <table:table-cell office:value-type="float" office:value="2.562">
                <text:p>2.562</text:p>
              </table:table-cell>
            </table:table-row>
            <table:table-row>
              <table:table-cell office:value-type="string">
                <text:p>2023-02-01 10:57:42</text:p>
              </table:table-cell>
              <table:table-cell office:value-type="float" office:value="2.236">
                <text:p>2.236</text:p>
              </table:table-cell>
            </table:table-row>
            <table:table-row>
              <table:table-cell office:value-type="string">
                <text:p>2023-02-01 11:15:28</text:p>
              </table:table-cell>
              <table:table-cell office:value-type="float" office:value="2.422">
                <text:p>2.422</text:p>
              </table:table-cell>
            </table:table-row>
            <table:table-row>
              <table:table-cell office:value-type="string">
                <text:p>2023-02-01 11:33:13</text:p>
              </table:table-cell>
              <table:table-cell office:value-type="float" office:value="2.022">
                <text:p>2.022</text:p>
              </table:table-cell>
            </table:table-row>
            <table:table-row>
              <table:table-cell office:value-type="string">
                <text:p>2023-02-01 11:50:58</text:p>
              </table:table-cell>
              <table:table-cell office:value-type="float" office:value="2.191">
                <text:p>2.191</text:p>
              </table:table-cell>
            </table:table-row>
            <table:table-row>
              <table:table-cell office:value-type="string">
                <text:p>2023-02-01 12:08:49</text:p>
              </table:table-cell>
              <table:table-cell office:value-type="float" office:value="2.134">
                <text:p>2.134</text:p>
              </table:table-cell>
            </table:table-row>
            <table:table-row>
              <table:table-cell office:value-type="string">
                <text:p>2023-02-01 12:26:39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2023-02-01 12:44:19</text:p>
              </table:table-cell>
              <table:table-cell office:value-type="float" office:value="2.255">
                <text:p>2.255</text:p>
              </table:table-cell>
            </table:table-row>
            <table:table-row>
              <table:table-cell office:value-type="string">
                <text:p>2023-02-01 13:02:00</text:p>
              </table:table-cell>
              <table:table-cell office:value-type="float" office:value="2.549">
                <text:p>2.549</text:p>
              </table:table-cell>
            </table:table-row>
            <table:table-row>
              <table:table-cell office:value-type="string">
                <text:p>2023-02-01 13:19:46</text:p>
              </table:table-cell>
              <table:table-cell office:value-type="float" office:value="2.201">
                <text:p>2.201</text:p>
              </table:table-cell>
            </table:table-row>
            <table:table-row>
              <table:table-cell office:value-type="string">
                <text:p>2023-02-01 13:37:19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2023-02-01 13:53:19</text:p>
              </table:table-cell>
              <table:table-cell office:value-type="float" office:value="2.817">
                <text:p>2.817</text:p>
              </table:table-cell>
            </table:table-row>
            <table:table-row>
              <table:table-cell office:value-type="string">
                <text:p>2023-02-01 14:12:27</text:p>
              </table:table-cell>
              <table:table-cell office:value-type="float" office:value="2.135">
                <text:p>2.135</text:p>
              </table:table-cell>
            </table:table-row>
            <table:table-row>
              <table:table-cell office:value-type="string">
                <text:p>2023-02-01 14:31:15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2023-02-01 14:50:27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2023-02-01 15:09:59</text:p>
              </table:table-cell>
              <table:table-cell office:value-type="float" office:value="1.953">
                <text:p>1.953</text:p>
              </table:table-cell>
            </table:table-row>
            <table:table-row>
              <table:table-cell office:value-type="string">
                <text:p>2023-02-01 15:28:52</text:p>
              </table:table-cell>
              <table:table-cell office:value-type="float" office:value="2.194">
                <text:p>2.194</text:p>
              </table:table-cell>
            </table:table-row>
            <table:table-row>
              <table:table-cell office:value-type="string">
                <text:p>2023-02-01 15:48:15</text:p>
              </table:table-cell>
              <table:table-cell office:value-type="float" office:value="2.221">
                <text:p>2.221</text:p>
              </table:table-cell>
            </table:table-row>
            <table:table-row>
              <table:table-cell office:value-type="string">
                <text:p>2023-02-01 16:07:10</text:p>
              </table:table-cell>
              <table:table-cell office:value-type="float" office:value="2.711">
                <text:p>2.711</text:p>
              </table:table-cell>
            </table:table-row>
            <table:table-row>
              <table:table-cell office:value-type="string">
                <text:p>2023-02-01 16:26:17</text:p>
              </table:table-cell>
              <table:table-cell office:value-type="float" office:value="2.049">
                <text:p>2.049</text:p>
              </table:table-cell>
            </table:table-row>
            <table:table-row>
              <table:table-cell office:value-type="string">
                <text:p>2023-02-01 16:45:24</text:p>
              </table:table-cell>
              <table:table-cell office:value-type="float" office:value="2.101">
                <text:p>2.101</text:p>
              </table:table-cell>
            </table:table-row>
            <table:table-row>
              <table:table-cell office:value-type="string">
                <text:p>2023-02-01 17:04:36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string">
                <text:p>2023-02-01 17:23:46</text:p>
              </table:table-cell>
              <table:table-cell office:value-type="float" office:value="3.389">
                <text:p>3.389</text:p>
              </table:table-cell>
            </table:table-row>
            <table:table-row>
              <table:table-cell office:value-type="string">
                <text:p>2023-02-01 18:56:47</text:p>
              </table:table-cell>
              <table:table-cell office:value-type="float" office:value="2.048">
                <text:p>2.048</text:p>
              </table:table-cell>
            </table:table-row>
            <table:table-row>
              <table:table-cell office:value-type="string">
                <text:p>2023-02-01 19:01:50</text:p>
              </table:table-cell>
              <table:table-cell office:value-type="float" office:value="2.586">
                <text:p>2.586</text:p>
              </table:table-cell>
            </table:table-row>
            <table:table-row>
              <table:table-cell office:value-type="string">
                <text:p>2023-02-01 19:19:28</text:p>
              </table:table-cell>
              <table:table-cell office:value-type="float" office:value="2.219">
                <text:p>2.219</text:p>
              </table:table-cell>
            </table:table-row>
            <table:table-row>
              <table:table-cell office:value-type="string">
                <text:p>2023-02-01 19:37:08</text:p>
              </table:table-cell>
              <table:table-cell office:value-type="float" office:value="2.047">
                <text:p>2.047</text:p>
              </table:table-cell>
            </table:table-row>
            <table:table-row>
              <table:table-cell office:value-type="string">
                <text:p>2023-02-01 19:55:02</text:p>
              </table:table-cell>
              <table:table-cell office:value-type="float" office:value="2.129">
                <text:p>2.129</text:p>
              </table:table-cell>
            </table:table-row>
            <table:table-row>
              <table:table-cell office:value-type="string">
                <text:p>2023-02-01 20:12:54</text:p>
              </table:table-cell>
              <table:table-cell office:value-type="float" office:value="2.445">
                <text:p>2.445</text:p>
              </table:table-cell>
            </table:table-row>
            <table:table-row>
              <table:table-cell office:value-type="string">
                <text:p>2023-02-01 20:30:49</text:p>
              </table:table-cell>
              <table:table-cell office:value-type="float" office:value="2.652">
                <text:p>2.652</text:p>
              </table:table-cell>
            </table:table-row>
            <table:table-row>
              <table:table-cell office:value-type="string">
                <text:p>2023-02-01 20:48:30</text:p>
              </table:table-cell>
              <table:table-cell office:value-type="float" office:value="2.376">
                <text:p>2.376</text:p>
              </table:table-cell>
            </table:table-row>
            <table:table-row>
              <table:table-cell office:value-type="string">
                <text:p>2023-02-01 21:07:03</text:p>
              </table:table-cell>
              <table:table-cell office:value-type="float" office:value="2.295">
                <text:p>2.295</text:p>
              </table:table-cell>
            </table:table-row>
            <table:table-row>
              <table:table-cell office:value-type="string">
                <text:p>2023-02-01 21:25:49</text:p>
              </table:table-cell>
              <table:table-cell office:value-type="float" office:value="2.236">
                <text:p>2.236</text:p>
              </table:table-cell>
            </table:table-row>
            <table:table-row>
              <table:table-cell office:value-type="string">
                <text:p>2023-02-01 21:43:32</text:p>
              </table:table-cell>
              <table:table-cell office:value-type="float" office:value="2.491">
                <text:p>2.491</text:p>
              </table:table-cell>
            </table:table-row>
            <table:table-row>
              <table:table-cell office:value-type="string">
                <text:p>2023-02-01 22:03:26</text:p>
              </table:table-cell>
              <table:table-cell office:value-type="float" office:value="2.226">
                <text:p>2.226</text:p>
              </table:table-cell>
            </table:table-row>
            <table:table-row>
              <table:table-cell office:value-type="string">
                <text:p>2023-02-01 22:21:21</text:p>
              </table:table-cell>
              <table:table-cell office:value-type="float" office:value="18.069">
                <text:p>18.069</text:p>
              </table:table-cell>
            </table:table-row>
            <table:table-row>
              <table:table-cell office:value-type="string">
                <text:p>2023-02-01 22:40:33</text:p>
              </table:table-cell>
              <table:table-cell office:value-type="float" office:value="18.283">
                <text:p>18.283</text:p>
              </table:table-cell>
            </table:table-row>
            <table:table-row>
              <table:table-cell office:value-type="string">
                <text:p>2023-02-01 22:58:23</text:p>
              </table:table-cell>
              <table:table-cell office:value-type="float" office:value="17.307">
                <text:p>17.307</text:p>
              </table:table-cell>
            </table:table-row>
            <table:table-row>
              <table:table-cell office:value-type="string">
                <text:p>2023-02-01 23:16:06</text:p>
              </table:table-cell>
              <table:table-cell office:value-type="float" office:value="14.123">
                <text:p>14.123</text:p>
              </table:table-cell>
            </table:table-row>
            <table:table-row>
              <table:table-cell office:value-type="string">
                <text:p>2023-02-01 23:33:45</text:p>
              </table:table-cell>
              <table:table-cell office:value-type="float" office:value="14.302">
                <text:p>14.302</text:p>
              </table:table-cell>
            </table:table-row>
            <table:table-row>
              <table:table-cell office:value-type="string">
                <text:p>2023-02-01 23:51:25</text:p>
              </table:table-cell>
              <table:table-cell office:value-type="float" office:value="13.341">
                <text:p>13.341</text:p>
              </table:table-cell>
            </table:table-row>
            <table:table-row>
              <table:table-cell office:value-type="string">
                <text:p>2023-02-02 00:09:04</text:p>
              </table:table-cell>
              <table:table-cell office:value-type="float" office:value="13.926">
                <text:p>13.926</text:p>
              </table:table-cell>
            </table:table-row>
            <table:table-row>
              <table:table-cell office:value-type="string">
                <text:p>2023-02-02 00:26:42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string">
                <text:p>2023-02-02 00:44:20</text:p>
              </table:table-cell>
              <table:table-cell office:value-type="float" office:value="14.711">
                <text:p>14.711</text:p>
              </table:table-cell>
            </table:table-row>
            <table:table-row>
              <table:table-cell office:value-type="string">
                <text:p>2023-02-02 01:02:02</text:p>
              </table:table-cell>
              <table:table-cell office:value-type="float" office:value="14.842">
                <text:p>14.842</text:p>
              </table:table-cell>
            </table:table-row>
            <table:table-row>
              <table:table-cell office:value-type="string">
                <text:p>2023-02-02 01:19:50</text:p>
              </table:table-cell>
              <table:table-cell office:value-type="float" office:value="12.853">
                <text:p>12.853</text:p>
              </table:table-cell>
            </table:table-row>
            <table:table-row>
              <table:table-cell office:value-type="string">
                <text:p>2023-02-02 01:37:28</text:p>
              </table:table-cell>
              <table:table-cell office:value-type="float" office:value="14.728">
                <text:p>14.728</text:p>
              </table:table-cell>
            </table:table-row>
            <table:table-row>
              <table:table-cell office:value-type="string">
                <text:p>2023-02-02 01:55:15</text:p>
              </table:table-cell>
              <table:table-cell office:value-type="float" office:value="13.935">
                <text:p>13.935</text:p>
              </table:table-cell>
            </table:table-row>
            <table:table-row>
              <table:table-cell office:value-type="string">
                <text:p>2023-02-02 02:13:02</text:p>
              </table:table-cell>
              <table:table-cell office:value-type="float" office:value="14.654">
                <text:p>14.654</text:p>
              </table:table-cell>
            </table:table-row>
            <table:table-row>
              <table:table-cell office:value-type="string">
                <text:p>2023-02-02 02:30:41</text:p>
              </table:table-cell>
              <table:table-cell office:value-type="float" office:value="12.918">
                <text:p>12.918</text:p>
              </table:table-cell>
            </table:table-row>
            <table:table-row>
              <table:table-cell office:value-type="string">
                <text:p>2023-02-02 02:48:21</text:p>
              </table:table-cell>
              <table:table-cell office:value-type="float" office:value="14.476">
                <text:p>14.476</text:p>
              </table:table-cell>
            </table:table-row>
            <table:table-row>
              <table:table-cell office:value-type="string">
                <text:p>2023-02-02 03:06:03</text:p>
              </table:table-cell>
              <table:table-cell office:value-type="float" office:value="14.221">
                <text:p>14.221</text:p>
              </table:table-cell>
            </table:table-row>
            <table:table-row>
              <table:table-cell office:value-type="string">
                <text:p>2023-02-02 03:23:51</text:p>
              </table:table-cell>
              <table:table-cell office:value-type="float" office:value="14.174">
                <text:p>14.174</text:p>
              </table:table-cell>
            </table:table-row>
            <table:table-row>
              <table:table-cell office:value-type="string">
                <text:p>2023-02-02 03:41:33</text:p>
              </table:table-cell>
              <table:table-cell office:value-type="float" office:value="14.866">
                <text:p>14.866</text:p>
              </table:table-cell>
            </table:table-row>
            <table:table-row>
              <table:table-cell office:value-type="string">
                <text:p>2023-02-02 03:59:13</text:p>
              </table:table-cell>
              <table:table-cell office:value-type="float" office:value="14.252">
                <text:p>14.252</text:p>
              </table:table-cell>
            </table:table-row>
            <table:table-row>
              <table:table-cell office:value-type="string">
                <text:p>2023-02-02 04:16:53</text:p>
              </table:table-cell>
              <table:table-cell office:value-type="float" office:value="14.864">
                <text:p>14.864</text:p>
              </table:table-cell>
            </table:table-row>
            <table:table-row>
              <table:table-cell office:value-type="string">
                <text:p>2023-02-02 04:34:32</text:p>
              </table:table-cell>
              <table:table-cell office:value-type="float" office:value="13.902">
                <text:p>13.902</text:p>
              </table:table-cell>
            </table:table-row>
            <table:table-row>
              <table:table-cell office:value-type="string">
                <text:p>2023-02-02 04:52:10</text:p>
              </table:table-cell>
              <table:table-cell office:value-type="float" office:value="14.553">
                <text:p>14.553</text:p>
              </table:table-cell>
            </table:table-row>
            <table:table-row>
              <table:table-cell office:value-type="string">
                <text:p>2023-02-02 05:09:52</text:p>
              </table:table-cell>
              <table:table-cell office:value-type="float" office:value="14.844">
                <text:p>14.844</text:p>
              </table:table-cell>
            </table:table-row>
            <table:table-row>
              <table:table-cell office:value-type="string">
                <text:p>2023-02-02 05:27:31</text:p>
              </table:table-cell>
              <table:table-cell office:value-type="float" office:value="14.032">
                <text:p>14.032</text:p>
              </table:table-cell>
            </table:table-row>
            <table:table-row>
              <table:table-cell office:value-type="string">
                <text:p>2023-02-02 05:45:15</text:p>
              </table:table-cell>
              <table:table-cell office:value-type="float" office:value="14.82">
                <text:p>14.82</text:p>
              </table:table-cell>
            </table:table-row>
            <table:table-row>
              <table:table-cell office:value-type="string">
                <text:p>2023-02-02 06:02:52</text:p>
              </table:table-cell>
              <table:table-cell office:value-type="float" office:value="14.763">
                <text:p>14.763</text:p>
              </table:table-cell>
            </table:table-row>
            <table:table-row>
              <table:table-cell office:value-type="string">
                <text:p>2023-02-02 06:20:33</text:p>
              </table:table-cell>
              <table:table-cell office:value-type="float" office:value="14.006">
                <text:p>14.006</text:p>
              </table:table-cell>
            </table:table-row>
            <table:table-row>
              <table:table-cell office:value-type="string">
                <text:p>2023-02-02 06:38:12</text:p>
              </table:table-cell>
              <table:table-cell office:value-type="float" office:value="14.919">
                <text:p>14.919</text:p>
              </table:table-cell>
            </table:table-row>
            <table:table-row>
              <table:table-cell office:value-type="string">
                <text:p>2023-02-02 06:55:58</text:p>
              </table:table-cell>
              <table:table-cell office:value-type="float" office:value="13.976">
                <text:p>13.976</text:p>
              </table:table-cell>
            </table:table-row>
            <table:table-row>
              <table:table-cell office:value-type="string">
                <text:p>2023-02-02 07:13:36</text:p>
              </table:table-cell>
              <table:table-cell office:value-type="float" office:value="15.126">
                <text:p>15.126</text:p>
              </table:table-cell>
            </table:table-row>
            <table:table-row>
              <table:table-cell office:value-type="string">
                <text:p>2023-02-02 07:31:17</text:p>
              </table:table-cell>
              <table:table-cell office:value-type="float" office:value="14.68">
                <text:p>14.68</text:p>
              </table:table-cell>
            </table:table-row>
            <table:table-row>
              <table:table-cell office:value-type="string">
                <text:p>2023-02-02 07:48:57</text:p>
              </table:table-cell>
              <table:table-cell office:value-type="float" office:value="13.944">
                <text:p>13.944</text:p>
              </table:table-cell>
            </table:table-row>
            <table:table-row>
              <table:table-cell office:value-type="string">
                <text:p>2023-02-02 08:06:37</text:p>
              </table:table-cell>
              <table:table-cell office:value-type="float" office:value="14.348">
                <text:p>14.348</text:p>
              </table:table-cell>
            </table:table-row>
            <table:table-row>
              <table:table-cell office:value-type="string">
                <text:p>2023-02-02 08:24:22</text:p>
              </table:table-cell>
              <table:table-cell office:value-type="float" office:value="14.546">
                <text:p>14.546</text:p>
              </table:table-cell>
            </table:table-row>
            <table:table-row>
              <table:table-cell office:value-type="string">
                <text:p>2023-02-02 08:42:07</text:p>
              </table:table-cell>
              <table:table-cell office:value-type="float" office:value="14.727">
                <text:p>14.727</text:p>
              </table:table-cell>
            </table:table-row>
            <table:table-row>
              <table:table-cell office:value-type="string">
                <text:p>2023-02-02 08:59:53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2023-02-02 09:17:41</text:p>
              </table:table-cell>
              <table:table-cell office:value-type="float" office:value="15.043">
                <text:p>15.043</text:p>
              </table:table-cell>
            </table:table-row>
            <table:table-row>
              <table:table-cell office:value-type="string">
                <text:p>2023-02-02 09:35:26</text:p>
              </table:table-cell>
              <table:table-cell office:value-type="float" office:value="14.342">
                <text:p>14.342</text:p>
              </table:table-cell>
            </table:table-row>
            <table:table-row>
              <table:table-cell office:value-type="string">
                <text:p>2023-02-02 09:53:05</text:p>
              </table:table-cell>
              <table:table-cell office:value-type="float" office:value="14.458">
                <text:p>14.458</text:p>
              </table:table-cell>
            </table:table-row>
            <table:table-row>
              <table:table-cell office:value-type="string">
                <text:p>2023-02-02 10:10:42</text:p>
              </table:table-cell>
              <table:table-cell office:value-type="float" office:value="14.434">
                <text:p>14.434</text:p>
              </table:table-cell>
            </table:table-row>
            <table:table-row>
              <table:table-cell office:value-type="string">
                <text:p>2023-02-02 10:28:32</text:p>
              </table:table-cell>
              <table:table-cell office:value-type="float" office:value="12.986">
                <text:p>12.986</text:p>
              </table:table-cell>
            </table:table-row>
            <table:table-row>
              <table:table-cell office:value-type="string">
                <text:p>2023-02-02 10:46:16</text:p>
              </table:table-cell>
              <table:table-cell office:value-type="float" office:value="13.496">
                <text:p>13.496</text:p>
              </table:table-cell>
            </table:table-row>
            <table:table-row>
              <table:table-cell office:value-type="string">
                <text:p>2023-02-02 11:04:04</text:p>
              </table:table-cell>
              <table:table-cell office:value-type="float" office:value="13.108">
                <text:p>13.108</text:p>
              </table:table-cell>
            </table:table-row>
            <table:table-row>
              <table:table-cell office:value-type="string">
                <text:p>2023-02-02 11:21:43</text:p>
              </table:table-cell>
              <table:table-cell office:value-type="float" office:value="14.864">
                <text:p>14.864</text:p>
              </table:table-cell>
            </table:table-row>
            <table:table-row>
              <table:table-cell office:value-type="string">
                <text:p>2023-02-02 11:39:31</text:p>
              </table:table-cell>
              <table:table-cell office:value-type="float" office:value="14.77">
                <text:p>14.77</text:p>
              </table:table-cell>
            </table:table-row>
            <table:table-row>
              <table:table-cell office:value-type="string">
                <text:p>2023-02-02 11:57:13</text:p>
              </table:table-cell>
              <table:table-cell office:value-type="float" office:value="14.161">
                <text:p>14.161</text:p>
              </table:table-cell>
            </table:table-row>
            <table:table-row>
              <table:table-cell office:value-type="string">
                <text:p>2023-02-02 12:15:00</text:p>
              </table:table-cell>
              <table:table-cell office:value-type="float" office:value="17.558">
                <text:p>17.558</text:p>
              </table:table-cell>
            </table:table-row>
            <table:table-row>
              <table:table-cell office:value-type="string">
                <text:p>2023-02-02 12:32:43</text:p>
              </table:table-cell>
              <table:table-cell office:value-type="float" office:value="14.941">
                <text:p>14.941</text:p>
              </table:table-cell>
            </table:table-row>
            <table:table-row>
              <table:table-cell office:value-type="string">
                <text:p>2023-02-02 12:50:20</text:p>
              </table:table-cell>
              <table:table-cell office:value-type="float" office:value="14.777">
                <text:p>14.777</text:p>
              </table:table-cell>
            </table:table-row>
            <table:table-row>
              <table:table-cell office:value-type="string">
                <text:p>2023-02-02 13:08:01</text:p>
              </table:table-cell>
              <table:table-cell office:value-type="float" office:value="14.988">
                <text:p>14.988</text:p>
              </table:table-cell>
            </table:table-row>
            <table:table-row>
              <table:table-cell office:value-type="string">
                <text:p>2023-02-02 13:25:44</text:p>
              </table:table-cell>
              <table:table-cell office:value-type="float" office:value="19.831">
                <text:p>19.831</text:p>
              </table:table-cell>
            </table:table-row>
            <table:table-row>
              <table:table-cell office:value-type="string">
                <text:p>2023-02-02 13:43:24</text:p>
              </table:table-cell>
              <table:table-cell office:value-type="float" office:value="17.667">
                <text:p>17.667</text:p>
              </table:table-cell>
            </table:table-row>
            <table:table-row>
              <table:table-cell office:value-type="string">
                <text:p>2023-02-02 14:01:10</text:p>
              </table:table-cell>
              <table:table-cell office:value-type="float" office:value="19.88">
                <text:p>19.88</text:p>
              </table:table-cell>
            </table:table-row>
            <table:table-row>
              <table:table-cell office:value-type="string">
                <text:p>2023-02-02 14:18:51</text:p>
              </table:table-cell>
              <table:table-cell office:value-type="float" office:value="13.692">
                <text:p>13.692</text:p>
              </table:table-cell>
            </table:table-row>
            <table:table-row>
              <table:table-cell office:value-type="string">
                <text:p>2023-02-02 14:36:31</text:p>
              </table:table-cell>
              <table:table-cell office:value-type="float" office:value="14.865">
                <text:p>14.865</text:p>
              </table:table-cell>
            </table:table-row>
            <table:table-row>
              <table:table-cell office:value-type="string">
                <text:p>2023-02-02 14:54:16</text:p>
              </table:table-cell>
              <table:table-cell office:value-type="float" office:value="14.799">
                <text:p>14.799</text:p>
              </table:table-cell>
            </table:table-row>
            <table:table-row>
              <table:table-cell office:value-type="string">
                <text:p>2023-02-02 15:11:56</text:p>
              </table:table-cell>
              <table:table-cell office:value-type="float" office:value="15.064">
                <text:p>15.064</text:p>
              </table:table-cell>
            </table:table-row>
            <table:table-row>
              <table:table-cell office:value-type="string">
                <text:p>2023-02-02 15:29:34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2023-02-02 15:47:13</text:p>
              </table:table-cell>
              <table:table-cell office:value-type="float" office:value="14.785">
                <text:p>14.785</text:p>
              </table:table-cell>
            </table:table-row>
            <table:table-row>
              <table:table-cell office:value-type="string">
                <text:p>2023-02-02 16:05:02</text:p>
              </table:table-cell>
              <table:table-cell office:value-type="float" office:value="14.34">
                <text:p>14.34</text:p>
              </table:table-cell>
            </table:table-row>
            <table:table-row>
              <table:table-cell office:value-type="string">
                <text:p>2023-02-02 16:23:27</text:p>
              </table:table-cell>
              <table:table-cell office:value-type="float" office:value="13.407">
                <text:p>13.407</text:p>
              </table:table-cell>
            </table:table-row>
            <table:table-row>
              <table:table-cell office:value-type="string">
                <text:p>2023-02-02 16:41:25</text:p>
              </table:table-cell>
              <table:table-cell office:value-type="float" office:value="14.291">
                <text:p>14.291</text:p>
              </table:table-cell>
            </table:table-row>
            <table:table-row>
              <table:table-cell office:value-type="string">
                <text:p>2023-02-02 16:58:36</text:p>
              </table:table-cell>
              <table:table-cell office:value-type="float" office:value="15.465">
                <text:p>15.465</text:p>
              </table:table-cell>
            </table:table-row>
            <table:table-row>
              <table:table-cell office:value-type="string">
                <text:p>2023-02-02 17:15:08</text:p>
              </table:table-cell>
              <table:table-cell office:value-type="float" office:value="14.409">
                <text:p>14.409</text:p>
              </table:table-cell>
            </table:table-row>
            <table:table-row>
              <table:table-cell office:value-type="string">
                <text:p>2023-02-02 17:36:16</text:p>
              </table:table-cell>
              <table:table-cell office:value-type="float" office:value="14.337">
                <text:p>14.337</text:p>
              </table:table-cell>
            </table:table-row>
            <table:table-row>
              <table:table-cell office:value-type="string">
                <text:p>2023-02-02 17:54:02</text:p>
              </table:table-cell>
              <table:table-cell office:value-type="float" office:value="14.778">
                <text:p>14.778</text:p>
              </table:table-cell>
            </table:table-row>
            <table:table-row>
              <table:table-cell office:value-type="string">
                <text:p>2023-02-02 18:11:51</text:p>
              </table:table-cell>
              <table:table-cell office:value-type="float" office:value="14.234">
                <text:p>14.234</text:p>
              </table:table-cell>
            </table:table-row>
            <table:table-row>
              <table:table-cell office:value-type="string">
                <text:p>2023-02-02 18:29:33</text:p>
              </table:table-cell>
              <table:table-cell office:value-type="float" office:value="14.154">
                <text:p>14.154</text:p>
              </table:table-cell>
            </table:table-row>
            <table:table-row>
              <table:table-cell office:value-type="string">
                <text:p>2023-02-02 18:47:22</text:p>
              </table:table-cell>
              <table:table-cell office:value-type="float" office:value="13.218">
                <text:p>13.218</text:p>
              </table:table-cell>
            </table:table-row>
            <table:table-row>
              <table:table-cell office:value-type="string">
                <text:p>2023-02-02 19:05:13</text:p>
              </table:table-cell>
              <table:table-cell office:value-type="float" office:value="14.487">
                <text:p>14.487</text:p>
              </table:table-cell>
            </table:table-row>
            <table:table-row>
              <table:table-cell office:value-type="string">
                <text:p>2023-02-02 19:22:56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2023-02-02 19:40:43</text:p>
              </table:table-cell>
              <table:table-cell office:value-type="float" office:value="13.065">
                <text:p>13.065</text:p>
              </table:table-cell>
            </table:table-row>
            <table:table-row>
              <table:table-cell office:value-type="string">
                <text:p>2023-02-02 19:58:29</text:p>
              </table:table-cell>
              <table:table-cell office:value-type="float" office:value="14.067">
                <text:p>14.067</text:p>
              </table:table-cell>
            </table:table-row>
            <table:table-row>
              <table:table-cell office:value-type="string">
                <text:p>2023-02-02 20:35:24</text:p>
              </table:table-cell>
              <table:table-cell office:value-type="float" office:value="13.963">
                <text:p>13.963</text:p>
              </table:table-cell>
            </table:table-row>
            <table:table-row>
              <table:table-cell office:value-type="string">
                <text:p>2023-02-02 20:53:04</text:p>
              </table:table-cell>
              <table:table-cell office:value-type="float" office:value="16.556">
                <text:p>16.556</text:p>
              </table:table-cell>
            </table:table-row>
            <table:table-row>
              <table:table-cell office:value-type="string">
                <text:p>2023-02-02 21:11:01</text:p>
              </table:table-cell>
              <table:table-cell office:value-type="float" office:value="15.528">
                <text:p>15.528</text:p>
              </table:table-cell>
            </table:table-row>
            <table:table-row>
              <table:table-cell office:value-type="string">
                <text:p>2023-02-02 21:28:49</text:p>
              </table:table-cell>
              <table:table-cell office:value-type="float" office:value="13.252">
                <text:p>13.252</text:p>
              </table:table-cell>
            </table:table-row>
            <table:table-row>
              <table:table-cell office:value-type="string">
                <text:p>2023-02-02 21:46:45</text:p>
              </table:table-cell>
              <table:table-cell office:value-type="float" office:value="13.126">
                <text:p>13.126</text:p>
              </table:table-cell>
            </table:table-row>
            <table:table-row>
              <table:table-cell office:value-type="string">
                <text:p>2023-02-02 22:04:27</text:p>
              </table:table-cell>
              <table:table-cell office:value-type="float" office:value="12.658">
                <text:p>12.658</text:p>
              </table:table-cell>
            </table:table-row>
            <table:table-row>
              <table:table-cell office:value-type="string">
                <text:p>2023-02-02 22:22:27</text:p>
              </table:table-cell>
              <table:table-cell office:value-type="float" office:value="12.794">
                <text:p>12.794</text:p>
              </table:table-cell>
            </table:table-row>
            <table:table-row>
              <table:table-cell office:value-type="string">
                <text:p>2023-02-02 22:40:10</text:p>
              </table:table-cell>
              <table:table-cell office:value-type="float" office:value="13.058">
                <text:p>13.058</text:p>
              </table:table-cell>
            </table:table-row>
            <table:table-row>
              <table:table-cell office:value-type="string">
                <text:p>2023-02-03 02:48:47</text:p>
              </table:table-cell>
              <table:table-cell office:value-type="float" office:value="14.908">
                <text:p>14.908</text:p>
              </table:table-cell>
            </table:table-row>
            <table:table-row>
              <table:table-cell office:value-type="string">
                <text:p>2023-02-03 03:06:31</text:p>
              </table:table-cell>
              <table:table-cell office:value-type="float" office:value="14.207">
                <text:p>14.207</text:p>
              </table:table-cell>
            </table:table-row>
            <table:table-row>
              <table:table-cell office:value-type="string">
                <text:p>2023-02-03 03:24:10</text:p>
              </table:table-cell>
              <table:table-cell office:value-type="float" office:value="14.723">
                <text:p>14.723</text:p>
              </table:table-cell>
            </table:table-row>
            <table:table-row>
              <table:table-cell office:value-type="string">
                <text:p>2023-02-03 03:41:50</text:p>
              </table:table-cell>
              <table:table-cell office:value-type="float" office:value="14.652">
                <text:p>14.652</text:p>
              </table:table-cell>
            </table:table-row>
            <table:table-row>
              <table:table-cell office:value-type="string">
                <text:p>2023-02-03 03:59:27</text:p>
              </table:table-cell>
              <table:table-cell office:value-type="float" office:value="14.26">
                <text:p>14.26</text:p>
              </table:table-cell>
            </table:table-row>
            <table:table-row>
              <table:table-cell office:value-type="string">
                <text:p>2023-02-03 04:17:16</text:p>
              </table:table-cell>
              <table:table-cell office:value-type="float" office:value="14.875">
                <text:p>14.875</text:p>
              </table:table-cell>
            </table:table-row>
            <table:table-row>
              <table:table-cell office:value-type="string">
                <text:p>2023-02-03 04:34:55</text:p>
              </table:table-cell>
              <table:table-cell office:value-type="float" office:value="14.672">
                <text:p>14.672</text:p>
              </table:table-cell>
            </table:table-row>
            <table:table-row>
              <table:table-cell office:value-type="string">
                <text:p>2023-02-03 04:52:34</text:p>
              </table:table-cell>
              <table:table-cell office:value-type="float" office:value="14.924">
                <text:p>14.924</text:p>
              </table:table-cell>
            </table:table-row>
            <table:table-row>
              <table:table-cell office:value-type="string">
                <text:p>2023-02-03 05:10:13</text:p>
              </table:table-cell>
              <table:table-cell office:value-type="float" office:value="14.526">
                <text:p>14.526</text:p>
              </table:table-cell>
            </table:table-row>
            <table:table-row>
              <table:table-cell office:value-type="string">
                <text:p>2023-02-03 05:27:54</text:p>
              </table:table-cell>
              <table:table-cell office:value-type="float" office:value="14.134">
                <text:p>14.134</text:p>
              </table:table-cell>
            </table:table-row>
            <table:table-row>
              <table:table-cell office:value-type="string">
                <text:p>2023-02-03 05:45:38</text:p>
              </table:table-cell>
              <table:table-cell office:value-type="float" office:value="14.221">
                <text:p>14.221</text:p>
              </table:table-cell>
            </table:table-row>
            <table:table-row>
              <table:table-cell office:value-type="string">
                <text:p>2023-02-03 06:03:17</text:p>
              </table:table-cell>
              <table:table-cell office:value-type="float" office:value="14.233">
                <text:p>14.233</text:p>
              </table:table-cell>
            </table:table-row>
            <table:table-row>
              <table:table-cell office:value-type="string">
                <text:p>2023-02-03 06:20:56</text:p>
              </table:table-cell>
              <table:table-cell office:value-type="float" office:value="14.54">
                <text:p>14.54</text:p>
              </table:table-cell>
            </table:table-row>
            <table:table-row>
              <table:table-cell office:value-type="string">
                <text:p>2023-02-03 06:38:36</text:p>
              </table:table-cell>
              <table:table-cell office:value-type="float" office:value="13.221">
                <text:p>13.221</text:p>
              </table:table-cell>
            </table:table-row>
            <table:table-row>
              <table:table-cell office:value-type="string">
                <text:p>2023-02-03 06:56:15</text:p>
              </table:table-cell>
              <table:table-cell office:value-type="float" office:value="14.832">
                <text:p>14.832</text:p>
              </table:table-cell>
            </table:table-row>
            <table:table-row>
              <table:table-cell office:value-type="string">
                <text:p>2023-02-03 07:13:55</text:p>
              </table:table-cell>
              <table:table-cell office:value-type="float" office:value="13.24">
                <text:p>13.24</text:p>
              </table:table-cell>
            </table:table-row>
            <table:table-row>
              <table:table-cell office:value-type="string">
                <text:p>2023-02-03 07:31:34</text:p>
              </table:table-cell>
              <table:table-cell office:value-type="float" office:value="14.882">
                <text:p>14.882</text:p>
              </table:table-cell>
            </table:table-row>
            <table:table-row>
              <table:table-cell office:value-type="string">
                <text:p>2023-02-03 07:49:15</text:p>
              </table:table-cell>
              <table:table-cell office:value-type="float" office:value="14.45">
                <text:p>14.45</text:p>
              </table:table-cell>
            </table:table-row>
            <table:table-row>
              <table:table-cell office:value-type="string">
                <text:p>2023-02-03 08:06:54</text:p>
              </table:table-cell>
              <table:table-cell office:value-type="float" office:value="14.933">
                <text:p>14.933</text:p>
              </table:table-cell>
            </table:table-row>
            <table:table-row>
              <table:table-cell office:value-type="string">
                <text:p>2023-02-03 08:24:35</text:p>
              </table:table-cell>
              <table:table-cell office:value-type="float" office:value="14.349">
                <text:p>14.349</text:p>
              </table:table-cell>
            </table:table-row>
            <table:table-row>
              <table:table-cell office:value-type="string">
                <text:p>2023-02-03 08:42:14</text:p>
              </table:table-cell>
              <table:table-cell office:value-type="float" office:value="12.54">
                <text:p>12.54</text:p>
              </table:table-cell>
            </table:table-row>
            <table:table-row>
              <table:table-cell office:value-type="string">
                <text:p>2023-02-03 08:59:54</text:p>
              </table:table-cell>
              <table:table-cell office:value-type="float" office:value="14.465">
                <text:p>14.465</text:p>
              </table:table-cell>
            </table:table-row>
            <table:table-row>
              <table:table-cell office:value-type="string">
                <text:p>2023-02-03 09:17:33</text:p>
              </table:table-cell>
              <table:table-cell office:value-type="float" office:value="13.994">
                <text:p>13.994</text:p>
              </table:table-cell>
            </table:table-row>
            <table:table-row>
              <table:table-cell office:value-type="string">
                <text:p>2023-02-03 09:35:13</text:p>
              </table:table-cell>
              <table:table-cell office:value-type="float" office:value="14.967">
                <text:p>14.967</text:p>
              </table:table-cell>
            </table:table-row>
            <table:table-row>
              <table:table-cell office:value-type="string">
                <text:p>2023-02-03 09:52:52</text:p>
              </table:table-cell>
              <table:table-cell office:value-type="float" office:value="14.736">
                <text:p>14.736</text:p>
              </table:table-cell>
            </table:table-row>
            <table:table-row>
              <table:table-cell office:value-type="string">
                <text:p>2023-02-03 10:10:33</text:p>
              </table:table-cell>
              <table:table-cell office:value-type="float" office:value="14.974">
                <text:p>14.974</text:p>
              </table:table-cell>
            </table:table-row>
            <table:table-row>
              <table:table-cell office:value-type="string">
                <text:p>2023-02-03 10:28:13</text:p>
              </table:table-cell>
              <table:table-cell office:value-type="float" office:value="14.001">
                <text:p>14.001</text:p>
              </table:table-cell>
            </table:table-row>
            <table:table-row>
              <table:table-cell office:value-type="string">
                <text:p>2023-02-03 10:45:52</text:p>
              </table:table-cell>
              <table:table-cell office:value-type="float" office:value="14.724">
                <text:p>14.724</text:p>
              </table:table-cell>
            </table:table-row>
            <table:table-row>
              <table:table-cell office:value-type="string">
                <text:p>2023-02-03 11:03:42</text:p>
              </table:table-cell>
              <table:table-cell office:value-type="float" office:value="14.974">
                <text:p>14.974</text:p>
              </table:table-cell>
            </table:table-row>
            <table:table-row>
              <table:table-cell office:value-type="string">
                <text:p>2023-02-03 11:21:21</text:p>
              </table:table-cell>
              <table:table-cell office:value-type="float" office:value="14.897">
                <text:p>14.897</text:p>
              </table:table-cell>
            </table:table-row>
            <table:table-row>
              <table:table-cell office:value-type="string">
                <text:p>2023-02-03 11:39:02</text:p>
              </table:table-cell>
              <table:table-cell office:value-type="float" office:value="14.947">
                <text:p>14.947</text:p>
              </table:table-cell>
            </table:table-row>
            <table:table-row>
              <table:table-cell office:value-type="string">
                <text:p>2023-02-03 11:56:41</text:p>
              </table:table-cell>
              <table:table-cell office:value-type="float" office:value="14.817">
                <text:p>14.817</text:p>
              </table:table-cell>
            </table:table-row>
            <table:table-row>
              <table:table-cell office:value-type="string">
                <text:p>2023-02-03 12:14:36</text:p>
              </table:table-cell>
              <table:table-cell office:value-type="float" office:value="20.231">
                <text:p>20.231</text:p>
              </table:table-cell>
            </table:table-row>
            <table:table-row>
              <table:table-cell office:value-type="string">
                <text:p>2023-02-03 12:32:13</text:p>
              </table:table-cell>
              <table:table-cell office:value-type="float" office:value="14.798">
                <text:p>14.798</text:p>
              </table:table-cell>
            </table:table-row>
            <table:table-row>
              <table:table-cell office:value-type="string">
                <text:p>2023-02-03 12:49:53</text:p>
              </table:table-cell>
              <table:table-cell office:value-type="float" office:value="14.873">
                <text:p>14.873</text:p>
              </table:table-cell>
            </table:table-row>
            <table:table-row>
              <table:table-cell office:value-type="string">
                <text:p>2023-02-03 13:07:32</text:p>
              </table:table-cell>
              <table:table-cell office:value-type="float" office:value="14.887">
                <text:p>14.887</text:p>
              </table:table-cell>
            </table:table-row>
            <table:table-row>
              <table:table-cell office:value-type="string">
                <text:p>2023-02-03 13:25:12</text:p>
              </table:table-cell>
              <table:table-cell office:value-type="float" office:value="14.786">
                <text:p>14.786</text:p>
              </table:table-cell>
            </table:table-row>
            <table:table-row>
              <table:table-cell office:value-type="string">
                <text:p>2023-02-03 13:42:52</text:p>
              </table:table-cell>
              <table:table-cell office:value-type="float" office:value="14.883">
                <text:p>14.883</text:p>
              </table:table-cell>
            </table:table-row>
            <table:table-row>
              <table:table-cell office:value-type="string">
                <text:p>2023-02-03 14:00:33</text:p>
              </table:table-cell>
              <table:table-cell office:value-type="float" office:value="14.849">
                <text:p>14.849</text:p>
              </table:table-cell>
            </table:table-row>
            <table:table-row>
              <table:table-cell office:value-type="string">
                <text:p>2023-02-03 14:18:52</text:p>
              </table:table-cell>
              <table:table-cell office:value-type="float" office:value="15.03">
                <text:p>15.03</text:p>
              </table:table-cell>
            </table:table-row>
            <table:table-row>
              <table:table-cell office:value-type="string">
                <text:p>2023-02-03 14:36:31</text:p>
              </table:table-cell>
              <table:table-cell office:value-type="float" office:value="14.41">
                <text:p>14.41</text:p>
              </table:table-cell>
            </table:table-row>
            <table:table-row>
              <table:table-cell office:value-type="string">
                <text:p>2023-02-03 14:54:15</text:p>
              </table:table-cell>
              <table:table-cell office:value-type="float" office:value="14.889">
                <text:p>14.889</text:p>
              </table:table-cell>
            </table:table-row>
            <table:table-row>
              <table:table-cell office:value-type="string">
                <text:p>2023-02-03 15:12:01</text:p>
              </table:table-cell>
              <table:table-cell office:value-type="float" office:value="14.619">
                <text:p>14.619</text:p>
              </table:table-cell>
            </table:table-row>
            <table:table-row>
              <table:table-cell office:value-type="string">
                <text:p>2023-02-03 15:29:50</text:p>
              </table:table-cell>
              <table:table-cell office:value-type="float" office:value="14.724">
                <text:p>14.724</text:p>
              </table:table-cell>
            </table:table-row>
            <table:table-row>
              <table:table-cell office:value-type="string">
                <text:p>2023-02-03 15:47:33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>2023-02-03 16:05:13</text:p>
              </table:table-cell>
              <table:table-cell office:value-type="float" office:value="14.808">
                <text:p>14.808</text:p>
              </table:table-cell>
            </table:table-row>
            <table:table-row>
              <table:table-cell office:value-type="string">
                <text:p>2023-02-03 16:22:54</text:p>
              </table:table-cell>
              <table:table-cell office:value-type="float" office:value="14.83">
                <text:p>14.83</text:p>
              </table:table-cell>
            </table:table-row>
            <table:table-row>
              <table:table-cell office:value-type="string">
                <text:p>2023-02-03 16:40:34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2023-02-03 16:58:16</text:p>
              </table:table-cell>
              <table:table-cell office:value-type="float" office:value="12.831">
                <text:p>12.831</text:p>
              </table:table-cell>
            </table:table-row>
            <table:table-row>
              <table:table-cell office:value-type="string">
                <text:p>2023-02-03 17:15:52</text:p>
              </table:table-cell>
              <table:table-cell office:value-type="float" office:value="14.799">
                <text:p>14.799</text:p>
              </table:table-cell>
            </table:table-row>
            <table:table-row>
              <table:table-cell office:value-type="string">
                <text:p>2023-02-03 17:33:42</text:p>
              </table:table-cell>
              <table:table-cell office:value-type="float" office:value="14.502">
                <text:p>14.502</text:p>
              </table:table-cell>
            </table:table-row>
            <table:table-row>
              <table:table-cell office:value-type="string">
                <text:p>2023-02-03 17:51:31</text:p>
              </table:table-cell>
              <table:table-cell office:value-type="float" office:value="14.905">
                <text:p>14.905</text:p>
              </table:table-cell>
            </table:table-row>
            <table:table-row>
              <table:table-cell office:value-type="string">
                <text:p>2023-02-03 18:09:16</text:p>
              </table:table-cell>
              <table:table-cell office:value-type="float" office:value="14.393">
                <text:p>14.393</text:p>
              </table:table-cell>
            </table:table-row>
            <table:table-row>
              <table:table-cell office:value-type="string">
                <text:p>2023-02-03 18:26:52</text:p>
              </table:table-cell>
              <table:table-cell office:value-type="float" office:value="12.821">
                <text:p>12.821</text:p>
              </table:table-cell>
            </table:table-row>
            <table:table-row>
              <table:table-cell office:value-type="string">
                <text:p>2023-02-03 18:44:35</text:p>
              </table:table-cell>
              <table:table-cell office:value-type="float" office:value="14.896">
                <text:p>14.896</text:p>
              </table:table-cell>
            </table:table-row>
            <table:table-row>
              <table:table-cell office:value-type="string">
                <text:p>2023-02-03 19:02:14</text:p>
              </table:table-cell>
              <table:table-cell office:value-type="float" office:value="14.162">
                <text:p>14.162</text:p>
              </table:table-cell>
            </table:table-row>
            <table:table-row>
              <table:table-cell office:value-type="string">
                <text:p>2023-02-03 19:19:54</text:p>
              </table:table-cell>
              <table:table-cell office:value-type="float" office:value="14.199">
                <text:p>14.199</text:p>
              </table:table-cell>
            </table:table-row>
            <table:table-row>
              <table:table-cell office:value-type="string">
                <text:p>2023-02-03 19:37:34</text:p>
              </table:table-cell>
              <table:table-cell office:value-type="float" office:value="13.093">
                <text:p>13.093</text:p>
              </table:table-cell>
            </table:table-row>
            <table:table-row>
              <table:table-cell office:value-type="string">
                <text:p>2023-02-03 19:55:11</text:p>
              </table:table-cell>
              <table:table-cell office:value-type="float" office:value="14.558">
                <text:p>14.558</text:p>
              </table:table-cell>
            </table:table-row>
            <table:table-row>
              <table:table-cell office:value-type="string">
                <text:p>2023-02-03 20:13:31</text:p>
              </table:table-cell>
              <table:table-cell office:value-type="float" office:value="12.809">
                <text:p>12.8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